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officeooo:paragraph-rsid="001fdf63"/>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officeooo:paragraph-rsid="0022f1c0"/>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paragraph-rsid="0029dd6f" style:font-style-asian="normal" style:font-style-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paragraph-rsid="002edbcb"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9"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fo:font-style="normal" style:text-underline-style="none" style:font-style-asian="normal" style:font-style-complex="normal"/>
    </style:style>
    <style:style style:name="P24"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6"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7"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8"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9"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0000ff"/>
    </style:style>
    <style:style style:name="P88"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2"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6"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officeooo:rsid="001e714b" officeooo:paragraph-rsid="001e714b" style:font-size-asian="10pt" style:font-weight-asian="normal" style:font-size-complex="10pt" style:font-weight-complex="normal"/>
    </style:style>
    <style:style style:name="P9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officeooo:rsid="001ef9c5" officeooo:paragraph-rsid="001ef9c5" style:font-size-asian="10pt" style:font-weight-asian="normal" style:font-size-complex="10pt" style:font-weight-complex="normal"/>
    </style:style>
    <style:style style:name="P9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9" style:family="paragraph" style:parent-style-name="Text_20_body">
      <style:paragraph-properties fo:margin-left="0in" fo:margin-right="0in" fo:text-align="end" style:justify-single-word="false" fo:text-indent="0.1965in" style:auto-text-indent="false"/>
    </style:style>
    <style:style style:name="P100"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101"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102"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103"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104" style:family="paragraph" style:parent-style-name="Standard">
      <style:paragraph-properties fo:margin-left="0in" fo:margin-right="0in" fo:text-align="justify" style:justify-single-word="false" fo:text-indent="0.1965in" style:auto-text-indent="false"/>
    </style:style>
    <style:style style:name="P105"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398b7d"/>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2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2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background-color="transparent"/>
    </style:style>
    <style:style style:name="P12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2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2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2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3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3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2"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3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3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35"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3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3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4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41" style:family="paragraph" style:parent-style-name="Text_20_body">
      <style:text-properties fo:language="ru" fo:country="RU"/>
    </style:style>
    <style:style style:name="P142"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43" style:family="paragraph" style:parent-style-name="Text_20_body">
      <style:paragraph-properties fo:text-align="center" style:justify-single-word="false"/>
    </style:style>
    <style:style style:name="P144" style:family="paragraph" style:parent-style-name="First_20_line_20_indent">
      <style:text-properties fo:language="ru" fo:country="RU"/>
    </style:style>
    <style:style style:name="P145" style:family="paragraph" style:parent-style-name="First_20_line_20_indent">
      <style:paragraph-properties fo:text-align="justify" style:justify-single-word="false"/>
      <style:text-properties fo:language="ru" fo:country="RU"/>
    </style:style>
    <style:style style:name="P146" style:family="paragraph" style:parent-style-name="First_20_line_20_indent">
      <style:text-properties fo:font-size="15pt" fo:language="ru" fo:country="RU" style:font-size-asian="15pt" style:font-size-complex="15pt"/>
    </style:style>
    <style:style style:name="P147" style:family="paragraph" style:parent-style-name="First_20_line_20_indent">
      <style:text-properties fo:font-size="12pt" fo:language="ru" fo:country="RU" style:font-size-asian="12pt" style:font-size-complex="12pt"/>
    </style:style>
    <style:style style:name="P148" style:family="paragraph" style:parent-style-name="First_20_line_20_indent">
      <style:text-properties fo:language="en" fo:country="US"/>
    </style:style>
    <style:style style:name="P149" style:family="paragraph" style:parent-style-name="First_20_line_20_indent">
      <style:paragraph-properties fo:text-align="justify" style:justify-single-word="false"/>
      <style:text-properties fo:language="en" fo:country="US"/>
    </style:style>
    <style:style style:name="P150" style:family="paragraph" style:parent-style-name="First_20_line_20_indent">
      <style:paragraph-properties fo:text-align="justify" style:justify-single-word="false"/>
    </style:style>
    <style:style style:name="P151" style:family="paragraph" style:parent-style-name="Text_20_body">
      <style:paragraph-properties fo:margin-left="0in" fo:margin-right="0in" fo:text-align="center" style:justify-single-word="false" fo:text-indent="0in" style:auto-text-indent="false"/>
    </style:style>
    <style:style style:name="P15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5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4" style:family="paragraph" style:parent-style-name="Text_20_body">
      <style:paragraph-properties fo:margin-left="0in" fo:margin-right="0in" fo:text-align="justify" style:justify-single-word="false" fo:text-indent="0in" style:auto-text-indent="false"/>
    </style:style>
    <style:style style:name="P155" style:family="paragraph" style:parent-style-name="Footnote">
      <style:text-properties fo:language="en" fo:country="US"/>
    </style:style>
    <style:style style:name="P156" style:family="paragraph" style:parent-style-name="Footnote">
      <style:text-properties fo:language="ru" fo:country="RU"/>
    </style:style>
    <style:style style:name="P157" style:family="paragraph" style:parent-style-name="Footnote">
      <style:text-properties style:use-window-font-color="true" fo:language="ru" fo:country="RU"/>
    </style:style>
    <style:style style:name="P158" style:family="paragraph" style:parent-style-name="Footnote">
      <style:text-properties fo:font-style="normal" style:font-style-asian="normal" style:font-style-complex="normal"/>
    </style:style>
    <style:style style:name="P159" style:family="paragraph" style:parent-style-name="Footnote">
      <style:text-properties officeooo:paragraph-rsid="0025cb13"/>
    </style:style>
    <style:style style:name="P160" style:family="paragraph" style:parent-style-name="Text_20_body">
      <style:paragraph-properties fo:margin-top="0in" fo:margin-bottom="0.0835in" loext:contextual-spacing="false" fo:text-align="justify" style:justify-single-word="false"/>
      <style:text-properties fo:language="en" fo:country="US"/>
    </style:style>
    <style:style style:name="P16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62" style:family="paragraph" style:parent-style-name="Standard">
      <style:text-properties fo:font-style="italic" style:font-style-asian="italic" style:font-style-complex="italic"/>
    </style:style>
    <style:style style:name="P163"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64" style:family="paragraph" style:parent-style-name="Heading_20_1">
      <style:paragraph-properties fo:margin-left="0in" fo:margin-right="0in" fo:text-align="center" style:justify-single-word="false" fo:text-indent="0.1965in" style:auto-text-indent="false"/>
    </style:style>
    <style:style style:name="P165" style:family="paragraph" style:parent-style-name="Heading_20_2">
      <style:text-properties fo:language="en" fo:country="US"/>
    </style:style>
    <style:style style:name="P166" style:family="paragraph" style:parent-style-name="Heading_20_2">
      <style:paragraph-properties fo:text-align="justify" style:justify-single-word="false"/>
    </style:style>
    <style:style style:name="P167"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1bbe20"/>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font-weight="bold" style:font-style-asian="italic" style:font-weight-asian="bold" style:font-style-complex="italic" style:font-weight-complex="bold"/>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normal" fo:background-color="transparent" loext:char-shading-value="0" style:font-weight-asian="normal" style:font-weight-complex="normal"/>
    </style:style>
    <style:style style:name="T19" style:family="text">
      <style:text-properties fo:language="en" fo:country="US" fo:background-color="transparent" loext:char-shading-value="0"/>
    </style:style>
    <style:style style:name="T20" style:family="text">
      <style:text-properties fo:color="#ff3333" fo:background-color="transparent" loext:char-shading-value="0"/>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font-weight="bold" style:font-weight-asian="bold" style:font-weight-complex="bold"/>
    </style:style>
    <style:style style:name="T26" style:family="text">
      <style:text-properties fo:font-weight="bold" fo:background-color="transparent" loext:char-shading-value="0" style:font-weight-asian="bold" style:font-weight-complex="bold"/>
    </style:style>
    <style:style style:name="T27" style:family="text">
      <style:text-properties style:use-window-font-color="true"/>
    </style:style>
    <style:style style:name="T28" style:family="text">
      <style:text-properties style:use-window-font-color="true" fo:language="ru" fo:country="RU"/>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language="ru" fo:country="RU" fo:font-style="normal" fo:font-weight="normal" style:font-style-asian="normal" style:font-weight-asian="normal" style:font-style-complex="normal" style:font-weight-complex="normal"/>
    </style:style>
    <style:style style:name="T31"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2" style:family="text">
      <style:text-properties style:use-window-font-color="true" fo:language="ru" fo:country="RU" fo:font-style="normal" fo:background-color="transparent" loext:char-shading-value="0" style:font-style-asian="normal" style:font-style-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font-weight="normal" style:font-style-asian="normal" style:font-weight-asian="normal" style:font-style-complex="normal" style:font-weight-complex="normal"/>
    </style:style>
    <style:style style:name="T4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normal" style:text-underline-style="none" style:font-style-asian="normal" style:font-style-complex="normal"/>
    </style:style>
    <style:style style:name="T45" style:family="text">
      <style:text-properties style:use-window-font-color="true" fo:font-style="normal" style:text-underline-style="none" officeooo:rsid="0039404c" style:font-style-asian="normal" style:font-style-complex="normal"/>
    </style:style>
    <style:style style:name="T46" style:family="text">
      <style:text-properties style:use-window-font-color="true" fo:font-style="normal" style:text-underline-style="none" officeooo:rsid="00398b7d" style:font-style-asian="normal" style:font-style-complex="normal"/>
    </style:style>
    <style:style style:name="T47" style:family="text">
      <style:text-properties style:use-window-font-color="true" fo:font-style="normal" style:text-underline-style="none" officeooo:rsid="003a8ac9" style:font-style-asian="normal" style:font-style-complex="normal"/>
    </style:style>
    <style:style style:name="T48" style:family="text">
      <style:text-properties style:use-window-font-color="true" fo:font-style="normal" style:text-underline-style="none" officeooo:rsid="003e9857" style:font-style-asian="normal" style:font-style-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style:use-window-font-color="true" fo:font-style="italic" style:font-style-asian="italic" style:font-style-complex="italic"/>
    </style:style>
    <style:style style:name="T51" style:family="text">
      <style:text-properties style:use-window-font-color="true" fo:background-color="transparent" loext:char-shading-value="0"/>
    </style:style>
    <style:style style:name="T52" style:family="text">
      <style:text-properties style:use-window-font-color="true" fo:language="uk" fo:country="UA" fo:font-style="normal" fo:font-weight="normal" style:font-style-asian="normal" style:font-weight-asian="normal" style:font-style-complex="normal" style:font-weight-complex="normal"/>
    </style:style>
    <style:style style:name="T53" style:family="text">
      <style:text-properties style:use-window-font-color="true" fo:font-weight="normal" style:font-weight-asian="normal" style:font-weight-complex="normal"/>
    </style:style>
    <style:style style:name="T54" style:family="text">
      <style:text-properties style:use-window-font-color="true" fo:font-size="12pt" fo:language="en" fo:country="US" fo:font-style="normal" style:font-size-asian="12pt" style:font-style-asian="normal" style:font-size-complex="12pt" style:font-style-complex="normal"/>
    </style:style>
    <style:style style:name="T55" style:family="text">
      <style:text-properties style:use-window-font-color="true" fo:font-size="12pt" fo:language="en" fo:country="US" style:font-size-asian="12pt" style:font-size-complex="12pt"/>
    </style:style>
    <style:style style:name="T56" style:family="text">
      <style:text-properties fo:background-color="transparent" loext:char-shading-value="0"/>
    </style:style>
    <style:style style:name="T57" style:family="text">
      <style:text-properties style:text-position="super 58%"/>
    </style:style>
    <style:style style:name="T58" style:family="text">
      <style:text-properties fo:language="fr" fo:country="FR"/>
    </style:style>
    <style:style style:name="T59" style:family="text">
      <style:text-properties fo:font-style="normal"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fo:background-color="transparent" loext:char-shading-value="0" style:font-style-asian="normal" style:font-weight-asian="normal" style:font-style-complex="normal" style:font-weight-complex="normal"/>
    </style:style>
    <style:style style:name="T62" style:family="text">
      <style:text-properties fo:font-style="normal" style:text-underline-style="none" style:font-style-asian="normal" style:font-style-complex="normal"/>
    </style:style>
    <style:style style:name="T63" style:family="text">
      <style:text-properties fo:font-style="normal" style:text-underline-style="none" officeooo:rsid="00228120" style:font-style-asian="normal" style:font-style-complex="normal"/>
    </style:style>
    <style:style style:name="T64" style:family="text">
      <style:text-properties fo:font-style="normal" style:text-underline-style="none" officeooo:rsid="0022f1c0" style:font-style-asian="normal" style:font-style-complex="normal"/>
    </style:style>
    <style:style style:name="T65" style:family="text">
      <style:text-properties fo:font-style="normal" style:text-underline-style="none" officeooo:rsid="002470a4" style:font-style-asian="normal" style:font-style-complex="normal"/>
    </style:style>
    <style:style style:name="T66" style:family="text">
      <style:text-properties fo:font-weight="normal" style:font-weight-asian="normal" style:font-weight-complex="normal"/>
    </style:style>
    <style:style style:name="T67" style:family="text">
      <style:text-properties fo:font-weight="normal" fo:background-color="transparent" loext:char-shading-value="0" style:font-weight-asian="normal" style:font-weight-complex="normal"/>
    </style:style>
    <style:style style:name="T68" style:family="text">
      <style:text-properties style:text-line-through-style="solid" style:text-line-through-type="single" fo:font-weight="bold" style:font-weight-asian="bold" style:font-weight-complex="bold"/>
    </style:style>
    <style:style style:name="T69" style:family="text">
      <style:text-properties fo:language="uk" fo:country="UA"/>
    </style:style>
    <style:style style:name="T70" style:family="text">
      <style:text-properties fo:language="uk" fo:country="UA" fo:font-style="italic" style:font-style-asian="italic" style:font-style-complex="italic"/>
    </style:style>
    <style:style style:name="T71" style:family="text">
      <style:text-properties style:text-underline-style="none"/>
    </style:style>
    <style:style style:name="T72" style:family="text">
      <style:text-properties style:text-rotation-angle="90" style:text-rotation-scale="line-height"/>
    </style:style>
    <style:style style:name="T73" style:family="text">
      <style:text-properties style:text-rotation-angle="270" style:text-rotation-scale="line-height"/>
    </style:style>
    <style:style style:name="T74" style:family="text">
      <style:text-properties style:text-position="sub 58%" style:font-size-asian="10.5pt"/>
    </style:style>
    <style:style style:name="T75" style:family="text">
      <style:text-properties style:font-name="Symbol" style:font-name-asian="Symbol" style:font-name-complex="Symbol"/>
    </style:style>
    <style:style style:name="T76" style:family="text">
      <style:text-properties style:font-name="Liberation Serif1" style:font-name-asian="Symbol" style:font-name-complex="Symbol"/>
    </style:style>
    <style:style style:name="T77" style:family="text">
      <style:text-properties style:font-name="Courier New CYR"/>
    </style:style>
    <style:style style:name="T78" style:family="text">
      <style:text-properties style:font-name="Courier New CYR" fo:language="en" fo:country="US"/>
    </style:style>
    <style:style style:name="T79" style:family="text">
      <style:text-properties fo:font-size="14pt" fo:language="en" fo:country="US" fo:font-weight="bold" style:font-size-asian="14pt" style:font-weight-asian="bold" style:font-size-complex="14pt" style:font-weight-complex="bold"/>
    </style:style>
    <style:style style:name="T80" style:family="text">
      <style:text-properties fo:font-size="14pt" fo:font-weight="bold" style:font-size-asian="14pt" style:font-weight-asian="bold" style:font-size-complex="14pt" style:font-weight-complex="bold"/>
    </style:style>
    <style:style style:name="T81" style:family="text">
      <style:text-properties fo:font-size="9pt" style:font-size-asian="9pt" style:font-size-complex="9pt"/>
    </style:style>
    <style:style style:name="T82" style:family="text">
      <style:text-properties fo:font-size="12pt" style:font-size-asian="12pt" style:font-size-complex="12pt"/>
    </style:style>
    <style:style style:name="T83" style:family="text">
      <style:text-properties fo:font-size="10pt" style:font-size-asian="10pt" style:font-size-complex="10pt"/>
    </style:style>
    <style:style style:name="T84" style:family="text">
      <style:text-properties fo:font-size="8pt" style:font-size-asian="8pt" style:font-size-complex="8pt"/>
    </style:style>
    <style:style style:name="T85" style:family="text">
      <style:text-properties officeooo:rsid="00190b5b"/>
    </style:style>
    <style:style style:name="T86" style:family="text">
      <style:text-properties officeooo:rsid="001d7c98"/>
    </style:style>
    <style:style style:name="T87" style:family="text">
      <style:text-properties officeooo:rsid="001e714b"/>
    </style:style>
    <style:style style:name="T88" style:family="text">
      <style:text-properties officeooo:rsid="001ef9c5"/>
    </style:style>
    <style:style style:name="T89" style:family="text">
      <style:text-properties officeooo:rsid="001fdf63"/>
    </style:style>
    <style:style style:name="T90" style:family="text">
      <style:text-properties officeooo:rsid="0020b6f0"/>
    </style:style>
    <style:style style:name="T91" style:family="text">
      <style:text-properties officeooo:rsid="002470a4"/>
    </style:style>
    <style:style style:name="T92" style:family="text">
      <style:text-properties officeooo:rsid="0025cb13"/>
    </style:style>
    <style:style style:name="T93" style:family="text">
      <style:text-properties officeooo:rsid="00263b8c"/>
    </style:style>
    <style:style style:name="T94" style:family="text">
      <style:text-properties officeooo:rsid="00282132"/>
    </style:style>
    <style:style style:name="T95" style:family="text">
      <style:text-properties officeooo:rsid="002cff13"/>
    </style:style>
    <style:style style:name="T96" style:family="text">
      <style:text-properties officeooo:rsid="00324460"/>
    </style:style>
    <style:style style:name="T97" style:family="text">
      <style:text-properties officeooo:rsid="00354d9a"/>
    </style:style>
    <style:style style:name="T98" style:family="text">
      <style:text-properties officeooo:rsid="0036b864"/>
    </style:style>
    <style:style style:name="T99" style:family="text">
      <style:text-properties officeooo:rsid="0039404c"/>
    </style:style>
    <style:style style:name="T100" style:family="text">
      <style:text-properties officeooo:rsid="003e9857"/>
    </style:style>
    <style:style style:name="T101" style:family="text">
      <style:text-properties officeooo:rsid="0040c0b1"/>
    </style:style>
    <style:style style:name="T102" style:family="text">
      <style:text-properties officeooo:rsid="00430dd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4" text:outline-level="1">Последний фанфик</text:h>
      <text:p text:style-name="P58"/>
      <text:h text:style-name="P165" text:outline-level="2">1. Терра</text:h>
      <text:p text:style-name="P30"/>
      <text:p text:style-name="P2">***</text:p>
      <text:p text:style-name="P2"/>
      <text:p text:style-name="P1">Звонок Алекса застал меня в <text:span text:style-name="T1">отделе спиртного</text:span>.</text:p>
      <text:p text:style-name="P1"><text:span text:style-name="T12">–</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6">Блядь, как хочется послать его нахуй!</text:p>
      <text:p text:style-name="P6"/>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8"> скрывая дрожь в голосе.</text:span></text:p>
      <text:p text:style-name="P70"/>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7">– Анон, не беспокойся, охрана уже в курсе. Тебе выдадут временный.</text:p>
      <text:p text:style-name="P7">–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7">–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155">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55">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7"/>
      <text:p text:style-name="P6">Блядь!</text:p>
      <text:p text:style-name="P6"/>
      <text:p text:style-name="P3">– Ладно, <text:span text:style-name="T12">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7"><text:span text:style-name="T1">Пиздец! Мало того, что последний год жил на работе без выходных и отпусков, так и теперь от них не спрячешься!</text:span><text:span text:style-name="T12"> </text:span><text:span text:style-name="T1">Дача на сегодня, походу, отменяется.</text:span></text:p>
      <text:p text:style-name="P6"/>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7"/>
      <text:p text:style-name="P37"><text:span text:style-name="T12">RnD-</text:span><text:span text:style-name="T1">зона</text:span><text:span text:style-name="T1"><text:note text:id="ftn3" text:note-class="footnote"><text:note-citation>3</text:note-citation><text:note-body><text:p text:style-name="P155">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7"/>
      <text:p text:style-name="P37">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7"/>
      <text:p text:style-name="P37">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21"/>
      <text:p text:style-name="P8">– Нэш, привет. Это Анон.</text:p>
      <text:p text:style-name="P8">– Привет, Анонимус. Рад тебя видеть. Мне говорили, ты ушёл из проекта?</text:p>
      <text:p text:style-name="P8">– Не парься об этом, Нэш. Лучше выдай мне общую диагностику на экран в сжатом формате.</text:p>
      <text:p text:style-name="P37"/>
      <text:p text:style-name="P37">Так, что тут у нас? <text:span text:style-name="T1">Т</text:span>ри последних запроса вызвали сбои в работе кластера и заставили перегрузиться один из хостов.</text:p>
      <text:p text:style-name="P37"><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7"/>
      <text:p text:style-name="P86"><text:span text:style-name="T12">– Нэш, к</text:span>ак называется наш проект?</text:p>
      <text:p text:style-name="P84"><text:span text:style-name="T8">– </text:span><text:span text:style-name="T66">Дайсон.</text:span></text:p>
      <text:p text:style-name="P84"><text:span text:style-name="T8">– </text:span><text:span text:style-name="T66">Сколько тебе лет?</text:span></text:p>
      <text:p text:style-name="P84"><text:span text:style-name="T8">– </text:span><text:span text:style-name="T66">Два года с начала запуска кластера.</text:span></text:p>
      <text:p text:style-name="P84"><text:soft-page-break/><text:span text:style-name="T8">– </text:span><text:span text:style-name="T66">Какой сейчас год?</text:span></text:p>
      <text:p text:style-name="P84"><text:span text:style-name="T8">– </text:span><text:span text:style-name="T53">20</text:span><text:span text:style-name="T35">19</text:span><text:span text:style-name="T66">-й.</text:span></text:p>
      <text:p text:style-name="P29"/>
      <text:p text:style-name="P37">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6"/>
      <text:p text:style-name="P86"><text:span text:style-name="T1">– </text:span>Н<text:span text:style-name="T1">эш тестовая задача номер шестнадцать</text:span>. <text:span text:style-name="T1">Выполни при настройках по умолчанию.</text:span></text:p>
      <text:p text:style-name="P58">– Принял к исполнению.</text:p>
      <text:p text:style-name="P58"/>
      <text:p text:style-name="P94">«Выживание корпорации в условиях жёсткой конкуренции с ограниченными ресурсами. Случай 16».</text:p>
      <text:p text:style-name="P94">…</text:p>
      <text:p text:style-name="P94">…</text:p>
      <text:p text:style-name="P94">…</text:p>
      <text:p text:style-name="P94">Решение.</text:p>
      <text:p text:style-name="P94">…</text:p>
      <text:p text:style-name="P12"/>
      <text:p text:style-name="P12">Я вчитался в результат и присвистнул. Карандаш выпал у меня из руки и закатился под стол.</text:p>
      <text:p text:style-name="P12">–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2">– Решение принято в соответствии с текущими настройками, Анонимус.</text:p>
      <text:p text:style-name="P12"/>
      <text:p text:style-name="P37"><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21"/>
      <text:p text:style-name="P37"><text:span text:style-name="T5">–</text:span><text:span text:style-name="T6"> </text:span><text:span text:style-name="T5">Нэш</text:span><text:span text:style-name="T60">, </text:span><text:span text:style-name="T5">в некоем городе живёт брадобрей, который бреет всех людей, которые не бреются сами. Вопрос: кто бреет брадобрея</text:span><text:span text:style-name="T60">?</text:span></text:p>
      <text:p text:style-name="P37"/>
      <text:p text:style-name="P37">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5">incompatible interface Analytics v.0.93 beta</text:span>”</text:p>
      <text:p text:style-name="P37">Ага, уже теплее.</text:p>
      <text:p text:style-name="P37"/>
      <text:p text:style-name="P84"><text:span text:style-name="T8">– Нэш</text:span><text:span text:style-name="T66">, выдай диагностику модуля </text:span><text:span text:style-name="T8">аналитики.</text:span></text:p>
      <text:p text:style-name="P37"/>
      <text:p text:style-name="P37">Йо! Видеокамеры молча наблюдают за <text:span text:style-name="T1">моим </text:span>поднятым вверх <text:span text:style-name="T1">большим пальцем</text:span>.</text:p>
      <text:p text:style-name="P37">Всё <text:span text:style-name="T1">ясно</text:span>. Версия аналитического модуля устарела и стала несовместимой с последним апдейтом кибермозга.</text:p>
      <text:p text:style-name="P37">Набираю номер прожект-мэнеджера.</text:p>
      <text:p text:style-name="P37"/>
      <text:p text:style-name="P37"><text:soft-page-break/><text:span text:style-name="T12">–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7"><text:span text:style-name="T12">– </text:span>Окей. Спасибо, <text:span text:style-name="T1">Анон</text:span>. <text:span text:style-name="T1">Выручил.</text:span></text:p>
      <text:p text:style-name="P37"><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9">– Но эти установки работают не в тестовом кластере, а на продакшн-сервере.</text:p>
      <text:p text:style-name="P9">– Забей, это не наше дело.</text:p>
      <text:p text:style-name="P37"><text:span text:style-name="T1">– </text:span>Ааа, понятно. Ладно, у меня всё. <text:span text:style-name="T1">Отбой</text:span>!</text:p>
      <text:p text:style-name="P38"><text:span text:style-name="T1">– Отбой</text:span>. <text:span text:style-name="T1">Ещё раз спасибо, что помог. Жаль, что ты ушёл</text:span><text:span text:style-name="T12">.</text:span></text:p>
      <text:p text:style-name="P118">Бип-бип-бип.</text:p>
      <text:p text:style-name="P118"/>
      <text:p text:style-name="P37"><text:span text:style-name="T1">У</text:span>ходя попрощался с охранником, <text:span text:style-name="T1">увлечённо исследующим тему садо-мазо</text:span>.</text:p>
      <text:p text:style-name="P37">Всё, свободен. Хотя <text:s/><text:span text:style-name="T1">воскресенье</text:span> уже испорчен<text:span text:style-name="T1">о</text:span>.</text:p>
      <text:p text:style-name="P37"/>
      <text:p text:style-name="P151">***</text:p>
      <text:p text:style-name="P151"/>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5">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2">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7"><text:span text:style-name="T1">Блядь, как </text:span>всё <text:span text:style-name="T1">заебало</text:span>. За-<text:span text:style-name="T1">е</text:span>-ба-ло!</text:p>
      <text:p text:style-name="P27"/>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6">Валиум <text:span text:style-name="T56">–</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8">тридцатичетырёх</text:span><text:span text:style-name="T27">этажного </text:span><text:span text:style-name="T28">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8">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7">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7"><text:span text:style-name="T1">Блядь</text:span>, что за мысли пошли!</text:p>
      <text:p text:style-name="P85"/>
      <text:p text:style-name="P1">Я вспомнил<text:span text:style-name="T27"> </text:span><text:span text:style-name="T28">Юджина</text:span><text:span text:style-name="T1">,</text:span> <text:span text:style-name="T28">месяц</text:span> назад прыгнувшего с крыши <text:span text:style-name="T1">своей</text:span> <text:span text:style-name="T1">высотки</text:span>.</text:p>
      <text:p text:style-name="P1"/>
      <text:p text:style-name="P27">Нет, это не для меня. Я сюда пришёл подышать воздухом. И только.</text:p>
      <text:p text:style-name="P85"/>
      <text:p text:style-name="P1"><text:span text:style-name="T1">Юджин</text:span> тогда совершил глупость, большую глупость. Я ему давно го<text:span text:style-name="T56">ворил </text:span><text:span text:style-name="T2">—</text:span><text:span text:style-name="T56">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8">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7">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6">А у нас получается… </text:span><text:span text:style-name="T2">–</text:span><text:span text:style-name="T56">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55">AI <text:span text:style-name="T2">– </text:span><text:span text:style-name="T5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7"/>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7">Картинка дёрнулась и поплыла, звёзды опять стали вращаться.</text:p>
      <text:p text:style-name="P27"/>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7">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6"/>
      <text:p text:style-name="P1">Остатками сознания почувствовал исчезновение опоры под спиной и начало падения.</text:p>
      <text:p text:style-name="P1"><text:span text:style-name="T27">Тридцать чет</text:span><text:span text:style-name="T28">ыре</text:span><text:span text:style-name="T27"> </text:span>этаж<text:span text:style-name="T1">а</text:span>! Пиздец, <text:span text:style-name="T1">—</text:span> успел подумать я, <text:span text:style-name="T1">прежде чем </text:span>сознание выключилось.</text:p>
      <text:p text:style-name="P1"/>
      <text:h text:style-name="P165" text:outline-level="2">2. Пробуждение</text:h>
      <text:p text:style-name="P35"/>
      <text:p text:style-name="P1"><text:span text:style-name="T32">Сознание рестартовало после того, как я гребанулся </text:span><text:span text:style-name="T56">затылком и плечами об каменный пол. </text:span><text:span text:style-name="T2">Кажись, ты жив, Анон! Непонятно, только, хорошо это, или так себе?</text:span></text:p>
      <text:p text:style-name="P9"/>
      <text:p text:style-name="P1"><text:span text:style-name="T2">Я о</text:span><text:span text:style-name="T56">ткрыл глаза, тщётно пытаясь вдохнуть. Образ, </text:span><text:span text:style-name="T2">который я </text:span><text:span text:style-name="T56">пару мгновений назад </text:span><text:span text:style-name="T2">видел на фоне </text:span><text:span text:style-name="T56">звёзд, теперь сфокусировался прямо у моего носа. Точёная голова с резко очерчеными скулами в ореоле </text:span><text:soft-page-break/><text:span text:style-name="T56">живого переливающегося сияния, огромные глаза на треть морды, </text:span><text:span text:style-name="T2">грациозные</text:span><text:span text:style-name="T56"> настороженные уши, нежный розов</text:span><text:span text:style-name="T2">атый</text:span><text:span text:style-name="T56"> нос, венчающая голову </text:span><text:span text:style-name="T2">высокая тиара</text:span><text:span text:style-name="T56">. И приковывающая к себе внимание звёздочка, та самая магическая искорка </text:span><text:span text:style-name="T19">—</text:span><text:span text:style-name="T56"> центр круговорота в звёздном небе. Звёздочка магического огонька на кончике рога.</text:span></text:p>
      <text:p text:style-name="P37"/>
      <text:p text:style-name="P37">Единорог поднял голову и оглянулся куда-то назад.</text:p>
      <text:p text:style-name="P37"><text:span text:style-name="T12">–</text:span> Она очнулась. Хвала небу, нам это удалось!</text:p>
      <text:p text:style-name="P37"/>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6">, </text:span><text:span text:style-name="T2">а от валиума таких глюков у меня ни разу не было. <text:s/>Да и не должно быть — это же не ЛСД какой-нибудь</text:span><text:span text:style-name="T56">.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8">…</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20">Короче, тот ещё бомжатник.</text:p>
      <text:p text:style-name="P20"/>
      <text:p text:style-name="P20">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7">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9"><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9"/>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9"><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2">!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7">верх</text:span>…</text:p>
      <text:p text:style-name="P3">– Сестра, ты идёшь? – выглянула в зал Луна.</text:p>
      <text:p text:style-name="P3"/>
      <text:p text:style-name="P3">Тут м<text:span text:style-name="T12">еня, </text:span>наконец,<text:span text:style-name="T12">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 </text:span><text:span text:style-name="T1">Сахарная Ватка</text:span><text:span text:style-name="T58">!</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20"><text:span text:style-name="T1">Вот дерьмо! </text:span>Я потянулся за платком.</text:p>
      <text:p text:style-name="P20">–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20">–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7">три </text:span>месяца. Восстановиться раньше и открыть коридор обратно в твой мир у меня не <text:span text:style-name="T1">получится…</text:span></text:p>
      <text:p text:style-name="P3"/>
      <text:p text:style-name="P2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20"/>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2">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7">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7">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6">Спи, Сестра моя родная,<text:line-break/>Спи. Усни.<text:line-break/>Крыльями тебя укрою,<text:line-break/>Спи. Усни.</text:p><text:p text:style-name="P156"><text:tab/>В чаще тёмной волки воют,<text:line-break/>Спи. Усни.</text:p><text:p text:style-name="P156"><text:tab/>В мрачном замке духи ноют,<text:line-break/>Спи. Усни.</text:p><text:p text:style-name="P156"><text:tab/>Сказки вечность нам читает,<text:line-break/>Спи. Усни.<text:line-break/>День осенний угасает,<text:line-break/>Спи. Усни.<text:line-break/>Помни только в сне глубоком,</text:p><text:p text:style-name="P156"><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20">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7">надреснутым голосом.</text:span></text:p>
      <text:p text:style-name="P70"/>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7">, опустив голову на пол.</text:span></text:p>
      <text:p text:style-name="P70"/>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7">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сматри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70"><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5"/>
      <text:h text:style-name="P165" text:outline-level="2">3. Норф</text:h>
      <text:p text:style-name="P87"/>
      <text:p text:style-name="P27">Глава IV. Пределы магии</text:p>
      <text:p text:style-name="P24"/>
      <text:p text:style-name="P27"><text:soft-page-break/>Вашему покорному слуге известны четыре предела магии: </text:p>
      <text:p text:style-name="P27"/>
      <text:list xml:id="list4525312174853423164" text:style-name="L1">
        <text:list-item>
          <text:p text:style-name="P16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63"><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6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3">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 Сколько страниц сегодня нахреначили?</text:span></text:p><text:p text:style-name="P155">– <text:span text:style-name="T1">Восемь, учитель!</text:span></text:p><text:p text:style-name="P155">– Отлично. Надиктую ещё две и сбегаешь за кофе.</text:p></text:note-body></text:note></text:span></text:p>
        </text:list-item>
      </text:list>
      <text:p text:style-name="P6"/>
      <text:p text:style-name="P11">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2">. Выносить книги из читального зала запрещено”.</text:span></text:p>
      <text:p text:style-name="P8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5"/>
      <text:p text:style-name="P85">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5"><text:soft-page-break/></text:p>
      <text:p text:style-name="P85">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5"/>
      <text:p text:style-name="P85">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3"> </text:span>гор.</text:p>
      <text:p text:style-name="P85"/>
      <text:p text:style-name="P85">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5"/>
      <text:p text:style-name="P85">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11"/>
      <text:p text:style-name="P11">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11"/>
      <text:p text:style-name="P11">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11"/>
      <text:p text:style-name="P11">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11"/>
      <text:p text:style-name="P11">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11"/>
      <text:p text:style-name="P11">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11"/>
      <text:p text:style-name="P85"><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11">Но эти мечты хотя бы позволяют забыть сосущее чувство валиумного голодания…</text:p>
      <text:p text:style-name="P11"/>
      <text:p text:style-name="P85">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5">Так, что тут у нас?</text:p>
      <text:p text:style-name="P85"/>
      <text:p text:style-name="P85">“<text:span text:style-name="T25">Новости двора: </text:span><text:span text:style-name="T9">состояние </text:span><text:span text:style-name="T25">здоровь</text:span><text:span text:style-name="T9">я</text:span><text:span text:style-name="T25">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5">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5">В Додж-Сити продолжаются исчезновения пони. Шериф подал в отставку…</text:span>”. “<text:span text:style-name="T25">Чужестранец-человек осваивается в Кантерлоте. Атмосфера столицы благотворно влияет на агрессивный нрав королевского гостя…</text:span>”</text:p>
      <text:p text:style-name="P85"/>
      <text:p text:style-name="P85">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5">Газета полетела в мусорное ведро.</text:p>
      <text:p text:style-name="P85"/>
      <text:p text:style-name="P85">Я потянулся. Хватит на сегодня чтения. Настало время ежедневной прогулки по городу. Тем более, что у меня есть деньги.</text:p>
      <text:p text:style-name="P85"/>
      <text:p text:style-name="P85">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5"/>
      <text:p text:style-name="P85">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5">Так что даже на ремонт одежды и покупку необходимых в повседневной жизни мелочей у меня финансов не было. До недавнего времени.</text:p>
      <text:p text:style-name="P85">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5"/>
      <text:p text:style-name="P85">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22">–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22"/>
      <text:p text:style-name="P85"><text:soft-page-break/><text:span text:style-name="T12">Ну, понятно, в элитном придворцовом квартале, который представляет из себя </text:span><text:span text:style-name="T1">верхний город</text:span><text:span text:style-name="T12">, цены кусаются. Топай вниз, Анон, на окраину!</text:span></text:p>
      <text:p text:style-name="P22">Но, блин, корявые пальцы внесли свою коррективу в шопинг-план!</text:p>
      <text:p text:style-name="P22"/>
      <text:p text:style-name="P85"><text:span text:style-name="T12">Как раз </text:span><text:span text:style-name="T1">на мосту, </text:span><text:span text:style-name="T12">на спуске в нижний </text:span><text:span text:style-name="T1">город, </text:span><text:span text:style-name="T12">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1">Подобно олуху из дешёвой комедии, я припустил со всех ног за монеткой и в долгой погоне <text:span text:style-name="T12">за ней чуть не открыл лбом дубовые ворота — серебряшка прокатилась прямо под ними.</text:span></text:p>
      <text:p text:style-name="P22"/>
      <text:p text:style-name="P11"><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
      <text:p text:style-name="P11">Я приоткрыл створку.</text:p>
      <text:p text:style-name="P11"/>
      <text:p text:style-name="P22">–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22">– <text:span text:style-name="T1">Анонимус,</text:span> – <text:s/>отрекомендовался я. – <text:s/>Человек.</text:p>
      <text:p text:style-name="P22">–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11">Рядом с единорого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1"/>
      <text:p text:style-name="P22">–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22">– К сожалению, не слышал. Я тут недавно.</text:p>
      <text:p text:style-name="P22">–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22">– Я вижу вас, – честно признался я.</text:p>
      <text:p text:style-name="P22">–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22">– Вы говорили, что королевские <text:span text:style-name="T1">колесницы</text:span> делали три <text:span text:style-name="T1">двора</text:span>…</text:p>
      <text:p text:style-name="P22">–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22"/>
      <text:p text:style-name="P22">Норф строго посмотрел на меня поверх очков.</text:p>
      <text:p text:style-name="P22">–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22"/>
      <text:p text:style-name="P22">Единорог с силой крутанул колесо. Оно беззвучно завертелось, превратившись в серый размытый диск.</text:p>
      <text:p text:style-name="P2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2"/>
      <text:p text:style-name="P22">Норф пошёл к <text:span text:style-name="T1">небольшому деревянному гаражу</text:span>, стоявшему у задней стены дворика. На полпути он обернулся.</text:p>
      <text:p text:style-name="P22">– Не могли бы вы помочь мне вон с тем домкратом? А то склероз замучал, а бегать туда-сюда уже малость трудновато.</text:p>
      <text:p text:style-name="P22">Распахнув ветхие ворота сарайчика, <text:span text:style-name="T1">Норф</text:span> картинно вскинул копыто.</text:p>
      <text:p text:style-name="P22">– “Королева Лорен ”! Встречайте!</text:p>
      <text:p text:style-name="P22"/>
      <text:p text:style-name="P22"><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7">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22"/>
      <text:p text:style-name="P22">–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11">Единорог по-старчески задремал, прислонившись к заднему колесу. Я упёрся рукой в лакированный корпус и осторожно пошатал его.</text:p>
      <text:p text:style-name="P22">Старик клюнул носом и встрепенулся. Потом он огляделся и заговорщицки подмигнул мне.</text:p>
      <text:p text:style-name="P22">– “Лорен” я сделал на базе парящей <text:span text:style-name="T27">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7">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7">платформ </text:span><text:span text:style-name="T28">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11"/>
      <text:p text:style-name="P11">Норф поправил сползший плед и высморкался.</text:p>
      <text:p text:style-name="P22">–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7"> И никто ж не догадывался, что она </text:span><text:span text:style-name="T28">сделана по королевскому заказу</text:span><text:span text:style-name="T27">! Её </text:span><text:span text:style-name="T28">Солнечное </text:span><text:span text:style-name="T27"><text:s/>Высочество только тихо посмеивались в крыло, наблюдая за нашими триумфами с трибуны.</text:span></text:p>
      <text:p text:style-name="P41"/>
      <text:p text:style-name="P22">Норф любовно погладил обтекатель кареты и стал подымать её на домкрате.</text:p>
      <text:p text:style-name="P2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2"/>
      <text:p text:style-name="P22">Норф снял заднее колесо и покатил его под навес. Я закрыл охромевшую “Королеву Лорен” в гараже и последовал за ним.</text:p>
      <text:p text:style-name="P22">– А вы, как я вижу, королевский гость? – Норф кивнул на ворот рубашки с закрепённой клипсой-пропуском. – Могу я вас попросить об одном одолжении?</text:p>
      <text:p text:style-name="P22">– Да, пожалуйста!</text:p>
      <text:p text:style-name="P22">– Подождите минутку, я сейчас.</text:p>
      <text:p text:style-name="P22">Норф закончил монтаж колеса и скрылся в небольшом домике в глубине двора.</text:p>
      <text:p text:style-name="P22"/>
      <text:p text:style-name="P22">Я огляделся. <text:span text:style-name="T1">За ангаром расположилась круглая ухоженная клумба, рядом с которой блестел мой злосчастный грош.</text:span></text:p>
      <text:p text:style-name="P11">Попался, засранец!</text:p>
      <text:p text:style-name="P11"/>
      <text:p text:style-name="P22"><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1">Магдалена Фрискай-Каррус, </text:span><text:span text:style-name="T3">2088</text:span><text:span text:style-name="T50"> – </text:span><text:span text:style-name="T33">2135</text:span><text:span text:style-name="T50"> A.C.</text:span><text:span text:style-name="T28">»</text:span>. <text:span text:style-name="T1">Над</text:span> надписью было стилизованное изображение распростёршего крылья пегаса, тянущего колесницу.</text:p>
      <text:p text:style-name="P22"/>
      <text:p text:style-name="P22">Я торопливо отошёл к воротам. Норф как раз вышел из дома с маленькой деревянной коробочкой красного цвета.</text:p>
      <text:p text:style-name="P22">–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22">– Не забуду, – пообещал я.</text:p>
      <text:p text:style-name="P22"/>
      <text:h text:style-name="Heading_20_2" text:outline-level="2"><text:span text:style-name="T12">4. </text:span><text:span text:style-name="T1">Заклинание Последнего Шанса</text:span></text:h>
      <text:p text:style-name="P22"/>
      <text:p text:style-name="P27">Глава VI. Основы</text:p>
      <text:p text:style-name="P27"/>
      <text:p text:style-name="P27"><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7">прервавшая связь между мною и демоном</text:span>, спасла моё бренное тело для дальнейших магических изысканий.</text:p>
      <text:p text:style-name="P27"/>
      <text:p text:style-name="P2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7"/>
      <text:p text:style-name="P27">Возьмём, <text:span text:style-name="T1">к</text:span> примеру, заклинание начального предела: “Ярету пхонг руул квами”, <text:span text:style-name="T1">—</text:span> что означает: “Переместить<text:span text:style-name="T27"> силу в нужное место</text:span>”.</text:p>
      <text:p text:style-name="P6">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Клянусь, дорогая, это в прошлом! И</text:span>,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7"/>
      <text:p text:style-name="P39">На трактат упала тень.</text:p>
      <text:p text:style-name="P40">– Эй, нельзя ли не заслонять…</text:p>
      <text:p text:style-name="P40">Я поперхнулся словом, упёршись носом в покрытую белой шерстью грудь. Селестия с извинением оступила.</text:p>
      <text:p text:style-name="P40">–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40"/>
      <text:p text:style-name="P39"><text:span text:style-name="T12">За прошедшие дни я уже привык и к магии, и к разумным эквиноподобным, и даже </text:span><text:span text:style-name="T1">к деревянным дирижаблям</text:span><text:span text:style-name="T12">.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70"/>
      <text:p text:style-name="P40">– Эээ…</text:p>
      <text:p text:style-name="P40">–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text:p text:style-name="P40">– Вот, так лучше, – улыбнулась она, вышагивая из него. – Доктор Плантаго Майор был уверен, что я не дотянусь до замка.</text:p>
      <text:p text:style-name="P70"><text:soft-page-break/>Экзоскелет, лишившись хозяйки, переключил цвет лампочки с зелёного на оранжевый. <text:span text:style-name="T12">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40">– Хмм, печально, успел зачерстветь, – аликорница с усилием откусила добрую половину и стала с хрустом жевать.</text:p>
      <text:p text:style-name="P40">– Эмм… Насколько я помню, тебе было прописано два месяца постельного режима? Кстати, без сладостей. Сейчас едва неделя прошла.</text:p>
      <text:p text:style-name="P40">Аликорница с досадой скосила на меня глаз, продолжая жевать.</text:p>
      <text:p text:style-name="P40">–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40"/>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вытащила нос из тайника и <text:s/>посмотрела на меня, насторожив уши.</text:p>
      <text:p text:style-name="P39"><text:span text:style-name="T12">–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53">Аликорница нервно хохотнула.</text:p>
      <text:p text:style-name="P41">– А по-моему, ты не…</text:p>
      <text:p text:style-name="P39"><text:span text:style-name="T13">– Так, я попрошу! – перебила меня венценосная кобыла. – Давай, ты не будешь лезть в мои дела, а я не буду</text:span><text:span text:style-name="T4">… эээ… кхмм…</text:span></text:p>
      <text:p text:style-name="P41">– Не будешь что?</text:p>
      <text:p text:style-name="P53">Селестия нахмурилась и угрожающе подняла крылья.</text:p>
      <text:p text:style-name="P53"><text:span text:style-name="T12">– </text:span>Не забывай, человек, я — могущественный маг и правитель Эквестрии. Ко мне нужно относиться с должным уважением!</text:p>
      <text:p text:style-name="P53"><text:span text:style-name="T12">– </text:span>А то что? Превратишь в жабу? Сошлёшь на луну? Убьёшь нахер?</text:p>
      <text:p text:style-name="P53">Аликорница сникла. Уши её опустились.</text:p>
      <text:p text:style-name="P53"><text:span text:style-name="T12">– Анонимус</text:span>, ну зачем так… Ты же знаешь, я этого не сделаю.</text:p>
      <text:p text:style-name="P53"><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
      <text:p text:style-name="P53">Селестия приложила копыто ко лбу и издала протяжный стон.</text:p>
      <text:p text:style-name="P41">– О, небо! Я забыла распорядиться насчёт тебя! Я совсем отупела от дворцовой жизни! Извини, пожалуйста!</text:p>
      <text:p text:style-name="P53"><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41"/>
      <text:p text:style-name="P53"><text:span text:style-name="T12">Аликорница уселась н</text:span>а пол <text:span text:style-name="T12">и прижала копыто к груди.</text:span></text:p>
      <text:p text:style-name="P41"><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2">– Лады! Вот видишь, со мной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41"/>
      <text:p text:style-name="P54">***</text:p>
      <text:p text:style-name="P54"/>
      <text:p text:style-name="P53"><text:span text:style-name="T12">Л</text:span>ампа<text:span text:style-name="T12"> отбрасывал</text:span>а<text:span text:style-name="T12"> мягкие тени на стену библиотеки. Селестия, расположи</text:span>вшись<text:span text:style-name="T12"> лёжа у моего кресл</text:span>а,<text:span text:style-name="T12">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
      <text:p text:style-name="P53"><text:span text:style-name="T12">– </text:span>Вот, читай отсюда, <text:span text:style-name="T12">– а</text:span>ликорница подчеркнула абзац копытом.</text:p>
      <text:p text:style-name="P53"/>
      <text:p text:style-name="P6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4"/>
      <text:p text:style-name="P64">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4"/>
      <text:p text:style-name="P64">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4"/>
      <text:p text:style-name="P64">Но величайшая справедливость юниверсума заключается в том, что не существует безвыходных положений. Всегда есть надежда.</text:p>
      <text:p text:style-name="P64"/>
      <text:p text:style-name="P6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4"/>
      <text:p text:style-name="P64">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text:soft-page-break/>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41"/>
      <text:p text:style-name="P41">Я посмотрел на аликорницу. Та старательно делала вид, что интересуется состоянием лака на обожжёном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text:p text:style-name="P41">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41"/>
      <text:p text:style-name="P41">– Ээээ… ммм… А вы пробовали обратиться к врачу? – начал я как можно мягче.</text:p>
      <text:p text:style-name="P41"/>
      <text:p text:style-name="P41">БАЦ!!!</text:p>
      <text:p text:style-name="P41"/>
      <text:p text:style-name="P41">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нам. У меня нет времени его переубедить.</text:p>
      <text:p text:style-name="P53"/>
      <text:p text:style-name="P41"><text:span text:style-name="T1">Аликорница</text:span> обратилась ко мне.</text:p>
      <text:p text:style-name="P41"><text:soft-page-break/>– <text:s/>Извини, <text:span text:style-name="T1">с</text:span>орвалась. Мне очень стыдно. Последнее время всё идёт наперекосяк, совсем не так, как мы планировали.</text:p>
      <text:p text:style-name="P41"><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
      <text:p text:style-name="P53">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
      <text:p text:style-name="P53">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
      <text:p text:style-name="P53">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41">–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
      <text:p text:style-name="P53">Я снял её копыто со своего плеча и осторожно поставил на пол.</text:p>
      <text:p text:style-name="P41"><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53"/>
      <text:p text:style-name="P53">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53">–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53"><text:soft-page-break/></text:p>
      <text:p text:style-name="P53">Я протянул руку, вытер ей слёзы и погладил по шее.</text:p>
      <text:p text:style-name="P53">– Не плачь, принцесса.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
      <text:p text:style-name="P53">Селестия успокоилась и смущённо потёрлась носом мне о плечо.</text:p>
      <text:p text:style-name="P53">– И я не читала твои мысли, Анонимус. У тебя на лице и так всё написано — ты не умеешь скрывать эмоции.</text:p>
      <text:p text:style-name="P53"/>
      <text:p text:style-name="P53">Наружная дверь заскрипела,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pan text:style-name="T1">Дискордовы</text:span> яйца! Они нашли меня!</text:p>
      <text:p text:style-name="P41">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41">– Ты! Чего! Делаешь! Твоё, <text:span text:style-name="T1">блин,</text:span> высочество!!! – <text:s/>я едва уберёг <text:span text:style-name="T1">своё </text:span>естество от острого рога.</text:p>
      <text:p text:style-name="P41"/>
      <text:p text:style-name="P41">Селестия подняла на меня глаз. <text:span text:style-name="T69">Прижав </text:span>уши к голове, <text:span text:style-name="T69">она дала</text:span> задний ход <text:span text:style-name="T69">и </text:span>выкарабкалась обратно. Окинув библиотеку отчаянным взглядом, <text:span text:style-name="T69">Селестия</text:span>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тчаянно прошептала аликорница, тщётно пытаясь охватить зубами раскрытую защёлку.</text:p>
      <text:p text:style-name="P41">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1">– <text:span text:style-name="T1">Я</text:span> помогу! – <text:s/>Селестия изогнула шею и стала зубами сжимать защёлку.</text:p>
      <text:p text:style-name="P41"/>
      <text:p text:style-name="P41">ШЛОП!</text:p>
      <text:p text:style-name="P41"/>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
      <text:p text:style-name="P53">В наступившей тишине аликорница прошептала мне убито:</text:p>
      <text:p text:style-name="P41">– <text:span text:style-name="T1">Что-то мне не хочется оборачиваться.</text:span></text:p>
      <text:p text:style-name="P53">– А придётся. Кстати, крылья можешь опустить. Всё равно видна табуретка и мои ноги.</text:p>
      <text:p text:style-name="P53"/>
      <text:p text:style-name="P53">Селестия со вздохом закрыла глаза и медленно обернулась к толпе.</text:p>
      <text:p text:style-name="P53"><text:soft-page-break/>– Добрый вечер, мои дорогие.</text:p>
      <text:p text:style-name="P41">–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1"><text:span text:style-name="T1">– Занавес, </text:span>– <text:s/><text:span text:style-name="T1">подытожил я.</text:span></text:p>
      <text:p text:style-name="P41"/>
      <text:h text:style-name="Heading_20_2" text:outline-level="2">5<text:span text:style-name="T1">.</text:span> Нерадивый ученик</text:h>
      <text:p text:style-name="P34"/>
      <text:p text:style-name="P53">– Это очень легко, уверяю тебя. Даже совсем маленькие жеребята единорогов способны на столь простую магию. Сконцентрируйся…</text:p>
      <text:p text:style-name="P53">– Ыыых… !!!</text:p>
      <text:p text:style-name="P53">Я покраснел от натуги, но этот блядский листочек даже не шелохнулся!</text:p>
      <text:p text:style-name="P53">– Давай попробуем ещё раз. Сосредоточься на объекте. Высвободи силу. Ты можешь это, я вижу в тебе большой потенциал!</text:p>
      <text:p text:style-name="P53">Куда уж больше! Эти медицинские каракули мне теперь месяц сниться будут!</text:p>
      <text:p text:style-name="P53">– Фффу-у-у! – листок закружился в воздухе от моего сердитого дуновения.</text:p>
      <text:p text:style-name="P53">Я отвернулся. Если она хочет выставить меня на посмешище, ей и напрягаться не нужно! Растёшь, Анон, вакансия шута тебе уже обеспечена!</text:p>
      <text:p text:style-name="P53"/>
      <text:p text:style-name="P53">– Анонимус…</text:p>
      <text:p text:style-name="P53">С лёгким вздохом Селестия положила голову мне на плечо.</text:p>
      <text:p text:style-name="P53">– Не сердись. Это моя вина. Я пытаюсь вести тебя ускоренным курсом.</text:p>
      <text:p text:style-name="P53">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53">– Не понимаю, куда ты так гонишь? Мы вполне можем заняться этим через пару недель, когда ты окрепнешь.</text:p>
      <text:p text:style-name="P53"/>
      <text:p text:style-name="P53">Селестия открыла глаза и нехотя оторвала голову от импровизированной подушки.</text:p>
      <text:p text:style-name="P53">– Нам нужно торопиться. У меня есть нехорошее предчувствие, а я привыкла доверять своим ощущениям.</text:p>
      <text:p text:style-name="P53">Листок с рецептом вернулся на место.</text:p>
      <text:p text:style-name="P53">– На это раз мы поступим по-другому. Есть способ ускорить процесс, – аликорница отвернулась в смятении.</text:p>
      <text:p text:style-name="P53">Я ждал.</text:p>
      <text:p text:style-name="P53"/>
      <text:p text:style-name="P53">–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53">–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53">–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53"/>
      <text:p text:style-name="P53"><text:soft-page-break/>Аликорница взглянула на меня со смущением.</text:p>
      <text:p text:style-name="P53">–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3"/>
      <text:p text:style-name="P53">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53"/>
      <text:p text:style-name="P53">–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53"/>
      <text:p text:style-name="P53">Я вздохнул. Чего не сделаешь ради этой чокнутой коняги!</text:p>
      <text:p text:style-name="P53">– Ну хорошо, хорошо, не волнуйся. Я готов. Только можно попросить тебя об одолжении?</text:p>
      <text:p text:style-name="P53">– Да?</text:p>
      <text:p text:style-name="P53">Аликорница с тревогой взглянула на меня.</text:p>
      <text:p text:style-name="P53">– Всё, что в моих силах, Анонимус.</text:p>
      <text:p text:style-name="P53">В её голосе сквозила едва сдерживаемая дрожь.</text:p>
      <text:p text:style-name="P53"/>
      <text:p text:style-name="P53">«Она думает, я сейчас загадаю себе полцарства, корону и ванильное мороженное в придачу!» – усмехнулся я.</text:p>
      <text:p text:style-name="P53">– Можно всё же не стирать мне память? Я, со своей стороны, даю слово не болтать о том, что узнаю, если тебя это беспокоит.</text:p>
      <text:p text:style-name="P53">Эх, пропало моё мороженное!</text:p>
      <text:p text:style-name="P53"/>
      <text:p text:style-name="P53">Аликорница воззрилась на меня с нечитаемым выражением на морде.</text:p>
      <text:p text:style-name="P53">– Я слишком многого прошу? – вздохнул я. – Ладно, забей. Но, хотя бы, будь поосторожнее. Не думаю, что я тебе понравлюсь в качестве овоща.</text:p>
      <text:p text:style-name="P53"/>
      <text:p text:style-name="P53">Аликорница спрятала морду в одеяле. Холка её подёргивалась.</text:p>
      <text:p text:style-name="P53">Я опешил.</text:p>
      <text:p text:style-name="P53">– Ты чего? – я присел на постель и осторожно отвернул край одеяла. – Эй, есть кто-нибудь в домике? Если я что-то не то сказал, не бери в голову…</text:p>
      <text:p text:style-name="P53"/>
      <text:p text:style-name="P53">Селестия подняла голову и я увидел, что у неё из глаз текут слёзы от беззвучного смеха. Я озадаченно почесал затылок.</text:p>
      <text:p text:style-name="P53">–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3"/>
      <text:p text:style-name="P53"><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53"/>
      <text:p text:style-name="P53">–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53">Аликорница кивнула, соглашаясь.</text:p>
      <text:p text:style-name="P53">– Тогда позволь мне начать заклинание.</text:p>
      <text:p text:style-name="P53"/>
      <text:p text:style-name="P53">Селестия высунула из-под одеяла передние ноги и притянула меня к себе.</text:p>
      <text:p text:style-name="P53">–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3">– Не думать — это легко! Мне даже стараться не надо! – я зевнул.</text:p>
      <text:p text:style-name="P53"/>
      <text:p text:style-name="P53">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3"/>
      <text:p text:style-name="P53">Моей?!! Э-э-э, позвольте-е-е-<text:span text:style-name="T83">и-и-и</text:span>-<text:span text:style-name="T84">а-а-а</text:span>…</text:p>
      <text:p text:style-name="P53"/>
      <text:p text:style-name="P53">…</text:p>
      <text:p text:style-name="P53"/>
      <text:p text:style-name="P64">Я открываю глаза.</text:p>
      <text:p text:style-name="P64">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4">Странно. Почему я не ощущаю его? Впрочем, неважно!</text:p>
      <text:p text:style-name="P64">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4">Я закрываю глаза.</text:p>
      <text:p text:style-name="P53"/>
      <text:p text:style-name="P53">…</text:p>
      <text:p text:style-name="P53"/>
      <text:p text:style-name="P53">– Анонимус!.. Анон!</text:p>
      <text:p text:style-name="P53">Тёплое дуновение растрепало волосы на лбу. Сознание с трудом возвращалось в оглушённое тело. Я расплющил глаза.</text:p>
      <text:p text:style-name="P53">– Как ты себя чувствуешь?</text:p>
      <text:p text:style-name="P53"><text:soft-page-break/></text:p>
      <text:p text:style-name="P53">Аликорница смотрела на меня с тревогой. Я молча принял сидячее положение и стал массировать виски.</text:p>
      <text:p text:style-name="P53">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53"/>
      <text:p text:style-name="P53">– Я старалась провести всё как можно быстрее. С тобой всё в порядке? – в голосе Селестии появились нотки паники.</text:p>
      <text:p text:style-name="P53">Я <text:s/>не глядя похлопал аликорницу по холке, стараясь унять дрожь руки.</text:p>
      <text:p text:style-name="P53">–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53"/>
      <text:p text:style-name="P53">Аликорница громко воскликнула, просунула морду под подушку, насколько позволял рог, и застонала от досады.</text:p>
      <text:p text:style-name="P53">–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7">сли бы я вспомнила вовремя, я бы предупредила тебя, чтобы ты смог сконцентрироваться и отстоять своё «я».</text:span></text:p>
      <text:p text:style-name="P58"/>
      <text:p text:style-name="P53">Я вымучено рассмеялся.</text:p>
      <text:p text:style-name="P53">– Спасибо за комплимент, твоё высочество! Никогда не сомневался, что я — та ещё тряпка! Я даже новую кошку не смог завести после смерти старой.</text:p>
      <text:p text:style-name="P53">Аликорница виновато пробормотала из-под подушки:</text:p>
      <text:p text:style-name="P53">– Прости меня, Анонимус. Урок пропал зря — в том состоянии твоё сознание не могло воспринять мои знания.</text:p>
      <text:p text:style-name="P53"/>
      <text:p text:style-name="P53">Я помотал головой, вытряхивая остатки шока. Ну что же, Анон, не будем останавливаться на полпути? Наш девиз — «Слабоумие и отвага»!</text:p>
      <text:p text:style-name="P53"/>
      <text:p text:style-name="P53">– Надо повторить.</text:p>
      <text:p text:style-name="P53">– Что?</text:p>
      <text:p text:style-name="P53">– Надо повторить урок. Я уверен, что увою технику со второй попытки.</text:p>
      <text:p text:style-name="P53">Аликорница выглянула одним глазом из-под подушки.</text:p>
      <text:p text:style-name="P53">– И ты не боишься?</text:p>
      <text:p text:style-name="P53">Я стянул подушку с Селестии и легонько щёлкнул её по носу.</text:p>
      <text:p text:style-name="P53">–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53"><text:soft-page-break/>Аликорница слабо улыбнулась.</text:p>
      <text:p text:style-name="P53">– Не будем медлить, Анонимус.</text:p>
      <text:p text:style-name="P53">Я вновь растворился в сине-зелёной гриве.</text:p>
      <text:p text:style-name="P53"/>
      <text:p text:style-name="P53">…</text:p>
      <text:p text:style-name="P53"/>
      <text:p text:style-name="P64">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1">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1">Тумбочка…</text:span> Листок… <text:span text:style-name="T81">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82">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81">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2">Сила уходит бесконтрольно. Нужно прервать урок. Нет! Нет! О-О-О-О-О, НЕ-Е-Е-Е-Е-Т!!!</text:span></text:p>
      <text:p text:style-name="P78"/>
      <text:p text:style-name="P53">…</text:p>
      <text:p text:style-name="P53"/>
      <text:p text:style-name="P53">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3"/>
      <text:p text:style-name="P53">Тумбочка стояла на месте, не сдвинувшись ни на волос.</text:p>
      <text:p text:style-name="P53">С улицы доносились возгласы удивления, страха и ожесточённые споры. Я подошёл к окну и выругался ещё сильнее.</text:p>
      <text:p text:style-name="P53">По голубому небу к дневному светилу взмывала луна.</text:p>
      <text:p text:style-name="P53"/>
      <text:p text:style-name="P53">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53"/>
      <text:p text:style-name="P53">Я бросился к постели и стал что есть силы тормошить бесчувственную аликорницу.</text:p>
      <text:p text:style-name="P53">– Вставай! Эй, вставай, твоё высочество! Жопа приближается! Там сейчас<text:span text:style-name="T12"> л</text:span>уна в солнце врежется!</text:p>
      <text:p text:style-name="P53"/>
      <text:p text:style-name="P53">Аликорница что-то невнятно говорила себе под нос, но глаз не открывала. Я вслушался в её бормотание.</text:p>
      <text:p text:style-name="P53">– …всегда говорила, что сестра не умеет пить…</text:p>
      <text:p text:style-name="P53"/>
      <text:p text:style-name="P53">Проклятье! Эту кобылу можно разбудить только ведром воды!</text:p>
      <text:p text:style-name="P53">Вода! Я бросил взгляд на тумбочку. Нет, стакан пуст.</text:p>
      <text:p text:style-name="P78">Ох, нет! Нет-нет-нет!!!</text:p>
      <text:p text:style-name="P78"/>
      <text:p text:style-name="P78"><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8">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8"/>
      <text:p text:style-name="P53">Я бросился к окну, намереваясь позвать кого-нибудь на помощь. И замер с отвалившейся челюстью.</text:p>
      <text:p text:style-name="P53"/>
      <text:p text:style-name="P53">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53"/>
      <text:p text:style-name="P53">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3"/>
      <text:p text:style-name="P53">«С-Е-Л-Е-С-Т-И-Я … — … П-И-З-…» </text:p>
      <text:p text:style-name="P53"/>
      <text:p text:style-name="P53">– ЧТО ТУТ ПРОИСХОДИТ???</text:p>
      <text:p text:style-name="P53">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3"/>
      <text:p text:style-name="P53">– Мы …э-э-э… изучали левитацию предметов посредством переплетения сознаний, – промямлил я наконец. – Кажись, я чего-то накосячил.</text:p>
      <text:p text:style-name="P53">Тёмная аликорница перевела взгляд на Селестию, всё так же лежащую на постели разметав крылья и прочистила горло.</text:p>
      <text:p text:style-name="P53">–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3"/>
      <text:p text:style-name="P53">Белоснежная аликорница чуть шевельнула крыльями и натянула одеяло на голову.</text:p>
      <text:p text:style-name="P53">– Уйдите все… – пробормотала Селестия сквозь одеяло. – Я умираю.</text:p>
      <text:p text:style-name="P53"/>
      <text:p text:style-name="P53">«-ДА» — мельком прочитал я окончание текста, появившееся на спутнике.</text:p>
      <text:p text:style-name="P53"/>
      <text:p text:style-name="P53">Тёмная аликорница проследила мой взгляд и ухмыльнулась.</text:p>
      <text:p text:style-name="P53">–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3"/>
      <text:p text:style-name="P53">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53"><text:soft-page-break/></text:p>
      <text:p text:style-name="P53">–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3"/>
      <text:p text:style-name="P53">Я, конечно, побаивался тёмной фурии, но её отношение ко мне задело меня за живое.</text:p>
      <text:p text:style-name="P53">– Эй, что ты там про улитку сказала? Я ведь не напрашивался, в конце-концов! Я оказался тут с твоей помощью, в том числе!</text:p>
      <text:p text:style-name="P53">Луна не удостаивая меня взглядом, прошествовала к выходу, попутно нажав кнопку экстренного вызова.</text:p>
      <text:p text:style-name="P53">–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53"/>
      <text:p text:style-name="P53">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53"/>
      <text:p text:style-name="P53">–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3">Передо мной захлопнулась дверь в палату.</text:p>
      <text:p text:style-name="P53"/>
      <text:p text:style-name="P53">Ну охренеть! Я же ещё и виноват!</text:p>
      <text:p text:style-name="P53"/>
      <text:h text:style-name="P165" text:outline-level="2">6. Нерадивый ученик - 2</text:h>
      <text:p text:style-name="P41"/>
      <text:p text:style-name="P41">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41">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53">Красота!</text:p>
      <text:p text:style-name="P53"/>
      <text:p text:style-name="P53"><text:span text:style-name="T1">– </text:span>А-а-апчхииии! – раздалось прямо у меня под ногами.</text:p>
      <text:p text:style-name="P53"><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53"/>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хоже, ты встретился с Капитаном Очевидность, Анон! Поняв, что расспросами ничего не добьёшься, я предложил прямо:</text:p>
      <text:p text:style-name="P53">– Может, ты вылезешь? Меня можно не бояться. Я не страшный.</text:p>
      <text:p text:style-name="P53"/>
      <text:p text:style-name="P53">Под лавкой началась <text:s/>возня и сопение, потом наружу вылез жеребёнок-единорог насыщенного синего цвета.</text:p>
      <text:p text:style-name="P53">– А мну тебя вовсе и не боются. Вот ещё! Мну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ну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Поняв, что жеребёнок не настроен на беседу, я пожал плечами <text:s/>и повернулся было уходить.</text:p>
      <text:p text:style-name="P53"/>
      <text:p text:style-name="P53">– Эээ, гм-м…</text:p>
      <text:p text:style-name="P53">Я повернулся обратно.</text:p>
      <text:p text:style-name="P53">– Чег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у играть не с кем.</text:p>
      <text:p text:style-name="P53">– При случае спрошу. Если встречу.</text:p>
      <text:p text:style-name="P53">Малютка шмыгнула.</text:p>
      <text:p text:style-name="P53">– Встретишь, канешн! Скажи ей, что у мну сегодня день рождения, и мну здоровски обиделась, когда Шейла на него не пришла!</text:p>
      <text:p text:style-name="P53"/>
      <text:p text:style-name="P53"><text:s/>Такая уверенность маляв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text:p text:style-name="P53"><text:soft-page-break/>Та-а-ак!</text:p>
      <text:p text:style-name="P53"/>
      <text:p text:style-name="P53">– Кто это «все»?</text:p>
      <text:p text:style-name="P53">– Ну, прислуга, стража, мой па…</text:p>
      <text:p text:style-name="P53"/>
      <text:p text:style-name="P53">Ох! Во что же это такое ты вляпался, Анон? За кого тебя принимают эти чокнутые пони?</text:p>
      <text:p text:style-name="P53"/>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p text:style-name="P53">–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53">–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p text:style-name="P53">– 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53"/>
      <text:p text:style-name="P53">У меня в мозгах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 знаю его! Мы с Шейлой ходили к нему играть, пока она не пропала. У Норфа здоровски интересно!</text:p>
      <text:p text:style-name="P53"><text:soft-page-break/></text:p>
      <text:p text:style-name="P53">Индиго открыла коробочку. Внутри на подстилке из опилок лежала крохотная модель гоночной колесницы в мельчайших подробностях.</text:p>
      <text:p text:style-name="P53">– Ух ты! – благоговейно прошептала Индиго. – Королева Лорен! Мну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53"/>
      <text:p text:style-name="P53">Я остался сидеть в полнейшем замешательстве.</text:p>
      <text:p text:style-name="P53"/>
      <text:p text:style-name="P54">***</text:p>
      <text:p text:style-name="P53"/>
      <text:p text:style-name="P64">…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53"/>
      <text:p text:style-name="P53">Я с подозрением посмотрел на Селестию. Когда-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
      <text:p text:style-name="P53">Я подёргал замок на накрупнике. Таки не врёт.</text:p>
      <text:p text:style-name="P53">– Убедился? Вообще-то, твоё недоверие меня оскорбляет. Ни один пони так бы себя не вёл со мной.</text:p>
      <text:p text:style-name="P53">Селестия улеглась возле кресла и надулась. Я усмехнулся.</text:p>
      <text:p text:style-name="P53">– Разумеется, твои подданные вели бы себя с большим пиететом. Но я же не твой подданный, твоё высочество!</text:p>
      <text:p text:style-name="P53"><text:soft-page-break/>Аликорница вскинула копыто к виску.</text:p>
      <text:p text:style-name="P53">–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53">– Окей, как хочешь. Никаких больше высочеств.</text:p>
      <text:p text:style-name="P53">–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53"/>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p text:style-name="P53">Горело уже всё лицо. Ты не привык к такой раскрепощённости, Анон!</text:p>
      <text:p text:style-name="P53">–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Очень смешно! Ей говорят, что она подозревается в сексуальных извращениях, а она регочет! Мне-то пофиг, а тебе ещё править придётся!</text:p>
      <text:p text:style-name="P53">– И-и-и-зви-и-и-ни-и-и, Анон, не-мо-гу-у-у-у… Ох! Давненько я так не смеялась! Лет двести — так точно!</text:p>
      <text:p text:style-name="P53"/>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53">– Ты не видишь ничего странного в межвидовых спариваниях? – охренел я. – Куда я, блядь, попал???</text:p>
      <text:p text:style-name="P53">Селестия развернула моё кресло к себе и задумчиво посмотрела мне в глаза снизу вверх.</text:p>
      <text:p text:style-name="P53">– Очевидно, мне стоит рассказать тебе, Анонимус, откуда произошли пегасы и единороги.</text:p>
      <text:p text:style-name="P53"/>
      <text:p text:style-name="P53"><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53"/>
      <text:p text:style-name="P53">–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53">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53">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53"/>
      <text:p text:style-name="P53">– А как выглядят сами истинные единороги? – спросил я.</text:p>
      <text:p text:style-name="P53">–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воскликнул я. – В моём мире они также известны. Правда, как несуществующий, сказочный вид.</text:p>
      <text:p text:style-name="P53"/>
      <text:p text:style-name="P53">Селестия задумалась.</text:p>
      <text:p text:style-name="P53">–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
      <text:p text:style-name="P53">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text:soft-page-break/>Я поднялся с кресла, гадая, шутила Селестия про сто лет, или нет?</text:p>
      <text:p text:style-name="P53"/>
      <text:p text:style-name="P54">***</text:p>
      <text:p text:style-name="P53"/>
      <text:p text:style-name="P53">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3">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3">– Ну что? Догонялки?</text:p>
      <text:p text:style-name="P53">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53"/>
      <text:p text:style-name="P53">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3"/>
      <text:p text:style-name="P53">– Анон?..</text:p>
      <text:p text:style-name="P53">Я намеренно не оборачивался на шелест кустов за спиной. Нерешительное топтание на месте сменилось шагами. На меня упала тень.</text:p>
      <text:p text:style-name="P53">–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3"/>
      <text:p text:style-name="P53">Обида и разочарование в голосе аликорницы были столь искренними, что я рассмеялся.</text:p>
      <text:p text:style-name="P53">–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3"/>
      <text:p text:style-name="P53">За спиной раздался стон.</text:p>
      <text:p text:style-name="P53">–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3"/>
      <text:p text:style-name="P53">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53"/>
      <text:p text:style-name="P53">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53">– Расслабься, Анонимус. Позволь мне избавить тебя от недугов.</text:p>
      <text:p text:style-name="P53"><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53">– Засыпай, Анон. Когда ты проснёшься, ты будешь чувствовать себя намного лучше. Целительство — не моя специализация, но кое-что мне по силам.</text:p>
      <text:p text:style-name="P53"/>
      <text:p text:style-name="P53">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3">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3"/>
      <text:p text:style-name="P53">…</text:p>
      <text:p text:style-name="P64"/>
      <text:p text:style-name="P64">– Эй, мужик, тебе плохо?</text:p>
      <text:p text:style-name="P64">На меня озабоченно уставилась парочка, ещё недавно сидевшая ко мне спиной на скамейке.</text:p>
      <text:p text:style-name="P64">Я принял сидячее положение, беспомощно хлопая глазами. Что? Где? Как?</text:p>
      <text:p text:style-name="P64">– Сам домой доберёшься? Может, вызвать скорую?</text:p>
      <text:p text:style-name="P64">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4">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4">Я перегнулся через перила и меня стошнило.</text:p>
      <text:p text:style-name="P64">Красавец! Мало тебе проблем с сердцем, так ты и печень, похоже, гробанул. Молодец, Анон, пей дальше!</text:p>
      <text:p text:style-name="P64">Спустившись в квартиру, я лёг на диван, натянул наушники и закрыл глаза.</text:p>
      <text:p text:style-name="P64">К чёрту всё, кроме Пинк Флойдов!</text:p>
      <text:p text:style-name="P53"/>
      <text:p text:style-name="P53">…</text:p>
      <text:p text:style-name="P53"/>
      <text:p text:style-name="P53">– Анонимус? Просыпайся же!</text:p>
      <text:p text:style-name="P53">Копыто энергично растирало мне грудь круговыми движениями. Селестия встревоженно склонилась ко мне.</text:p>
      <text:p text:style-name="P53">– Ты испугал меня, Анон! Твоя кожа по цвету сейчас не слишком отличается от моей шерсти — настолько ты бледный. Как ты себя чувствуешь?</text:p>
      <text:p text:style-name="P53"/>
      <text:p text:style-name="P53">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3"/>
      <text:p text:style-name="P53">– Как?.. – я не мог отыскать подходящих слов, чтобы высказать обуревавшие меня чувства. Из глаз потекли слёзы радости.</text:p>
      <text:p text:style-name="P53">–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41">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41"/>
      <text:p text:style-name="P41">Охренеть! Как новенький! Да что там <text:span text:style-name="T1">— я и есть новенький! Крутотень!</text:span></text:p>
      <text:p text:style-name="P53"/>
      <text:p text:style-name="P53">– Анонимус, прекращай висеть на ветке! – со смехом произнесла Селестия и опять закашлялась. – Нам нужно торопиться. Кое-кто ждёт нас.</text:p>
      <text:p text:style-name="P53">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3"/>
      <text:p text:style-name="P53">Хм. Совпадение? Нет, вряд ли, мою попытку она видеть не могла, у неё же нет глаз на затылке.</text:p>
      <text:p text:style-name="P53"/>
      <text:p text:style-name="P53">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53"/>
      <text:p text:style-name="P53">Ах ты ж!!!</text:p>
      <text:p text:style-name="P53"/>
      <text:p text:style-name="P53">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3"/>
      <text:p text:style-name="P53">–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3">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3"/>
      <text:p text:style-name="P53">И очень скоро передо мной начала вычерчиваться проблема. Очень хорошо так вычерчиваться.</text:p>
      <text:p text:style-name="P53"/>
      <text:p text:style-name="P53"><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53">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53"/>
      <text:p text:style-name="P53">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53">– Мы на месте, Анонимус! Луна ждёт нас.</text:p>
      <text:p text:style-name="P53"/>
      <text:p text:style-name="P53">Луна? Вот уж с кем бы я хотел встречаться меньше всего!</text:p>
      <text:p text:style-name="P53"/>
      <text:p text:style-name="P53">Мы вышли на небольшую полянку, окружённую кипарисами. В центре стояла тёмная аликорница и хмуро смотрела на нас.</text:p>
      <text:p text:style-name="P53">–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53">–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53">Аликорны повернулись ко мне. Мне стало дико неуютно. Седалище возопило об опасности.</text:p>
      <text:p text:style-name="P53"/>
      <text:p text:style-name="P53">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53"/>
      <text:p text:style-name="P53">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53"/>
      <text:p text:style-name="P53">Разумеется, я сдался. Ох, Анон, почему ты такой лопух?</text:p>
      <text:p text:style-name="P53"/>
      <text:p text:style-name="P53">– Готов ли ты проследовать с Нами, Анонимус, и обучиться древнему искусству снопроходчества? – склонила голову в вопросе Луна.</text:p>
      <text:p text:style-name="P53">Я сглотнул и коротко кивнул.</text:p>
      <text:p text:style-name="P53">– Тогда следуй за Нами!</text:p>
      <text:p text:style-name="P53"/>
      <text:p text:style-name="P53">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53"/>
      <text:p text:style-name="P54">***</text:p>
      <text:p text:style-name="P53"><text:soft-page-break/></text:p>
      <text:p text:style-name="P53">…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3"/>
      <text:p text:style-name="P53">Луна остановилась.</text:p>
      <text:p text:style-name="P53">–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53"/>
      <text:p text:style-name="P53">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53">Окей, я пошёл!</text:p>
      <text:p text:style-name="P53">Я надавил на дверь и уверенно шагнул в светящийся проём.</text:p>
      <text:p text:style-name="P53"/>
      <text:p text:style-name="P53">БЛЯ-А-А-А-А-А-А-А-А-А-А-А-А!!!</text:p>
      <text:p text:style-name="P53"/>
      <text:p text:style-name="P53">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3"/>
      <text:p text:style-name="P53">Осмотреться я не успел — очертания пещеры расплылись и резкий переход от полутьмы к яркому свету заставил меня закрыть глаза.</text:p>
      <text:p text:style-name="P53">– Опять я чего-то накосячил! Проклятье, как меня это уже заебало! – выругался я в сердцах.</text:p>
      <text:p text:style-name="P53">– Что означает «заебало», дядя? – спросил меня тоненький голосок.</text:p>
      <text:p text:style-name="P53">– Уело. Достало. Надоело в высшей степени, – по инерции ответил я. После чего открыл глаза.</text:p>
      <text:p text:style-name="P53"/>
      <text:p text:style-name="P53"/>
      <text:p text:style-name="P53">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3"/>
      <text:p text:style-name="P53"><text:soft-page-break/>– Кхм!</text:p>
      <text:p text:style-name="P53">Я опустил глаза.</text:p>
      <text:p text:style-name="P53">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3"/>
      <text:p text:style-name="P53">«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53">– Эмм… Как тебя зовут, малыш?</text:p>
      <text:p text:style-name="P53">– Агамемнон, – важно ответила кроха. – И я не малыш! Я — древнейший дракон из живущих! Торч ещё из яйца не вылупился, когда я уже обрёл мудрость.</text:p>
      <text:p text:style-name="P53">Я смерил дракончика взглядом и снисходительно улыбнулся.</text:p>
      <text:p text:style-name="P53">– Мой сон! – насупился дракончик. – Как хочу, так и снюсь!</text:p>
      <text:p text:style-name="P53">Я начал догадываться.</text:p>
      <text:p text:style-name="P53">– Так это я в твой сон попал? Это ты спишь в той пещере? Ну, знаешь, под заброшенными шахтами с вагонетками? Я, кажись, в неё влетел случайно.</text:p>
      <text:p text:style-name="P53">–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53">Я смутился.</text:p>
      <text:p text:style-name="P53">–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53"/>
      <text:p text:style-name="P53">Дракончик почесал лопаткой гребень на загривке.</text:p>
      <text:p text:style-name="P53">–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53">– Что за «Чёрный Экран»? – продолжил допытываться я.</text:p>
      <text:p text:style-name="P53"/>
      <text:p text:style-name="P53">Дракончик насупился.</text:p>
      <text:p text:style-name="P53">–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3">Я хлопнул себя ладонью по лбу.</text:p>
      <text:p text:style-name="P53">– Ой, извини! Я — Анонимус. Прилетел из далёких краёв по приглашению принцессы Селестии.</text:p>
      <text:p text:style-name="P53"/>
      <text:p text:style-name="P53">Кроха насупилась ещё больше.</text:p>
      <text:p text:style-name="P53">–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3"/>
      <text:p text:style-name="P53">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3"/>
      <text:p text:style-name="P53">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3"/>
      <text:p text:style-name="P53">А прямо подо мной, на выступе той же скалы, на которой стоял я, раскинулся Кантерлот…</text:p>
      <text:p text:style-name="P53">– <text:span text:style-name="T25">ТЕПЕРЬ ТЫ ПОНИМАЕШЬ, ЧТО НЕ МОГУ ЛЮБИТЬ Я ТЕХ, КТО СРЫЛ ГНЕЗДО МОЁ ПОЧТИ ДО ОСНОВАНИЯ?</text:span> – громыхнуло у меня в ухе. Я аж подпрыгнул.</text:p>
      <text:p text:style-name="P53">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3">– <text:span text:style-name="T25">И ТЫ ЖЕЛАЕШЬ, ЧТОБ ОТКРЫЛ ТЕБЕ Я ТАЙНУ ЧЁРНОГО ЭКРАНА? ТЕБЕ, ПРИЯТЕЛЮ НАДОЕДЛИВЫХ ПОНИ? ПРИЯТЕЛЮ ГНУСНОЙ ПРОВОЗВЕСТНИЦЫ СОЛНЦА?</text:span></text:p>
      <text:p text:style-name="P56">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3">– <text:span text:style-name="T25">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60"/>
      <text:p text:style-name="P53">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53">Я закрыл лицо руками и<text:span text:style-name="T69"> </text:span>выбрал единственный способ выиграть несколько секунд жизни — спрыгнул со скалы вниз, к Кантерлоту.</text:p>
      <text:p text:style-name="P53"/>
      <text:p text:style-name="P74">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3">Чуть раздвинув пальцы, я взглянул на обстановку — и тут же снова сжал их что есть мочи. Надо мной стояла разъярённая Луна.</text:p>
      <text:p text:style-name="P53"/>
      <text:p text:style-name="P53">–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53"/>
      <text:p text:style-name="P53">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53"/>
      <text:p text:style-name="P53"><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53"/>
      <text:p text:style-name="P53">Постояв ещё немного и не добившись от меня ни звука, Луна вздохнула.</text:p>
      <text:p text:style-name="P53">– Следуй за Нами, примат! Нам нужно вернуть тебя Сестре.</text:p>
      <text:p text:style-name="P53"/>
      <text:h text:style-name="Heading_20_2" text:outline-level="2">7. Ж<text:span text:style-name="T1">аркий пикник</text:span></text:h>
      <text:p text:style-name="P53"/>
      <text:p text:style-name="P53">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53"/>
      <text:p text:style-name="P53">– Он что-то говорил про Чёрный Экран. Про то, что Откровение пожирает пони. А потом захотел меня сжечь. К счастью, вовремя подоспела Луна.</text:p>
      <text:p text:style-name="P53">Селестия виновато прижала уши к голове и отвернулась.</text:p>
      <text:p text:style-name="P53">–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53">–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53">Аликорница мягко рассмеялась. Я пожал плечами.</text:p>
      <text:p text:style-name="P53">–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53">Селестия вздохнула.</text:p>
      <text:p text:style-name="P53">–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53"/>
      <text:p text:style-name="P53">Охренеть! Ты участвовал в театре в качестве главного актёра, Анон!</text:p>
      <text:p text:style-name="P53"/>
      <text:p text:style-name="P53">–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53"/>
      <text:p text:style-name="P53">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53"/>
      <text:p text:style-name="P53">Аликорница уловила бушующие во мне эмоции и виновато отвернулась. Уши её опустились.</text:p>
      <text:p text:style-name="P53"><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53"/>
      <text:p text:style-name="P53">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53">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53"/>
      <text:p text:style-name="P53">Аликорница лежала вполоборота ко мне, чуть отстранив хвост, и я почувствовал возвращение вчерашней проблемы.</text:p>
      <text:p text:style-name="P53">Нет! Только не это!!! Проклятье! Воздух тут порченый, что ли? Я отдёрнул руку и стал вспоминать в уме таблицу умножения.</text:p>
      <text:p text:style-name="P53"/>
      <text:p text:style-name="P53">Дваждыдва четыре. Дваждытри шесть. Дваждычетыре… У-у-у-у-у… Восемь-с-половиной… Почему доктор Плантаго, так его разэтак, сделал накрупник таким <text:span text:style-name="T22">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53"/>
      <text:p text:style-name="P53">–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53">Жжение в паху усиливалось. Я заёрзал на месте, стараясь скрыть постыдный аспект. Селестия с удивлением взглянула на меня.</text:p>
      <text:p text:style-name="P53">– Анонимус, …?</text:p>
      <text:p text:style-name="P53"/>
      <text:p text:style-name="P53">Я стремительно сунул голову в пруд. Мне казалось, вода сейчас закипит от моих пылающих ушей.</text:p>
      <text:p text:style-name="P53">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53">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53"/>
      <text:p text:style-name="P53">Я высунул голову из воды, отфыркиваясь по-собачьи. О-о-о-о-о! Так намного лучше! Холодная вода сохранит твои нравственные устои, Анон!</text:p>
      <text:p text:style-name="P53"/>
      <text:p text:style-name="P53">– Анонимус, с тобой всё в порядке? – обеспокоенно спросила Селестия. – Ты выглядишь несколько… возбуждённым?</text:p>
      <text:p text:style-name="P53">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53"/>
      <text:p text:style-name="P53"><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53">–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53">Я нервно жевал бутерброд, стараясь не встречаться взглядом с аликорницей.</text:p>
      <text:p text:style-name="P53"/>
      <text:p text:style-name="P53">–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53">Я фейспалмнул.</text:p>
      <text:p text:style-name="P53">– Забудь, принцесса. Просто забудь. Это была неудачная шутка.</text:p>
      <text:p text:style-name="P53">Аликорница взглянула на меня с нечитаемым выражением на морде и поднялась.</text:p>
      <text:p text:style-name="P53">–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53"/>
      <text:p text:style-name="P54">***</text:p>
      <text:p text:style-name="P32"/>
      <text:p text:style-name="P53">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53"/>
      <text:p text:style-name="P53">–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53"/>
      <text:p text:style-name="P53">–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text:p text:style-name="P53">Я расстелил скатерть напротив аликорницы и стал раскладывать чашки с печеньем.</text:p>
      <text:p text:style-name="P53">– А о чём ты грустила?</text:p>
      <text:p text:style-name="P53">Селестия вздохнула.</text:p>
      <text:p text:style-name="P53">–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53"/>
      <text:p text:style-name="P53">Я настороженно посмотрел на аликорницу.</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53"/>
      <text:p text:style-name="P53">Селестия отпила из чашки и задумалась.</text:p>
      <text:p text:style-name="P53"/>
      <text:p text:style-name="P53">–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53">Селестия вытянула шею и положила голову на траву.</text:p>
      <text:p text:style-name="P53">–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9">любви</text:span> начинаешь понимать только тогда, когда <text:span text:style-name="T69">е</text:span>ё почти не остаётся.</text:p>
      <text:p text:style-name="P53"/>
      <text:p text:style-name="P53">Я уловил некоторую нестыковку в словах Селестии.</text:p>
      <text:p text:style-name="P53">–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53">Селестия задумалась, машинально ковыряя копытом ямку под валуном.</text:p>
      <text:p text:style-name="P53">–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Он, вроде, не моложе вас. Тем-не-менее, он определённо «подъезжал» к Луне тогда, в развалинах.</text:p>
      <text:p text:style-name="P53"/>
      <text:p text:style-name="P53">Селестия саркастически фыркнула.</text:p>
      <text:p text:style-name="P53">–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text:soft-page-break/></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53"/>
      <text:p text:style-name="P64">День 137344</text:p>
      <text:p text:style-name="P6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4">…</text:p>
      <text:p text:style-name="P64">День 287651</text:p>
      <text:p text:style-name="P6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4">…</text:p>
      <text:p text:style-name="P64">День 364886</text:p>
      <text:p text:style-name="P64">О небо, как я мечтаю, чтобы это поскорее закончилось! Сестра, приди скорей!</text:p>
      <text:p text:style-name="P53"/>
      <text:p text:style-name="P53">Селестия со вздохом захлопнула книгу и вернула её на место.</text:p>
      <text:p text:style-name="P53">–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
      <text:p text:style-name="P53">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53">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53"/>
      <text:p text:style-name="P53">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53"/>
      <text:p text:style-name="P53">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53"/>
      <text:p text:style-name="P53">Селестия вскочила с места.</text:p>
      <text:p text:style-name="P53"><text:soft-page-break/>– АЙ-Я-Я-Я-Я-Й!</text:p>
      <text:p text:style-name="P53">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53">–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53"/>
      <text:p text:style-name="P53">Аликорница подпрыгнула, взбрыкнула и начала кружиться в обратную сторону.</text:p>
      <text:p text:style-name="P53">Это было до того забавно, что я неприлично заржал.</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
      <text:p text:style-name="P53">–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53">– Да ладно! Мне это ничего не стоило.</text:p>
      <text:p text:style-name="P53">Я вытащил руку из-под накрупника. Селестия прижала уши к голове и с обидой покосилась на меня.</text:p>
      <text:p text:style-name="P53">– Анонимус! Ты убрал муравьёв отнюдь не отовсюду! Некоторые участки ты обошёл.</text:p>
      <text:p text:style-name="P53"/>
      <text:p text:style-name="P53">Я застыл на месте.</text:p>
      <text:p text:style-name="P53">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53">– Принцесса… Я старался не наглеть, – пролепетал я чуть живой.</text:p>
      <text:p text:style-name="P53"/>
      <text:p text:style-name="P53">Селестия глубоко вздохнула и повернула ко мне голову.</text:p>
      <text:p text:style-name="P53">–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53">Я покрылся потом. Аликорница отвернулась от меня и стояла ровно, ожидая от меня действий.</text:p>
      <text:p text:style-name="P53"/>
      <text:p text:style-name="P53">– Т-ты хочешь, чтобы я…</text:p>
      <text:p text:style-name="P53">– Да! – твёрдо сказала Селестия. – Прогони их и там, куда боишься касаться. Не останавливайся. Мне нужна твоя помощь.</text:p>
      <text:p text:style-name="P53">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53">Стараясь унять дрожь, я снова просунул руку под накрупник и коснулся святая-святых…</text:p>
      <text:p text:style-name="P53"/>
      <text:p text:style-name="P53">…</text:p>
      <text:p text:style-name="P53"><text:soft-page-break/></text:p>
      <text:p text:style-name="P53">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53"/>
      <text:p text:style-name="P53">О-о-о-о-о!</text:p>
      <text:p text:style-name="P53">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53">О, боги!</text:p>
      <text:p text:style-name="P53">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53">Надо бы почитать на эту тему литературу в королевской библиотеке, чтобы не попасть впросак. А сейчас терпи, Анон, терпи!</text:p>
      <text:p text:style-name="P53">О-о-о-ох!</text:p>
      <text:p text:style-name="P53">Надо принять холодный душ по возвращению! Два душа! Три душа! Мастурбируй до посинения, Анон, и будет тебе счастье!!!</text:p>
      <text:p text:style-name="P53"/>
      <text:p text:style-name="P53">–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53"/>
      <text:p text:style-name="P53">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53"/>
      <text:p text:style-name="P53">Принцесса уже скрылась за густым можжевельником, когда мне пришла в голову мысль, заставившая меня ожесточённо чесать затылок.</text:p>
      <text:p text:style-name="P53">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53">Гм. Надо будет почитать про технику телепортации. Наверняка ты чего-то не учёл, Анон.</text:p>
      <text:p text:style-name="P53"/>
      <text:h text:style-name="P165" text:outline-level="2">8. Стыд</text:h>
      <text:p text:style-name="P152"/>
      <text:p text:style-name="P64">~~~ Завтра на семь в библиотеке. Селестия ~~~</text:p>
      <text:p text:style-name="P64"/>
      <text:p text:style-name="P53"><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53"/>
      <text:p text:style-name="P53">Норф носился по мастерской, окрылённый новообретённым учеником.</text:p>
      <text:p text:style-name="P53">–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53">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53"/>
      <text:p text:style-name="P53">–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3"/>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text:p text:style-name="P53">– На сегодня довольно. Я ж вижу, ты торопишься, – заметил Норф, просыпаясь.</text:p>
      <text:p text:style-name="P53">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
      <text:p text:style-name="P53">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53">– Завтра будешь? – спросил Норф. – Надо бы закончить заказ из <text:s/>Троттингема.</text:p>
      <text:p text:style-name="P53">– В полдень, как и всегда, – подтвердил я.</text:p>
      <text:p text:style-name="P53"/>
      <text:p text:style-name="P54"><text:soft-page-break/>***</text:p>
      <text:p text:style-name="P54"/>
      <text:p text:style-name="P53">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53">Я чуть не упал, когда моя нога оказалась в цепких объятиях. Уши заложило от радостного визга.</text:p>
      <text:p text:style-name="P53"/>
      <text:p text:style-name="P53">– Анон-Анон-Анон, привет-привет-привет!!!</text:p>
      <text:p text:style-name="P53">Индиго принялась прыгать вокруг меня, взбрыкивая от радости.</text:p>
      <text:p text:style-name="P53">– Во что мы будем играть сегодня?!!</text:p>
      <text:p text:style-name="P53">– Привет, Индиго. Сегодня мы не будем играть — мне надо встретиться кое с кем.</text:p>
      <text:p text:style-name="P53">– У-у-у… – разочарованно протянула единорожка. – Мну опечалена.</text:p>
      <text:p text:style-name="P53">– Зато я таки доделал змея. Держи, – я вручил воздушного змея Индиго. – Тебе осталось сделать ему хвост и можно будет запускать.</text:p>
      <text:p text:style-name="P53">– Угусь. Мну не интересно запускать его одной. Мну будет ждать тебя. В этом же месте.</text:p>
      <text:p text:style-name="P53">– В это же время. Завтра, – пообещал я.</text:p>
      <text:p text:style-name="P54"/>
      <text:p text:style-name="P54">***</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53"/>
      <text:p text:style-name="P53">– Здрасьте!</text:p>
      <text:p text:style-name="P53">Аликорница не ответила, всматриваясь в глобус.</text:p>
      <text:p text:style-name="P53">– Привет, говорю! – я подошёл вплотную и легонько постучал костяшками пальцев по шкафу.</text:p>
      <text:p text:style-name="P53"/>
      <text:p text:style-name="P53">– А, это ты, Анонимус? Рада тебя видеть, – аликорница рассеянно оторвалась от разноцветной сферы. – Как осваиваешься?</text:p>
      <text:p text:style-name="P53">– Нормально осваиваюсь. Работу себе нашёл. Вот, к Норфолку Каррусу в ученики записался.</text:p>
      <text:p text:style-name="P53">–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О, да, уже пять дней как. Так здорово снова чувствовать свои мышцы! Корсет был ужасен.</text:p>
      <text:p text:style-name="P53"/>
      <text:p text:style-name="P53">Аликорница прошлась передо мной с раскрытыми крыльями, демонстрируя восстановленную работоспособность.</text:p>
      <text:p text:style-name="P53">– Ну что же, рад за тебя, – я отвернулся, присел на край стола и стал изучать потолок. – Зачем вызывала?</text:p>
      <text:p text:style-name="P53"><text:soft-page-break/></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53"/>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ты станешь называть меня «Ваше Высочество»!</text:p>
      <text:p text:style-name="P53"/>
      <text:p text:style-name="P53">Меня прорвало.</text:p>
      <text:p text:style-name="P53">–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53">Я вытащил из заднего кармана брюк смятую записку с королевскими вензелями и бросил её под ноги Селестии.</text:p>
      <text:p text:style-name="P53"/>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
      <text:p text:style-name="P53">…</text:p>
      <text:p text:style-name="P53"/>
      <text:p text:style-name="P53">Селестия глубоко выдохнула <text:s/>и развернулась.</text:p>
      <text:p text:style-name="P53">–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53"/>
      <text:p text:style-name="P53">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53"/>
      <text:p text:style-name="P53">Я подошёл к аликорнице и прикоснулся к её шее.</text:p>
      <text:p text:style-name="P53">– Всё в порядке. Я тебя извиняю — и ценю твоё признание. Сам бы я ещё и не так себя повёл на твоём месте.</text:p>
      <text:p text:style-name="P53">– Да? А как бы ты себя повёл? – заинтересовалась Селестия.</text:p>
      <text:p text:style-name="P53">– Я бы не извинился. Огрызался и считал бы себя правым до последнего. Ещё и послал бы подальше.</text:p>
      <text:p text:style-name="P53"/>
      <text:p text:style-name="P53"><text:soft-page-break/>Аликорница насмешливо покачала головой.</text:p>
      <text:p text:style-name="P53">–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
      <text:p text:style-name="P53">Я снова присел на столик, теперь уже лицом к аликорнице.</text:p>
      <text:p text:style-name="P53">– Так что случилось? Куда ты пропадала? Рассказывай.</text:p>
      <text:p text:style-name="P53"/>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
      <text:p text:style-name="P53">Селестия с силой толкнула сферу по касательной. Континенты и океаны слились в серый фон во вращении. Аликорница повернулась ко мне.</text:p>
      <text:p text:style-name="P53">–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9">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9">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53">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53">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53"/>
      <text:p text:style-name="P53">Аликорница потёрла висок и растерянно посмотрела на меня. От меня не укрылись мешки под её глазами.</text:p>
      <text:p text:style-name="P53">–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53"/>
      <text:p text:style-name="P53">Опять эти тревожные заморочки о конце света! Впрочем, ты уже привык к ним, Анон.</text:p>
      <text:p text:style-name="P53"/>
      <text:p text:style-name="P53">Я обнял аликорницу, успокаивая.</text:p>
      <text:p text:style-name="P53">–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53"/>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53">Селестия проследовала к выходу, кивком головы приглашая меня следовать за ней.</text:p>
      <text:p text:style-name="P53"/>
      <text:p text:style-name="P53">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53"/>
      <text:p text:style-name="P53">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53"><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53"/>
      <text:p text:style-name="P53">–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 После чего медленно покачала головой.</text:p>
      <text:p text:style-name="P53">– <text:s/>Нам не туда. Идём, Анон. Я хочу показать тебе Эквестрию, – тихо сказала она.</text:p>
      <text:p text:style-name="P53"/>
      <text:p text:style-name="P53">Аликорница продолжила прогулку. Я плёлся за ней, кляня себя последними словами. Мне хотелось провалиться под землю, желательно в самый адище.</text:p>
      <text:p text:style-name="P53">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53"/>
      <text:p text:style-name="P53"><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53"/>
      <text:p text:style-name="P53">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53"/>
      <text:p text:style-name="P53">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53"/>
      <text:p text:style-name="P53">Взобравшись на галерею по винтовой лестнице крохотной сторожевой башенки, мы остановились у края.</text:p>
      <text:p text:style-name="P53">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53"/>
      <text:p text:style-name="P53">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text:p text:style-name="P53">– Что ты чувствуешь? – спросила аликорница.</text:p>
      <text:p text:style-name="P53"><text:soft-page-break/>– У меня нет слов. Ничего прекраснее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Аликорница присела на каменную поверхность и застыла, любуясь пейзажем.</text:p>
      <text:p text:style-name="P53"/>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53"/>
      <text:p text:style-name="P53">–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53">–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53">–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53"/>
      <text:p text:style-name="P53">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53"/>
      <text:p text:style-name="P53">Я с трудом оторвал взгляд от счастливой тройки.</text:p>
      <text:p text:style-name="P53">– Проблемы? Что за проблемы? Извини, я таки прослушал.</text:p>
      <text:p text:style-name="P53"/>
      <text:p text:style-name="P53">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53"/>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2">9</text:span>. Кошмары<text:span text:style-name="T1"> пегасов</text:span></text:h>
      <text:p text:style-name="P56"/>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9">—</text:span> осень, за осенью <text:span text:style-name="T29">—</text:span> зима. Если пошёл <text:soft-page-break/>дождь, должно быть мокро, если выпал снег <text:span text:style-name="T2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2">–</text:span> Постой, не торопись,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39"/>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54"/>
      <text:p text:style-name="P1"><text:span text:style-name="T12">–</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2">–</text:span> Эмм… Они… м-м-м… не больны… в некотором смысле… <text:span text:style-name="T12">–</text:span> гонец изо всех сил ковырял копытом п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2">—</text:span> в возможности летать. Добровольно отказаться от полётов для него <text:span text:style-name="T12">—</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20">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20"/>
      <text:p text:style-name="P20">– Представьтесь вашей принцесс<text:span text:style-name="T1">е</text:span>! – шикнул на пегасов сопровождающий стражник.</text:p>
      <text:p text:style-name="P20">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9">—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9">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2">—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20">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20"/>
      <text:p text:style-name="P1"><text:span text:style-name="T1">– </text:span><text:span text:style-name="T12">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6">Кто у нас такой красивый,</text:p>
      <text:p text:style-name="P6">Сильный, смелый, не плаксивый?</text:p>
      <text:p text:style-name="P6">Кто наш будущий герой?</text:p>
      <text:p text:style-name="P6">Жеребёнок удалой?</text:p>
      <text:p text:style-name="P6"/>
      <text:p text:style-name="P6">Не грусти, моя малышка,</text:p>
      <text:p text:style-name="P6">Улыбнись, моя глупышка,</text:p>
      <text:p text:style-name="P6">Слёзки вытри, причешись,</text:p>
      <text:p text:style-name="P6">От испуга отряхнись.</text:p>
      <text:p text:style-name="P6"/>
      <text:p text:style-name="P6">Я не враг тебе, родная,</text:p>
      <text:p text:style-name="P6">Я стою на страже края,</text:p>
      <text:p text:style-name="P6">Выдай, что страшит тебя?</text:p>
      <text:p text:style-name="P6">Не пугайся же меня!</text:p>
      <text:p text:style-name="P20"/>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2">–</text:span><text:span text:style-name="T56"> </text:span><text:span text:style-name="T2">Я</text:span><text:span text:style-name="T56">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9">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Ах, если б только сестра умела управляться со своими эмоциями так же, как с магией <text:span text:style-name="T12">—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53">–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53"/>
      <text:p text:style-name="P53">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53"/>
      <text:p text:style-name="P53">Ну что же, основное искусство правления <text:span text:style-name="T12">— умение делегировать полномочия. Вечером того же дня я села за письменный стол.</text:span></text:p>
      <text:p text:style-name="P41"/>
      <text:p text:style-name="P47">“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7">Мне понадобятся твои способности к поиску и систематизации информации, которые ты, не сомневаюсь, отточила, будучи библиотекарем Понивилля”…</text:p>
      <text:p text:style-name="P53"/>
      <text:p text:style-name="P54">***</text:p>
      <text:p text:style-name="P53"/>
      <text:p text:style-name="P53"><text:soft-page-break/>– Так ты поручила Твайлайт Спаркл расследование кошмаров жеребят?</text:p>
      <text:p text:style-name="P53">– Да, их и других подобных, начавшихся с той поры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2"> Как правило,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Селестия вздохнула.</text:p>
      <text:p text:style-name="P53">–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53"/>
      <text:p text:style-name="P53">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
      <text:p text:style-name="P53">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53"/>
      <text:p text:style-name="P53">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53"/>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text:p text:style-name="P53">–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2">—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53">– Нет проблем, Селестия. Я всё понимаю.</text:p>
      <text:p text:style-name="P53"/>
      <text:p text:style-name="P53">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53"/>
      <text:p text:style-name="P53">– Анониму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 Если хочешь.</text:p>
      <text:p text:style-name="P53">– Хорошо. До встречи, Сел.</text:p>
      <text:p text:style-name="P53">– До встречи, Анон.</text:p>
      <text:p text:style-name="P53"/>
      <text:h text:style-name="Heading_20_2" text:outline-level="2"><text:span text:style-name="T12">10</text:span>. (40*<text:span text:style-name="T12">ctg(Pi/4)-6)/(ln(e)-sin(0))</text:span></text:h>
      <text:p text:style-name="P53"/>
      <text:p text:style-name="P64">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2">— оставить тебе напутствие.</text:span></text:p>
      <text:p text:style-name="P47"/>
      <text:p text:style-name="P64"><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7"/>
      <text:p text:style-name="P64"><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text:span></text:p>
      <text:p text:style-name="P47">Брось. </text:p>
      <text:p text:style-name="P64"><text:span text:style-name="T12">Прежде чем обижаться, вспомни свой собственный мир. Так ли он хорош? Счастлив ли ты в нём? </text:span>Можешь ли ты сказать, что он лучше этого?</text:p>
      <text:p text:style-name="P64"><text:soft-page-break/>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В этом его слабость <text:span text:style-name="T12">— </text:span>он может меняться и в плохую сторону. От тебя зависит, в какую.</text:p>
      <text:p text:style-name="P64"/>
      <text:p text:style-name="P64">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4">Удачи!</text:p>
      <text:p text:style-name="P64"/>
      <text:p text:style-name="P41">…</text:p>
      <text:p text:style-name="P41"/>
      <text:p text:style-name="P41">Я зевнул.</text:p>
      <text:p text:style-name="P53">Тоже мне, философ выискался, Диоген копытный! Вот не люблю, когда всякие "гуру" с глубокомысленным видом порют чушь. Эквестрия <text:span text:style-name="T14">—</text:span> чудесная страна, пони <text:span text:style-name="T14">— </text:span><text:span text:style-name="T12">прекрасные создания, хоть и малость не от мира сего! Чисто, культурно, вежливо. Дворецкий </text:span><text:span text:style-name="T14">—</text:span><text:span text:style-name="T12"> скопидом, конечно, но это работа у него такая. </text:span>Блин, м<text:span text:style-name="T12">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41"/>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Анонимус.</text:p>
      <text:p text:style-name="P1">Я захлопнул трактат<text:span text:style-name="T12">.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20"/>
      <text:p text:style-name="P1"><text:span text:style-name="T12">–</text:span> Уже иду. Где я могу её найти?</text:p>
      <text:p text:style-name="P1"><text:span text:style-name="T12">–</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20">– А что, мой друг, э-э-э…</text:p>
      <text:p text:style-name="P20">– Калрус. Калрус Клодвэй. Не могу вспомнить день, когда мы подружились, – подчёркнуто вежливо ответил пегас.</text:p>
      <text:p text:style-name="P20">–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20">Я подмигнул пегасу.</text:p>
      <text:p text:style-name="P20"/>
      <text:p text:style-name="P20">Мужик мужика поймёт, Анон!</text:p>
      <text:p text:style-name="P20"/>
      <text:p text:style-name="P20">– О-о-о, вам повезло! – оживился пегас. – Я как раз знаю о таком местечке!</text:p>
      <text:p text:style-name="P20">Пегас вернул мне подмигивание.</text:p>
      <text:p text:style-name="P20"><text:soft-page-break/>– Несомненно, вам будет там интересно! Там много двуногих… самок.</text:p>
      <text:p text:style-name="P20">Пегас причмокнул и завёл глаза.</text:p>
      <text:p text:style-name="P20"/>
      <text:p text:style-name="P20">Ты всегда знал, что мужская солидарность не подведёт, Анон! Надо выставить этому парню пиво.</text:p>
      <text:p text:style-name="P20"/>
      <text:p text:style-name="P20">– И где же это место? – я полез в карман за блокнотом.</text:p>
      <text:p text:style-name="P1"><text:span text:style-name="T13">– Не слишком далеко отсюда. Два дня пути на дирижабле </text:span><text:span text:style-name="T38">— и приют для престарелых минотавров </text:span><text:span text:style-name="T54">“</text:span><text:span text:style-name="T55">Поле Кровожадной Брани</text:span><text:span text:style-name="T54">”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9"/>
      <text:p text:style-name="P79">Я скосил глаз на стражника. Тот сжал губы, но надувшиеся щёки выдавали еле сдерживаемое ржание.</text:p>
      <text:p text:style-name="P79">Проклятье! Чёртов троллоло издевается надо мной! Лишь наше прибытие сдержало рвущиеся наружу ругательства.</text:p>
      <text:p text:style-name="P79"/>
      <text:p text:style-name="P1"><text:span text:style-name="T59">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8">— пускай спускается ко мне в парк или библиотеку</text:span><text:span text:style-name="T4">!</text:span></text:p>
      <text:p text:style-name="P11"/>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9">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8">— книжный шкаф и напольная подставка для чтения с </text:span><text:span text:style-name="T29">упором в виде </text:span><text:span text:style-name="T38">голов</text:span><text:span text:style-name="T29">ы</text:span><text:span text:style-name="T38">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9">жаровни</text:span><text:span text:style-name="T38"> и фонтанчик</text:span><text:span text:style-name="T29">а</text:span><text:span text:style-name="T38">. </text:span><text:span text:style-name="T29">Каменный пол комнаты был покрыт розовым ковром с длиннейшим ворсом.</text:span><text:span text:style-name="T38"> </text:span><text:span text:style-name="T29">Его центр занимал высокий </text:span><text:span text:style-name="T38">кругл</text:span><text:span text:style-name="T29">ый</text:span><text:span text:style-name="T38"> </text:span><text:span text:style-name="T29">футон</text:span><text:span text:style-name="T38"> </text:span><text:span text:style-name="T29">с</text:span><text:span text:style-name="T38"> велик</text:span><text:span text:style-name="T29">им</text:span><text:span text:style-name="T38"> множество</text:span><text:span text:style-name="T29">м</text:span><text:span text:style-name="T38"> подушек. Среди них я с удивлением заметил плюшевую единорожку </text:span><text:span text:style-name="T29">фиолетового</text:span><text:span text:style-name="T38"> цвета. За полускрытым гардинами проёмом виднелся широкий балкон с низенькими пузатыми перилами. Пахло лавандовым маслом.</text:span></text:p>
      <text:p text:style-name="P41"/>
      <text:p text:style-name="P41">– Рада тебя видеть, Анон, – знакомый силуэт на балконе повернулся в мою сторону.</text:p>
      <text:p text:style-name="P41">Гардины раздвинулись и Селестия вошла в комнату.</text:p>
      <text:p text:style-name="P41"/>
      <text:p text:style-name="P41"><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41"/>
      <text:p text:style-name="P41">Думай о математике, Анон! Думай. О. Математике! Умножай дроби в столбик!</text:p>
      <text:p text:style-name="P41"/>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53">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
      <text:p text:style-name="P53">Держи себя в руках, Анон! Держи себя в руках!!! Вспоминай тригонометрию, если арифметика уже не помогает!</text:p>
      <text:p text:style-name="P53"/>
      <text:p text:style-name="P53">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53"/>
      <text:p text:style-name="P41">Селестия подошла к фонтанчику и начала набирать воду в серебряный чайник.</text:p>
      <text:p text:style-name="P41">–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53">Аликорница вздохнула и закатила глаза.</text:p>
      <text:p text:style-name="P41"><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3">Селестия печально покачала головой и осторожно подула в камин. Язычки пламени весело затанцевали среди головешек.</text:p>
      <text:p text:style-name="P53">Я скептически хмыкнул.</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
      <text:p text:style-name="P53">Аликорница смутилась.</text:p>
      <text:p text:style-name="P53">– Да, ты прав. Всё немного не так, как представляется со стороны. Хотя Лулу действительно управляет луной, я не трогаю солнце <text:span text:style-name="T12">—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2">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53"/>
      <text:p text:style-name="P41">Селестия тяжко вздохнула.</text:p>
      <text:p text:style-name="P53">–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2">.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text:span></text:p>
      <text:p text:style-name="P41">Селестия горько рассмеялась.</text:p>
      <text:p text:style-name="P53">– …<text:span text:style-name="T12">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2">— </text:span>не давать им окрепнуть настолько, чтобы они могли посеять смуту.</text:p>
      <text:p text:style-name="P53"/>
      <text:p text:style-name="P53">Огонь в камине разгорелся. <text:span text:style-name="T12">Селестия поставила чайник на кованную решётку, подошла к кухонной полке и задумалась.</text:span></text:p>
      <text:p text:style-name="P41"/>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41"><text:span text:style-name="T1">–</text:span> Спасибо, Селестия. Пожалуй, буду “кантерлотский королевский”.</text:p>
      <text:p text:style-name="P41"/>
      <text:p text:style-name="P53">Аликорница зыркнула на меня, недовольно сморщив нос.</text:p>
      <text:p text:style-name="P41"><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41"><text:soft-page-break/></text:p>
      <text:p text:style-name="P41">Селестия открыла шкафчик. Потянув зубами золотой шнурок, она вытащила чёрный с золотом пакетик. Я смутился.</text:p>
      <text:p text:style-name="P41"><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41">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41"/>
      <text:p text:style-name="P41"><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41"/>
      <text:p text:style-name="P41"><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Анон! Об тебя можно взгляд поцарапать!</text:p>
      <text:p text:style-name="P41"/>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
      <text:p text:style-name="P41">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41">Держи себя в руках, Анон! Держи. Себя. В руках. Иначе тебе придётся вспоминать правила вычисления логарифмов!</text:p>
      <text:p text:style-name="P41"/>
      <text:p text:style-name="P41"><text:span text:style-name="T1">–</text:span> Я не против. Я, как раз, за. Хотя мне непривычно, что приглашение передал стражник. Раньше ты сама приходила в библиотеку.</text:p>
      <text:p text:style-name="P41"/>
      <text:p text:style-name="P41"><text:span text:style-name="T1">Селестия</text:span> виновато сморщила нос.</text:p>
      <text:p text:style-name="P41"><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41"/>
      <text:p text:style-name="P41">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41"><text:soft-page-break/><text:span text:style-name="T1">–</text:span> Ну же, Анон, ты как деревянный! Расслабься! Можно подумать, тебя никогда раньше не приглашали на свидания!</text:p>
      <text:p text:style-name="P41"/>
      <text:p text:style-name="P41">Святые яйца! Анон, тебя пригласили на свидание!</text:p>
      <text:p text:style-name="P41">Я чувствовал, как краска заливает лицо. Уши стали горячими, как угли в камине.</text:p>
      <text:p text:style-name="P53"/>
      <text:p text:style-name="P41"><text:span text:style-name="T1">–</text:span> Эй, полегче! Ты пихаешься, как бульдозер!</text:p>
      <text:p text:style-name="P41"><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41"/>
      <text:p text:style-name="P41">Мне казалось, верхушка <text:span text:style-name="T1">моего </text:span>черепа сейчас взорвётся, чтобы выпустить пар внутри.</text:p>
      <text:p text:style-name="P41"/>
      <text:p text:style-name="P41">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41"/>
      <text:p text:style-name="P41"><text:span text:style-name="T1">–</text:span> Ты чего??? <text:span text:style-name="T1">–</text:span> я непонимающе уставился на аликорницу.</text:p>
      <text:p text:style-name="P41"><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57">Мне печалиться не стоит</text:p><text:p text:style-name="P157">Жизнь прекрасна и полна</text:p><text:p text:style-name="P157">Телом молода, душою —</text:p><text:p text:style-name="P157">Как дракон морской мудра</text:p><text:p text:style-name="P157"/><text:p text:style-name="P157">Я видала взлёт империй,</text:p><text:p text:style-name="P157">Я жила среди легенд,</text:p><text:p text:style-name="P157">Древней магии мистерий</text:p><text:p text:style-name="P157">Я прилежнейший студент</text:p><text:p text:style-name="P157"/><text:p text:style-name="P157">Обожаема народом,</text:p><text:p text:style-name="P157">Уважаема врагом —</text:p><text:p text:style-name="P157">Но друзья остались в прошлом,</text:p><text:p text:style-name="P157">Пустота пришла в мой дом</text:p><text:p text:style-name="P157"/><text:p text:style-name="P157">Одинока и печальна,</text:p><text:p text:style-name="P157">Недоступна и строга,</text:p><text:p text:style-name="P157">Потеряла изначальный</text:p><text:p text:style-name="P157">Смысл жизни навсегда</text:p><text:p text:style-name="P157"/><text:p text:style-name="P157">Жизнь моя теперь публична,</text:p><text:p text:style-name="P157">Жизнь моя теперь для всех,</text:p><text:p text:style-name="P157">В этом — горе, в этом — счастье,</text:p><text:p text:style-name="P157">В этом плач и в этом смех.</text:p></text:note-body></text:note>.</text:p>
      <text:p text:style-name="P41"/>
      <text:p text:style-name="P41"><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41"/>
      <text:p text:style-name="P41">Аликорница поводила носом над чашками и заметила:</text:p>
      <text:p text:style-name="P41"><text:soft-page-break/>– Кстати, пока чай будет настаиваться, можешь помыться. Ванная там, – она указала на дверь из дымчатого стекла.</text:p>
      <text:p text:style-name="P41">Только сейчас я заметил помещение, продолжающее в другую сторону выступ входного коридора.</text:p>
      <text:p text:style-name="P41"/>
      <text:p text:style-name="P53">Анон, тебе нужно напихать булыжников в карманы, чтобы не улететь под потолок от счастья!</text:p>
      <text:p text:style-name="P53"/>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
      <text:p text:style-name="P41">Я сидел на бортике бассейна и трогал пальцем ноги воду, когда дверь открылась.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41">Прозрачными были и бортики бассейна.</text:p>
      <text:p text:style-name="P41"/>
      <text:p text:style-name="P41">– Ты бы предупреждала, прежде чем войти, что ли? – просипел я.</text:p>
      <text:p text:style-name="P41"><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41">– Мёд. Или сахар. На твоё усмотрение.</text:p>
      <text:p text:style-name="P41">– Как скажешь, – нос <text:span text:style-name="T1">Селестии</text:span> скрылся за дверью.</text:p>
      <text:p text:style-name="P41"/>
      <text:p text:style-name="P41">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text:p text:style-name="P41">– О, ты уже?</text:p>
      <text:p text:style-name="P41">Аликорница поставила на поднос чашки и плетёнку с бубликами и подошла с ним к тюфяку.</text:p>
      <text:p text:style-name="P53">Я сомкнул колени и сжал в замок руки на груди. Дьявол, я начал чувствовать <text:s/>себя не в своей тарелке. Это зашло слишком далеко. Одно дело <text:span text:style-name="T12">— </text:span>фантазировать на эротические темы с фантастическим уклоном, и совсем другое <text:span text:style-name="T12">— </text:span>принимать в них участие! Ты слишком консервативен для этого, Анон!</text:p>
      <text:p text:style-name="P53"/>
      <text:p text:style-name="P53">Стараясь отвлечься, я спросил:</text:p>
      <text:p text:style-name="P41">– А зачем ты опустила жалюзи на окно в ванной? Оттуда такой обалденный вид!</text:p>
      <text:p text:style-name="P4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41"><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53"/>
      <text:p text:style-name="P41"><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53"/>
      <text:p text:style-name="P53">Статью украшала фотография перебинтованной Селестии, пытающейся прикрыть меня крыльями в то время, как я копошился сзади на табуретке.</text:p>
      <text:p text:style-name="P53"/>
      <text:p text:style-name="P53">– Примерно такие, – расхохоталась Селестия. <text:span text:style-name="T12">–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53">Селестия густо покраснела.</text:p>
      <text:p text:style-name="P53"/>
      <text:p text:style-name="P41">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text:p text:style-name="P41">–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41"/>
      <text:p text:style-name="P41">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41"/>
      <text:p text:style-name="P41">Я повернулся к <text:span text:style-name="T1">Селестии</text:span>.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53"/>
      <text:p text:style-name="P53">Копыто легло мне на плечо и мягко повалило на постель. Селестия легла рядом и тепло дунула мне в ухо.</text:p>
      <text:p text:style-name="P41">– <text:span text:style-name="T1">Анон, 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53"><text:soft-page-break/></text:p>
      <text:p text:style-name="P53">Селестия фыркнула.</text:p>
      <text:p text:style-name="P53">–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41"/>
      <text:p text:style-name="P53">Её ресницы щекотали мне щеку. Я повернулся к ней и буквально растворился в ласковом взгляде огромных фиалковых глаз.</text:p>
      <text:p text:style-name="P53">– Т-ты… предлагаешь мне заняться сексом? С т-тобой? Но… как?</text:p>
      <text:p text:style-name="P53"/>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
      <text:p text:style-name="P53">Селестия закатила глаза.</text:p>
      <text:p text:style-name="P53">–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
      <text:p text:style-name="P53">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53"/>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53"/>
      <text:p text:style-name="P53">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53"/>
      <text:p text:style-name="P53">НИ-ЧЕ-ГО!</text:p>
      <text:p text:style-name="P53"/>
      <text:p text:style-name="P53">Селестия осторожно высвободилась из-под меня и встала с постели.</text:p>
      <text:p text:style-name="P53">– Лежи спокойно, я сейчас, – муркнула она, поцеловав меня в ухо.</text:p>
      <text:p text:style-name="P53"><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12">–</text:span> Иногда хочется забыться, <text:span text:style-name="T12">–</text:span> перехватила мой взгляд аликорница, <text:span text:style-name="T12">–</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9"><text:span text:style-name="T12">–</text:span> А <text:span text:style-name="T1">водку</text:span> у вас принято пить?</text:p>
      <text:p text:style-name="P39"><text:span text:style-name="T12">–</text:span> Некоторые употребляют. Но правительница Эквестрии, пьющая кальвадос <text:span text:style-name="T1">—</text:span> это уже черезчур, <text:span text:style-name="T12">–</text:span> Селестия засмеялась.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9"/>
      <text:p text:style-name="P53">Достав из шкафчика заплесневевшую бутылку, Селестия что-то прикинула на глаз и наполнила её содержимым два бокала на полуметровых ножках.</text:p>
      <text:p text:style-name="P53">–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
      <text:p text:style-name="P53">Она ещё спрашивает! Тебя сейчас можно использовать вместо половичка под её копытами, Анон!</text:p>
      <text:p text:style-name="P53"/>
      <text:p text:style-name="P5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
      <text:p text:style-name="P53">Селес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41"/>
      <text:p text:style-name="P53"><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text:span></text:p>
      <text:p text:style-name="P53">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53"><text:soft-page-break/></text:p>
      <text:p text:style-name="P53">Наконец, я со вздохом отпрянул.</text:p>
      <text:p text:style-name="P53"><text:span text:style-name="T12">– Я несказанно рада, что, наконец-то, могу назвать тебя своим ближайшим другом, </text:span>– мурлыкнула Селестия. – <text:span text:style-name="T12">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
      <text:p text:style-name="P53"><text:span text:style-name="T12">– Это ты называешь </text:span>«<text:span text:style-name="T12">дружбой</text:span>»<text:span text:style-name="T12">? – с </text:span>улыбкой хмыкнул<text:span text:style-name="T12"> я. – </text:span>Мне нравится твоё чувство юмора.</text:p>
      <text:p text:style-name="P53">Аликорница в недоумении взглянула на меня.</text:p>
      <text:p text:style-name="P53"><text:span text:style-name="T12">– Анон, т</text:span>ебе не нравится моя дружба? Ты не принимаешь её? Ты чем-то недоволен?</text:p>
      <text:p text:style-name="P53"/>
      <text:p text:style-name="P53">Я расхохотался, <text:s/>чуть не поперхнулся водой, плескавшейся у подбородка.</text:p>
      <text:p text:style-name="P53"><text:span text:style-name="T12">– </text:span>Нет, что ты, Сел, не мели ерунды! Я всем доволен, я просто в восторге. Мне вообще кажется, что я попал в рай, прямо в храм любви,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поняла моих чувств к тебе. Я <text:span text:style-name="T12">— не друг, я — нечто большее. Я тебя </text:span>лю…</text:p>
      <text:p text:style-name="P53"/>
      <text:p text:style-name="P53">Копыто аликорницы закрыло мне рот прежде чем я успел договорить заветное слово.</text:p>
      <text:p text:style-name="P41">– Анон, не надо! – умоляюще произнесла аликорница. – Не продолжай! Пожалуйста!</text:p>
      <text:p text:style-name="P41"/>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
      <text:p text:style-name="P41">Селестия виновато закусила губу и отвернулась.</text:p>
      <text:p text:style-name="P41">–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41"/>
      <text:p text:style-name="P41">…</text:p>
      <text:p text:style-name="P41"/>
      <text:p text:style-name="P41">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41">Среди этого армагеддона стоял мой ангел-хранитель и шептал:</text:p>
      <text:p text:style-name="P41">– Анон… Я не смогу сделать тебя бессмертным… Мне очень жаль… Извини…</text:p>
      <text:p text:style-name="P41"/>
      <text:p text:style-name="P41">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1"><text:soft-page-break/>Слёзы злости душили меня, но я сдержался.</text:p>
      <text:p text:style-name="P41"/>
      <text:p text:style-name="P41">– Охренеть, – сказал я холодно. – А я прям напрашивался!</text:p>
      <text:p text:style-name="P41">Одиночество, отступившее перед мягким натиском аликорницы в последние <text:span text:style-name="T1">дни</text:span>, снова сковало стужей душу.</text:p>
      <text:p text:style-name="P41"/>
      <text:p text:style-name="P41">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41"/>
      <text:p text:style-name="P41">“… пожалуйста, останься…”</text:p>
      <text:p text:style-name="P41">…</text:p>
      <text:p text:style-name="P41">Где этот чёртов носок?!</text:p>
      <text:p text:style-name="P41">…</text:p>
      <text:p text:style-name="P41">“… пойми, это эффект лазурного вина…”</text:p>
      <text:p text:style-name="P41">…</text:p>
      <text:p text:style-name="P41">Джинсы узкие, блядь! На мокрое тело хрен натянешь!</text:p>
      <text:p text:style-name="P41">…</text:p>
      <text:p text:style-name="P41">“… ох, я глупая…”</text:p>
      <text:p text:style-name="P41">…</text:p>
      <text:p text:style-name="P41">Так, всё. Шмотки на мне, вроде, ничего не забыл.</text:p>
      <text:p text:style-name="P41"/>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11. <text:span text:style-name="T1">Прощание</text:span></text:h>
      <text:p text:style-name="P53"/>
      <text:p text:style-name="P41">– <text:span text:style-name="T1">Норф!.. Эй, Норф! Ты где?..</text:span></text:p>
      <text:p text:style-name="P53"/>
      <text:p text:style-name="P53">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53"/>
      <text:p text:style-name="P53">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54">***</text:p>
      <text:p text:style-name="P41"/>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9">«</text:span>сказочной обезьяне из Вечнодикого леса<text:span text:style-name="T29">»</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8">– </text:span><text:span text:style-name="T29">Говорят, в Додж-сити почти не осталось жителей. В местном депо перестали обслуживать паровозы из-за нехватки рабочих. Старик </text:span><text:span text:style-name="T38">–</text:span><text:span text:style-name="T29">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2">А из Пинто Крик уже месяц нет новостей…</text:span></text:p>
      <text:p text:style-name="P3"><text:span text:style-name="T38">– </text:span><text:span text:style-name="T42">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53"/>
      <text:p text:style-name="P53">…</text:p>
      <text:p text:style-name="P53"/>
      <text:p text:style-name="P20"><text:span text:style-name="T42">– </text:span>“<text:span text:style-name="T1">Что я могу сделать, чтобы вернуть всё назад?</text:span>”</text:p>
      <text:p text:style-name="P20"><text:span text:style-name="T42">– </text:span><text:span text:style-name="T29">Так и сказала?</text:span></text:p>
      <text:p text:style-name="P1"><text:span text:style-name="T38">– </text:span><text:span text:style-name="T29">Да, </text:span><text:span text:style-name="T30">Фэнси</text:span><text:span text:style-name="T2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20"><text:span text:style-name="T42">– </text:span><text:span text:style-name="T29">Что бы это значило, Флёр?</text:span></text:p>
      <text:p text:style-name="P20"><text:span text:style-name="T42">– </text:span><text:span text:style-name="T29">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
      <text:p text:style-name="P53">…</text:p>
      <text:p text:style-name="P53"/>
      <text:p text:style-name="P70">–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70">– Куда проваливаться?</text:p>
      <text:p text:style-name="P70">– Они не знают. В тех провалах не видно дна…</text:p>
      <text:p text:style-name="P70"/>
      <text:p text:style-name="P70">…</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70"><text:soft-page-break/>– Леди и джентльпони! Приём окончен! Её Высочество принцесса Селестия будет рада видеть <text:s/>вас в следующую среду!</text:p>
      <text:p text:style-name="P70"/>
      <text:p text:style-name="P70">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70"/>
      <text:p text:style-name="P70">… </text:p>
      <text:p text:style-name="P70"/>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2">–</text:span> <text:span text:style-name="T1">Ты</text:span>?</text:p>
      <text:p text:style-name="P40">– Привет, Селестия, – подчёркнуто нейтрально обратился я. – Как дела?</text:p>
      <text:p text:style-name="P40">– <text:span text:style-name="T1">Здравствуй,</text:span> <text:span text:style-name="T1">Анон</text:span>. <text:s/><text:span text:style-name="T1">М</text:span>ягко говоря, <text:span text:style-name="T1">н</text:span>е очень.</text:p>
      <text:p text:style-name="P40"/>
      <text:p text:style-name="P39"><text:span text:style-name="T12">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0"/>
      <text:p text:style-name="P40">–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2">–</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7">— </text:span><text:span text:style-name="T2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2">–</text:span> А почему вы не поселитесь в более пригодном для земледелия месте?</text:p>
      <text:p text:style-name="P1">Селестия вздохнула.</text:p>
      <text:p text:style-name="P40">–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5">— </text:span><text:span text:style-name="T66">и </text:span><text:span text:style-name="T8">н</text:span>ам некуда уйти в поисках лучшего места. Да и не так много этих мест.</text:p>
      <text:p text:style-name="P40"/>
      <text:p text:style-name="P40">Селестия подошла к фонтанчику, обмакнула в него копыто и провела им по лбу.</text:p>
      <text:p text:style-name="P40"><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
      <text:p text:style-name="P40">Я сделал вид, что не заметил полунамёка в последнем предложении. Выяснять отношения, как и мириться, мне не хотелось.</text:p>
      <text:p text:style-name="P40"/>
      <text:p text:style-name="P40">– Порадовать, к сожалению, нечем. Норфолк Каррус, исчез. Судя по всему, во сне.</text:p>
      <text:p text:style-name="P40">– Норф? О-о-о, нет!</text:p>
      <text:p text:style-name="P40"/>
      <text:p text:style-name="P40">Селестия в отчаянии села на пол, прижав копыто к виску. Голова её бессильно опустилась. Я никогда ещё не видел Селестию такой <text:span text:style-name="T6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40">–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40"/>
      <text:p text:style-name="P40">Аликорница подняла голову и <text:span text:style-name="T1">удручённо</text:span> посмотрела на меня.</text:p>
      <text:p text:style-name="P40">–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40">– Может, спросишь Луну, куда деваются пони? Сон по её части.</text:p>
      <text:p text:style-name="P39"><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40">– Мне поговорить с ней?</text:p>
      <text:p text:style-name="P39"><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1">– Ну зашибись. Тогда она обрадуется следующей новости: я ухожу.</text:p>
      <text:p text:style-name="P41"/>
      <text:p text:style-name="P41">Селестия еле заметно дрогнула ушами. Она отвернулась и молча смотрела в окно, не показывая эмоций.</text:p>
      <text:p text:style-name="P41">Я продолжил.</text:p>
      <text:p text:style-name="P41">–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
      <text:p text:style-name="P41">Я решил умолчать о том, что после перенесенного унижения мне было в тягость находиться рядом с Селестией. <text:span text:style-name="T69">Аликорница</text:span> и так выглядела неважно.</text:p>
      <text:p text:style-name="P41"><text:soft-page-break/></text:p>
      <text:p text:style-name="P41">Поза <text:span text:style-name="T69">Селестии</text:span> стала чуть менее скованной. На грани слышимости я уловил её вздох. Она наконец повернулась ко мне и слабо улыбнулась.</text:p>
      <text:p text:style-name="P41">–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41"/>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41"/>
      <text:p text:style-name="P41">–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41">Селестия пошла к выходу, увлекая меня за собой.</text:p>
      <text:p text:style-name="P41">–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1"/>
      <text:p text:style-name="P41">Явно Селестия заговаривает тебе зубы, Анон! Я подозрительно посмотрел на свёрток.</text:p>
      <text:p text:style-name="P41"/>
      <text:p text:style-name="P41">– А в мешочке что?</text:p>
      <text:p text:style-name="P41">Селестия скофуженно посмотрела в сторону.</text:p>
      <text:p text:style-name="P41">–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9">и </text:span>у грифонов, <text:span text:style-name="T69">и у зебр, и даже у минотавров</text:span>! Но если тебе понадобятся финансы или другие ресурсы — обращайся без сомнений.</text:p>
      <text:p text:style-name="P41"/>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53"/>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53"/>
      <text:p text:style-name="P41">–<text:span text:style-name="T1"> Отправляйся, Анон. Очень надеюсь на успех твоей миссии. Обязательно пиши!</text:span></text:p>
      <text:p text:style-name="P53">Селестия вышла из зала, подметая хвостом пол.</text:p>
      <text:p text:style-name="P41"><text:soft-page-break/></text:p>
      <text:p text:style-name="P42">***</text:p>
      <text:p text:style-name="P41"/>
      <text:p text:style-name="P49">“<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9"/>
      <text:p text:style-name="P56">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6"/>
      <text:p text:style-name="P56">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6">Но не сейчас.</text:p>
      <text:p text:style-name="P56"/>
      <text:p text:style-name="P56">Я встал, забросил сумку на плечо и двинулся к вокзалу.</text:p>
      <text:p text:style-name="P56"/>
      <text:p text:style-name="P46">***</text:p>
      <text:p text:style-name="P41"/>
      <text:p text:style-name="P47">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7">Но со временем магии стало меньше, а мир стал более <text:span text:style-name="T1">твёрд и реален</text:span>.</text:p>
      <text:p text:style-name="P47"/>
      <text:p text:style-name="P47">–<text:span text:style-name="T1"> Но магия есть и сейчас, ма-ам!</text:span></text:p>
      <text:p text:style-name="P47"><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4"/>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4">Так возникли пони, олени, бизоны и многие другие.</text:p>
      <text:p text:style-name="P64"/>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
      <text:p text:style-name="P47"><text:soft-page-break/>–<text:span text:style-name="T1"> Весь мир как Вечнодикий лес?</text:span></text:p>
      <text:p text:style-name="P64">–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4"/>
      <text:p text:style-name="P64">– Ма-ам, а со мной связан элементаль?</text:p>
      <text:p text:style-name="P64">– Конечно, Эйприл. В каждом из нас есть её бессмертная искорка.</text:p>
      <text:p text:style-name="P64"/>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6"/>
      <text:p text:style-name="P47"><text:span text:style-name="T1">– Конечно, мам! «День горящего очага» </text:span>— <text:span text:style-name="T1">верно?</text:span></text:p>
      <text:p text:style-name="P64">–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4">Так возникли аликорны.</text:p>
      <text:p text:style-name="P64"/>
      <text:p text:style-name="P64">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9">М</text:span>еняет <text:span text:style-name="T69">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4">Имя её было Селестия.</text:p>
      <text:p text:style-name="P64">За ней последовала и сестра её, <text:span text:style-name="T12">Луна</text:span>.</text:p>
      <text:p text:style-name="P64"/>
      <text:p text:style-name="P6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4">То есть, всегда.</text:p>
      <text:p text:style-name="P64"/>
      <text:p text:style-name="P64">Тут и сказке конец. А теперь, Эйприл, залазь на полку и закрывай глазки.</text:p>
      <text:p text:style-name="P64">– Ну ма-ам! Раскажи ещё что-нибудь! Про Сомбру! Или про Дискорда!</text:p>
      <text:p text:style-name="P64">–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4">– А почему только тебя? А меня? А дядю-<text:span text:style-name="T69">мино</text:span>тавра?</text:p>
      <text:p text:style-name="P64">– <text:s/>Тебя забрать я ему не дам. А в дядю не тыкай копытом, это невежливо! Спи уже, моя маленькая!</text:p>
      <text:p text:style-name="P64">– Поцелуй меня на ночь, ма-ам!</text:p>
      <text:p text:style-name="P64">– Конечно, моя хорошая…</text:p>
      <text:p text:style-name="P64"><text:soft-page-break/></text:p>
      <text:p text:style-name="P41"><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9"/>
      <text:h text:style-name="Heading_20_2" text:outline-level="2">12. Понивилль</text:h>
      <text:p text:style-name="P41"/>
      <text:p text:style-name="P40">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70"/>
      <text:p text:style-name="P70">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70"/>
      <text:p text:style-name="P40"><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9">.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56">И это ты ещё не видел, что творится в других министерствах, Анонимус! За тысячу лет Нашего отсутствия Сестра превратила М<text:span text:style-name="T27">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103"/>
      <text:p text:style-name="P52">***</text:p>
      <text:p text:style-name="P40"/>
      <text:p text:style-name="P40"><text:span text:style-name="T59">– </text:span><text:span text:style-name="T4">История Понивилля начинается с того благословенного дня, когда принцесса Селестия подарила семейству Эппл </text:span><text:span text:style-name="T59">— </text:span><text:span text:style-name="T4">тогда, правда, это ещё были Смиты </text:span><text:span text:style-name="T59">—</text:span><text:span text:style-name="T4"> землю у Вечнодикого леса под ферму…</text:span></text:p>
      <text:p text:style-name="P53">…</text:p>
      <text:p text:style-name="P53">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53">…</text:p>
      <text:p text:style-name="P53">– … Анонимус, вы меня слушаете? – мэр махала копытом у меня перед лицом.</text:p>
      <text:p text:style-name="P53">–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53">–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40"><text:span text:style-name="T4">– Спасибо! – перебил я чиновницу, – я уже обзавёлся одним пони – «другом». Всё, что меня сейчас интересует </text:span><text:span text:style-name="T59">— </text:span><text:span text:style-name="T4">снять жильё в аренду.</text:span></text:p>
      <text:p text:style-name="P53"><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53"/>
      <text:p text:style-name="P53">Душе было всё равно. Мой палец бесцельно блуждал по карте.</text:p>
      <text:p text:style-name="P53">–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53"/>
      <text:p text:style-name="P53">Ох, щит! Мой палец дёрнулся в угол карты.</text:p>
      <text:p text:style-name="P53"/>
      <text:p text:style-name="P41">–<text:span text:style-name="T1"> Вот этот подойдёт, </text:span>–<text:span text:style-name="T1"> я ткнул в квадратик на окраине.</text:span></text:p>
      <text:p text:style-name="P41">–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40"/>
      <text:p text:style-name="P40">Я полез в мешочек с деньгами.</text:p>
      <text:p text:style-name="P41">–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40"><text:span text:style-name="T1">Р</text:span>ука наткнулась на пакет.</text:p>
      <text:p text:style-name="P40"/>
      <text:p text:style-name="P41">– ?.. ??. ??? – мэр с отвалившейся челюстью пыталась осмыслить услышанное.</text:p>
      <text:p text:style-name="P41"/>
      <text:p text:style-name="P41">Я вытащил руку из мешочка. На ладони лежал пакет <text:span text:style-name="T1">с </text:span>ча<text:span text:style-name="T1">ем</text:span>.</text:p>
      <text:p text:style-name="P41">“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41"/>
      <text:p text:style-name="P41">–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41">– Правда, – улыбнулся <text:span text:style-name="T1">я</text:span>. – <text:span text:style-name="T1">Вам послышалось.</text:span></text:p>
      <text:p text:style-name="P41"/>
      <text:p text:style-name="P26">***</text:p>
      <text:p text:style-name="P20"/>
      <text:p text:style-name="P20">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20"/>
      <text:p text:style-name="P2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20"/>
      <text:p text:style-name="P20"><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8">–</text:span><text:span text:style-name="T29"> Эй, верзила, поосторожнее, лягать тя в пузо! Куда прёшься-то?</text:span></text:p>
      <text:p text:style-name="P53"/>
      <text:p text:style-name="P20">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2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20"/>
      <text:p text:style-name="P41">– Ты <text:span text:style-name="T1">шт</text:span>о, как-тя-там, впервые на базаре? Так таращишься по сторонам, как будто морковку с картохой впервые в жизни увидел.</text:p>
      <text:p text:style-name="P41"/>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text:p>
      <text:p text:style-name="P41"/>
      <text:p text:style-name="P41">–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1"/>
      <text:p text:style-name="P41">Так и есть! На крупе кобылки красовались три яблока. Вот только, блин, как её звали-то?</text:p>
      <text:p text:style-name="P41"/>
      <text:p text:style-name="P41">– <text:s/>Прошу прощения, Аппл… Эппл… Эпплхэт?</text:p>
      <text:p text:style-name="P41">–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41"><text:soft-page-break/>– Да ладно тебе, Эй-Джей! Вполне милое имя, – хихикнул дракончик с кукурузой, проходя мимо.</text:p>
      <text:p text:style-name="P41"/>
      <text:p text:style-name="P41">Ага, вот!</text:p>
      <text:p text:style-name="P41"/>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text:span text:style-name="T1">а</text:span> для всех остальных — тебя тоже! — Эпплджек.</text:p>
      <text:p text:style-name="P41"/>
      <text:p text:style-name="P41">Блин, опять облажался. Как-то хреново начинается знакомство с Понивиллем.</text:p>
      <text:p text:style-name="P41"/>
      <text:p text:style-name="P41">– Понял. А меня зовут <text:span text:style-name="T1">Анонимус. Для друзей </text:span>— <text:span text:style-name="T1">Анон</text:span>. Приятно было познакомиться, Эпплджек.</text:p>
      <text:p text:style-name="P41">Я повернулся было уходить.</text:p>
      <text:p text:style-name="P41"/>
      <text:p text:style-name="P41">– Э-э-э… <text:span text:style-name="T1">Анон</text:span>?</text:p>
      <text:p text:style-name="P41">– Да? – я повернулся обратно.</text:p>
      <text:p text:style-name="P41"/>
      <text:p text:style-name="P41">Поняха водила копытом по прилавку. Надвинутая на лоб шляпа скрывала выражение мордочки. </text:p>
      <text:p text:style-name="P41"/>
      <text:p text:style-name="P41">–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41"/>
      <text:p text:style-name="P41">Я вернулся к прилавку.</text:p>
      <text:p text:style-name="P41">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41"/>
      <text:p text:style-name="P41">– Сколько стоят вот эти? – указал я на пирамидку красных яблок размером с <text:span text:style-name="T1">четверть</text:span> арбуза каждое.</text:p>
      <text:p text:style-name="P41">– Ред <text:span text:style-name="T1">Гала</text:span>? Две серебряшки.</text:p>
      <text:p text:style-name="P41">– Куча?</text:p>
      <text:p text:style-name="P41">– Ну ты даёшь! – хмыкнула Эпплджек. – Даже не смешно.</text:p>
      <text:p text:style-name="P41">– Неужели штука?</text:p>
      <text:p text:style-name="P41"/>
      <text:p text:style-name="P41">Поня<text:span text:style-name="T1">х</text:span>а выпрыгнула из-за прилавка и смерила меня долгим взглядом.</text:p>
      <text:p text:style-name="P41">–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41">Я улыбнулся и кивнул в ответ. Ситуация начала выправляться.</text:p>
      <text:p text:style-name="P41"/>
      <text:p text:style-name="P41"><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41"/>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text:p text:style-name="P41">–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41">Поняшка набрала ложечку джема и предложила мне. </text:p>
      <text:p text:style-name="P41"/>
      <text:p text:style-name="P41">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41">Наконец, ко мне вернулся дар речи.</text:p>
      <text:p text:style-name="P41"/>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text:p text:style-name="P41">– Тебе, сахарок, как гостю города, сделаю скидку. Забирай за шестьдесят. Раньше меньше чем золотой не отдавала.</text:p>
      <text:p text:style-name="P41"/>
      <text:p text:style-name="P41">Расплачиваясь, я спросил:</text:p>
      <text:p text:style-name="P41">– Ты, случаем, не знаешь, как <text:span text:style-name="T1">найти Твайлайт Спаркл</text:span>?</text:p>
      <text:p text:style-name="P41">Эпплджек, вскинув копыто ко лбу, запричитала:</text:p>
      <text:p text:style-name="P41">–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41"/>
      <text:p text:style-name="P41">Тут Эпплджек прервалась и что есть силы замахала кому-то:</text:p>
      <text:p text:style-name="P41">– Рэр! Эй! Рэр! Давай к нам!</text:p>
      <text:p text:style-name="P41"/>
      <text:p text:style-name="P41">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1"><text:soft-page-break/></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1">–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41">– Эпплджек! Сколько можно повторять: <text:span text:style-name="T1">я </text:span>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узе шмотки.</text:p>
      <text:p text:style-name="P41">– Разница, как если бы тебя вместо огородницы назвали… ммм… <text:s/>реднеком. Пойдёмте, <text:span text:style-name="T1">Анон</text:span>.</text:p>
      <text:p text:style-name="P41"/>
      <text:p text:style-name="P41">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text:p text:style-name="P41">–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41">–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41">–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41"/>
      <text:p text:style-name="P41">Единорожка с серьёзным видом завела меня за угол и только после этого звонко расхохоталась.</text:p>
      <text:p text:style-name="P41">– Я думал, вы друзья, – заметил я.</text:p>
      <text:p text:style-name="P41"/>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1">– Не сомневаюсь. Мы в конце-концов неплохо поладили и она даже сделала мне скидку на вольт-яблочн<text:span text:style-name="T1">ый</text:span> джем.</text:p>
      <text:p text:style-name="P41">– А почём продала, если не секрет?</text:p>
      <text:p text:style-name="P41">– За шестьдесят бит.</text:p>
      <text:p text:style-name="P41">–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1"><text:soft-page-break/></text:p>
      <text:p text:style-name="P53">Рэрити оглянулась по сторонам и заговорчески подмигнула мне.</text:p>
      <text:p text:style-name="P4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41"/>
      <text:p text:style-name="P41">Единорожка чуть не подпрыгивала <text:span text:style-name="T1">на месте </text:span>от любопытства. Заметив мою отвалившуюся челюсть, она вновь рассмеялась.</text:p>
      <text:p text:style-name="P41"/>
      <text:p text:style-name="P4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41"/>
      <text:p text:style-name="P4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41">–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41"/>
      <text:p text:style-name="P4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1"/>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1"/>
      <text:p text:style-name="P41">Мы остановились перед деревом.</text:p>
      <text:p text:style-name="P41"><text:soft-page-break/>Даже не так. </text:p>
      <text:p text:style-name="P41">Мы остановились перед ДЕРЕВОМ!</text:p>
      <text:p text:style-name="P41"/>
      <text:p text:style-name="P41">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53"/>
      <text:p text:style-name="P41">–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
      <text:p text:style-name="P41">Единорожка удалилась, оставив <text:span text:style-name="T1">после себя лёгкий запах жасмина.</text:span></text:p>
      <text:p text:style-name="P41"/>
      <text:h text:style-name="Heading_20_2" text:outline-level="2">13. Расследование <text:span text:style-name="T1">Твайлайт Спаркл</text:span></text:h>
      <text:p text:style-name="P41"/>
      <text:p text:style-name="P41">– Э-э-э… Добрый день?</text:p>
      <text:p text:style-name="P41"/>
      <text:p text:style-name="P41">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41"/>
      <text:p text:style-name="P53">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53"/>
      <text:p text:style-name="P53">Мне показалось, или единорожка смотрела на меня малость раздражённо? Фолиант с громким стуком хлопнулся на пол.</text:p>
      <text:p text:style-name="P41">–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41"/>
      <text:p text:style-name="P41">Ёпт! Ещё один Шерлок Холмс на мою голову!</text:p>
      <text:p text:style-name="P41">– Извиняюсь за нескромность, а откуда тебе про меня известно?</text:p>
      <text:p text:style-name="P41"/>
      <text:p text:style-name="P41">Глаза книгоежки сузились, уши прижались к голове.</text:p>
      <text:p text:style-name="P41"><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41">Единорожку прервал нарастающий свист откуда-то снизу.</text:p>
      <text:p text:style-name="P41">– Ой-ёй! Совсем забыла про ускоритель! Минуточку!</text:p>
      <text:p text:style-name="P41">Твайлайт метнулась к лестнице в подвал.</text:p>
      <text:p text:style-name="P41"/>
      <text:p text:style-name="P1"><text:span text:style-name="T38">Я </text:span><text:span text:style-name="T29">присел на лавочку</text:span><text:span text:style-name="T38">. </text:span><text:span text:style-name="T29">Эй, мы так не договаривались! Сел, с какой стати ты решаешь за меня? Я не ребёнок, блин!</text:span></text:p>
      <text:p text:style-name="P41"/>
      <text:p text:style-name="P41">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41">– Привет, Спайк, – кивнул я ему.</text:p>
      <text:p text:style-name="P41">Дракончик молча указал когтем на дверь в подвал и приложил палец к губам. Затем кинул мне скомканный бумажный шарик.</text:p>
      <text:p text:style-name="P41"/>
      <text:p text:style-name="P47">“…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5">отнюдь не рекомендация</text:span><text:span text:style-name="T66">...</text:span>”</text:p>
      <text:p text:style-name="P41"/>
      <text:p text:style-name="P41">Смятый листок отправился в карман.</text:p>
      <text:p text:style-name="P41">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41">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41"/>
      <text:p text:style-name="P41">–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41"><text:span text:style-name="T1">Спайк</text:span> пожал плечами и принялся чистить кукурузу.</text:p>
      <text:p text:style-name="P41">–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41"/>
      <text:p text:style-name="P53">БДЫЩЬ!!!</text:p>
      <text:p text:style-name="P41"/>
      <text:p text:style-name="P41">Лестница в подвал осветилась вспышкой, пол под ногами подпрыгнул.</text:p>
      <text:p text:style-name="P41">– Ай, бля!</text:p>
      <text:p text:style-name="P41">Я съехал со скамьи на пол, пребольно ударившись спиной. Спайк выронил кукурузу и метнулся по ступенькам вниз.</text:p>
      <text:p text:style-name="P41"/>
      <text:p text:style-name="P41"><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41">– Твай, ты цела?! – Спайк подскочил к единорожке и принялся тушить тлеющий халат.</text:p>
      <text:p text:style-name="P41">–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53"/>
      <text:p text:style-name="P53">У меня волосы на загривке встали дыбом — у заучки чуть ли не слюна изо рта капала!</text:p>
      <text:p text:style-name="P53">Я прочистил горло.</text:p>
      <text:p text:style-name="P53"/>
      <text:p text:style-name="P41">–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53">– Упс!</text:p>
      <text:p text:style-name="P53">Глаза единорожки забегали.</text:p>
      <text:p text:style-name="P53"/>
      <text:p text:style-name="P41">– <text:span text:style-name="T1">Эмм… М-м-м… Мда. А, точно, вспоминаю что-то такое.</text:span></text:p>
      <text:p text:style-name="P53">Твайлайт вздохнула. Уши её обвисли.</text:p>
      <text:p text:style-name="P53"/>
      <text:p text:style-name="P1"><text:span text:style-name="T29">– Ну что же…</text:span><text:span text:style-name="T38"> Почту за честь работать </text:span><text:span text:style-name="T29">под твоим руководством, Анон</text:span><text:span text:style-name="T38">. Погоди немного, я </text:span><text:span text:style-name="T29">приведу себя в порядок</text:span><text:span text:style-name="T38"> и расскажу тебе, насколько далеко смогла продвинуться. Быть может… </text:span><text:span text:style-name="T29">–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41"><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1"/>
      <text:p text:style-name="P41">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41"/>
      <text:p text:style-name="P41">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41"/>
      <text:p text:style-name="P4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1"/>
      <text:p text:style-name="P41">Книгоежка аж затопала на месте.</text:p>
      <text:p text:style-name="P41">–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1"/>
      <text:p text:style-name="P41">…</text:p>
      <text:p text:style-name="P41">…</text:p>
      <text:p text:style-name="P41">…</text:p>
      <text:p text:style-name="P41"/>
      <text:p text:style-name="P41">– …и оборудовать подвал библиотеки бронекапсулой для безопасных испытаний!</text:p>
      <text:p text:style-name="P41"/>
      <text:p text:style-name="P41">–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53"/>
      <text:p text:style-name="P53">Единорожка заметно поскучнела.</text:p>
      <text:p text:style-name="P41">–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41"><text:span text:style-name="T1">– Ага, и тогда ты сможешь словить её фокальным усилителем и самой стать принцессой-аликорном, </text:span>– заметил Спайк.</text:p>
      <text:p text:style-name="P41">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41"/>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53">– Хм. Странно. А я помню, как ты вертелась перед зеркалом и говорила: «Ну почему я не…»</text:p>
      <text:p text:style-name="P53">–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53"/>
      <text:p text:style-name="P42">***</text:p>
      <text:p text:style-name="P41"/>
      <text:p text:style-name="P152"><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52"/>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паться когтем в зубах некрасиво! Тем более, при посторонних!</text:p>
      <text:p text:style-name="P53"><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2">«…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9"/>
      <text:p text:style-name="P53">– СПАЙК!!! Откуда ты взял этот листок?!! – Твайлайт покраснела, как варёный рак, и выхватила бумажку из моих рук.</text:p>
      <text:p text:style-name="P53">– У тебя в черновиках, разумеется. Ты сама сказала экономить бумагу, – пожал плечами дракончик.</text:p>
      <text:p text:style-name="P53"/>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Что-то я не помню, чтоб ты такое хотела!</text:p>
      <text:p text:style-name="P53">–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text:span>А<text:span text:style-name="T12"> что, если…”</text:span></text:p>
      <text:p text:style-name="P53"><text:span text:style-name="T12">–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53">–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text:span>ещё<text:span text:style-name="T12">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Рассказывай, – я устроился поудобнее. – Я тебя внимательно слушаю.</text:p>
      <text:p text:style-name="P53"/>
      <text:p text:style-name="P54">***</text:p>
      <text:p text:style-name="P41"/>
      <text:p text:style-name="P41">…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1"/>
      <text:p text:style-name="P41">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1">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41"/>
      <text:p text:style-name="P64">– Ага, он был закладкой в четвёртом номере «PlayMare», в разделе «Тридцать две позы, которые удивят вашу френдпони».</text:p>
      <text:p text:style-name="P64">– Спайк! Немедленно ложись спать!</text:p>
      <text:p text:style-name="P64">– Уже иду. Кукурузу только доем и иду.</text:p>
      <text:p text:style-name="P64">– Кстати, а что за безумие было у Стар Свирла?</text:p>
      <text:p text:style-name="P64">–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4">– <text:span text:style-name="T66">Надо же! Ты вторая пони в Эквестрии после Селестии, кто упоминает о людях. И то, Селестия отзывалась о нас, как о сказочных существах.</text:span></text:p>
      <text:p text:style-name="P64">–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4">– Гм-м. Как-нибудь потом.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text:p text:style-name="P53">–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53"/>
      <text:p text:style-name="P53">– То есть, эмм, мы должны сосредоточиться на том, что хотим увидеть?</text:p>
      <text:p text:style-name="P53">–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53"/>
      <text:p text:style-name="P53">–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53">–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2">— максимум двух пони, </text:span>после чего мне придётся восстанавливаться несколько месяцев<text:span text:style-name="T12">. С вами же я связана в круг Элементов Гармонии, что позволит мне вызвать магический резонанс и вовлечь в </text:span>«Прозрение» вас всех<text:span text:style-name="T12">. Поэтому я созвала вас и рассчитываю на вашу помощь.</text:span></text:p>
      <text:p text:style-name="P41"/>
      <text:p text:style-name="P53">–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53">–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53">– Эмм, если не опаснее радуги, это хорошо. Тогда я, пожалуй, не буду предупреждать Энджела…</text:p>
      <text:p text:style-name="P53"/>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поняши!</text:p>
      <text:p text:style-name="P53">– А кто ссорится-то, Твай? Рэрка думает, што никто не знает про её поникена-жеребца со вставным резиновым…</text:p>
      <text:p text:style-name="P53">– ЭППЛДЖЕК!!!</text:p>
      <text:p text:style-name="P53">– Я хотя б думать собираюсь об Эквестрии! И о том, што миру грозит опасность! Не то, што некоторые!</text:p>
      <text:p text:style-name="P53">–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41"/>
      <text:p text:style-name="P53">Я уселась на пуфике, а подруги заняли места на матрасах…</text:p>
      <text:p text:style-name="P64"/>
      <text:p text:style-name="P64">– Спайк, будь добр, принеси дневник эксперимента. Он в подвале, за шкафом с ретортами, в…</text:p>
      <text:p text:style-name="P64">– В сейфе, я в курсе.</text:p>
      <text:p text:style-name="P64"><text:soft-page-break/></text:p>
      <text:p text:style-name="P65">***</text:p>
      <text:p text:style-name="P87"/>
      <text:p text:style-name="P64">Дата: 12.04.2142 А.<text:span text:style-name="T12">C</text:span>.</text:p>
      <text:p text:style-name="P64">Эксперимент: заклинание Прозрения</text:p>
      <text:p text:style-name="P64">Испытуемая: Эпплджек</text:p>
      <text:p text:style-name="P64">Синопсис: запись сна со слов испытуемой</text:p>
      <text:p text:style-name="P64">Замечания: после эксперимента в гриве у испытуемой появился седой локон.</text:p>
      <text:p text:style-name="P65"/>
      <text:p text:style-name="P65">~~~</text:p>
      <text:p text:style-name="P65"/>
      <text:p text:style-name="P1">Я посмотрела на застывшее у моих ног<text:span text:style-name="T1"> тело</text:span>.</text:p>
      <text:p text:style-name="P1"/>
      <text:p text:style-name="P27">“Значит, всё. Вот как это бывает.”</text:p>
      <text:p text:style-name="P27"/>
      <text:p text:style-name="P1">В глубине лазарета тревожно загудел зуммер. Дверь палаты открылась, к моей койке подбежала медсестра.</text:p>
      <text:p text:style-name="P1"/>
      <text:p text:style-name="P27">“Как её зовут? Запамятовала… Дочка Бловбола, я его ещё последним втащила, прежде чем дверь затворилась. Как же её зовут-то?”</text:p>
      <text:p text:style-name="P27"/>
      <text:p text:style-name="P85">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7">“По-крайней мере, я снова могу бегать, пусть и в мире Зелёных Лугов. <text:span text:style-name="T1">Если они ещё где-то остались.</text:span>”</text:p>
      <text:p text:style-name="P27"/>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7"><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35">”</text:span></text:p>
      <text:p text:style-name="P67"/>
      <text:p text:style-name="P13">Я остановилась перед дверью. Четыре ярда брони отделяли меня от Эквестрии. Четыре ярда и двадцать пять лет.</text:p>
      <text:p text:style-name="P13"/>
      <text:p text:style-name="P27"><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5">ведь </text:span><text:span text:style-name="T41">я — одна из немногих, кто ещё видел тебя вживую. Пусть светит солнце, а уж найти Эпплснэка я смогу. Мне больше ничего не надо.”</text:span></text:p>
      <text:p text:style-name="P49"/>
      <text:p text:style-name="P3">Я прошла сквозь дверь.</text:p>
      <text:p text:style-name="P3"/>
      <text:p text:style-name="P3">Снаружи вставало солнце. Размытое <text:span text:style-name="T27">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9">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9">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1"> </text:span><text:span text:style-name="T36">Видения этих городов</text:span><text:span text:style-name="T51"> дрожали, <text:s/>пересекались </text:span><text:span text:style-name="T36">и постоянно множились</text:span><text:span text:style-name="T51">.</text:span></text:p>
      <text:p text:style-name="P51">У меня дико заболела голова, мне казалось, она вылезет из шляпы распухшим шаром. Я закрыла глаза.</text:p>
      <text:p text:style-name="P64"/>
      <text:p text:style-name="P64">Примечание: ПипБак? Стойло?</text:p>
      <text:p text:style-name="P1"/>
      <text:p text:style-name="P2">***</text:p>
      <text:p text:style-name="P1"/>
      <text:p text:style-name="P64">Дата: 12.04.<text:span text:style-name="T12">2142</text:span> А.С.</text:p>
      <text:p text:style-name="P64">Эксперимент: заклинание Прозрения</text:p>
      <text:p text:style-name="P64">Испытуемая: Рэйнбоу Дэш</text:p>
      <text:p text:style-name="P64">Синопсис: описание пробуждения испытуемой</text:p>
      <text:p text:style-name="P64">Замечания: испытуемая отказалась дать описание сна. «Гы-гы… Фигасе… Человеки рулят…» <text:span text:style-name="T16">—</text:span><text:span text:style-name="T17"> </text:span><text:span text:style-name="T66">всё, что удалось от неё добиться.</text:span></text:p>
      <text:p text:style-name="P1"><text:soft-page-break/></text:p>
      <text:p text:style-name="P26">~~~</text:p>
      <text:p text:style-name="P26"/>
      <text:p text:style-name="P27">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6">Примечание: человеки?</text:p>
      <text:p text:style-name="P6"/>
      <text:p text:style-name="P2">***</text:p>
      <text:p text:style-name="P53"/>
      <text:p text:style-name="P64">Дата: 12.04.<text:span text:style-name="T12">2142</text:span> А.С.</text:p>
      <text:p text:style-name="P64">Эксперимент: заклинание Прозрения</text:p>
      <text:p text:style-name="P64">Испытуемая: Рэрити</text:p>
      <text:p text:style-name="P64">Синопсис: запись сна со слов испытуемой</text:p>
      <text:p text:style-name="P64">Замечания: замечаний нет</text:p>
      <text:p text:style-name="P64"/>
      <text:p text:style-name="P48">~~~</text:p>
      <text:p text:style-name="P48"/>
      <text:p text:style-name="P1"><text:span text:style-name="T29">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2">—</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7"><text:span text:style-name="T1">Примечание:</text:span> <text:span text:style-name="T41">чёрный экран?</text:span></text:p>
      <text:p text:style-name="P49"/>
      <text:p text:style-name="P54">***</text:p>
      <text:p text:style-name="P53"/>
      <text:p text:style-name="P64">Дата: 12.04.<text:span text:style-name="T12">2142</text:span> А.С.</text:p>
      <text:p text:style-name="P64"><text:soft-page-break/>Эксперимент: заклинание Прозрения</text:p>
      <text:p text:style-name="P64">Испытуемая: Пинки Пай</text:p>
      <text:p text:style-name="P64">Синопсис: описание пробуждения испытуемой</text:p>
      <text:p text:style-name="P64">Замечания: испытуемая отказалась дать описание сна.</text:p>
      <text:p text:style-name="P64"/>
      <text:p text:style-name="P48">~~~</text:p>
      <text:p text:style-name="P48"/>
      <text:p text:style-name="P64">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4"/>
      <text:p text:style-name="P64">Примечание: через месяц волосы испытуемой пришли в обычное состояние, хотя при встрече с Рэйнбоу Дэш она по прежнему прячет глаза.</text:p>
      <text:p text:style-name="P64"/>
      <text:p text:style-name="P65">***</text:p>
      <text:p text:style-name="P64"/>
      <text:p text:style-name="P64">Дата: 12.04.<text:span text:style-name="T12">2142</text:span> А.С.</text:p>
      <text:p text:style-name="P64">Эксперимент: заклинание Прозрения</text:p>
      <text:p text:style-name="P64">Испытуемая: Флаттершай</text:p>
      <text:p text:style-name="P64">Синопсис: описание пробуждения испытуемой</text:p>
      <text:p text:style-name="P64">Замечания: получить описание сна оказалось невозможным. </text:p>
      <text:p text:style-name="P64"/>
      <text:p text:style-name="P48">~~~</text:p>
      <text:p text:style-name="P48"/>
      <text:p text:style-name="P64">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4"/>
      <text:p text:style-name="P64">* Примечание 1: при виде кексиков истерика случилась с Пинки Пай.</text:p>
      <text:p text:style-name="P64">Примечание 2: через месяц испытуемая избавилась от страха перед Рэйнбоу Дэш, хотя при виде радуги по-прежнему старается спрятаться.</text:p>
      <text:p text:style-name="P64"/>
      <text:p text:style-name="P2">***</text:p>
      <text:p text:style-name="P1"/>
      <text:p text:style-name="P27">Сим повелеваем прекратить дальнейшие эксперименты<text:span text:style-name="T27"> с использованием </text:span><text:span text:style-name="T28">заклинания Прозрения</text:span>, дабы не возмущать ткань сновидений и не подвергать опасности физическое и психическое здоровье пони!</text:p>
      <text:p text:style-name="P27"/>
      <text:p text:style-name="P28"><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9"/>
      <text:h text:style-name="Heading_20_2" text:outline-level="2">14. <text:span text:style-name="T1">Конец времён</text:span></text:h>
      <text:h text:style-name="Heading_20_2" text:outline-level="2"/>
      <text:p text:style-name="P58">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8">Обмакнув перо в чернила, я начал письмо.</text:p>
      <text:p text:style-name="P64"/>
      <text:p text:style-name="P64">Привет, Сел (несмотря ни на что, мне всё же хочется называть тебя так. Ты же не против?).</text:p>
      <text:p text:style-name="P64">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7">—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53"/>
      <text:p text:style-name="P53">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4"/>
      <text:p text:style-name="P108">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7">— </text:span>эта дрянь таки жрёт пони!</text:p>
      <text:p text:style-name="P64">Похоже, Большое Откровение <text:span text:style-name="T17">—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7">Смысл снов остальных участников опыта для меня остаётся загадкой. Посылаю тебе дневник эксперимента, это лучше всяких словесных описаний.</text:p>
      <text:p text:style-name="P64">Я уже говорил, что Луна запретила Твайлайт дальнейшие изыскания в этой сфере? Это создало юридическую преграду для исследований.</text:p>
      <text:p text:style-name="P53"/>
      <text:p text:style-name="P53">…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53"/>
      <text:p text:style-name="P64">Кроме того, Твайлайт в научном рвении сожгла кучу оборудования, что обусловило невозможность дальнейших исследований физически.</text:p>
      <text:p text:style-name="P64"/>
      <text:p text:style-name="P53"><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53"/>
      <text:p text:style-name="P53">Ась? Секунду назад там никого не было!</text:p>
      <text:p text:style-name="P53">Я моргнул, но пегаска не исчезла.</text:p>
      <text:p text:style-name="P53"/>
      <text:p text:style-name="P53">–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53">Лёгкой хрипотцой и короткой гривой пегаска вызывала ассоциации с мальчишкой.</text:p>
      <text:p text:style-name="P53"/>
      <text:p text:style-name="P53">– А что такого с твоим домом? – поинтересовался я.</text:p>
      <text:p text:style-name="P53">Пегаска почесала задней ногой за ухом. На худеньком теле неожиданно проступили рельефные мышцы.</text:p>
      <text:p text:style-name="P53">– Он опускается, – нехотя ответила пегаска и спрыгнула с подоконника. – Ещё пару месяцев — и я буду жить на земле, как какая-нибудь земнопони!</text:p>
      <text:p text:style-name="P53">Пегаска подошла к столу, встала на задние ноги и положила передние на столешницу.</text:p>
      <text:p text:style-name="P53"/>
      <text:p text:style-name="P53">– Рэйнбоу Дэш! – представилась пегаска. – А ты Анон, точняк?</text:p>
      <text:p text:style-name="P53">Пегаска протянула мне копыто.</text:p>
      <text:p text:style-name="P53"/>
      <text:p text:style-name="P53">Я уже протянул было руку, но тут увидел нечто, после чего мне на глаза медленно опустилась красная пелена.</text:p>
      <text:p text:style-name="P53"/>
      <text:p text:style-name="P53">Бля-а-а!</text:p>
      <text:p text:style-name="P53">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53"/>
      <text:p text:style-name="P53">Час работы к чёрту.</text:p>
      <text:p text:style-name="P53">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53"/>
      <text:p text:style-name="P53">– Так это… Я могу чем-нибудь помочь?</text:p>
      <text:p text:style-name="P53">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53"/>
      <text:p text:style-name="P53">– Можешь! – наконец придумал я, как мне казалось, остроумный ответ. – Надо принести кое-чего.</text:p>
      <text:p text:style-name="P53">–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53"><text:soft-page-break/>– Нет, так далеко не надо, – остановил я её с ухмылкой. – Сгоняй-ка за пивом. У меня как раз закончилось.</text:p>
      <text:p text:style-name="P53"/>
      <text:p text:style-name="P53">Пегаска застыла на месте, не веря услышанному.</text:p>
      <text:p text:style-name="P53">–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53"/>
      <text:p text:style-name="P53">Пегаска крутанулась на месте и молнией вылетела из комнаты — аж окно хлопнуло.</text:p>
      <text:p text:style-name="P53">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53"/>
      <text:p text:style-name="P64">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4"/>
      <text:p text:style-name="P53">БАЦ!</text:p>
      <text:p text:style-name="P53"/>
      <text:p text:style-name="P53">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53"/>
      <text:p text:style-name="P53">– Вот тебе твоё пиво, Анон! В жизни меня так не унижали!</text:p>
      <text:p text:style-name="P53">Пегаска смотрела на меня с вызовом и осуждением.</text:p>
      <text:p text:style-name="P53">– Извини, если пиво НЕ ТОЙ марки, но ты не удосужился назвать мне свою любимую! – съязвила Дэш.</text:p>
      <text:p text:style-name="P53"/>
      <text:p text:style-name="P53">Я набрал воздуха в грудь побольше, чтобы взорваться гневной отповедью, но, неожиданно для себя, рассмеялся.</text:p>
      <text:p text:style-name="P53">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53"/>
      <text:p text:style-name="P53">Смех рвался наружу мощым потоком, я просто ухахатывался, упав под стол.</text:p>
      <text:p text:style-name="P53"/>
      <text:p text:style-name="P53">– Странный ты какой-то! – заявила пегаска, озадаченно потирая затылок. – Сначала даёшь дурацкие задания, а потом сам же с них смеёшься.</text:p>
      <text:p text:style-name="P53">Дэш сложила передние ноги на груди и продолжила.</text:p>
      <text:p text:style-name="P53">–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53"/>
      <text:p text:style-name="P53">Я отсмеялся, наклонился через стол и потрепал пегаску по чёлке. Та в ответ с готовностью подставила голову.</text:p>
      <text:p text:style-name="P53"/>
      <text:p text:style-name="P53"><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53">–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53">…</text:p>
      <text:p text:style-name="P53">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53"/>
      <text:p text:style-name="P53">– Спасибо, что напомнила. Буду тебе признателен, если покажешь завтра утром, где живёт Зекора.</text:p>
      <text:p text:style-name="P53">Пегаска отрицательно помотала головой.</text:p>
      <text:p text:style-name="P53">–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53"/>
      <text:p text:style-name="P53">Вот чёрт! Походу, сон на сегодня отменяется. Я спрятал письмо в стол, накинул на плечи куртку и пошёл к выходу.</text:p>
      <text:p text:style-name="P53">Пегаска по-прежнему стояла у стола, делая вид, что её это не касается.</text:p>
      <text:p text:style-name="P53"/>
      <text:p text:style-name="P53">– Эмм. Так мы идём к Зекоре, или нет? Я думал, ты хотела помочь.</text:p>
      <text:p text:style-name="P53">Пегаска скорчила недовольную мордочку.</text:p>
      <text:p text:style-name="P53">– Вы, человеки, все такие не клёвые?</text:p>
      <text:p text:style-name="P53">– ?</text:p>
      <text:p text:style-name="P53">Пегаска принялась загибать копыта.</text:p>
      <text:p text:style-name="P53">– Я тебе принесла пиво — это раз! Подала идею с Зекорой — это два! А где моё вознаграждение???</text:p>
      <text:p text:style-name="P53"/>
      <text:p text:style-name="P53">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53"/>
      <text:p text:style-name="P53">– Сколько ты хочешь за помощь, Рэйнбоу Дэш? – спросил я ровным голосом и звякнул монетами.</text:p>
      <text:p text:style-name="P53">Пегаска скривила губы и отодвинула от себя мешочек.</text:p>
      <text:p text:style-name="P53">– Какой ты глупый! А ещё из Кантерлота! Мне не нужны твои серебряшки!</text:p>
      <text:p text:style-name="P53">– Чего же ты хочешь? Золотяшек? – саркастически спросил я.</text:p>
      <text:p text:style-name="P53"/>
      <text:p text:style-name="P53">Пегаска уселась вплотную и поддела головой мою руку.</text:p>
      <text:p text:style-name="P53">– Почесушек! И не говори мне, что не умеешь! Ты только что делал это совершенно бесплатно!</text:p>
      <text:p text:style-name="P53"/>
      <text:p text:style-name="P53">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53"><text:soft-page-break/>– Да. Да. Так. Гы. Ещё. Вот так. Кру-у-у-то-о-о!</text:p>
      <text:p text:style-name="P53"/>
      <text:p text:style-name="P53">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53">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53"/>
      <text:p text:style-name="P53">…</text:p>
      <text:p text:style-name="P53"/>
      <text:p text:style-name="P53">–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53">Пегаска с хрустом потянулась.</text:p>
      <text:p text:style-name="P53">– А я категорически против этого!</text:p>
      <text:p text:style-name="P41"/>
      <text:p text:style-name="P42">***</text:p>
      <text:p text:style-name="P41"/>
      <text:p text:style-name="P41">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41">Я старался шагать по шпалам, чтобы не сбивать шаг. Очертания пегаски расплывались впереди, на границе освещённого участка.</text:p>
      <text:p text:style-name="P41"/>
      <text:p text:style-name="P53">– И как там, в Кантерлоте? Прикольно? Давненько там не была.</text:p>
      <text:p text:style-name="P53">–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53">–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53">Пегаска мечтательно вздохнула.</text:p>
      <text:p text:style-name="P53">– Что за чувство? – я старался успевать за пегаской, для чего мне пришлось перейти на быстрый шаг.</text:p>
      <text:p text:style-name="P53">– Чувство абсолютной свободы. Когда тебя ничто не связывает и ты ничем не ограничен. Для пегаса это важно. Только в Клаудсдейле такое есть.</text:p>
      <text:p text:style-name="P53">Дэш вздохнула.</text:p>
      <text:p text:style-name="P53">– В жизни бы оттуда не слиняла, если бы не тёрки с некоторыми клаудсдейлскими идиотами.</text:p>
      <text:p text:style-name="P53"/>
      <text:p text:style-name="P53">Я не поверил своим ушам.</text:p>
      <text:p text:style-name="P53">– Тебе угрожали клаудсдейлские пегасы? Тебе пришлось бросить дом?</text:p>
      <text:p text:style-name="P53">Пегаска фыркнула.</text:p>
      <text:p text:style-name="P53">–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53"><text:soft-page-break/></text:p>
      <text:p text:style-name="P53">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53"/>
      <text:p text:style-name="P53">– Так и перестала бы с ними драться. В чём проблема?</text:p>
      <text:p text:style-name="P53">Я не мог различить выражения мордочки Дэш в полутьме, но сопение пегаски выдало её волнение.</text:p>
      <text:p text:style-name="P53">– Они задирали Флаттершай. Она не могла им ответить. Она же не я!</text:p>
      <text:p text:style-name="P53">– А ты хотела бы вернуться?</text:p>
      <text:p text:style-name="P53">– Нет! – пегаска остановилась перед выросшей из темноты палаткой. За открытым пологом стоял непроглядный мрак.</text:p>
      <text:p text:style-name="P53"/>
      <text:p text:style-name="P53">–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53">– А если она уже спит? – тоже шёпотом ответил я Дэш. – Как-то неудобно её будить.</text:p>
      <text:p text:style-name="P53"/>
      <text:p text:style-name="P53">– Входи, Тот-Кого-Нет, – раздался вдруг низкий голос в темноте. – И ты, маленькая пегаска, тоже не стой на пороге.</text:p>
      <text:p text:style-name="P53"/>
      <text:p text:style-name="P53">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53"/>
      <text:p text:style-name="P53">Я закашлялся. На табак это не похоже, зебра явно курила травку.</text:p>
      <text:p text:style-name="P53">– Добрый вечер! – начал я. – Мы не знакомы, но Рэйнбоу Дэш посоветовала мне обратиться к вам. Я ищу ответы на пару вопросов.</text:p>
      <text:p text:style-name="P53"/>
      <text:p text:style-name="P53">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53"/>
      <text:p text:style-name="P53">– Я ищу любую информацию про Великое Откровение и Чёрный Экран. Буду очень признателен, если…</text:p>
      <text:p text:style-name="P53">– Молчи! Ничего не говори! – перебила меня Зекора.</text:p>
      <text:p text:style-name="P53"/>
      <text:p text:style-name="P53">Заметив мой удивлённый взгляд, она объяснила:</text:p>
      <text:p text:style-name="P53">– Мало времени. Не у меня — у тебя. Другое Всё гонится за тобой и я не знаю, сколько тебе отмерено.</text:p>
      <text:p text:style-name="P53"/>
      <text:p text:style-name="P53">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53"><text:soft-page-break/>С чокнутыми лучше не спорить, Анон!</text:p>
      <text:p text:style-name="P53"/>
      <text:p text:style-name="P53">– У нашего народа есть предание о том, кто придёт в конце времён. Значит, я чувствовала правильно. Конец действительно близок.</text:p>
      <text:p text:style-name="P53">Зекора нашла нужную страницу и стала читать.</text:p>
      <text:p text:style-name="P64"/>
      <text:p text:style-name="P64">«…Старый Сенбе говорит вам, маленькие иго-го, и вам, взрослые воины Нзака, и вам <text:span text:style-name="T59">— </text:span>тем, кто будет читать слова глупого старика в конце времён.</text:p>
      <text:p text:style-name="P64">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4">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4">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4"/>
      <text:p text:style-name="P53">Зекора захлопнула книгу.</text:p>
      <text:p text:style-name="P53">– Это всё, что я могу сказать тебе, Тот-Кого-Нет.</text:p>
      <text:p text:style-name="P53"/>
      <text:p text:style-name="P53">Проклятье! И ради этого я тащился сюда посреди ночи?</text:p>
      <text:p text:style-name="P53"/>
      <text:p text:style-name="P53">–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53"/>
      <text:p text:style-name="P53">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53"/>
      <text:p text:style-name="P53">Я был готов к тому, что зебра разозлится и выставит меня из шатра. Но Зекора только фыркнула.</text:p>
      <text:p text:style-name="P53"/>
      <text:p text:style-name="P53">–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53"/>
      <text:p text:style-name="P53">Зебра усмехнулась. Я попытался пролепетать извинения, но зебра махнула копытом, показывая на выход и накинула тряпку на фонарь.</text:p>
      <text:p text:style-name="P53"/>
      <text:p text:style-name="P53">В наступившей темноте прозвучал голос Дэш:</text:p>
      <text:p text:style-name="P53"><text:soft-page-break/>– Зекора, почему ты называешь Анона Тем-Кого-Нет?</text:p>
      <text:p text:style-name="P53">В темноте сверкнула белозубая улыбка зебры.</text:p>
      <text:p text:style-name="P53">– Потому что когда я смотрю на дорогого твоему сердцу Анона, я вижу Ничто.</text:p>
      <text:p text:style-name="P53"/>
      <text:p text:style-name="P53">Мне стало нехорошо.</text:p>
      <text:p text:style-name="P53"/>
      <text:p text:style-name="P54">***</text:p>
      <text:p text:style-name="P53"/>
      <text:p text:style-name="P53">Мы возвращались по ночному лесу к железной дороге. Пегаска летела возле меня на высоте груди.</text:p>
      <text:p text:style-name="P53"/>
      <text:p text:style-name="P53">– Интересно, что Зекора имела в виду, когда говорила, что за тобой гонится Другое Всё? И как можно видеть Ничто?</text:p>
      <text:p text:style-name="P53">– Не обращай внимания. Когда курят траву, и не такое видят.</text:p>
      <text:p text:style-name="P53">–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53">Пегаска принялась боксировать воздух. Я расхохотался.</text:p>
      <text:p text:style-name="P53"/>
      <text:p text:style-name="P53">– Спасибо, Рэйнбоу Дэш! Я тронут.</text:p>
      <text:p text:style-name="P53">– Да ладно, Анон, чего уж там, – засмущалась пегаска. – Друзья иначе и не поступают. <text:span text:style-name="T66">И вот что. Зови меня Дэш! А то и мне придётся звать тебя полным именем, а я этого не выношу.</text:span></text:p>
      <text:p text:style-name="P53">Я кивнул и легонько хлопнул пегаску по крупу, принимая её предложение. Та скосила на меня вишнёвый глаз и фыркнула.</text:p>
      <text:p text:style-name="P53">–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53"/>
      <text:p text:style-name="P53">Я фейспалмнул.</text:p>
      <text:p text:style-name="P1"/>
      <text:h text:style-name="Heading_20_2" text:outline-level="2">15. День сурка</text:h>
      <text:p text:style-name="P20"/>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6">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text:span><text:soft-page-break/><text:span text:style-name="T12">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24"/>
      <text:p text:style-name="P11">Тропинка исчезла в снежном сугробе.</text:p>
      <text:p text:style-name="P11"/>
      <text:p text:style-name="P6">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6"/>
      <text:p text:style-name="P3">Дрожащий круг света наткнулся на очертания белой фигуры.</text:p>
      <text:p text:style-name="P53">– Здравствуй, Анон.</text:p>
      <text:p text:style-name="P53"/>
      <text:p text:style-name="P53">Я молча смотрел на неё, слегка пошатываясь. В голове воцарилась звенящая пустота.</text:p>
      <text:p text:style-name="P53"/>
      <text:p text:style-name="P53">Селестия шагнула мне навстречу.</text:p>
      <text:p text:style-name="P53">– Пожалуйста, прошу тебя, не думай так. Мы — не фантазия, мы — живые, мы — существуем! Когда ты так думаешь, я чувствую, как мир тает.</text:p>
      <text:p text:style-name="P53"/>
      <text:p text:style-name="P53">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53"/>
      <text:p text:style-name="P53">– Думаю как?</text:p>
      <text:p text:style-name="P53">– Думаешь, что мы — плод твоего воображения, отравленного наркотиком. Это не так. Прошу тебя…</text:p>
      <text:p text:style-name="P53">– А если вы — действительно мой бред? – съязвил я. – Вот сейчас протрезвею, и ты исчезнешь.</text:p>
      <text:p text:style-name="P53"/>
      <text:p text:style-name="P53">Порыв вьюги скрыл аликорницу в вихре снежинок. Её очертания расплылись во мгле.</text:p>
      <text:p text:style-name="P53"/>
      <text:p text:style-name="P53">– Эй, постой! Ты куда? Я пошутил! Погоди, не исчезай! Стой! Не оставляй меня здесь!!! Я пошутил!!!</text:p>
      <text:p text:style-name="P53">Я побежал вперёд, поскальзываясь и падая, всхлипывая и роняя бутылки в снег.</text:p>
      <text:p text:style-name="P53">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53">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32"/>
      <text:p text:style-name="P53">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53"/>
      <text:p text:style-name="P53"><text:soft-page-break/>–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53"/>
      <text:p text:style-name="P3"><text:span text:style-name="T42">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53">– Знаешь, я всё думал над твоими словами тогда. Ну, ты помнишь… В бассейне. Они всё ещё в силе? Я могу быть хотя бы твоим другом?</text:p>
      <text:p text:style-name="P53"/>
      <text:p text:style-name="P53">Аликорница тихо засмеялась, защекотав мне ухо.</text:p>
      <text:p text:style-name="P53">–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стужу. Я обнимал аликорницу и мне было хорошо.</text:p>
      <text:p text:style-name="P53"/>
      <text:p text:style-name="P3">Где-то вдали, на пределе слышимости послышался стук.</text:p>
      <text:p text:style-name="P3"/>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text:p>
      <text:p text:style-name="P53"/>
      <text:p text:style-name="P3">Стук стал громче.</text:p>
      <text:p text:style-name="P3"/>
      <text:p text:style-name="P53">–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53"/>
      <text:p text:style-name="P53">Я сжал объятия, чтобы удержать аликорницу. Та напрягла ноги и выровнялась.</text:p>
      <text:p text:style-name="P53">Тёплое дуновение взъерошило мои волосы.</text:p>
      <text:p text:style-name="P53">– Возвращайся, Анон, – шепнула Селестия. – Ты нужен Эквестрии.</text:p>
      <text:p text:style-name="P53">Я поднял голову.</text:p>
      <text:p text:style-name="P53"/>
      <text:p text:style-name="P53">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53"/>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53"/>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53"/>
      <text:p text:style-name="P3">ТУК-ТУК-ТУК!</text:p>
      <text:p text:style-name="P3"/>
      <text:p text:style-name="P53">– Что за ерунда? – Я схватился за голову, пытаясь не дать ей взорваться. Потом глянул вниз и схватился за другое. – Что за херня?!!</text:p>
      <text:p text:style-name="P53">Я вскочил в спешке и принялся одеваться.</text:p>
      <text:p text:style-name="P53"/>
      <text:p text:style-name="P53">БАЦ-БАЦ-БАЦ!!!</text:p>
      <text:p text:style-name="P53"/>
      <text:p text:style-name="P53">– Уже бегу!</text:p>
      <text:p text:style-name="P53">Одевая штаны, я попрыгал к двери на одной ноге. На пороге стояла серая пегаска с косящим взглядом.</text:p>
      <text:p text:style-name="P53"/>
      <text:p text:style-name="P53">– Привет, Анон.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10">***</text:p>
      <text:p text:style-name="P3"/>
      <text:p text:style-name="P1"><text:span text:style-name="T12">Солнечный лучик настойчиво пробивался сквозь плотно сомкнутые веки. Ветерок </text:span><text:span text:style-name="T1">щекотал уши и шуршал</text:span><text:span text:style-name="T12"> </text:span><text:span text:style-name="T1">занавесками открытого окна</text:span><text:span text:style-name="T12">. Я раскрыл глаза, в который раз наслаждаясь ясной головой </text:span><text:span text:style-name="T38">—</text:span><text:span text:style-name="T12"> роскошью, недоступной мне за </text:span><text:span text:style-name="T1">годы</text:span><text:span text:style-name="T12">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1">– Эээ! Это что же получается? Выходит, зря я яблоки <text:span text:style-name="T1">притащила</text:span>? Нам же не сидр нужен?</text:p>
      <text:p text:style-name="P41">–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12">заклинание П</text:span>розрения<text:span text:style-name="T12">.</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1"><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53">– Так причём тут ускоритель, Ску?! Говорю ж, это для заклинания Прозрения…</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
      <text:p text:style-name="P53">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53"><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родолжить аналогию с садовым шлангом <text:span text:style-name="T12">—</text:span> струя воды сметёт весь песок и может облить всех рядом присутствующих.</text:p>
      <text:p text:style-name="P53">– Правильно! – единорожка кивнула. – А ускоритель <text:span text:style-name="T12">—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29">– У меня недостаточно сил для контроля столь мощной энергии. И мне НЕ СТЫДНО в этом признаться! Я всего лишь единорог, не то, что некоторые!</text:span><text:span text:style-name="T38"> </text:span><text:span text:style-name="T29">Мощнее ускорителя только магия аликорнов и Элементов Гармонии. Если бы я была…</text:span><text:span text:style-name="T12">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text:span text:style-name="T1">Анон</text:span>.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105"><text:span text:style-name="T38">– Я </text:span><text:span text:style-name="T42">всегда буду оставаться в тени, </text:span><text:span text:style-name="T38">– </text:span><text:span text:style-name="T42">хлюпала книгоежка. </text:span><text:span text:style-name="T38">– </text:span><text:span text:style-name="T42">Мне не хватает сил, чтобы воспользоваться всеми знаниями, которые я освоила. Ведь даже заклинание «Последнего Шанса» я нашла!</text:span></text:p>
      <text:p text:style-name="P107"><text:span text:style-name="T12">– </text:span>Ты?!</text:p>
      <text:p text:style-name="P107"><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7"><text:span text:style-name="T12">–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7"><text:soft-page-break/><text:span text:style-name="T12">– </text:span>Не скажу. Заклинания Стар Свирла Бородатого если срабатывают, то без ошибок.</text:p>
      <text:p text:style-name="P53"><text:span text:style-name="T12">– Если </text:span>только <text:span text:style-name="T12">их правильно вызывают, – </text:span>пробурчал Спайк, возвращаясь в корзинку.</text:p>
      <text:p text:style-name="P53"/>
      <text:p text:style-name="P53">Я озадаченно взглянул на единорожку.</text:p>
      <text:p text:style-name="P39"><text:span text:style-name="T12">–</text:span> <text:span text:style-name="T1">Эмм. </text:span>Что он имел ввиду?</text:p>
      <text:p text:style-name="P39"><text:span text:style-name="T12">–</text:span> Ну, <text:span text:style-name="T12">–</text:span> Твайлайт смутилась, <text:span text:style-name="T12">–</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71">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2">–</text:span> <text:span text:style-name="T1">е</text:span>динорожка опустила голову.</text:p>
      <text:p text:style-name="P39"><text:span text:style-name="T12">– </text:span><text:span text:style-name="T1">Да, завершилось всё препаршиво. Принцесса Луна сказала, лучше бы её обратно на луну закинули.</text:span></text:p>
      <text:p text:style-name="P70"/>
      <text:p text:style-name="P70">Книгоежка с жаром закивала.</text:p>
      <text:p text:style-name="P39"><text:span text:style-name="T12">–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9"><text:span text:style-name="T12">– </text:span><text:span text:style-name="T1">Нет. И заводить не собираюсь!</text:span></text:p>
      <text:p text:style-name="P39"><text:span text:style-name="T12">– </text:span><text:span text:style-name="T1">Упс! Эмм… А друзья?</text:span></text:p>
      <text:p text:style-name="P39"><text:span text:style-name="T12">– </text:span><text:span text:style-name="T1">У меня был друг. Упал с крыши дома два месяца назад.</text:span></text:p>
      <text:p text:style-name="P70"/>
      <text:p text:style-name="P70">Уши единорожки опустились.</text:p>
      <text:p text:style-name="P1"><text:span text:style-name="T12">–</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2">–</text:span> Всё в порядке, Твайлайт.<text:span text:style-name="T12"> </text:span><text:span text:style-name="T1">Как бы то ни было,</text:span> <text:span text:style-name="T1">я готов рискнуть. Зекора сказала, что Великое Откровение мне не повредит, </text:span><text:span text:style-name="T28">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8">—</text:span><text:span text:style-name="T1"> к счастью, силы заклинания не хватило. Для того, чтобы я смог подойти вплотную</text:span><text:span text:style-name="T29">,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8">— и</text:span><text:span text:style-name="T1">наче ей вообще не было смысла тащить меня сюда.</text:span></text:p>
      <text:p text:style-name="P3"/>
      <text:p text:style-name="P20">–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20"><text:span text:style-name="T1">Твайлайт</text:span> покраснела и пробормотала нечто вроде: <text:span text:style-name="T29">«кстати, это идея…»</text:span></text:p>
      <text:p text:style-name="P53"/>
      <text:p text:style-name="P1"><text:span text:style-name="T12">–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2">– </text:span><text:span text:style-name="T1">Ерунда! Там стоит запрет только для пони. На приматах Луна экспериментировать не запрещала</text:span><text:span text:style-name="T29">.</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
      <text:p text:style-name="P53">«<text:span text:style-name="T25">Чужестранец-примат разбил сердце нашей обожаемой Селестии! Двор в отчаянии </text:span><text:span text:style-name="T16">— </text:span><text:span text:style-name="T25">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53"/>
      <text:p text:style-name="P53">Папарацци хреновы!</text:p>
      <text:p text:style-name="P53">У меня засосало под ложечкой. Понятно, что писаки преувеличивают. Но всё же… Всё же надо черкнуть коняге письмо. Спросить, всё ли в порядке?</text:p>
      <text:p text:style-name="P53"/>
      <text:p text:style-name="P53">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53"/>
      <text:p text:style-name="P53"><text:span text:style-name="T12">– </text:span>Привет, Эй-Джей! У тебя проблемы?</text:p>
      <text:p text:style-name="P53"><text:span text:style-name="T12">– </text:span>Привет, сахарок, <text:span text:style-name="T12">– </text:span>озабоченно поприветствовала меня фермерша. <text:span text:style-name="T12">–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
      <text:p text:style-name="P53"><text:span text:style-name="T12">– </text:span>А ты, Большой Мак, вместо того, ш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3"/>
      <text:p text:style-name="P53">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53"/>
      <text:p text:style-name="P53"><text:span text:style-name="T12">– </text:span>Думаю, я могу починить телегу. Только больших нагрузок эта ось уже не выдержит. Но до фермы худо-бедно доедете.</text:p>
      <text:p text:style-name="P53"/>
      <text:p text:style-name="P53">Эпплджек с сомнением посмотрела на меня.</text:p>
      <text:p text:style-name="P53"><text:span text:style-name="T12">– </text:span>Хошь сказать, ты в Кантерлоте у Селестии под крылышком телеги чинил? Или Рэр сбрехала про Селестию?</text:p>
      <text:p text:style-name="P53"/>
      <text:p text:style-name="P53"><text:soft-page-break/>Я мысленно ругнулся на языкатую единорожку и молча достал из внутреннего кармана куртки пенал с инструментами.</text:p>
      <text:p text:style-name="P53"/>
      <text:p text:style-name="P53">…</text:p>
      <text:p text:style-name="P53"/>
      <text:p text:style-name="P53">Собрав пожитки, я потолкал тележку назад-вперёд.</text:p>
      <text:p text:style-name="P53"><text:span text:style-name="T12">– Г</text:span>отово. Принимай работу, хозяйка!</text:p>
      <text:p text:style-name="P53"/>
      <text:p text:style-name="P53">Эпплджек присвистнула и стиснула меня в сокрушающих объятиях.</text:p>
      <text:p text:style-name="P53"><text:span text:style-name="T12">–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53">Кобылка строго посмотрела на брата.</text:p>
      <text:p text:style-name="P53"><text:span text:style-name="T12">– </text:span>А перегруза не будет, половину товара Макинтош на себе дотащит.</text:p>
      <text:p text:style-name="P53"/>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
      <text:p text:style-name="P53"><text:span text:style-name="T12">– </text:span>Этой… Бери… Сам делал… Ток не говори никому, лады?</text:p>
      <text:p text:style-name="P53">Я кивнул и сунул флягу за пазуху. Биг Мак молниеносно накрыл дерюгой подсумок и через мгновение за телегу заглянула Эпплджек.</text:p>
      <text:p text:style-name="P53"/>
      <text:p text:style-name="P53"><text:span text:style-name="T12">–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53"><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3"/>
      <text:p text:style-name="P53">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66">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66">объявляла вывеска.</text:span></text:p>
      <text:p text:style-name="P56"/>
      <text:p text:style-name="P56">Ну что же, Анон, если тебе повезёт, ты найдёшь тут пару блюд без травы!</text:p>
      <text:p text:style-name="P56"/>
      <text:p text:style-name="P56">…</text:p>
      <text:p text:style-name="P56"/>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53"><text:soft-page-break/>Единственный более-менее свободный столик был в углу, за древним музыкальным автоматом.</text:p>
      <text:p text:style-name="P53"/>
      <text:p text:style-name="P53"><text:span text:style-name="T12">– </text:span>Свободно? <text:span text:style-name="T12">– </text:span>спросил я у пони, сидящей за столиком.</text:p>
      <text:p text:style-name="P53"><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
      <text:p text:style-name="P53"><text:span text:style-name="T12">– </text:span>Пирог с грибами, яишницу и чизкейк,<text:span text:style-name="T12"> – </text:span>сообщил я подошедшей официантке.</text:p>
      <text:p text:style-name="P53"><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ак подушка, к тому же.</text:p>
      <text:p text:style-name="P53"><text:span text:style-name="T12">– </text:span>И салат «по-кантерлотски», <text:span text:style-name="T12">– добавил я к заказу я, удивляясь, причём тут подушка?</text:span></text:p>
      <text:p text:style-name="P55"/>
      <text:p text:style-name="P55">…</text:p>
      <text:p text:style-name="P55"/>
      <text:p text:style-name="P55">Я ел.</text:p>
      <text:p text:style-name="P55">Поняха мрачно смотрела на меня, положив голову на стол. Мне стало неловко от её тяжёлого взгляда и я попытался завести разговор.</text:p>
      <text:p text:style-name="P55"/>
      <text:p text:style-name="P55"><text:span text:style-name="T12">– </text:span>Вы, наверное, ждёте кого-то?</text:p>
      <text:p text:style-name="P55"><text:span text:style-name="T12">– </text:span>Неа.</text:p>
      <text:p text:style-name="P55"><text:span text:style-name="T12">– </text:span>Просто обедаете?</text:p>
      <text:p text:style-name="P55"><text:span text:style-name="T12">– </text:span>Неа.</text:p>
      <text:p text:style-name="P55"><text:span text:style-name="T12">– </text:span>Просто сидите и мрачно смотрите на меня?</text:p>
      <text:p text:style-name="P55"><text:span text:style-name="T12">– </text:span>Неа.</text:p>
      <text:p text:style-name="P55"/>
      <text:p text:style-name="P55">Хм, а эта пони не из разговорчивых.</text:p>
      <text:p text:style-name="P55"/>
      <text:p text:style-name="P55"><text:span text:style-name="T12">– </text:span>А что же вы делаете?</text:p>
      <text:p text:style-name="P55"><text:span text:style-name="T12">– </text:span>Веселюсь, <text:span text:style-name="T12">– </text:span>мрачно заявила пони.</text:p>
      <text:p text:style-name="P55"><text:span text:style-name="T12">– </text:span>Если я вас достал, то так и скажите. Извините.</text:p>
      <text:p text:style-name="P55"/>
      <text:p text:style-name="P55">Вот так и пытайся кому-то помочь, Анон! Благими намерениями…</text:p>
      <text:p text:style-name="P55">Я продолжил есть молча.</text:p>
      <text:p text:style-name="P55"/>
      <text:p text:style-name="P55">Неожиданно пони улыбнулась и подмигнула мне. Её сморщенная мордочка разгладилась и стала весьма милой.</text:p>
      <text:p text:style-name="P55"><text:span text:style-name="T12">– </text:span>Привет, Нон-нон!</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
      <text:p text:style-name="P55"><text:soft-page-break/><text:span text:style-name="T12">– </text:span>Мы с вами раньше встречались?</text:p>
      <text:p text:style-name="P55"><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5">Пони подняла голову со стола и села на табуретке прямо.</text:p>
      <text:p text:style-name="P55"><text:span text:style-name="T12">– </text:span>А кто такая ниссан-пикап? И куда ты её водишь? А меня туда сводишь?</text:p>
      <text:p text:style-name="P55"/>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5"/>
      <text:p text:style-name="P55"><text:span text:style-name="T12">– </text:span>Оставь, Салвер.<text:span text:style-name="T12"> </text:span>Ему за счёт заведения.</text:p>
      <text:p text:style-name="P53"><text:span text:style-name="T12">– </text:span>Ясно, мисс Пинки, <text:span text:style-name="T12">– </text:span>официантка кивнула и ушла.</text:p>
      <text:p text:style-name="P53"><text:span text:style-name="T12">– Ч</text:span>его-о-о?<text:span text:style-name="T12"> </text:span>Так это твой бар?</text:p>
      <text:p text:style-name="P53"><text:span text:style-name="T12">– </text:span>Агась, <text:span text:style-name="T12">– </text:span>поняха развела копыт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
      <text:p text:style-name="P53"><text:span text:style-name="T12">– </text:span>Тихо-тихо, <text:span text:style-name="T12">– </text:span>я оглянулся на посетителей. Поняху определённо надо было успокоить: шёпот Пинки, наверное, был слышен даже на улице. <text:span text:style-name="T12">– </text:span>Не вспоминай опять. Давай лучше выпьем на брудершафт. За знакомство.</text:p>
      <text:p text:style-name="P53"><text:span text:style-name="T12">– </text:span>Агась! <text:span text:style-name="T12">– согласно </text:span>кивнула пони, придвигая ко мне бутылку. <text:span text:style-name="T12">– </text:span>Хотя ты и так уже знаком со мной, глупенький Нон-нон, я не прочь, чтобы ты познакомился со мной ещё раз!</text:p>
      <text:p text:style-name="P53"/>
      <text:p text:style-name="P53">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
      <text:p text:style-name="P53"><text:span text:style-name="T12">– </text:span>У меня есть идея получше. <text:span text:style-name="T12">– </text:span>на свет показалась фляга Большого Макинтоша.</text:p>
      <text:p text:style-name="P53"><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2">– </text:span>Починил телегу. Только молчок про самогон, раз уж ты в курсе, <text:span text:style-name="T12">– </text:span>я разлил сидр по чашкам.</text:p>
      <text:p text:style-name="P53"><text:span text:style-name="T12">– </text:span>Да ты что?! Чтоб я раз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53"/>
      <text:p text:style-name="P53">Сидр Биг Мака на вкус был безобидным, чуть забродившим яблочным соком. Я опорожнил свою чашку и заявил Пинки:</text:p>
      <text:p text:style-name="P53"><text:span text:style-name="T12">– </text:span>Эт-то ты наз-зваишь с-суфер-д-дуфер-с-сильн..?</text:p>
      <text:p text:style-name="P53"><text:soft-page-break/></text:p>
      <text:p text:style-name="P53">?!!</text:p>
      <text:p text:style-name="P53"/>
      <text:p text:style-name="P53">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53"/>
      <text:p text:style-name="P53"><text:span text:style-name="T12">– У </text:span>тебя такая смешная мордочка! <text:span text:style-name="T12">– </text:span>захихикали Пинки, покачиваясь. <text:span text:style-name="T12">– </text:span>Как будто ты <text:span text:style-name="T66">подкову </text:span>в пироге обнаружил. Ик! Или Селестию в ванной.</text:p>
      <text:p text:style-name="P53"/>
      <text:p text:style-name="P53">Это сравнение пробудило во мне полузабытое воспоминание.</text:p>
      <text:p text:style-name="P53"><text:span text:style-name="T12">– </text:span>Эмм… Скажи-ка мне, мой друг П-п-пинки… Легенда про фаэри <text:span text:style-name="T17">— </text:span><text:span text:style-name="T66">эт правда?</text:span></text:p>
      <text:p text:style-name="P53"><text:span text:style-name="T17">– </text:span><text:span text:style-name="T66">Какая из? Их много, вообще-то. Ик!</text:span></text:p>
      <text:p text:style-name="P53"><text:span text:style-name="T17">– </text:span><text:span text:style-name="T66">Про принцесс. Про то, что они фаэри, спустившиеся с неба во плоти, чтоб помогать пони управлять Эквестрией?</text:span></text:p>
      <text:p text:style-name="P53"><text:span text:style-name="T17">– Н</text:span><text:span text:style-name="T66">он-нон, </text:span><text:span text:style-name="T17">– </text:span><text:span text:style-name="T66">захихикала Пинки, взъерошив копытами розовые кудряшки и попытавшись соорудить из них бороду, </text:span><text:span text:style-name="T17">– </text:span><text:span text:style-name="T6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53"><text:span text:style-name="T17">– </text:span><text:span text:style-name="T66">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7">– </text:span><text:span text:style-name="T66">Ты что-о-о! Нельзя любить фаэри! Она похитит твоё сердце, и ты будешь искать её, пока не… </text:span><text:span text:style-name="T17">– </text:span><text:span text:style-name="T66">Пинки погрузилась мордочкой в так и не съеденный салат «по-кантерлотски» и захрапела.</text:span></text:p>
      <text:p text:style-name="P53"><text:span text:style-name="T17">– </text:span><text:span text:style-name="T66">Пока не умру?</text:span></text:p>
      <text:p text:style-name="P53"><text:span text:style-name="T17">– </text:span><text:span text:style-name="T66">Нет, глупенький, </text:span><text:span text:style-name="T17">– </text:span><text:span text:style-name="T66">пробулькала Пинки из миски. </text:span><text:span text:style-name="T17">– </text:span><text:span text:style-name="T66">Пока не найдёшь.</text:span></text:p>
      <text:p text:style-name="P56"/>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
      <text:p text:style-name="P56">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
      <text:p text:style-name="P56">Холодок незаметно прокрался мне в душу и прояснил мозги. Я кинул взгляд на часы на стене. Было без десяти шесть.</text:p>
      <text:p text:style-name="P56"/>
      <text:p text:style-name="P56">Бля!</text:p>
      <text:p text:style-name="P56"/>
      <text:p text:style-name="P56">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2">–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6"/>
      <text:p text:style-name="P56">БАМММ!!!</text:p>
      <text:p text:style-name="P56"/>
      <text:p text:style-name="P56">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6"/>
      <text:p text:style-name="P56"><text:span text:style-name="T12">– </text:span>Судя по тому, как ты стремительно сбежал не попрощавшись, у тебя от меня проблемы, <text:span text:style-name="T12">– </text:span>заметила с укором кобылка. <text:span text:style-name="T12">– </text:span>Странно, мы, вроде, только сегодня познакомились.</text:p>
      <text:p text:style-name="P56"><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6"><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6"><text:span text:style-name="T12">– </text:span>У нас?</text:p>
      <text:p text:style-name="P56"/>
      <text:p text:style-name="P56">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6"/>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6"/>
      <text:p text:style-name="P56">Но недостаточное.</text:p>
      <text:p text:style-name="P56"/>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6"/>
      <text:p text:style-name="P56"><text:span text:style-name="T12">– </text:span>Сто-о-ой! <text:span text:style-name="T12">– </text:span>заорал я. <text:span text:style-name="T12">– </text:span>Выпрыгивай из бочки!!!</text:p>
      <text:p text:style-name="P56">Кобылка-пилот улыбнулась и постукала копытцем по шлему, показывая, что не слышит меня.</text:p>
      <text:p text:style-name="P56"><text:span text:style-name="T12">– </text:span>Выпрыгива-а-а… <text:span text:style-name="T12">– </text:span>мой крик утонул в рёве рвущихся фейерверков.</text:p>
      <text:p text:style-name="P56"/>
      <text:p text:style-name="P56"><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
      <text:p text:style-name="P56">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
      <text:p text:style-name="P56"><text:span text:style-name="T12">– </text:span>Э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6">Кобылка ткнула в бок белоснежную пони-единорога. Та раскрыла глаза и осмотрелась.</text:p>
      <text:p text:style-name="P56"/>
      <text:p text:style-name="P56"><text:span text:style-name="T12">– </text:span>Смотри, вот те и ответ на вопрос, куда деваются пони!</text:p>
      <text:p text:style-name="P56"><text:span text:style-name="T12">– </text:span>Где? <text:span text:style-name="T12">– </text:span>единорожка начала оглядываться.</text:p>
      <text:p text:style-name="P56"><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6"><text:span text:style-name="T12">– </text:span>И что? Я всё равно не пойму, куда деваются пони? И куда пропала Скуталу?</text:p>
      <text:p text:style-name="P56"><text:span text:style-name="T12">– Я </text:span>их ем, <text:span text:style-name="T12">– </text:span>зверски ухмыльнувшись, сообщил я кобылкам. <text:span text:style-name="T12">– </text:span>Мне нравятся пони. Особенно я люблю непослушных жеребят.</text:p>
      <text:p text:style-name="P56"/>
      <text:p text:style-name="P56">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6"/>
      <text:p text:style-name="P6">Кому: Человеку Анонимусу, Понивилль.</text:p>
      <text:p text:style-name="P6">От кого: Кантерлот, Дворец, Королевский Секретариат Её Высочества, Дневной Главы Диархии, Принцессы Селестии.</text:p>
      <text:p text:style-name="P53"/>
      <text:p text:style-name="P66">Приветствую тебя, мой маленький человек!</text:p>
      <text:p text:style-name="P66">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6"><text:soft-page-break/></text:p>
      <text:p text:style-name="P66">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6"/>
      <text:p text:style-name="P66">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2">—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2">— </text:span>ключ к решению проблем Эквестрии.</text:p>
      <text:p text:style-name="P66"/>
      <text:p text:style-name="P66">Очень хочу надеяться, что остальная часть дневника описывает<text:span text:style-name="T12">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6"/>
      <text:p text:style-name="P66">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6"/>
      <text:p text:style-name="P6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6"/>
      <text:p text:style-name="P66">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ерекочевали из снов в реальный мир.</text:p>
      <text:p text:style-name="P66"/>
      <text:p text:style-name="P66">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6"/>
      <text:p text:style-name="P6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6"/>
      <text:p text:style-name="P66"><text:soft-page-break/>Анон, мне крайне неудобно подгонять тебя.<text:span text:style-name="T12">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6"/>
      <text:p text:style-name="P6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6"/>
      <text:p text:style-name="P6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6">«<text:span text:style-name="T12">P.S. Н</text:span>е гневите мироздание воровством! <text:span text:style-name="T25">Обмен рулит</text:span>!»</text:p>
      <text:p text:style-name="P66"/>
      <text:p text:style-name="P66">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6"/>
      <text:p text:style-name="P66">До встречи, Анон!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6"/>
      <text:p text:style-name="P47">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7"/>
      <text:p text:style-name="P47">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4"/>
      <text:h text:style-name="Heading_20_2" text:outline-level="2">16. Фетлок</text:h>
      <text:p text:style-name="P91"/>
      <text:p text:style-name="P56"><text:span text:style-name="T12">–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12">– </text:span>Не отсылается. Глюк какой-то.</text:p>
      <text:p text:style-name="P56"/>
      <text:p text:style-name="P56"><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 написать солнцем «<text:span text:style-name="T12">х#й</text:span>» на небе, чем заставить пони-чинушу поступиться хотя бы запятой в должностных инструкциях!</text:p>
      <text:p text:style-name="P56"/>
      <text:p text:style-name="P56"><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6"><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6"/>
      <text:p text:style-name="P57">***</text:p>
      <text:p text:style-name="P5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6"><text:span text:style-name="T12">– </text:span>Это неправильно! <text:span text:style-name="T12">– </text:span>заявила Рэйнбоу Дэш, отвернувшись от окна.</text:p>
      <text:p text:style-name="P56"><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6"><text:span text:style-name="T12">– </text:span>Да я не про то! <text:span text:style-name="T12">– </text:span>отмахнулась пегаска. <text:span text:style-name="T12">– </text:span>Посмотри на поле.</text:p>
      <text:p text:style-name="P56"><text:span text:style-name="T12">– </text:span>И что? Поле как поле.</text:p>
      <text:p text:style-name="P56"><text:span text:style-name="T12">– </text:span>Оно не убрано, <text:span text:style-name="T12">– </text:span>мрачно ответила пегаска. <text:span text:style-name="T12">– </text:span>Ужас, сколько кукурузы пропадает!</text:p>
      <text:p text:style-name="P56">Я присмотрелся получше и указал ей на очередной городок, проносящийся за окном.</text:p>
      <text:p text:style-name="P56"><text:span text:style-name="T12">– </text:span>У самого посёлка поля убраны. Наверняка дойдёт дело и до остальных.</text:p>
      <text:p text:style-name="P56"><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6">Я выложил на платок горку сдобы от Пинки и предложил печеньку пегаске. Та покрутила носом.</text:p>
      <text:p text:style-name="P56"><text:span text:style-name="T12">– </text:span>Спасибо, но от плюшек у меня фланки округляются.</text:p>
      <text:p text:style-name="P56"><text:span text:style-name="T12">– </text:span>Да ладно тебе, Дэш! От одной не округлятся.</text:p>
      <text:p text:style-name="P56"><text:span text:style-name="T12">– </text:span>От одной —<text:span text:style-name="T12"> </text:span>нет. Но я же на одной не остановлюсь, <text:span text:style-name="T12">– п</text:span>егаска взяла карту и нахмурилась. <text:span text:style-name="T12">– </text:span>Да что ж такое, какого сена! Одни валеты идут!</text:p>
      <text:p text:style-name="P56"/>
      <text:p text:style-name="P56">За окном несколько пони работали в поле. Что-то странное было в их деятельности.<text:span text:style-name="T12"> </text:span>Как будто…</text:p>
      <text:p text:style-name="P56"><text:span text:style-name="T12">– О</text:span>но и понятно, что поля не убраны. Откуда же им быть убранными, когда на двух работающих пони целая толпа бездельников!</text:p>
      <text:p text:style-name="P56"/>
      <text:p text:style-name="P56"><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12">– </text:span>Они паслись… Ты можешь себе представить? Анон! Они ПАСЛИСЬ! Ели траву, как какие-то дикари! Фигня какая-то…</text:p>
      <text:p text:style-name="P56"/>
      <text:p text:style-name="P56">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6"/>
      <text:p text:style-name="P56">…</text:p>
      <text:p text:style-name="P56"/>
      <text:p text:style-name="P56">ВЖИИИИИИИИИ!!!</text:p>
      <text:p text:style-name="P56"/>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12">– </text:span>Что за…?</text:p>
      <text:p text:style-name="P56"/>
      <text:p text:style-name="P140">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40"/>
      <text:p text:style-name="P56"><text:span text:style-name="T12">– </text:span>Леди и джентльпони! Просьба не паниковать! Поезд дальше не идёт: впереди провал! <text:span text:style-name="T12">– </text:span>крикнул проводник.</text:p>
      <text:p text:style-name="P56"><text:span text:style-name="T12">– </text:span>Какой ещё, в дышло, провал? Я проезжал тут два дня назад!</text:p>
      <text:p text:style-name="P56"><text:span text:style-name="T12">– </text:span>Безобразие! Верните мне деньги за билет!</text:p>
      <text:p text:style-name="P56"><text:span text:style-name="T12">– </text:span>Как вы смеете! Я опоздаю в порт! Вы будете платить неустойку! <text:s/><text:span text:style-name="T12">– </text:span>послышались выкрики в толпе.</text:p>
      <text:p text:style-name="P56"/>
      <text:p text:style-name="P56">Проводник — седой земнопони стального цвета — поставил фонарь на пол и вытер со лба пот.</text:p>
      <text:p text:style-name="P56"><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6"/>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6">Я осторожно подошёл к краю и глянул вниз.</text:p>
      <text:p text:style-name="P56">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6"/>
      <text:p text:style-name="P56"><text:soft-page-break/><text:span text:style-name="T12">– </text:span>Эта дыра фиг знает на сколько длится! <text:span text:style-name="T12">– </text:span>заявила Дэш, выныривая из темноты. <text:span text:style-name="T12">–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6"/>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
      <text:p text:style-name="P56"><text:span text:style-name="T12">– </text:span>Дэш, нам надо на ту сторону.</text:p>
      <text:p text:style-name="P56">Пегаска развела копытами.</text:p>
      <text:p text:style-name="P56"><text:span text:style-name="T12">– </text:span>Нет проблем. Я могу тебя перенести.</text:p>
      <text:p text:style-name="P56">Я с сомнением посмотрел на пегаску. Дэш в холке была мне по пояс.</text:p>
      <text:p text:style-name="P56"><text:span text:style-name="T12">– </text:span>Ты точно в этом уверена?</text:p>
      <text:p text:style-name="P56"/>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
      <text:p text:style-name="P56"><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6"/>
      <text:p text:style-name="P56">Чёрт.</text:p>
      <text:p text:style-name="P56"/>
      <text:p text:style-name="P56"><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6"/>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6"/>
      <text:p text:style-name="P56">А что, это идея! Если «мостик» из висящих рельсов выдержал её, то выдержит и меня —<text:span text:style-name="T12"> </text:span>я уже давно заметил, что пони, за исключением пегасов, по весу были не легче, а то и тяжелее меня.</text:p>
      <text:p text:style-name="P56">Я поплевал на руки и сбросил рюкзак.</text:p>
      <text:p text:style-name="P56"/>
      <text:p text:style-name="P56"><text:soft-page-break/>…</text:p>
      <text:p text:style-name="P56"/>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
      <text:p text:style-name="P56">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6"/>
      <text:p text:style-name="P56">Разумеется, я посмотрел вниз.</text:p>
      <text:p text:style-name="P56"/>
      <text:p text:style-name="P56">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6"/>
      <text:p text:style-name="P56">…</text:p>
      <text:p text:style-name="P56"/>
      <text:p text:style-name="P56">Я валялся на насыпи с другой стороны Провала и трясся в лихорадке. От пережитого шока меня тошнило. Ёбаная Селестия!</text:p>
      <text:p text:style-name="P56"><text:span text:style-name="T12">– </text:span>Ты как, в порядке? Анон? <text:span text:style-name="T12">– п</text:span>егаска озабоченно потрогала меня за плечо. <text:span text:style-name="T12">–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12">– </text:span>Я чувствую, что только что упустил отличную возможность отлить на Вселенную!</text:p>
      <text:p text:style-name="P56"/>
      <text:p text:style-name="P57">***</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9"/>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6"><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56"/>
      <text:p text:style-name="P67">«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9">Принцесса Селестия Эквестрийская, Дневная Глава Диархии, Непобедимое Солнце, Защитница Кантерлота, Страж Эверфри и прочая, и прочая…» </text:span><text:span text:style-name="T39">– </text:span><text:span text:style-name="T43">прочитал охранник, близоруко щурясь.</text:span></text:p>
      <text:p text:style-name="P56"/>
      <text:p text:style-name="P56"><text:span text:style-name="T12">– </text:span>Удостоверение личности предъявлять? <text:span text:style-name="T12">– </text:span>осведомился я.</text:p>
      <text:p text:style-name="P56"><text:span text:style-name="T12">– </text:span>Ч-ч-человек А-а-анонимус? <text:span text:style-name="T12">– </text:span>заикаясь, переспросил охранник. Он присмотрелся ко мне получше и изо всех сил опустил копыто мне на ботинок.</text:p>
      <text:p text:style-name="P56"/>
      <text:p text:style-name="P56">Бляяя!!! Ах ты ж!!!</text:p>
      <text:p text:style-name="P56"/>
      <text:p text:style-name="P56">Хлопнула освобождённая дверь, изнутри клацнула щеколда.</text:p>
      <text:p text:style-name="P56"><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6"/>
      <text:p text:style-name="P56">Дэш, ни слова не говоря, прислонила ухо к двери.</text:p>
      <text:p text:style-name="P56"><text:span text:style-name="T12">– </text:span>Будешь смеяться, но именно этим он и занят. Вызывает полицию по телефону, <text:span text:style-name="T12">– </text:span>сообщила пегаска.</text:p>
      <text:p text:style-name="P56"><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12">– </text:span>Оп-па! <text:span text:style-name="T12">– </text:span>пегаска оторвала ухо от двери. <text:span text:style-name="T12">– Анон</text:span>, кажись, у нас проблемы. Надо сваливать отсюда. Долго объяснять. Из того, что я поняла, копы будут не на нашей стороне.</text:p>
      <text:p text:style-name="P56"/>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12">– </text:span>Сколько у нас времени?</text:p>
      <text:p text:style-name="P56"/>
      <text:p text:style-name="P56">Дэш почесала в затылке.</text:p>
      <text:p text:style-name="P56"><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2">– </text:span>двадцать пять минут у нас есть.</text:p>
      <text:p text:style-name="P56"><text:soft-page-break/></text:p>
      <text:p text:style-name="P56">Я с наслаждением захреначил ногой в стеклянную дверь павильона. Осколки стекла брызнули во все стороны.</text:p>
      <text:p text:style-name="P56"><text:span text:style-name="T12">–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Разумеется, полиция приехала, как только мы обнаружили эти чёртовы резонаторы — иначе ж и быть не могло!</text:p>
      <text:p text:style-name="P56"/>
      <text:p text:style-name="P56">…</text:p>
      <text:p text:style-name="P56"/>
      <text:p text:style-name="P56">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6"/>
      <text:p text:style-name="P56"><text:span text:style-name="T12">– “</text:span>Портативный магоэнергетический ускоритель «<text:span text:style-name="T16">Psyntel Rari2+ DDR</text:span>»,<text:span text:style-name="T12"> </text:span>демо-прототип<text:span text:style-name="T12">”, – </text:span>прочитал я на бирке. <text:span text:style-name="T12">– </text:span>Оно!</text:p>
      <text:p text:style-name="P56"/>
      <text:p text:style-name="P56">Снаружи послышался вой сирены и цокот множества копыт.</text:p>
      <text:p text:style-name="P56"><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
      <text:p text:style-name="P56">Пиздец! Мы с Дэш переглянулись.</text:p>
      <text:p text:style-name="P56"><text:span text:style-name="T12">– </text:span>Это твои двадцать минут? <text:span text:style-name="T12">– </text:span>возмутился я. <text:span text:style-name="T12">– </text:span>Да ещё и десяти не прошло!</text:p>
      <text:p text:style-name="P56">Дэш вымучено развела копытами.</text:p>
      <text:p text:style-name="P56"/>
      <text:p text:style-name="P56"><text:span text:style-name="T12">– Человек</text:span> Анонимус, здание окружено! Мы знаем, что ты внутри! Выходи добровольно, или будешь взят силой! <text:span text:style-name="T12">– </text:span>загремел усиленный мегафоном голос.</text:p>
      <text:p text:style-name="P56"/>
      <text:p text:style-name="P56">Я разбил топором стеклянные дверцы прибора и вытащил рубины.</text:p>
      <text:p text:style-name="P56"><text:span text:style-name="T12">–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6"/>
      <text:p text:style-name="P56">Пегаска отрицательно помотала головой.</text:p>
      <text:p text:style-name="P56"><text:span text:style-name="T12">– </text:span>Ну уж фигушки. Я тебя тут не оставлю.</text:p>
      <text:p text:style-name="P56"><text:soft-page-break/><text:span text:style-name="T12">– </text:span>Дэш! <text:span text:style-name="T12">– </text:span>взмолился я. <text:span text:style-name="T12">–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6"><text:span text:style-name="T12">– Н</text:span>е тупи! <text:span text:style-name="T12">– </text:span>упрямо мотнула головой пегаска. <text:span text:style-name="T12">– </text:span>Всё изменилось. Никто тебя не вытащит.</text:p>
      <text:p text:style-name="P56"/>
      <text:p text:style-name="P56">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
      <text:p text:style-name="P56"><text:span text:style-name="T12">– </text:span>Быстро за мной! <text:span text:style-name="T12">–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12">– Ю-</text:span>хууу<text:span text:style-name="T12">!!!</text:span></text:p>
      <text:p text:style-name="P43"/>
      <text:p text:style-name="P56">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
      <text:p text:style-name="P56">Пегаска стояла на последнем этаже в коридоре, с сомнением обозревая ряд дверей.</text:p>
      <text:p text:style-name="P56"><text:span text:style-name="T12">– </text:span>Где-то тут должна быть дверь на крышу. Не могли же они залазить туда по пожарной лестнице?</text:p>
      <text:p text:style-name="P56"/>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text:span></text:p>
      <text:p text:style-name="P56">Я подбежал к двери, к которой сходились красные стрелки со стилизованными изображениями пони, бегущих от огня, и стал рубить её топором.</text:p>
      <text:p text:style-name="P56"/>
      <text:p text:style-name="P56"><text:span text:style-name="T12">– Анон</text:span>, подвинься!</text:p>
      <text:p text:style-name="P56">Пегаска оттеснила меня крупом и повернулась к двери задом.</text:p>
      <text:p text:style-name="P56"/>
      <text:p text:style-name="P56">БАБАХ!!!</text:p>
      <text:p text:style-name="P56"/>
      <text:p text:style-name="P56">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
      <text:p text:style-name="P56"><text:span text:style-name="T12">– </text:span>Ты чего на меня так уставился? <text:span text:style-name="T12">– </text:span>подозрительно спросила пегаска.</text:p>
      <text:p text:style-name="P56"><text:span text:style-name="T12">– </text:span>Да так… Не ожидал, что ты такая…</text:p>
      <text:p text:style-name="P56"><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6"/>
      <text:p text:style-name="P56"><text:soft-page-break/>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
      <text:p text:style-name="P56"><text:span text:style-name="T12">– </text:span>Ну, теперь действуй! — я положил рубины в кошелёк, повесил его пегаске на шею и вдруг, сам для себя неожиданно, обнял её худенькое тело. <text:span text:style-name="T12">–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6"/>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
      <text:p text:style-name="P56"><text:span text:style-name="T12">– </text:span>Ты! Не! По! Нял! Те! Бе! Не! Льзя! Тут! Ос! Та! ВАТЬСЯ!!! <text:span text:style-name="T12">– </text:span>мощный толчок изнутри катапультировал её с люка.</text:p>
      <text:p text:style-name="P56"/>
      <text:p text:style-name="P56">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
      <text:p text:style-name="P56">Таких ругательств, что раздались через мгновение, ты в Эквестрии ещё не слыхал, Анон!</text:p>
      <text:p text:style-name="P56"/>
      <text:p text:style-name="P56">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6"/>
      <text:p text:style-name="P56"><text:span text:style-name="T12">– </text:span>Ты чего делаешь??! Пипец,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6"/>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6"/>
      <text:p text:style-name="P56">Некоторое время было тихо. Потом хлопнули ставни и чей-то сонный голос недовольно пробормотал:</text:p>
      <text:p text:style-name="P56"><text:span text:style-name="T12">– </text:span>Кто мешает нам спать после тяжкого выступления?</text:p>
      <text:p text:style-name="P56"/>
      <text:p text:style-name="P56">Я осторожно выглянул из куста.</text:p>
      <text:p text:style-name="P56"><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6">Птицы и цикады продолжили пение, прерванное нашим вторжением. </text:p>
      <text:p text:style-name="P56"/>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
      <text:p text:style-name="P56"><text:span text:style-name="T12">–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
      <text:p text:style-name="P56"><text:span text:style-name="T12">– </text:span>Так-так, посмотрим, что тут у нас. Ага. Гм. Это наверняка тот монстр-примат, о котором писали в газетах. Занятно.</text:p>
      <text:p text:style-name="P56">Я крутился в левитационном поле перед единорожкой как некий диковинный экспонат из шоу уродцев.</text:p>
      <text:p text:style-name="P56"><text:span text:style-name="T12">– </text:span>А это у нас кто? Гм-м. Пегаска. Вот так раз! Рэйнбоу Дэш! Какими судьбами?</text:p>
      <text:p text:style-name="P56"><text:span text:style-name="T12">– </text:span>ТРИКСИ! <text:span text:style-name="T12">– <text:s/></text:span>фейсхуфнула Дэш. <text:span text:style-name="T12">– </text:span>Во имя Селестии, ЧТО ты тут делаешь?!!</text:p>
      <text:p text:style-name="P56"><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6"/>
      <text:p text:style-name="P56">Так как дипломатические таланты пегаски явно оставляли желать лучшего, я решил взять переговоры в свои руки.</text:p>
      <text:p text:style-name="P56"><text:span text:style-name="T12">– </text:span>Эээ. Гм. Я дико извиняюсь, мы не знали, что вы спите днём, а то бы ни за что не стали вас тревожить. Мы тут пролетали мимо, и я подумал…</text:p>
      <text:p text:style-name="P56"><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6"><text:span text:style-name="T12">– </text:span>Трикси! Не смей! У нас мегаважное задание! Нам нужно вернуться в Понивилль во что бы то ни стало! <text:span text:style-name="T12">– </text:span>пегаска извивалась изо всех сил, пытаясь выбраться из магического захвата.</text:p>
      <text:p text:style-name="P56"><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6"/>
      <text:p text:style-name="P56">Пегаска задумалась. Она обернулась ко мне и мрачно спросила:</text:p>
      <text:p text:style-name="P56"><text:span text:style-name="T12">– </text:span>Ей ведь нельзя рассказывать, да?</text:p>
      <text:p text:style-name="P56"><text:span text:style-name="T12">– </text:span>Нельзя, <text:span text:style-name="T12">– </text:span>подтвердил я. <text:span text:style-name="T12">– </text:span>Селестия запретила. Может возникнуть паника и всё такое.</text:p>
      <text:p text:style-name="P56"/>
      <text:p text:style-name="P56">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6"><text:span text:style-name="T12">– </text:span>Трикси. Если ты нас не выдашь, я готова выступать. В твоих представлениях. Кем угодно. Целый месяц! После сопровождения Анона в Понивилль…</text:p>
      <text:p text:style-name="P56"/>
      <text:p text:style-name="P56"><text:soft-page-break/><text:span text:style-name="T12">– </text:span>ОГО!</text:p>
      <text:p text:style-name="P56">Единорожка аж села на крыльцо от удивления.</text:p>
      <text:p text:style-name="P56"/>
      <text:p text:style-name="P56"><text:span text:style-name="T12">– </text:span>Представляем себе, ЧТО вы скрываете, если ты готова на ТАКОЕ! Признаюсь, тебе удалось нас заинтересовать!</text:p>
      <text:p text:style-name="P56">Единорожка в задумчивости стала ходить по веранде туда-сюда, разговаривая сама с собой.</text:p>
      <text:p text:style-name="P56"><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
      <text:p text:style-name="P56">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6">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6"/>
      <text:p text:style-name="P56"><text:span text:style-name="T12">– Т</text:span>ут Великая и Могучая Трикси впервые даёт представление в Кантерлоте, <text:span text:style-name="T12">– </text:span>отвлеклась от раздумий единорожка. <text:span text:style-name="T12">– </text:span>А вот тут мы успешно демонстрируем наш самый первый фокус!</text:p>
      <text:p text:style-name="P56"><text:span text:style-name="T12">– </text:span>А это, <text:span text:style-name="T12">– </text:span>оживилась единорожка, <text:span text:style-name="T12">–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6">Единорожка уставилась на Дэш. Та икнула и сделала вид, что увлечённо интересуется видом из окна. Трикси кивнула своим мыслям.</text:p>
      <text:p text:style-name="P56"/>
      <text:p text:style-name="P56"><text:span text:style-name="T12">– </text:span>Как бы то ни было, <text:span text:style-name="T12">– </text:span>единорожка смерила меня взглядом, <text:span text:style-name="T12">–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43"/>
      <text:p text:style-name="P56"><text:span text:style-name="T12">– </text:span>Не пойдёт! <text:span text:style-name="T12">– </text:span>заявил я. <text:span text:style-name="T12">– </text:span>Я уже сказал, это тайна. Мне добавить нечего.</text:p>
      <text:p text:style-name="P56"><text:span text:style-name="T12">– </text:span>Да неужели? <text:span text:style-name="T12">– </text:span>захлопала ресницами Трикси. <text:span text:style-name="T12">– </text:span>Ты хорошо подумал?</text:p>
      <text:p text:style-name="P56"/>
      <text:p text:style-name="P56">Окно <text:s/>комнаты распахнулось. Внутрь ворвался вой сирены. Несколько полицейских фургонов промчались по улице мимо.</text:p>
      <text:p text:style-name="P56">Вот дискорд!!!</text:p>
      <text:p text:style-name="P56"><text:span text:style-name="T12">– </text:span>Трикси знала, что мы договоримся, <text:span text:style-name="T12">– </text:span>улыбнулась единорожка.</text:p>
      <text:p text:style-name="P56"/>
      <text:p text:style-name="P56">…</text:p>
      <text:p text:style-name="P43"><text:soft-page-break/></text:p>
      <text:p text:style-name="P56"><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Трикси, куда исчезла принцесса Селестия!</text:p>
      <text:p text:style-name="P56"><text:span text:style-name="T12">– </text:span>Так вот почему я не могла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
      <text:p text:style-name="P56">Я едва не пропустил мимо ушей сказанное единорожкой.</text:p>
      <text:p text:style-name="P56"><text:span text:style-name="T12">– </text:span>Стой! Что ты там сказала о Селестии? Куда она исчезла?</text:p>
      <text:p text:style-name="P56">Трикси молча левитировала мне газеты с трюмо.</text:p>
      <text:p text:style-name="P56"/>
      <text:p text:style-name="P56">…</text:p>
      <text:p text:style-name="P56"/>
      <text:p text:style-name="P56">Ох, фак! Фак-фак-фак!!!</text:p>
      <text:p text:style-name="P56"/>
      <text:p text:style-name="P56">«<text:span text:style-name="T25">Исчезновение дневной главы диархии: Эквестрия в панике!</text:span>» (статья двухдневной давности).</text:p>
      <text:p text:style-name="P56">«<text:span text:style-name="T25">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6">«<text:span text:style-name="T25">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5">Да отстаньте же вы от меня! Он сказал, что ест пони, но я этого НЕ ВИДЕЛА!!!</text:span>»).</text:p>
      <text:p text:style-name="P56">«<text:span text:style-name="T25">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6">«<text:span text:style-name="T25">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6"/>
      <text:p text:style-name="P56">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3"/>
      <text:p text:style-name="P43">– <text:span text:style-name="T1">Офигеть! Нас ищут сами Вондерболты! Даже не знаю, радоваться этому, или огорчаться, </text:span>– <text:span text:style-name="T1">пробормотала пегаска.</text:span></text:p>
      <text:p text:style-name="P43">– <text:span text:style-name="T1">ОНИ ЧТО, ШУТОК НЕ ПОНИМАЮТ?!! </text:span>– <text:span text:style-name="T1">заорал я наконец. </text:span>– <text:span text:style-name="T1">Нашли пониеда, ёбнутые пони!!!</text:span></text:p>
      <text:p text:style-name="P56"><text:span text:style-name="T12">– </text:span>Прикинь, а? <text:span text:style-name="T12">– </text:span>участливо ткнулась в меня носом Дэш. <text:span text:style-name="T12">– </text:span>Над моими приколами тоже одна я и смеюсь. У<text:span text:style-name="T12"> </text:span>большинства вместо чувства юмора жир на ляжках.</text:p>
      <text:p text:style-name="P56"/>
      <text:p text:style-name="P72">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6"><text:soft-page-break/>Я зажал голову в ладонях и застонал, покачиваясь из стороны в сторону.</text:p>
      <text:p text:style-name="P56"/>
      <text:p text:style-name="P56"><text:span text:style-name="T12">– Анон</text:span>?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6"/>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6">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64"/>
      <text:p text:style-name="P6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7">– Я доведу! Обещаю!..»</text:p>
      <text:p text:style-name="P56"/>
      <text:p text:style-name="P5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6">Дерьмо! Слишком много «если» и «может быть»!</text:p>
      <text:p text:style-name="P56">Трижды дерьмо!!! Я забыл, что для проведения эксперимента, нам нужна помощь Селестии!</text:p>
      <text:p text:style-name="P56"/>
      <text:p text:style-name="P72"><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6"/>
      <text:p text:style-name="P56">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6"/>
      <text:p text:style-name="P56">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6"/>
      <text:p text:style-name="P43"><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6"/>
      <text:p text:style-name="P56">Дэш в отчаянии стала трясти меня. При последних её словах у меня в мозгу зажглась лампочка.</text:p>
      <text:p text:style-name="P56">Флаттершай. Эпплджек. Рэрити. Пинки. Твайлайт. Рэйнбоу Дэш. Бинго!</text:p>
      <text:p text:style-name="P56"/>
      <text:p text:style-name="P56">МВА-ХА-ХА!</text:p>
      <text:p text:style-name="P56"/>
      <text:p text:style-name="P56">Кажется, ты знаешь, как показать фак провидению, Анон! The <text:span text:style-name="T12">Show Must Go On!</text:span></text:p>
      <text:p text:style-name="P56">Я улыбнулся и помахал пегаске рукой, показывая, что в норме. Дэш облегчённо выдохнула.</text:p>
      <text:p text:style-name="P43">– <text:span text:style-name="T1">Так что, мы свободны? </text:span>– <text:span text:style-name="T1">спросил я единорожку, поднимаясь с пола.</text:span></text:p>
      <text:p text:style-name="P43">– <text:span text:style-name="T1">О, да! Великая и Могучая Трикси держит слово!</text:span></text:p>
      <text:p text:style-name="P56"/>
      <text:p text:style-name="P56">Единорожка задумалась и продолжила:</text:p>
      <text:p text:style-name="P56">– Более того, Трикси поможет вам! Вы можете взять наш гастрольный фургон! В нём примат может незамеченным добраться до Понивилля.</text:p>
      <text:p text:style-name="P56"/>
      <text:p text:style-name="P56">Трикси оценивающе взглянула на меня.</text:p>
      <text:p text:style-name="P56">– Конечно, Трикси могла бы сопровождать тебя в Понивилль, человек. И даже обучить паре-другой фокусов, – единорожка сделала мне «глазки»…</text:p>
      <text:p text:style-name="P56"/>
      <text:p text:style-name="P56">…Рэйнбоу Дэш нахмурилась…</text:p>
      <text:p text:style-name="P56"/>
      <text:p text:style-name="P43"><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53"/>
      <text:h text:style-name="Heading_20_2" text:outline-level="2">17. <text:span text:style-name="T1">Деградация</text:span></text:h>
      <text:p text:style-name="P100"/>
      <text:p text:style-name="P56">– Ы! Ы! Ы! Ы! Ы!</text:p>
      <text:p text:style-name="P56">Дэш стучала лбом о сосну с такой силой, что на неё сверху падали иголки и шишки.</text:p>
      <text:p text:style-name="P56"/>
      <text:p text:style-name="P56">Я вышел из фургона и присел рядом.</text:p>
      <text:p text:style-name="P56">– Дэш! В конце-концов, мы можем спать днём, а идти ночью. Тогда я смогу тащить фургон. Не стоит тебе так мучаться.</text:p>
      <text:p text:style-name="P56"/>
      <text:p text:style-name="P56">Пегаска молча стояла, прижавшись лбом к стволу. Я продолжил.</text:p>
      <text:p text:style-name="P56"><text:soft-page-break/>– Или же мы можем нанять земнопони. Я не буду показываться из фургона, а ты строго запретишь ему совать нос внутрь.</text:p>
      <text:p text:style-name="P56"/>
      <text:p text:style-name="P56">Дэш тяжело вздохнула и закатила глаза.</text:p>
      <text:p text:style-name="P56">–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
      <text:p text:style-name="P56">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6">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6"/>
      <text:p text:style-name="P56">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6">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6"/>
      <text:p text:style-name="P56">– Дэш, – сказал я беспомощно. – Если я чем-то могу помочь — только скажи…</text:p>
      <text:p text:style-name="P56">Пегаска серьёзно взглянула на меня.</text:p>
      <text:p text:style-name="P56">– Можешь.</text:p>
      <text:p text:style-name="P56">– Как? – я с готовностью подхватился с земли.</text:p>
      <text:p text:style-name="P56"/>
      <text:p text:style-name="P56">Пегаска пробормотала что-то чуть слышно.</text:p>
      <text:p text:style-name="P56">– Что? – не расслышал я.</text:p>
      <text:p text:style-name="P56">– Обними меня, – напряжённо повторила Дэш. – Ну, помнишь, как ты это сделал на крыше «Псинтела»? Мне станет легче тянуть.</text:p>
      <text:p text:style-name="P56"/>
      <text:p text:style-name="P56">Всего-то? Я пожал плечами и обнял пегаску.</text:p>
      <text:p text:style-name="P56"/>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 Гы-гы-гы, круть! Пожалуй, это даже лучше почесушек! Осталось только проверить…</text:p>
      <text:p text:style-name="P56"><text:soft-page-break/>– Проверить что? – прохрипел я. Сила объятий пегаски поражала.</text:p>
      <text:p text:style-name="P56">– Проверить, насколько круче будут обнимашки с почесушками вместе! Приступай же!</text:p>
      <text:p text:style-name="P56"/>
      <text:p text:style-name="P56">…</text:p>
      <text:p text:style-name="P56"/>
      <text:p text:style-name="P56">– Ниже… Ещё ниже… Да, между крыльями… Оххх…</text:p>
      <text:p text:style-name="P56"/>
      <text:p text:style-name="P56">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6"/>
      <text:p text:style-name="P56">– Кру-у-у-то-о-о… – прошептала Дэш с закрытыми глазами. – Это действительно крутецки круто…</text:p>
      <text:p text:style-name="P56"/>
      <text:p text:style-name="P56">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6">– Дэш, ты чего?! Какого чёрта?</text:p>
      <text:p text:style-name="P56"/>
      <text:p text:style-name="P56">Дэш раскрыла глаза. Я упёрся ладонью ей в грудь и осторожно отодвинул от себя. Пегаска разжала объятия и залилась краской.</text:p>
      <text:p text:style-name="P56">– Я… Эмм… Хотела проверить… Обнимашки таки клёво снимают стресс! Ещё лучше, чем почесушки!.. Тебе разве не нравится?</text:p>
      <text:p text:style-name="P56">– Нравится. Но ты слишком увлеклась: я чуть не оказался на земле.</text:p>
      <text:p text:style-name="P56"/>
      <text:p text:style-name="P56">Дэш смутилась.</text:p>
      <text:p text:style-name="P56">– Упс! Забыла, что ты очень неустойчиво сидишь! Не сердись!</text:p>
      <text:p text:style-name="P56">Я покровительно похлопал пегаску по шее.</text:p>
      <text:p text:style-name="P56">–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6"/>
      <text:p text:style-name="P56">Пегаска немедленно заорала:</text:p>
      <text:p text:style-name="P56">– Обнимашки-и-и!!! – и повалила меня на траву вторично. Сила, таящаяся в её худеньком теле, обескураживала.</text:p>
      <text:p text:style-name="P56">– Дэш! Ну, не воспринимай же всё так буквально, ё-моё!</text:p>
      <text:p text:style-name="P56">– Гы-гы! Что-то ты не слишком был готов к этому разу!</text:p>
      <text:p text:style-name="P56"/>
      <text:p text:style-name="P56">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6"/>
      <text:p text:style-name="P56">Наконец Дэш приземлилась, пропахав в дёрне борозды тормозного следа.</text:p>
      <text:p text:style-name="P56">– Ффух! Ещё бы немного, и я рехнулась от тоски! Как только Эпплджек эти телеги таскает? Это же офигенски скучно!</text:p>
      <text:p text:style-name="P56"/>
      <text:p text:style-name="P56">Пегаска накинула на себя плащ и стала впрягаться в фургончик.</text:p>
      <text:p text:style-name="P56">– Анон, залазь внутрь. Там впереди какой-то посёлок. Купим еды и узнаем новости. И ещё, запомни одну мегаважную вещь на будущее!</text:p>
      <text:p text:style-name="P56">– Какую?</text:p>
      <text:p text:style-name="P56">– Обнимашки с почесушками, – важно сказала пегаска, – намного круче просто почесушек!</text:p>
      <text:p text:style-name="P56"/>
      <text:p text:style-name="P57">***</text:p>
      <text:p text:style-name="P56"/>
      <text:p text:style-name="P56">Сутки спустя…</text:p>
      <text:p text:style-name="P56"/>
      <text:p text:style-name="P56">«<text:span text:style-name="T25">Добро пожаловать в Груммингтон! Вам здесь рады!</text:span></text:p>
      <text:p text:style-name="P56"><text:span text:style-name="T25">Население города </text:span><text:span text:style-name="T68">302 пони</text:span><text:span text:style-name="T25">.</text:span></text:p>
      <text:p text:style-name="P56"><text:span text:style-name="T68">250 пони</text:span><text:span text:style-name="T25">.</text:span></text:p>
      <text:p text:style-name="P56"><text:span text:style-name="T68">125 поней</text:span><text:span text:style-name="T25">.</text:span></text:p>
      <text:p text:style-name="P56"><text:span text:style-name="T25">54 паня.</text:span>»</text:p>
      <text:p text:style-name="P56"/>
      <text:p text:style-name="P56">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6">Я вернулся за столик и продолжил корпеть над письмом.</text:p>
      <text:p text:style-name="P56"/>
      <text:p text:style-name="P56">«…<text:span text:style-name="T21">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7"/>
      <text:p text:style-name="P67">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7"/>
      <text:p text:style-name="P67">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7"/>
      <text:p text:style-name="P67">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7"/>
      <text:p text:style-name="P6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7"/>
      <text:p text:style-name="P67">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7"/>
      <text:p text:style-name="P27">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Анон. </text:span><text:span text:style-name="T21">Дружба </text:span><text:span text:style-name="T34">—</text:span><text:span text:style-name="T21"> </text:span><text:span text:style-name="T3">э</text:span><text:span text:style-name="T21">то, </text:span><text:span text:style-name="T70">так её </text:span><text:span text:style-name="T3">разэтак</text:span><text:span text:style-name="T70">,</text:span><text:span text:style-name="T21"> магия!</text:span></text:p>
      <text:p text:style-name="P162"/>
      <text:p text:style-name="Standard"><text:span text:style-name="T21">P.S. Мне тебя не хватает. Сильно.</text:span><text:span text:style-name="T59">»</text:span></text:p>
      <text:p text:style-name="P56"/>
      <text:p text:style-name="P56">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6"/>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
      <text:p text:style-name="P56">Дэш отвернулась от огня и взглянула на меня.</text:p>
      <text:p text:style-name="P56"><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6"/>
      <text:p text:style-name="P56">Я сел рядом с пегаской, обнял её и легонько встряхнул.</text:p>
      <text:p text:style-name="P56">–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6"/>
      <text:p text:style-name="P56">Дэш негромко всхлипнула и тут же закашлялась, пытаясь скрыть секундную слабость.</text:p>
      <text:p text:style-name="P56">–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6">Пегаска фейсхуфнула. Я прижал её к себе и успокаивающе гладил по гриве.</text:p>
      <text:p text:style-name="P56"/>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6"/>
      <text:p text:style-name="P56">Проклятье! Знакомые симптомы, Анон! Не далее, как пять минут назад ты описывал их в письме Селестии.</text:p>
      <text:p text:style-name="P56">Нехорошее предчувствие закралось в душу. Я поставил кастрюлю с картошкой на печку.</text:p>
      <text:p text:style-name="P56"/>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 У меня есть одно соображение, хочу проверить.</text:p>
      <text:p text:style-name="P56"/>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6">– …Да ладно!</text:p>
      <text:p text:style-name="P56"/>
      <text:p text:style-name="P56">Пегаска сидела на полу и удивлённо рассматривала свои крылья. Потом для уверенности подёргала зубами за маховые перья.</text:p>
      <text:p text:style-name="P56">– Ай! Вроде не сплю — боль чувствуется. Тогда какого сена я падаю?!!</text:p>
      <text:p text:style-name="P56"><text:soft-page-break/>– Дэш, – мягко сказал я. – Пегасы держатся в воздухе, не в последнюю очередь, за счёт магии. Одних крыльев ведь недостаточно? Правильно?</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text:p text:style-name="P56">– Ы-ы-ы…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text:p text:style-name="P56">– Анон?</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 Дэш, мы дойдём до Понивилля вместе, что бы ни случилось. Обещаю тебе.</text:p>
      <text:p text:style-name="P56">Пегаска утешилась и замерла, глядя в огонь. Время от времени она горько всхлипывала, сотрясаясь всем телом.</text:p>
      <text:p text:style-name="P56"/>
      <text:p text:style-name="P56">Я мыл тарелки после ужина, когда услышал бормотание Дэш за спиной.</text:p>
      <text:p text:style-name="P56"/>
      <text:p text:style-name="P56">«И-и-и… о-о-о… эн… а-а-а… И она… П-э-э-э… о-о-о… Как эта буква называется, забери меня дискорд? Ша? Ша! Эл! А! Мммм… И она пошла… Ы-ы-ы!!!»</text:p>
      <text:p text:style-name="P56"/>
      <text:p text:style-name="P56">Громкий «бабах» дал понять, что Дэш захлопнула книгу. После короткой паузы взьерошенная пегаска <text:s/>выглянула из-за спины.</text:p>
      <text:p text:style-name="P56">– Анон? Расскажи какую-нибудь сказку на ночь? Что-то спать не хочется.</text:p>
      <text:p text:style-name="P56"/>
      <text:p text:style-name="P56">Пегаска залезла на диван и похлопала по подушке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text:soft-page-break/>– Сказку!!! – подушка полетела в меня.</text:p>
      <text:p text:style-name="P56"/>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6"/>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
      <text:p text:style-name="P56">…</text:p>
      <text:p text:style-name="P56"/>
      <text:p text:style-name="P56">– Вот тебе поучительная сказка с моралью. Слушай.</text:p>
      <text:p text:style-name="P56">Я устроился на диване, положив под ноги подушку, на которой тут же примостилась и пегаска.</text:p>
      <text:p text:style-name="P56"/>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пожалуйста-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text:soft-page-break/>– Мораль? Э-э-э… Мораль тут такая, – <text:s/>мрачно заявил я. – Не умеешь летать — не суйся к принцессе!</text:p>
      <text:p text:style-name="P56">– Хорошая… ммм… сказка… – пробормотала пегаска сонно. Зевнув во весь рот она потянулась и, прижавшись к моей ноге, заснула.</text:p>
      <text:p text:style-name="P56">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6">Я пожал плечами, устроился поудобнее и укрылся одеялом.</text:p>
      <text:p text:style-name="P56"/>
      <text:p text:style-name="P56">…</text:p>
      <text:p text:style-name="P56"/>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
      <text:p text:style-name="P56">Скррржжжж… Скррржжж… Скррржжж…</text:p>
      <text:p text:style-name="P56"/>
      <text:p text:style-name="P56">Снаружи раздался скрежет. В глубокой ночи, посреди абсолютной тишины, этот тихий размеренный звук таил необъяснимую угрозу.</text:p>
      <text:p text:style-name="P56"/>
      <text:p text:style-name="P56">Скррржжжж… Скррржжж…</text:p>
      <text:p text:style-name="P56"/>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
      <text:p text:style-name="P56">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6">– Что ты тут делаешь так поздно? Где твои родители? – вздохнул с облегчением я.</text:p>
      <text:p text:style-name="P56"/>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символы.</text:p>
      <text:p text:style-name="P56"/>
      <text:p text:style-name="P56">«<text:span text:style-name="T68">37 пни</text:span></text:p>
      <text:p text:style-name="P75">24пн</text:p>
      <text:p text:style-name="P75">15</text:p>
      <text:p text:style-name="P56"><text:span text:style-name="T25">1</text:span>»</text:p>
      <text:p text:style-name="P56"/>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6"/>
      <text:p text:style-name="P56">«<text:span text:style-name="T25">Добро пожаловать в Груммингтон! Вам здесь рады!</text:span></text:p>
      <text:p text:style-name="P56"><text:span text:style-name="T25">Население города </text:span><text:span text:style-name="T68">302 пони</text:span><text:span text:style-name="T25">.</text:span></text:p>
      <text:p text:style-name="P56"><text:span text:style-name="T68">250 пони</text:span><text:span text:style-name="T25">.</text:span></text:p>
      <text:p text:style-name="P56"><text:span text:style-name="T68">125 поней</text:span><text:span text:style-name="T25">.</text:span></text:p>
      <text:p text:style-name="P56"><text:span text:style-name="T25">54 паня.</text:span>»</text:p>
      <text:p text:style-name="P56"/>
      <text:p text:style-name="P56">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text:p text:style-name="P56">– Анон! Оглянись! – тревожно воскликнула Дэш у меня за спиной.</text:p>
      <text:p text:style-name="P56"/>
      <text:p text:style-name="P56">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Едва видные в свете луны, десятки разломов в долине внизу паутиной сходились к месту, эпицентром которого был Груммингтон.</text:p>
      <text:p text:style-name="P56"/>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
      <text:p text:style-name="P56">УУУУУУРРРРРРГГГГХХХХХХХ!!!</text:p>
      <text:p text:style-name="P56"/>
      <text:p text:style-name="P56">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text:p text:style-name="P56">– Анон, запрыгивай!</text:p>
      <text:p text:style-name="P56"/>
      <text:p text:style-name="P56">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60"/>
      <text:p text:style-name="P60">0</text:p>
      <text:p text:style-name="P56"/>
      <text:p text:style-name="P56">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6"/>
      <text:h text:style-name="Heading_20_2" text:outline-level="2">18. Филлидельфия</text:h>
      <text:p text:style-name="P43"/>
      <text:p text:style-name="P56">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6">Я поднял кусок газеты, прибитый ветром к ограждению и быстро пробежался по заголовкам.</text:p>
      <text:p text:style-name="P56"/>
      <text:p text:style-name="P56">«<text:span text:style-name="T25">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5">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6">«</text:span><text:span text:style-name="T26">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6">».</text:span> «<text:span text:style-name="T25">Нехватка пегасов-погодников: указ принцессы Луны разрешает набор в погодные команды пегасов с аттестацией по ускоренному курсу</text:span>». «<text:span text:style-name="T25">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5">Криминальный мир: опасный преступник, примат «анонимус», всё ещё на свободе! Награда за поимку возросла до двадцати тысяч!!!</text:span>». «<text:span text:style-name="T25">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6"/>
      <text:p text:style-name="P56">На ближайшей же стен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6"/>
      <text:p text:style-name="P56">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6"/>
      <text:p text:style-name="P56"><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6"/>
      <text:p text:style-name="P56">Пегаска взмахнула крыльями для эффекта. Неожиданно для неё и меня, взмах крыльев подбросил её вверх на хороший метр.</text:p>
      <text:p text:style-name="P56"/>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text:p text:style-name="P56">–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6">–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6"/>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
      <text:p text:style-name="P56">Пегаска критически оглядела меня.</text:p>
      <text:p text:style-name="P56">–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6"/>
      <text:p text:style-name="P56">…</text:p>
      <text:p text:style-name="P56"/>
      <text:p text:style-name="P56">Когда дорожное покрытие слилось в сплошную серую полосу, а руль самоката начал вибрировать от скорости у меня в руках, я заорал:</text:p>
      <text:p text:style-name="P56">–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
      <text:p text:style-name="P56">Я положил самокат и на трясущихся ногах приближался к ней. Сердце ходило ходуном где-то в районе пяток. Ты слишком стар для таких шуток, Анон!</text:p>
      <text:p text:style-name="P56"/>
      <text:p text:style-name="P56">– Дэш, ты это нарочно? Про «клячу» и всё такое?</text:p>
      <text:p text:style-name="P56">– А что такое? – невинно спросила пегаска, полуобернувшись ко мне задом.</text:p>
      <text:p text:style-name="P56"><text:soft-page-break/>–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6">– А того, что я тебя сейчас!..</text:p>
      <text:p text:style-name="P56"/>
      <text:p text:style-name="P56">ХЛОП!</text:p>
      <text:p text:style-name="P56"/>
      <text:p text:style-name="P56">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6"/>
      <text:p text:style-name="P56">– Бггг! – <text:s/>заржала пегаска. – Анон,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 Да? Это клёво, – успокоилась Дэш. – А можно попросить тебя об одной вещи?</text:p>
      <text:p text:style-name="P56">– Да?</text:p>
      <text:p text:style-name="P56">Пегаска прижала уши и съёжилась.</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была такой милой тогда.</text:p>
      <text:p text:style-name="P56"/>
      <text:p text:style-name="P56">Дэш покраснела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 Но ты не плачешь.</text:p>
      <text:p text:style-name="P56"/>
      <text:p text:style-name="P56"><text:soft-page-break/>Я задумался.</text:p>
      <text:p text:style-name="P56">–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
      <text:p text:style-name="P56">Я засмеялся.</text:p>
      <text:p text:style-name="P56">– Кто-то встаёт и раньше. Но не в этом проблема. У нас… Как бы это сказать… очень холодно.</text:p>
      <text:p text:style-name="P56">–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6">– Нет, я не то имел ввиду. Холодно не в физическом смысле. В душевном.</text:p>
      <text:p text:style-name="P56"/>
      <text:p text:style-name="P56">Пегаска всмотрелась мне в лицо, как будто видя меня впервые.</text:p>
      <text:p text:style-name="P56">– Ты имеешь ввиду, тебе утром никто не скажет: «Привет, хорошего дня»?</text:p>
      <text:p text:style-name="P56">– Да, примерно это я и имел ввиду.</text:p>
      <text:p text:style-name="P56">Пегаска печально покачала головой.</text:p>
      <text:p text:style-name="P56">– Сочувствую. Без друзей не прикольно. Всем нужны друзья. Даже Дискорду, дискорд его забери!</text:p>
      <text:p text:style-name="P56"/>
      <text:p text:style-name="P56">Пегаска вдруг стала на задние ноги, положив передние мне на плечи. Нос её практически упёрся в мой.</text:p>
      <text:p text:style-name="P56">– Анон! В Эквестрии у тебя всегда будут друзья, что бы ни случилось! Обещаю!</text:p>
      <text:p text:style-name="P56">Я растроганно обнял пегаску и погладил её по шее.</text:p>
      <text:p text:style-name="P56">– Спасибо, Дэш. Это просто здорово!</text:p>
      <text:p text:style-name="P56">Пегаска положила голову мне на плечо и прижалась всем телом в ответ.</text:p>
      <text:p text:style-name="P56"/>
      <text:p text:style-name="P56">…</text:p>
      <text:p text:style-name="P56"/>
      <text:p text:style-name="P56">Оставляя на прилавке очередной пустующей филлидельфийской лавки монетку, я озабоченно заметил:</text:p>
      <text:p text:style-name="P5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
      <text:p text:style-name="P56">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6"><text:soft-page-break/></text:p>
      <text:p text:style-name="P56">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6"/>
      <text:p text:style-name="P56">– Надеюсь, с ним ничего не случится, – озабоченно сказал я. – Иначе придётся объясняться с Трикси.</text:p>
      <text:p text:style-name="P56">– Ерунда! В крайнем случае, ей вернут его стоимость из казны,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text:p text:style-name="P56">– Скидывай! – скомандовала пегаска, указав на рюкзак.</text:p>
      <text:p text:style-name="P56">– В чём дело?</text:p>
      <text:p text:style-name="P56">Пегаска молча потянула зубами за шлейку рюкзака, сдёргивая его с меня.</text:p>
      <text:p text:style-name="P56">– Дэш, ты чего?</text:p>
      <text:p text:style-name="P56"/>
      <text:p text:style-name="P56">Пегаска раскрыла рюкзак и стала копаться в нём.</text:p>
      <text:p text:style-name="P56">– Я могу нести тебя, когда ты весишь сто пятьдесят фунтов, – больший из двух котелков отправился в Провал.</text:p>
      <text:p text:style-name="P56">– Я могу тянуть тебя, когда ты весишь сто семьдесят фунтов, – половина наших запасов картошки ухнула следом.</text:p>
      <text:p text:style-name="P56">– Я могу тащить тебя, когда ты весишь двести! – насос и запасные колеса к самокату улетели туда же.</text:p>
      <text:p text:style-name="P56">–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6">– Погоди, Дэш, консервы-то не выкидывай! Ты ж сама говорила, что только-только размялась и всё такое. <text:span text:style-name="T69">И товары</text:span> вовсе<text:span text:style-name="T69"> не </text:span>бесплатные<text:span text:style-name="T69"> </text:span>— я оставлял в магазинах деньги — последние, кстати! Дай, я сам отберу припасы…</text:p>
      <text:p text:style-name="P56"/>
      <text:p text:style-name="P56">…</text:p>
      <text:p text:style-name="P56"/>
      <text:p text:style-name="P56">Ю-ху-у-у!!!</text:p>
      <text:p text:style-name="P56"/>
      <text:p text:style-name="P56">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6"/>
      <text:p text:style-name="P56">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вижу Кантерлот. Ещё день пути — и сворачиваем к Понивиллю.</text:p>
      <text:p text:style-name="P56"><text:soft-page-break/>– А ты выдержишь?</text:p>
      <text:p text:style-name="P56">Пегаска фыркнула.</text:p>
      <text:p text:style-name="P56">– Я-то выдержу. Самокат — не уверена.</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6"/>
      <text:p text:style-name="P56">– «Трасса 52», – прочла Дэш на табличке и почесала в затылке. – Что-то я не помню тут никаких трасс. Наверное, недавно построили.</text:p>
      <text:p text:style-name="P56"/>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
      <text:p text:style-name="P56">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6"/>
      <text:p text:style-name="P56">– Дэ-э-эш! Тормози-и-и!!!</text:p>
      <text:p text:style-name="P56">– Чего-о-о?! Не слышу-у-у!!!</text:p>
      <text:p text:style-name="P56"/>
      <text:p text:style-name="P56">КРАК!!!</text:p>
      <text:p text:style-name="P56"/>
      <text:p text:style-name="P56">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6"/>
      <text:p text:style-name="P56">…</text:p>
      <text:p text:style-name="P56"/>
      <text:p text:style-name="P67">Сияние. <text:span text:style-name="T69">Оно п</text:span>овсюду. <text:span text:style-name="T69">Нет верха и низа, нет направлений и расстояний. Нет м</text:span>ыслей. Нет чувств. Нет времени. Есть только бесконечное сияние.</text:p>
      <text:p text:style-name="P67"/>
      <text:p text:style-name="P67"><text:s/>В какой-то момент пришло осознание.</text:p>
      <text:p text:style-name="P67"/>
      <text:p text:style-name="P6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7"/>
      <text:p text:style-name="P67">В сиянии проступают очертания предметов. Дверь? Этот предмет называется «дверь»? Кровать? Капельница? Дефибриллятор?</text:p>
      <text:p text:style-name="P67">Я зажмуриваюсь от яркого света люминесцентных ламп. Откуда-то сбоку доносится неприятный зуммер и тихие фразы.</text:p>
      <text:p text:style-name="P67"/>
      <text:p text:style-name="P67">– Док, позавчерашний приходит в сознание!</text:p>
      <text:p text:style-name="P67">– Следи за давлением.</text:p>
      <text:p text:style-name="P67">В поле зрения появляется предмет. Сквозь ресницы видны только его расплывчатые очертания. Предмет движется, проводя какие-то манипуляции.</text:p>
      <text:p text:style-name="P67"/>
      <text:p text:style-name="P67">Я открываю глаза и вижу фигуру в голубом.</text:p>
      <text:p text:style-name="P67"/>
      <text:p text:style-name="P6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7"/>
      <text:p text:style-name="P67">– Больной, как вы себя чувствуете? Вы можете назвать своё имя?</text:p>
      <text:p text:style-name="P67"/>
      <text:p text:style-name="P67">Я закрываю глаза и пытаюсь вспомнить.</text:p>
      <text:p text:style-name="P67"/>
      <text:p text:style-name="P6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7"/>
      <text:p text:style-name="P67">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7">Идиот! Если тебе отчекрыжили обмороженные руки-ноги, то остаток жизни проведёшь в инвалидном кресле, вспоминая, как хотел стать альпинистом!</text:p>
      <text:p text:style-name="P67">Я вспомнил почти всё. Моё имя? Осталось вспомнить имя. Меня зовут…</text:p>
      <text:p text:style-name="P67"/>
      <text:p text:style-name="P67">– Ано-о-он! Ано-о-он! Ано-о-он!</text:p>
      <text:p text:style-name="P67"/>
      <text:p text:style-name="P6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7"/>
      <text:p text:style-name="P67">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7"/>
      <text:p text:style-name="P67">Я открываю глаза и вижу фигуру в голубом.</text:p>
      <text:p text:style-name="P67"/>
      <text:p text:style-name="P56">…</text:p>
      <text:p text:style-name="P56"/>
      <text:p text:style-name="P56">Сознание с трудом возвращалось в гудевшую <text:span text:style-name="T6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6"/>
      <text:p text:style-name="P56">– Ано-о-он! Ано-о-он! Встава-а-ай!</text:p>
      <text:p text:style-name="P56">– И как, интересно, я могу встать, если ты стоишь прямо надо мной? – с трудом отвечаю я.</text:p>
      <text:p text:style-name="P56">– Хорош умничать! – буркнула пегаска сквозь слёзы. – Анон?!!</text:p>
      <text:p text:style-name="P56"/>
      <text:p text:style-name="P56">Я был полузадушен силой объятий пегаски.</text:p>
      <text:p text:style-name="P56"/>
      <text:p text:style-name="P56">– Что-то я слишком часто реву с тех пор, как мы познакомились. – пробормотала Дэш, прижавшись ко мне. – Это не круто.</text:p>
      <text:p text:style-name="P56">– Ещё как круто! – утешил пегаску я. – Ты мне всю рубашку промочила. Прямо как водомётная машина!</text:p>
      <text:p text:style-name="P56">– <text:span text:style-name="T69">А т</text:span>ы вставать не хотел! Я очень-очень испугалась. <text:span text:style-name="T69">Всё-таки, д</text:span>урацкая это была затея с самокатом! Если бы можно было вернуться к фургону!</text:p>
      <text:p text:style-name="P56">–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6"/>
      <text:p text:style-name="P56">Дэш почесала в затылке.</text:p>
      <text:p text:style-name="P5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6"/>
      <text:p text:style-name="P56">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6"/>
      <text:p text:style-name="P56">Вроде, не издевается.</text:p>
      <text:p text:style-name="P56"/>
      <text:p text:style-name="P56">– Дэш!</text:p>
      <text:p text:style-name="P56">– Ась?</text:p>
      <text:p text:style-name="P56">Пегаска с невинным видом уставилась на меня, практически коснувшись своими губами моих.</text:p>
      <text:p text:style-name="P56"/>
      <text:p text:style-name="P56"><text:soft-page-break/>– Я бегаю ещё хуже, чем ты таскаешь фургоны. То есть, чуть лучше, чем никак.</text:p>
      <text:p text:style-name="P56"/>
      <text:p text:style-name="P56">Пегаска критически осмотрела меня и помотала головой.</text:p>
      <text:p text:style-name="P56">– Фиговые у тебя шутки, Анон. Не смешные.</text:p>
      <text:p text:style-name="P56">– Дэш, я не шучу.</text:p>
      <text:p text:style-name="P56">– Не верю. – пегаска провела крылом по моей ноге от пояса до пятки. – У тебя очень длинные ноги. Почти как у аликорнов. Ты не можешь плохо бегать.</text:p>
      <text:p text:style-name="P56">– И всё же это так. Я могу пробежать пару километров, и на этом выдохнусь. Что неудивительно, учитывая тот образ жизни, что я вёл в прошлом мире.</text:p>
      <text:p text:style-name="P56"><text:span text:style-name="T12">–</text:span> А какой у тебя там был образ жизни?</text:p>
      <text:p text:style-name="P56"><text:span text:style-name="T12">–</text:span> Сидячий. Каждый день по восемь-десять часов в день на стуле, перед компьютером. Иногда и по двенадцать.</text:p>
      <text:p text:style-name="P56"/>
      <text:p text:style-name="P56">У Дэш отвалилась челюсть.</text:p>
      <text:p text:style-name="P56"><text:span text:style-name="T12">–</text:span> Лягать-колотить! Ты сидел в тюрьме? За что тебя посадили?</text:p>
      <text:p text:style-name="P56"><text:span text:style-name="T12">–</text:span> Я не сидел в тюрьме! У меня работа сидячая. Была. Программисты так работают, понимаешь? Сидя. У нас это в порядке вещей.</text:p>
      <text:p text:style-name="P56"/>
      <text:p text:style-name="P56">Пегаска неверяще смотрела на меня. Потом её удивление сменилось сочувствием. Она покачала головой. Её грива щекотала мне шею.</text:p>
      <text:p text:style-name="P56"><text:span text:style-name="T12">–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36">пишешь</text:span><text:span text:style-name="T51"> программу, запускаешь её, а потом она делает что-то для тебя.</text:span></text:p>
      <text:p text:style-name="P38"><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8"><text:span text:style-name="T1">–</text:span> Вряд ли меня так можно называть. Очень далёкие параллели. <text:span text:style-name="T1">У</text:span> нас совсем нет магии.</text:p>
      <text:p text:style-name="P56"><text:span text:style-name="T5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8">– Не парься. Просто исходи из того, что до Понивилля мы доберёмся шагом. И ещё вот что…</text:p>
      <text:p text:style-name="P58">– Да?</text:p>
      <text:p text:style-name="P58">– Слезь с меня наконец!</text:p>
      <text:p text:style-name="P58"/>
      <text:p text:style-name="P58">Пегаска густо покраснела.</text:p>
      <text:p text:style-name="P58"/>
      <text:p text:style-name="P57">***</text:p>
      <text:p text:style-name="P56"/>
      <text:p text:style-name="P56">Два дня спустя…</text:p>
      <text:p text:style-name="P56"/>
      <text:p text:style-name="P56"><text:soft-page-break/>Мы стояли на берегу Седлового озера. Дэш озадаченно осматривалась.</text:p>
      <text:p text:style-name="P58">–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8">– Что??? Ты хочешь сказать, нам надо <text:span text:style-name="T12">делать крюк</text:span> в сто миль?! Да это ж ещё неделю ходьбы! У нас картошки осталось на день твоими стараниями<text:span text:style-name="T12">!</text:span></text:p>
      <text:p text:style-name="P44"/>
      <text:p text:style-name="P58">Пегаска <text:span text:style-name="T12">сконфужено</text:span> заметила:</text:p>
      <text:p text:style-name="P58">– Я в этих краях впервые. И обычно я путешествую по воздуху или поездом.</text:p>
      <text:p text:style-name="P58">Я фейспалмнул, вспоминая выкинутые в пропасть припасы.</text:p>
      <text:p text:style-name="P58"/>
      <text:p text:style-name="P58">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8"/>
      <text:p text:style-name="P5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8"/>
      <text:p text:style-name="P58">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9"> мне</text:span> удалось замазать самые большие щели. За тестовый<text:span text:style-name="T69"> </text:span>получасовый заплыв<text:span text:style-name="T69"> </text:span>в лодку набралось всего две банки воды! Я чувствовал себя кораблестроителем!</text:p>
      <text:p text:style-name="P58"/>
      <text:p text:style-name="P58">– Ну что, отправляемся? – Дэш свесилась с носа, глядя в зеленоватую воду. – Как лодку назовёшь, кэп?</text:p>
      <text:p text:style-name="P58">– «Две банки»<text:span text:style-name="T12">,</text:span> – буркнул я.</text:p>
      <text:p text:style-name="P44"/>
      <text:p text:style-name="P44">…</text:p>
      <text:p text:style-name="P44"/>
      <text:p text:style-name="P5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8">Я оглянулся. Дэш опустила глаза. На мордочке застыло выражение печали.</text:p>
      <text:p text:style-name="P58"/>
      <text:p text:style-name="P58">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8"/>
      <text:p text:style-name="P58">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8"/>
      <text:p text:style-name="P58"><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8"/>
      <text:p text:style-name="P58">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8"/>
      <text:p text:style-name="P58">– Анон, – прервала ход моих мыслей пегаска. – Наш путь заканчивается. В Понивилле мы расстанемся. Ты ничего не хочешь мне сказать?</text:p>
      <text:p text:style-name="P58">– Что именно? – вопрос застал меня врасплох. Я прекратил грести и обернулся.</text:p>
      <text:p text:style-name="P58">– Ну… – пегаска смутилась. – Что у тебя на душе? Какие чувства? Ты правда совсем-совсем ничего не хочешь мне сказать?</text:p>
      <text:p text:style-name="P58">– Да вроде нет. Ни о чём не думал вообще.</text:p>
      <text:p text:style-name="P58"/>
      <text:p text:style-name="P58">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8"/>
      <text:p text:style-name="P58">– Значит, тебе нечего мне сказать? Тогда я скажу! Ты врёшь, что ни о чём не думал! Ты опять думал о ней!</text:p>
      <text:p text:style-name="P58">– О ком?</text:p>
      <text:p text:style-name="P58">–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8"/>
      <text:p text:style-name="P58">Та-а-ак! Вот в чём дело, лягать меня в пузо! Пегаска ревнует! Какого хера? <text:span text:style-name="T69">Я не давал ей повода!</text:span></text:p>
      <text:p text:style-name="P73"/>
      <text:p text:style-name="P58">– Это не твоё дело! – рявкнул я.</text:p>
      <text:p text:style-name="P58">– Ах, не моё?! Не моё после побега из Псинтела?! Не моё после обнимашек в фургоне?! Не моё после трассы 52?!! Ты… Ты…</text:p>
      <text:p text:style-name="P58">– Что «я»??!</text:p>
      <text:p text:style-name="P58">– Ты… ты неискренний со мной! Так нечестно!!!</text:p>
      <text:p text:style-name="P58">–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8">– Да пожалуйста! – пегаска топнула ногой. – Нет там для вас ничего полезного! Но раз уж ты это вспомнил — на здоровье! Я видела во сне человека! И о<text:span text:style-name="T69">н жил с пони! И они </text:span>офигенно <text:span text:style-name="T69">любили друг друга! И у них </text:span>был<text:span text:style-name="T69"> </text:span>офигенный <text:span text:style-name="T69">секс! </text:span>И это было офигенно круто!<text:span text:style-name="T69"> </text:span>А ты… Ты <text:span text:style-name="T12">— н</text:span>е такой! Ты не любишь пони!!!</text:p>
      <text:p text:style-name="P58">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8"><text:soft-page-break/></text:p>
      <text:p text:style-name="P58">КРАК!</text:p>
      <text:p text:style-name="P58"/>
      <text:p text:style-name="P58">– Ой! – пегаска поспешно отдёрнула ногу. Но было поздно.</text:p>
      <text:p text:style-name="P58">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8"/>
      <text:p text:style-name="P58">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8"/>
      <text:p text:style-name="P58">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8"/>
      <text:p text:style-name="P58">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8">– Оставь меня в покое! Мне не нужна твоя помощь!!!</text:p>
      <text:p text:style-name="P58">Упёршись рукой ей в грудь, я надавил изо всех сил, одновременно разжимая хват её ног второй рукой.</text:p>
      <text:p text:style-name="P58"/>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1">—</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1">«</text:span>обстоятельство непреодолимой силы<text:span text:style-name="T31">»</text:span> ухватило меня за воротник <text:span text:style-name="T1">куртки</text:span> и выдернуло <text:span text:style-name="T1">на поверхность</text:span>.</text:p>
      <text:p text:style-name="P1"/>
      <text:p text:style-name="P58">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8">Приволочив меня на берег, Дэш разжала зубы. Я успел перевернуться на спину, когда она со стоном повалилась на меня, раскинув крылья.</text:p>
      <text:p text:style-name="P58"/>
      <text:p text:style-name="P58"><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8"><text:span text:style-name="T12">– </text:span>Выф-выф-вуф! <text:span text:style-name="T12">– </text:span>возразил я.</text:p>
      <text:p text:style-name="P58"/>
      <text:p text:style-name="P58"><text:soft-page-break/>Отпихнув от лица живот пегаски и выплюнув шерсть, я продолжил.</text:p>
      <text:p text:style-name="P58"><text:span text:style-name="T12">–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8"><text:span text:style-name="T12">– </text:span>Бе-бе-бе! <text:span text:style-name="T12">– </text:span>устало передразнила меня Дэш. <text:span text:style-name="T12">– А</text:span>нон! Я <text:span text:style-name="T12">— </text:span>плохая пони, потому что хотела получить то, что мне не принадлежит. Но какой же ты всё-таки глупый! Пойми, смертные <text:span text:style-name="T12">— </text:span>игрушки в копытах вечных. Любимые и оберегае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8"/>
      <text:p text:style-name="P58">Я молчал, осмысливая услышанное. Злость ушла. Пришла печаль.</text:p>
      <text:p text:style-name="P58"><text:span text:style-name="T12">– </text:span>Дэш, я знаю. Просто не могу о ней забыть.</text:p>
      <text:p text:style-name="P58"/>
      <text:p text:style-name="P58">Пегаска тяжело поднялась.</text:p>
      <text:p text:style-name="P58"><text:span text:style-name="T12">– </text:span>Везёт же некоторым, <text:span text:style-name="T12">– </text:span>пробормотала она, раскрывая крылья для просушки.</text:p>
      <text:p text:style-name="P58"/>
      <text:p text:style-name="P58">…</text:p>
      <text:p text:style-name="P58"/>
      <text:p text:style-name="P58"><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8"/>
      <text:p text:style-name="P58">Я сидел на песке, прижимаясь спиной к спине пегаски. Её распахнутые крылья защищали меня от ветра.</text:p>
      <text:p text:style-name="P58"><text:span text:style-name="T12">– </text:span>Это остатки былой славы. Мой институтский рекорд <text:span text:style-name="T12">—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40">– А</text:span><text:span text:style-name="T31">нон, ты весь дрожишь! Тебе надо просушить шерсть. </text:span>Снимай-ка одежду! <text:span text:style-name="T12">–</text:span> <text:span text:style-name="T1">с</text:span>командовала <text:span text:style-name="T1">вдруг</text:span> Дэш.</text:p>
      <text:p text:style-name="P1"><text:span text:style-name="T12">–</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2">–</text:span> Куда это ты спрятался? <text:span text:style-name="T12">–</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oft-page-break/><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text:span text:style-name="T1">исповедываться</text:span>,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А под конец сорвать штаны и…” <text:span text:style-name="T12">–</text:span> вот я и хочу знать, что “и”?</text:p>
      <text:p text:style-name="P1"/>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20"/>
      <text:p text:style-name="P1"><text:span text:style-name="T12">–</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4">. </text:span><text:span text:style-name="T28">Я не могу навязать тебе чувств…</text:span><text:span text:style-name="T24"> </text:span><text:span text:style-name="T28">Но если бы ты хотя бы согласился на физический контакт. Может быть, этого хватило бы, чтобы ты излечился.</text:span></text:p>
      <text:p text:style-name="P70">…</text:p>
      <text:p text:style-name="P3">Я непонимающе смотрел на пегаску.</text:p>
      <text:p text:style-name="P3">… </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2">–</text:span> Дэш, ты… ?</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2">– </text:span><text:span text:style-name="T1">Я не умею. Неумеха, </text:span><text:span text:style-name="T12">–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7">Ещё мгновение </text:span><text:span text:style-name="T28">—</text:span><text:span text:style-name="T27">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9"/>
      <text:p text:style-name="P70">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70"/>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4">– <text:span text:style-name="T1">Дэш… Ты же понимаешь, что я не люблю тебя?</text:span></text:p>
      <text:p text:style-name="P44">–<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text:span text:style-name="T1">эмм</text:span>…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2">–</text:span> Я чувствую тебя, <text:span text:style-name="T12">–</text:span> промурлыкала Дэш. <text:span text:style-name="T12">–</text:span> Видишь, это совсем не страшно, что я кобылк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2">–</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20"/>
      <text:p text:style-name="P1"><text:span text:style-name="T12">–</text:span> …чтобы поднять в воздух вес своего тела и ещё примерно такой же. Это мне Твайлайт сказала…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2">–</text:span> <text:span text:style-name="T1">Анон</text:span>, не издевайся, <text:span text:style-name="T12">–</text:span> пегаска нервно хихикнула и вдруг стала нежно, кончиками губ, жевать мочку моего уха. <text:span text:style-name="T12">–</text:span> Я не-мо-гу <text:span text:style-name="T1">ду-мать</text:span> в та-ком… <text:span text:style-name="T1">м-м-м…</text:span>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наконец, делом.</text:p>
      <text:p text:style-name="P1"/>
      <text:p text:style-name="P1">С этими словами пегаска встала.</text:p>
      <text:p text:style-name="P58"/>
      <text:h text:style-name="Heading_20_2" text:outline-level="2">19. <text:span text:style-name="T1">Понивилль. Фейс-контроль </text:span></text:h>
      <text:p text:style-name="P44"/>
      <text:p text:style-name="P58"><text:soft-page-break/>«<text:span text:style-name="T25">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5">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5">Нехватка погодных пегасов: Вондерболты перешли к круглосуточной вахте</text:span>». «<text:span text:style-name="T25">Общественные работы: распоряжением принцессы Луны работы по строительству мостов через провалы расширены и на субботу</text:span>». «<text:span text:style-name="T25">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5">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8"/>
      <text:p text:style-name="P58">Я отложил стопку газет, принесенных пегаской.</text:p>
      <text:p text:style-name="P58"><text:span text:style-name="T12">–</text:span> Про меня таки забыли. Отлично.</text:p>
      <text:p text:style-name="P58"><text:span text:style-name="T12">–</text:span> Не уверена, <text:span text:style-name="T12">–</text:span> <text:s/>Дэш почесала затылок. <text:span text:style-name="T12">–</text:span> Там на столбах повсюду висят объявления. За твою голову предлагают пятьдесят тысяч.</text:p>
      <text:p text:style-name="P58"><text:span text:style-name="T12">–</text:span> Ого! Луна никак не уймется. Ладно, это её проблемы.</text:p>
      <text:p text:style-name="P58"/>
      <text:p text:style-name="P58">К счастью, библиотека Понивилля располагалась на окраине. Пробраться туда под покровом сумерек было раз плюнуть.</text:p>
      <text:p text:style-name="P58"><text:span text:style-name="T12">– </text:span>Твайлайт, привет! Мы вернулись! <text:span text:style-name="T12">–</text:span> я широко улыбнулся и захлопнул за собой дверь.</text:p>
      <text:p text:style-name="P58"/>
      <text:p text:style-name="P58">Хлоп! Мы с пегаской болтаемся в магической ауре в метре от пола, беспомощно дергая ногами и крыльями. У меня возникло чувство дежавю.</text:p>
      <text:p text:style-name="P58">Когда растрепанная заучка с бегающими глазками и недоброй ухмылочкой вышла из темноты, мне поплохело.</text:p>
      <text:p text:style-name="P58"/>
      <text:p text:style-name="P58">Ни слова ни говоря, Твайлайт отперла дверь в подвал и потащила меня за собой.</text:p>
      <text:p text:style-name="P58"/>
      <text:p text:style-name="P58"><text:span text:style-name="T12">– К</text:span>АКОГО ХУЯ?!! Твайлайт, ёб твою пони-мать, ты чего творишь? <text:span text:style-name="T12">– </text:span>я вцепился в ручку двери.</text:p>
      <text:p text:style-name="P58"><text:span text:style-name="T12">– </text:span>Твайли, ты чего? <text:span text:style-name="T12">– </text:span>брыкалась Дэш. <text:span text:style-name="T12">– </text:span>Немедленно опусти меня на пол!</text:p>
      <text:p text:style-name="P58"><text:span text:style-name="T12">– </text:span>Извини, Дэши, <text:span text:style-name="T12">– </text:span>скороговоркой бормотала лавандовая единорожка, нервно хихикая, <text:span text:style-name="T12">–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8"/>
      <text:p text:style-name="P58">ХРУСТЬ!</text:p>
      <text:p text:style-name="P58"/>
      <text:p text:style-name="P58">Дверная ручка оторвалась с мясом и я продолжил низвержение в подвал.</text:p>
      <text:p text:style-name="P58"><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8"/>
      <text:p text:style-name="P58"><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8"/>
      <text:p text:style-name="P58"><text:span text:style-name="T12">– </text:span>Не беспокойся, Анон-с-вероятностью-пятьдесят-процентов, больно не будет. Не должно быть, во всяком случае, <text:span text:style-name="T12">– </text:span>единорожка суетилась, закрепляя мои руки и ноги в браслетах. <text:span text:style-name="T12">– Е</text:span>сли ты настоящий человек, заклинание магического резонанса тебя не тронет, хи-хи!</text:p>
      <text:p text:style-name="P58"/>
      <text:p text:style-name="P58">Я молча дёргался, пытаясь сломать браслеты.</text:p>
      <text:p text:style-name="P58"/>
      <text:p text:style-name="P58"><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8">Единорожка отвернулась к стеклянному шкафу и стала рыться в нём.</text:p>
      <text:p text:style-name="P58"><text:span text:style-name="T12">– </text:span>Где-то он тут был, я же клала его сюда на прошлой неделе, после эксперимента с тыквой!</text:p>
      <text:p text:style-name="P58"/>
      <text:p text:style-name="P58">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8"><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span text:style-name="T12">-</text:span>хи!</text:p>
      <text:p text:style-name="P58"/>
      <text:p text:style-name="P58">Я снова распластался на столе, скованный браслетами. Твайлайт с безумными глазами склонилась надо мной. Рядом с ней парил скальпель.</text:p>
      <text:p text:style-name="P58"/>
      <text:p text:style-name="P58"><text:span text:style-name="T12">– </text:span>Твайлайт, не смей! <text:span text:style-name="T12">– </text:span>хриплым от ужаса голосом прошептал я. <text:span text:style-name="T12">– </text:span>Я тебе потом сниться буду!</text:p>
      <text:p text:style-name="P58"><text:span text:style-name="T12">–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8">Скальпель с огромной скоростью метнулся ко мне.</text:p>
      <text:p text:style-name="P58"/>
      <text:p text:style-name="P58"><text:span text:style-name="T12">– </text:span>А-А-А-А-А-А!!!</text:p>
      <text:p text:style-name="P58">Вжик-вжик-вжик!</text:p>
      <text:p text:style-name="P58"/>
      <text:p text:style-name="P58">Лоскутья одежды полетели на пол. Я лежал на столе нагой, как новорождённый, и орал соответственно.</text:p>
      <text:p text:style-name="P58"><text:span text:style-name="T12">– О</text:span>у! <text:span text:style-name="T69">Что-то новенькое! </text:span>Это надо задокументировать!</text:p>
      <text:p text:style-name="P58">Невесть откуда взявшийся фотоаппарат сделал несколько снимков моего естества в разных ракурсах.</text:p>
      <text:p text:style-name="P58"/>
      <text:p text:style-name="P58"><text:span text:style-name="T12">– </text:span>Хрен-то тебе зачем? <text:span text:style-name="T12">– </text:span>с бессильной злостью спросил я. <text:span text:style-name="T12">– </text:span><text:span text:style-name="T69">Т</text:span>ы собираешься устроить филиал порнхаба для пони-извращенцев?</text:p>
      <text:p text:style-name="P58"><text:span text:style-name="T12">–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8"/>
      <text:p text:style-name="P58">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8"/>
      <text:p text:style-name="P58"><text:span text:style-name="T12">–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8"><text:span text:style-name="T12">– </text:span>А если попроще?</text:p>
      <text:p text:style-name="P58"><text:span text:style-name="T12">– </text:span>Если ты — клон, то превратишься в исходные тридцать-сорок фунтов песка. Как и все предыдущие, хи-хи,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8"/>
      <text:p text:style-name="P58">Твайлайт вытащила воронку из аппарата и приставила её к моей груди. За воронкой к ящику тянулся толстый гофрированный шланг.</text:p>
      <text:p text:style-name="P58"/>
      <text:p text:style-name="P58"><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8"><text:span text:style-name="T12">–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8"/>
      <text:p text:style-name="P58">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8"/>
      <text:p text:style-name="P58"><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8"/>
      <text:p text:style-name="P58">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4"/>
      <text:p text:style-name="P45">***</text:p>
      <text:p text:style-name="P45"/>
      <text:p text:style-name="P58"><text:span text:style-name="T12">– </text:span>А-А-А-А-А-А!!! Бля!</text:p>
      <text:p text:style-name="P58"/>
      <text:p text:style-name="P58">Мой полёт сквозь усыпанную звёздами сине-зелёную мглу закончился столкновением с чем-то мягким.</text:p>
      <text:p text:style-name="P58"/>
      <text:p text:style-name="P58"><text:soft-page-break/><text:span text:style-name="T12">– </text:span>Сестра???</text:p>
      <text:p text:style-name="P58">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8"/>
      <text:p text:style-name="P58"><text:span text:style-name="T12">– </text:span>А-А-А-А-А-А!!!</text:p>
      <text:p text:style-name="P58"/>
      <text:p text:style-name="P59">***</text:p>
      <text:p text:style-name="P59"/>
      <text:p text:style-name="P58">Две кляксы надо мной сформировались в Рэйнбоу Дэш и Твайлайт Спаркл. Пони озадаченно наблюдали за мной и тихо шушукались.</text:p>
      <text:p text:style-name="P58"><text:span text:style-name="T12">– </text:span>Никогда, слышишь, никогда больше не смей подымать меня…</text:p>
      <text:p text:style-name="P58"><text:span text:style-name="T12">– </text:span>Откуда я знала, что магический резонанс так среагирует на…</text:p>
      <text:p text:style-name="P58"/>
      <text:p text:style-name="P58"><text:span text:style-name="T12">– А</text:span>нон? <text:span text:style-name="T12">– </text:span>пегаска заметила, что я открыл глаза. <text:span text:style-name="T12">– </text:span>Ты в порядке?</text:p>
      <text:p text:style-name="P58">Я издал нечто среднее между брачным рёвом лося и стоном умирающего слона.</text:p>
      <text:p text:style-name="P58"/>
      <text:p text:style-name="P58"><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8"><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8"/>
      <text:p text:style-name="P59">***</text:p>
      <text:p text:style-name="P58"/>
      <text:p text:style-name="P58">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8"/>
      <text:p text:style-name="P58"><text:span text:style-name="T12">– </text:span>Итак, мы:</text:p>
      <text:p text:style-name="P58">а) Имеем резонаторные рубины для ускорителя.</text:p>
      <text:p text:style-name="P58">б) После исчезновения принцессы Селестии, не имеем <text:s/>возможности контролировать усиленное ускорителем <text:s/>заклинание Прозрения.</text:p>
      <text:p text:style-name="P58"/>
      <text:p text:style-name="P58">Это значит, что:</text:p>
      <text:p text:style-name="P58">а) Нам придётся пользоваться обычной версией заклинания. Вероятность успеха в этом случае я оцениваю как <text:s/>один к пяти.</text:p>
      <text:p text:style-name="P58">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8"/>
      <text:p text:style-name="P58"><text:soft-page-break/><text:span text:style-name="T12">– Н</text:span>е умничай, сахарок! Што ты имеешь ввиду под «крупной энергомагической вспышкой»? <text:span text:style-name="T12">– </text:span>почесала в затылке Эпплджек. <text:span text:style-name="T12">– </text:span>Нам хватит ведра воды, штоб её потушить?</text:p>
      <text:p text:style-name="P58"><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8"><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8">– Дорогая, каждый пони должен быть готов на всё во имя Эквестрии! Если, конечно, это не грязь под туалетным ковриком, – заявила Рэрити.</text:p>
      <text:p text:style-name="P58"><text:span text:style-name="T12">– </text:span>Ты хорошо подумала? <text:span text:style-name="T12">– в</text:span>торила ей Рэйнбоу Дэш. <text:span text:style-name="T12">– </text:span>В Эквестрии десятки таких городов, как Понивилль! Мы не можем махнуть на них крылом!</text:p>
      <text:p text:style-name="P58"><text:span text:style-name="T12">– </text:span>Тебе-то на Понивилль точно махать! <text:span text:style-name="T12">– </text:span>огрызнулась фермерша. <text:span text:style-name="T12">– Т</text:span>вой дом, поди, не зацепит!</text:p>
      <text:p text:style-name="P58"><text:span text:style-name="T12">– </text:span>Что ты сказала? А ну, повтори?! <text:span text:style-name="T12">– </text:span>взвилась пегаска.</text:p>
      <text:p text:style-name="P58"><text:span text:style-name="T12">– </text:span>Не ссорьтесь, девчонки, <text:span text:style-name="T12">– </text:span>встрял я. <text:span text:style-name="T12">– </text:span>Ничем рисковать не придётся. У меня есть другой вариант. Я ещё в Фетлоке о нём вспомнил.</text:p>
      <text:p text:style-name="P58"/>
      <text:p text:style-name="P58"><text:span text:style-name="T12">– </text:span>Ась?</text:p>
      <text:p text:style-name="P58"><text:span text:style-name="T12">– </text:span>Что?</text:p>
      <text:p text:style-name="P58"><text:span text:style-name="T12">– </text:span>Какой? <text:span text:style-name="T12">– </text:span>разом <text:span text:style-name="T12">о</text:span>бернулась ко мне компания.</text:p>
      <text:p text:style-name="P58"/>
      <text:p text:style-name="P58"><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8"><text:span text:style-name="T12">–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8"><text:span text:style-name="T12">– Л</text:span>ягать! <text:span text:style-name="T12">– </text:span>сморщилась Эпплджек. <text:span text:style-name="T12">– </text:span>У меня после ожерелья Честности в башке гудит, што после маковского сидра!</text:p>
      <text:p text:style-name="P58"><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8"><text:span text:style-name="T12">– </text:span>Рэр, иногда лучше жевать, чем говорить. Вот честно!</text:p>
      <text:p text:style-name="P58"><text:span text:style-name="T12">– </text:span>Как пожелаешь! Анон,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8"/>
      <text:p text:style-name="P58">Я прыгал на одной ноге, натягивая джинсы.</text:p>
      <text:p text:style-name="P58"><text:span text:style-name="T12">– </text:span>Они лежали в нагрудном кармане рубашки.</text:p>
      <text:p text:style-name="P58"/>
      <text:p text:style-name="P58">Твайлайт отвлеклась от доски.</text:p>
      <text:p text:style-name="P58"><text:span text:style-name="T12">– В р</text:span>убашке? Я послала вниз Спайка прибраться. Те лохмотья тлели после вспышки… Спа-а-айк!!!</text:p>
      <text:p text:style-name="P58"/>
      <text:p text:style-name="P58">Дракончик поднялся по лестнице с веником в одной лапе и мусорным пакетом в другой. Он был весь перемазан сажей и что-то торопливо жевал.</text:p>
      <text:p text:style-name="P58"/>
      <text:p text:style-name="P58"><text:span text:style-name="T12">– </text:span>Вот, прибрался малёхо. Но с потолка сажу ещё не успел отчистить, там стремянка нужна.</text:p>
      <text:p text:style-name="P58"><text:soft-page-break/><text:span text:style-name="T12">– </text:span>Спайки-Вайки, не выкидывай одежду, пожалуйста. В ней должны быть рубины.</text:p>
      <text:p text:style-name="P58"><text:span text:style-name="T12">– </text:span>Какие ещё рубины? <text:span text:style-name="T12">– </text:span>переспросил Спайк и зажевал быстрее.</text:p>
      <text:p text:style-name="P58"><text:span text:style-name="T12">–</text:span> Резонаторные! <text:span text:style-name="T12">–</text:span> холодея, ответил я. <text:span text:style-name="T12">– </text:span>В кармане рубашки должны лежать четыре кристалла.</text:p>
      <text:p text:style-name="P58"><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1"/>
      <text:p text:style-name="P58">…</text:p>
      <text:p text:style-name="P58"/>
      <text:p text:style-name="P58"><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8"><text:span text:style-name="T12">– К</text:span>акой-то неправильный у Нон-нона смех! <text:span text:style-name="T12">– </text:span>голос Пинки был еле слышен из-под наваленных на меня подушек. <text:span text:style-name="T12">– <text:s/></text:span>И, мне кажется, сам Нон-нон сейчас немножечко неправильный. Правильно я говорю?</text:p>
      <text:p text:style-name="P58"/>
      <text:p text:style-name="P58">Подушка отогнулась и в прямоугольнике света показалась голова Пинки.</text:p>
      <text:p text:style-name="P58"><text:span text:style-name="T12">– Н</text:span>он-нон? Ты сейчас правильный, или нет?</text:p>
      <text:p text:style-name="P58"><text:span text:style-name="T12">– А</text:span>нон, ты как? Тебе уже лучше? <text:span text:style-name="T12">– </text:span>в прямоугольнике появилась голова Рэйнбоу Дэш.</text:p>
      <text:p text:style-name="P58"><text:span text:style-name="T12">– </text:span>Фигурально выражаясь, ты в себе? <text:span text:style-name="T12">– </text:span>вклинилась между ними Твайлайт Спаркл.</text:p>
      <text:p text:style-name="P58"><text:span text:style-name="T12">– </text:span>Столько ругательств на одном дыхании я не слышала даже от бабули, когда она зацепилась за порог амбара и перевернула поднос с пирогами! <text:span text:style-name="T12">– </text:span>донёсся уважительный голос Эпплджек с моих ног.</text:p>
      <text:p text:style-name="P58"/>
      <text:p text:style-name="P58">Я отдышался. Поняхи участливо смотрели на меня, выискивая признаки успокоения.</text:p>
      <text:p text:style-name="P58"/>
      <text:p text:style-name="P58"><text:span text:style-name="T12">– </text:span>Отпустите. Я уже правильный, <text:span text:style-name="T12">– </text:span>наконец произнёс я.</text:p>
      <text:p text:style-name="P58"/>
      <text:p text:style-name="P58">Пинки, Дэш и Твайлайт слезли с горы подушек, наваленных на меня во время эмоционального взрыва. Эпплджек встала с ног.</text:p>
      <text:p text:style-name="P58"/>
      <text:p text:style-name="P58"><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8"><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8"><text:span text:style-name="T12">– </text:span>Спайк!!! Немедленно… <text:s/>сбегай к Кейкам за выпечкой! Нам всем нужно успокоиться!</text:p>
      <text:p text:style-name="P58"><text:span text:style-name="T12">– </text:span>Уже бегу!</text:p>
      <text:p text:style-name="P58"/>
      <text:p text:style-name="P59">***</text:p>
      <text:p text:style-name="P58"/>
      <text:p text:style-name="P58">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8"/>
      <text:p text:style-name="P58">…</text:p>
      <text:p text:style-name="P58"><text:soft-page-break/></text:p>
      <text:p text:style-name="P58"><text:span text:style-name="T12">– </text:span>Ты точно знаешь, што делаешь? Мне бы не хотелось, чтоб от Понивилля остались одни головешки.</text:p>
      <text:p text:style-name="P58"><text:span text:style-name="T12">– </text:span>Не беспокойся, у меня всё просчитано. Я уверена, я подчёркиваю, я абсолютно уверена в безопасности эксперимента!</text:p>
      <text:p text:style-name="P58"><text:span text:style-name="T12">– </text:span>Ой, што-то мне нехорошо становится, когда ты так говоришь!</text:p>
      <text:p text:style-name="P58"><text:span text:style-name="T12">– М</text:span>не, к-к-кажется, нужно пойти п-п-покормить Энджела… Я, эмм, скоро вернусь…</text:p>
      <text:p text:style-name="P58"><text:span text:style-name="T12">– </text:span>Флатти, мы же договаривались! Это абсолютно, я подчёркиваю, абсолютно безопасно!</text:p>
      <text:p text:style-name="P58"><text:span text:style-name="T12">– </text:span>Т-т-ты и в прошлый раз так же г-г-говорила… Я… Я не могу… Я просто не могу…</text:p>
      <text:p text:style-name="P58"><text:span text:style-name="T12">– </text:span>Флатти!</text:p>
      <text:p text:style-name="P58"><text:span text:style-name="T12">–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8"><text:span text:style-name="T12">– </text:span>НЕТ! Я… Я согласна! Только з-з-завяжите мне глаза, п-п-пожалуйста…</text:p>
      <text:p text:style-name="P58"><text:span text:style-name="T12">– Кобылки</text:span>, приготовились! Начинаю обратный отсчёт! Десять! Девять! Восемь! Семь!</text:p>
      <text:p text:style-name="P58"/>
      <text:p text:style-name="P58">Гудение синхрофазотрона усилилось. Картинка у меня перед глазами поплыла.</text:p>
      <text:p text:style-name="P58"/>
      <text:p text:style-name="P58"><text:span text:style-name="T12">– </text:span>Шесть! Пять! Четыре! Три! Флатти, ты одела ожерелье Доброты задом-наперёд! Три-с-половиной! Три-с-четвертью! Два! Один! Понеслись, поняши!!!</text:p>
      <text:p text:style-name="P58"/>
      <text:p text:style-name="P58">Картинка у меня перед глазами выключилась.</text:p>
      <text:p text:style-name="P58"/>
      <text:h text:style-name="Heading_20_2" text:outline-level="2">20. В<text:span text:style-name="T1">еликое Откровение</text:span></text:h>
      <text:p text:style-name="P44"/>
      <text:p text:style-name="P58">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8"/>
      <text:p text:style-name="P58">Я вглядываюсь в далёкую вершину.</text:p>
      <text:p text:style-name="P58"/>
      <text:p text:style-name="P58">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8">Я наклоняюсь и протягиваю к ней руку.</text:p>
      <text:p text:style-name="P58"/>
      <text:p text:style-name="P58">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8"/>
      <text:p text:style-name="P58"><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8">Плотный квадратик письма сразу же попадается под руку в дупле.</text:p>
      <text:p text:style-name="P58"/>
      <text:p text:style-name="P68">«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8">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8">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8">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8">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8">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8">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8">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50"/>
      <text:p text:style-name="P68"><text:span text:style-name="T12">P.S. </text:span>Мне пришлось немного расширить дупло — змей в него не пролазил, а я не хочу таскать его из дома в парк и обратно. Боюсь поломать.»</text:p>
      <text:p text:style-name="P58"/>
      <text:p text:style-name="P58">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8"/>
      <text:p text:style-name="P58">Я мчусь к мосту.</text:p>
      <text:p text:style-name="P58"><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8"/>
      <text:p text:style-name="P58">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8">Через Провал перекинут потрёпанный верёвочный мост.</text:p>
      <text:p text:style-name="P58"/>
      <text:p text:style-name="P58">Я переправляюсь через пропасть.</text:p>
      <text:p text:style-name="P58"/>
      <text:p text:style-name="P58">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8"/>
      <text:p text:style-name="P44"><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56">Когорта <text:span text:style-name="T56">–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8"/>
      <text:p text:style-name="P58">Я тяну ручку двери на верхней площадке. Сильный сквозняк чуть не сбивает меня с ног: ветер задувает в<text:span text:style-name="T69"> </text:span>покои Луны<text:span text:style-name="T69"> </text:span>через открытые балконные двери<text:span text:style-name="T69">.</text:span></text:p>
      <text:p text:style-name="P73"/>
      <text:p text:style-name="P58">Мириады пульсирующих нитей сходятся к центру комнаты, где на матрасе лежит обтянутый шкурой скелет аликорна.</text:p>
      <text:p text:style-name="P58"/>
      <text:p text:style-name="P58">Я осторожно пересекаю комнату, разгребаю образовавшийся сугроб снега и захлопываю двери на балкон.</text:p>
      <text:p text:style-name="P58"><text:span text:style-name="T12">– </text:span>А-а-а, ты всё-таки пришёл… <text:span text:style-name="T12">– </text:span>шелестит скрипучий голос за моей спиной.</text:p>
      <text:p text:style-name="P58"/>
      <text:p text:style-name="P58">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8"/>
      <text:p text:style-name="P58"><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8"/>
      <text:p text:style-name="P58">Смех скелета похож на кашель.</text:p>
      <text:p text:style-name="P58"><text:soft-page-break/></text:p>
      <text:p text:style-name="P58"><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8"><text:span text:style-name="T12">– </text:span>ТЫ НИЧЕГО НЕ УЗНАЕШЬ!!! ТЫ НИЧЕГО НЕ СМОЖЕШЬ!!!</text:p>
      <text:p text:style-name="P58"/>
      <text:p text:style-name="P58">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8"/>
      <text:p text:style-name="P58"><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8">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8">Доволен? Вот что ты узнал своим экспериментом! Твайлайт зря старалась…</text:p>
      <text:p text:style-name="P58"/>
      <text:p text:style-name="P58">Луна снова закашливается едким смехом и отпивает из вазы, стоящей на полу рядом с матрацем. На кромке вазы остаётся кровавый след.</text:p>
      <text:p text:style-name="P44"/>
      <text:p text:style-name="P58"><text:span text:style-name="T12">– </text:span>Открой балконные двери, примат. Мы призвали Найтмэр, чтобы подольше продержаться. Этой сучке из племени Виндиго нужен ветер.</text:p>
      <text:p text:style-name="P58"/>
      <text:p text:style-name="P58">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8"/>
      <text:p text:style-name="P58"><text:span text:style-name="T12">– </text:span>Сожалеем, что не можем убить тебя.</text:p>
      <text:p text:style-name="P58">Обернувшись я встречаюсь с рогом аликорницы, нацеленным мне в грудь.</text:p>
      <text:p text:style-name="P58"/>
      <text:p text:style-name="P58"><text:span text:style-name="T12">– </text:span>Твоё тело соткано из наваждения — Нам ли не знать! Мы всё ещё Владыка Снов!</text:p>
      <text:p text:style-name="P58">Я делаю шаг назад, на балкон. Луна трескуче смеётся и шагает следом.</text:p>
      <text:p text:style-name="P58"/>
      <text:p text:style-name="P58"><text:span text:style-name="T12">– </text:span>Но что в Нашей власти — так это вышвырнуть тебя отсюда!</text:p>
      <text:p text:style-name="P58">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8"/>
      <text:p text:style-name="P58"><text:span text:style-name="T12">– </text:span>Призвав тебя сюда, мы потратили последние силы. Которыми можно было поддерживать Эквестрию ещё долгие годы!</text:p>
      <text:p text:style-name="P58">Шаг назад.</text:p>
      <text:p text:style-name="P58"><text:soft-page-break/></text:p>
      <text:p text:style-name="P58"><text:span text:style-name="T12">– </text:span>Кимеринн погиб, чтобы ты жил!</text:p>
      <text:p text:style-name="P58">Шаг назад.</text:p>
      <text:p text:style-name="P58"/>
      <text:p text:style-name="P58"><text:span text:style-name="T12">– </text:span>Сестра утратила магию и развоплотилась из-за тебя!</text:p>
      <text:p text:style-name="P58">Шаг назад.</text:p>
      <text:p text:style-name="P58"/>
      <text:p text:style-name="P58"><text:span text:style-name="T12">– </text:span>Сколько надежд впустую. Сколько ожиданий! И, как финальная насмешка, ты увидишь гибель всего, что Нам дорого?! Не бывать этому! ПОШЁЛ ВОН!!!</text:p>
      <text:p text:style-name="P58">Я мешкаю, не чувствуя под отступающей ногой опоры, и этого хватает, чтобы Луна в выпаде достала меня рогом.</text:p>
      <text:p text:style-name="P58"/>
      <text:p text:style-name="P58">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8"/>
      <text:p text:style-name="P58">Я проваливаюсь в сине-зелёную мглу, усыпанную звёздами.</text:p>
      <text:p text:style-name="P58"/>
      <text:p text:style-name="P59">***</text:p>
      <text:p text:style-name="P44"/>
      <text:p text:style-name="P58">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8"/>
      <text:p text:style-name="P58">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9">её </text:span>расплываются. Она исчезает, не дойдя до экрана.</text:p>
      <text:p text:style-name="P58"/>
      <text:p text:style-name="P73">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8"/>
      <text:p text:style-name="P58">Ближе.</text:p>
      <text:p text:style-name="P58"/>
      <text:p text:style-name="P58">Тело ощущает дискомфорт от низкочастотной вибрации, как будто рядом проходит поезд.</text:p>
      <text:p text:style-name="P58"/>
      <text:p text:style-name="P58">Ещё ближе.</text:p>
      <text:p text:style-name="P58"/>
      <text:p text:style-name="P58">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8"/>
      <text:p text:style-name="P58"><text:soft-page-break/>Совсем близко.</text:p>
      <text:p text:style-name="P58"/>
      <text:p text:style-name="P58">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8"/>
      <text:p text:style-name="P58">Я ВИЖУ!!! ВИЖУ!!! ПРОКЛЯТЬЕ, КАК ВСЁ ПРОСТО!!!</text:p>
      <text:p text:style-name="P58"/>
      <text:p text:style-name="P58">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8"/>
      <text:p text:style-name="P58"><text:span text:style-name="T12">– </text:span>Ты ведь вернёшься в Эквестрию? Не говори им, что увидел там! <text:span text:style-name="T12">– </text:span>жеребёнок машет в сторону экрана. Её голос слышится глухо, как через подушку. <text:span text:style-name="T12">– </text:span>Любую пони, что узнает всю правду, сожрёт Чёрный Экран.</text:p>
      <text:p text:style-name="P58"/>
      <text:p text:style-name="P58">Я киваю ей в ответ. Мне понятно, почему.</text:p>
      <text:p text:style-name="P58"/>
      <text:p text:style-name="P58"><text:span text:style-name="T12">– </text:span>Как тебя зовут, малышка? Я постараюсь вернуть тебя. Может быть, ещё не поздно.</text:p>
      <text:p text:style-name="P58">Пегаска приветственно машет копытом. Звёзды просвечивают сквозь неё, она тает на глазах. Её тянет к экрану.</text:p>
      <text:p text:style-name="P31"><text:span text:style-name="T37">– </text:span><text:span text:style-name="T27">Шейла! Шейла Блюскай! И я уже не малышка! </text:span><text:span text:style-name="T37">– </text:span><text:span text:style-name="T27">она тычет в кьютимарку в виде ластика, стирающего тучу.</text:span></text:p>
      <text:p text:style-name="P58"/>
      <text:p text:style-name="P58">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73"/>
      <text:p text:style-name="P59">***</text:p>
      <text:p text:style-name="P59"/>
      <text:p text:style-name="P1"><text:span text:style-name="T12">–</text:span> А<text:span text:style-name="T1">нон?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1">— </text:span><text:span text:style-name="T1">т</text:span>ы стал слишком бледный. Я решила прервать <text:span text:style-name="T1">заклинание</text:span>. Как ты себя…</text:p>
      <text:p text:style-name="P1"><text:span text:style-name="T40">–</text:span><text:span text:style-name="T31"> …чувствуешь, дорогая Рэрити?! Я могу чем-нибудь помочь? Вот, выпей воды! </text:span><text:span text:style-name="T40">–</text:span><text:span text:style-name="T31"> дракончик метался вокруг светлой единорожки, в волнении заламывая лапы.</text:span></text:p>
      <text:p text:style-name="P58"/>
      <text:p text:style-name="P58">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8"/>
      <text:p text:style-name="P58"><text:soft-page-break/><text:span text:style-name="T12">– </text:span>Ну што? Увидел што-нибудь, сахарок?</text:p>
      <text:p text:style-name="P58">Пони уставились на меня с надеждой.</text:p>
      <text:p text:style-name="P58"/>
      <text:p text:style-name="P58"><text:span text:style-name="T12">– </text:span>Да.</text:p>
      <text:p text:style-name="P58">Откровение давило на психику как тонна кирпичей. Я не знал, что им сказать. Я не мог.</text:p>
      <text:p text:style-name="P58"/>
      <text:p text:style-name="P58"><text:span text:style-name="T12">– П</text:span>ревосходно!</text:p>
      <text:p text:style-name="P58"><text:span text:style-name="T12">– </text:span>Это просто супер-дупер-здоровски-потрясно!</text:p>
      <text:p text:style-name="P58"><text:span text:style-name="T12">– </text:span>Йей!</text:p>
      <text:p text:style-name="P58"><text:span text:style-name="T12">– </text:span>Ю-ху!</text:p>
      <text:p text:style-name="P58"><text:span text:style-name="T12">– О</text:span>фигенно! Мы победили! Анон, ты молодец!</text:p>
      <text:p text:style-name="P58"><text:span text:style-name="T12">– </text:span>Замечательно! Секундочку, я приготовлю дневник…</text:p>
      <text:p text:style-name="P58"/>
      <text:p text:style-name="P58">Восторг пони постепенно сменился ожиданием. Я молчал.</text:p>
      <text:p text:style-name="P58"><text:span text:style-name="T12">– </text:span>Эмм? И что же ты увидел? <text:span text:style-name="T12">– </text:span>не выдержала Твайлайт.</text:p>
      <text:p text:style-name="P58"><text:span text:style-name="T12">– </text:span>Я… не могу сказать этого.</text:p>
      <text:p text:style-name="P58"/>
      <text:p text:style-name="P58">Ожидание сменилось недоумением. Рэйнбоу Дэш насмешливо скривила губы.</text:p>
      <text:p text:style-name="P58"><text:span text:style-name="T12">– </text:span>Да ладно! Кончай прикалываться, Анон, мы же ждём! Шутка зачлась!</text:p>
      <text:p text:style-name="P58"><text:span text:style-name="T12">– </text:span>Не могу!!!</text:p>
      <text:p text:style-name="P58"/>
      <text:p text:style-name="P58">…</text:p>
      <text:p text:style-name="P58"/>
      <text:p text:style-name="P58">Молчание прервала Эпплджек.</text:p>
      <text:p text:style-name="P58"><text:span text:style-name="T12">– </text:span>Сахарок, с тобой всё в порядке?</text:p>
      <text:p text:style-name="P58"/>
      <text:p text:style-name="P58">Дэш подошла ко мне вплотную, обняла меня за шею и прижалась нос к носу.</text:p>
      <text:p text:style-name="P58"><text:span text:style-name="T12">– Анон</text:span>, ты чего? <text:span text:style-name="T12">– </text:span>прошептала она. <text:span text:style-name="T12">– </text:span>Тебя во сне кто-то заколдовал? Мигни мне правым глазом, если да.</text:p>
      <text:p text:style-name="P58"/>
      <text:p text:style-name="P58">Я высвободился из объятий пегаски.</text:p>
      <text:p text:style-name="P58"><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8"/>
      <text:p text:style-name="P58">Тишина сменилась гулом голосов. Пони вполголоса обсуждали ситуацию, посматривая на меня и почёсывая в затылках.</text:p>
      <text:p text:style-name="P58"/>
      <text:p text:style-name="P58"><text:span text:style-name="T12">– </text:span>Конски яблоки! Вот это поворот! А мне так хотелось узнать, што за нечисть тут орудует!</text:p>
      <text:p text:style-name="P58"><text:soft-page-break/><text:span text:style-name="T12">–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8"><text:span text:style-name="T12">–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8"><text:span text:style-name="T12">– </text:span>Рэр, отвали!</text:p>
      <text:p text:style-name="P58"><text:span text:style-name="T12">– </text:span>Оу, какие страсти! Ладно-ладно, не сердись, дорогая, не мешаю!</text:p>
      <text:p text:style-name="P58"><text:span text:style-name="T12">–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8"><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8"><text:span text:style-name="T12">– </text:span>Стойте!</text:p>
      <text:p text:style-name="P58"/>
      <text:p text:style-name="P58">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8"><text:span text:style-name="T12">– </text:span>Ага, вот! Нашла! Анон прав! В «Заклинании Последнего Шанса» есть такое! <text:span text:style-name="T12">– </text:span>единорожка принялась зачитывать отрывок.</text:p>
      <text:p text:style-name="P58"/>
      <text:p text:style-name="P58">…</text:p>
      <text:p text:style-name="P58">«<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4">слишком громко думать. И сообщить способ спасения — означает его разрушить.</text:span>»</text:p>
      <text:p text:style-name="P58">…</text:p>
      <text:p text:style-name="P58"/>
      <text:p text:style-name="P58"><text:span text:style-name="T12">– </text:span>Ты хочешь сказать, если Анон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8">Пегаска сжала голову копытами. Твайлайт просветлела мордочкой и подбежала к доске.</text:p>
      <text:p text:style-name="P58"><text:span text:style-name="T12">– </text:span>Это может быть случай так называемого «кота Шротингера». Никогда бы не подумала, что он мне встретится на практике!</text:p>
      <text:p text:style-name="P58"/>
      <text:p text:style-name="P58">Твайлайт протёрла доску тряпочкой и нарисовала на ней коробку.</text:p>
      <text:p text:style-name="P58"><text:span text:style-name="T12">– </text:span>Предположим, в коробке заперт кот!</text:p>
      <text:p text:style-name="P44"/>
      <text:p text:style-name="P58"><text:span text:style-name="T12">Н</text:span>арисованный кот упирался лапами в крышку коробки, явно пытаясь выбраться.</text:p>
      <text:p text:style-name="P58"/>
      <text:p text:style-name="P58"><text:span text:style-name="T12">– Также предположим</text:span><text:span text:style-name="T69">, что кот бессмертен. Также допустим, что кот з</text:span>аколдован<text:span text:style-name="T69"> </text:span>отложенным <text:span text:style-name="T69">заклятие</text:span>м<text:span text:style-name="T69"> Абсолютного Стирания, которое сработает, если кто-то откроет ящик</text:span>. <text:span text:style-name="T69">То есть, п</text:span>ри открытии<text:span text:style-name="T69"> ящик</text:span>а<text:span text:style-name="T69"> кот исчезнет из </text:span>бытия<text:span text:style-name="T69"> </text:span>— его нет, и никогда не было.</text:p>
      <text:p text:style-name="P58"><text:span text:style-name="T12">– </text:span>Бедный котик! <text:span text:style-name="T12">– </text:span>прошептала Флаттершай.</text:p>
      <text:p text:style-name="P58"/>
      <text:p text:style-name="P58"><text:soft-page-break/>Я насторожился, услышав знакомое название.</text:p>
      <text:p text:style-name="P58"/>
      <text:p text:style-name="P58"><text:span text:style-name="T12">– </text:span>Стой! Откуда тебе известно про заклинание Абсолютного Стирания?</text:p>
      <text:p text:style-name="P58"><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8"><text:span text:style-name="T12">– </text:span>Гм. Ну ладно, продолжай.</text:p>
      <text:p text:style-name="P58"><text:span text:style-name="T12">– </text:span>Так вот, по условию эксперимента известно, что вероятность того, что кто-то откроет ящик, ненулевая.</text:p>
      <text:p text:style-name="P58"><text:span text:style-name="T12">– </text:span>И что это означает, дорогая? <text:span text:style-name="T12">– </text:span>спросила Рэрити.</text:p>
      <text:p text:style-name="P58"><text:span text:style-name="T12">– </text:span>Это значит, что кто-нибудь когда-нибудь обязательно откроет его.</text:p>
      <text:p text:style-name="P58"><text:span text:style-name="T12">– </text:span>У меня щас башка лопнет! <text:span text:style-name="T12">– </text:span>пожаловалась Дэш. <text:span text:style-name="T12">– </text:span>Так всё-таки, когда этот ляганный ящик откроют?</text:p>
      <text:p text:style-name="P58"><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8"/>
      <text:p text:style-name="P58">Твайлайт прокашлялась, отпила из графина и продолжила.</text:p>
      <text:p text:style-name="P58"/>
      <text:p text:style-name="P58"><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8"/>
      <text:p text:style-name="P58">Пони молчали, переваривая информацию. Дэш с отсутствующим видом следила за пауком на потолке.</text:p>
      <text:p text:style-name="P58"/>
      <text:p text:style-name="P58">Наконец Эпплджек сдвинула шляпу на лоб.</text:p>
      <text:p text:style-name="P58"><text:span text:style-name="T12">–</text:span> То есть, ты хошь сказать, што мы все — навроде этого кота, а Анон боится открыть ящик? Штоб мы не исчезли окончательно?</text:p>
      <text:p text:style-name="P58"><text:span text:style-name="T12">– </text:span>Нечто вроде того. Стар Свирл пишет, что разглашение способа спасения его же и разрушит. Иными словами, открывать ящик нельзя.</text:p>
      <text:p text:style-name="P58"/>
      <text:p text:style-name="P58">Я поднял руку, прося слово. Пони обернулись на меня и затихли.</text:p>
      <text:p text:style-name="P58"/>
      <text:p text:style-name="P58"><text:span text:style-name="T12">–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8"/>
      <text:p text:style-name="P58">…</text:p>
      <text:p text:style-name="P58"/>
      <text:p text:style-name="P58"><text:soft-page-break/><text:span text:style-name="T12">– </text:span>Лягать! <text:span text:style-name="T12">– </text:span>выругалась Дэш. <text:span text:style-name="T12">– </text:span>Значит, наши усилия по доставке резонаторов пошли лесом!</text:p>
      <text:p text:style-name="P58"><text:span text:style-name="T12">– </text:span>Не совсем. Мне таки удалось узнать, где искать Селестию.</text:p>
      <text:p text:style-name="P58"/>
      <text:p text:style-name="P58">В библиотеке снова поднялся галдёж. Твайлайт подняла копыто.</text:p>
      <text:p text:style-name="P58"><text:span text:style-name="T12">– </text:span>Тихо! Спайк, будь добр, сбегай к Кейкам за выпечкой. Нам надо успокоиться. Анон, хоть про Селестию ты нам можешь рассказать?</text:p>
      <text:p text:style-name="P58"><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8"><text:span text:style-name="T12">– А </text:span>как ты узнал… <text:span text:style-name="T12">– </text:span>начала было единорожка, но её перебил напряжённый голос Спайка.</text:p>
      <text:p text:style-name="P58"><text:span text:style-name="T12">– </text:span>Твай! <text:span text:style-name="T12">– </text:span>дракончик стоял в дверях спиной к нам. <text:span text:style-name="T12">– </text:span>У нас гости!</text:p>
      <text:p text:style-name="P58"/>
      <text:p text:style-name="P58">Спайк попятился назад. Дверь широко растворилась и в библиотеку вошла Луна.</text:p>
      <text:p text:style-name="P58"/>
      <text:h text:style-name="Heading_20_2" text:outline-level="2"><text:span text:style-name="T1">2</text:span>1. Мир-дружба-жвачка.</text:h>
      <text:p text:style-name="P58"/>
      <text:p text:style-name="P58">Дружный вздох прокатился по залу.</text:p>
      <text:p text:style-name="P58"/>
      <text:p text:style-name="P58">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8"/>
      <text:p text:style-name="P58"><text:span text:style-name="T12">– Анон</text:span>, беги!!!</text:p>
      <text:p text:style-name="P58">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8"/>
      <text:p text:style-name="P58"><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8">Мы с пегаской застыли в синем левитационном поле и поплыли к Луне.</text:p>
      <text:p text:style-name="P58"/>
      <text:p text:style-name="P58"><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8">Нас с Дэш обернуло лавандовое левитационное поле и мы полетели к библиотекарше. Ты был несправделив к книгоежке, Анон!</text:p>
      <text:p text:style-name="P58"/>
      <text:p text:style-name="P58"><text:span text:style-name="T12">–</text:span> Что? Мы не ослышались? ТЫ СМЕЕШЬ МЕШАТЬ НАМ?!!</text:p>
      <text:p text:style-name="P58">Нас опять потащило к Луне. Дэш подпёрла голову копытом, закатила глаза и скорчила скучающую мину.</text:p>
      <text:p text:style-name="P58"/>
      <text:p text:style-name="P58"><text:span text:style-name="T12">–</text:span> Мне очень жаль, Ваше Высочество, но принцесса Селестия назначила Анонимуса МОИМ начальником и этот приказ НИКТО не отменял! Он МОЙ!</text:p>
      <text:p text:style-name="P58"><text:soft-page-break/>В голосе лавандовой единорожки звучал металл. Мы опять полетели к Твайлайт.</text:p>
      <text:p text:style-name="P58"/>
      <text:p text:style-name="P58"><text:span text:style-name="T12">–</text:span> ДОВОЛЬНО! НАМ НАДОЕЛА ЭТА НЕПОКОРНОСТЬ! ПОЗНАЙ ГНЕВ ПРИНЦЕССЫ НОЧИ!!!</text:p>
      <text:p text:style-name="P58"><text:span text:style-name="T12">–</text:span> Элементы! Аврал!!! Работаем!!!</text:p>
      <text:p text:style-name="P58">Ярко-фиолетовый луч разгневанной аликорницы столкнулся со щитом наспех мобилизованных Элементов <text:s/>Гармонии.</text:p>
      <text:p text:style-name="P58">Началась жара.</text:p>
      <text:p text:style-name="P58"/>
      <text:p text:style-name="P58">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8"/>
      <text:p text:style-name="P58">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8"/>
      <text:p text:style-name="P58"><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8"><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8"/>
      <text:p text:style-name="P58">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8"/>
      <text:p text:style-name="P58"><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8"><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8"><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8"><text:span text:style-name="T12">–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8"><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8">Перед Луной возник ярко-фиолетовый шар, окутанный роем голубых искорок.</text:p>
      <text:p text:style-name="P58"/>
      <text:p text:style-name="P58"><text:span text:style-name="T12">– О</text:span>хренеть! <text:span text:style-name="T12">– </text:span>чертыхнулся Спайк. <text:span text:style-name="T12">– </text:span><text:s/>Твай, она создаёт сферу стихий!</text:p>
      <text:p text:style-name="P58"><text:soft-page-break/><text:span text:style-name="T12">– </text:span>Вижу! <text:span text:style-name="T12">– </text:span>донёсся голос единорожки из-под потолка. <text:span text:style-name="T12">– </text:span>Задействую план «Д»!</text:p>
      <text:p text:style-name="P58">В центре круга, образованного Элементами Гармонии, образовался светло-голубой тороид<text:note text:id="ftn16" text:note-class="footnote"><text:note-citation>16</text:note-citation><text:note-body><text:p text:style-name="P156">Тороид <text:span text:style-name="T56">–</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8"><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8">Дракончик пополз было к окну, но я придержал его за хвост.</text:p>
      <text:p text:style-name="P58"><text:span text:style-name="T12">– </text:span>Погоди. У меня есть вариант получше.</text:p>
      <text:p text:style-name="P58"/>
      <text:p text:style-name="P58">Я вылез из-под шкафа и попрыгал на одной ноге в центр зала.</text:p>
      <text:p text:style-name="P58"><text:span text:style-name="T12">– </text:span>Стойте! Прекратите! Да остановитесь же!!!</text:p>
      <text:p text:style-name="P58">Аликорница и шестёрка поней уставились на меня.</text:p>
      <text:p text:style-name="P58"><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8"><text:span text:style-name="T12">– </text:span>Ты так говоришь,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8"/>
      <text:p text:style-name="P58">Я успокаивающе поднял руки.</text:p>
      <text:p text:style-name="P58"><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8"><text:span text:style-name="T12">– </text:span>Как ты её назвал? <text:span text:style-name="T12">– </text:span>отвалилась челюсть у аликорницы.</text:p>
      <text:p text:style-name="P58"><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8"><text:span text:style-name="T12">– </text:span>Что? <text:span text:style-name="T12">– </text:span>хором вскрикнули я с Луной.</text:p>
      <text:p text:style-name="P58"/>
      <text:p text:style-name="P58">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8">С громким треском они встретились у лестницы на верхний ярус.</text:p>
      <text:p text:style-name="P58"/>
      <text:p text:style-name="P58">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8"/>
      <text:p text:style-name="P58">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8"/>
      <text:p text:style-name="P58"><text:soft-page-break/>Через некоторое время этой крохотной частью сознания я отметил скрип двери и застенчивый голос:</text:p>
      <text:p text:style-name="P58"><text:span text:style-name="T12">– </text:span>Твайлайт, Дёрпи сказала, у тебя есть «Особенности поведения, питания и размножения приматов»? Я бы хотела её ненадолго… Ого!!!</text:p>
      <text:p text:style-name="P58"/>
      <text:p text:style-name="P58">После долгой паузы тот же голос спросил:</text:p>
      <text:p text:style-name="P58"><text:span text:style-name="T12">– </text:span>Что тут случилось? Почему все висят в воздухе? И всё вот это?</text:p>
      <text:p text:style-name="P58"/>
      <text:p text:style-name="P58">Голос Спайка откуда-то из подвала ответил:</text:p>
      <text:p text:style-name="P58"><text:span text:style-name="T12">– </text:span>Потому что Твайлайт остановила время. В радиусе девяти метров, как мне кажется. Или десяти.</text:p>
      <text:p text:style-name="P58"><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8"/>
      <text:p text:style-name="P58"><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8"/>
      <text:p text:style-name="P58">Наступило молчание. Потом донеслось всхлипывание заучки.</text:p>
      <text:p text:style-name="P58"><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8"><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8"><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8"/>
      <text:p text:style-name="P58">В мозгу раздалось мычание, как если бы кто-то хотел выругаться, но в через силу сдержался.</text:p>
      <text:p text:style-name="P58"><text:span text:style-name="T12">– </text:span>КТО ИЗ МАГОВ СЕЙЧАС ПРИСУТСТВУЕТ В БИБЛИОТЕКЕ ЗА ПРЕДЕЛАМИ ЗОНЫ СКОЛЛАПСИРОВАВШЕГО ВРЕМЕНИ?</text:p>
      <text:p text:style-name="P58"/>
      <text:p text:style-name="P58">Молчание. Наконец голос Спайка произнёс:</text:p>
      <text:p text:style-name="P58"><text:span text:style-name="T12">– </text:span>Она имеет ввиду, кто из единорогов в библиотеке не попал в это сверхпрозрачное стекло? Ну же, не тушуйся!</text:p>
      <text:p text:style-name="P58">Послышался застенчивый голос.</text:p>
      <text:p text:style-name="P58"><text:span text:style-name="T12">– </text:span>Эмм, я вам подхожу?</text:p>
      <text:p text:style-name="P58"><text:span text:style-name="T12">– </text:span>КТО ТЫ? ПРЕДСТАВЬСЯ!</text:p>
      <text:p text:style-name="P58"><text:soft-page-break/><text:span text:style-name="T12">– </text:span>Эмм, Лира Хартстрингс, единорог. Я не то, чтобы маг, моя специализация — музыка…</text:p>
      <text:p text:style-name="P58"><text:span text:style-name="T12">– </text:span>ГОДИТСЯ! ТЫ ВИДИШЬ ТОЧКУ СИНГУЛЯРНОСТИ?</text:p>
      <text:p text:style-name="P58"><text:span text:style-name="T12">– </text:span>Эмм?</text:p>
      <text:p text:style-name="P58">Голос Спайка пояснил:</text:p>
      <text:p text:style-name="P58"><text:span text:style-name="T12">– </text:span>Вон та тёмная точка над лестницей, у которой вся картинка искривляется.</text:p>
      <text:p text:style-name="P58"><text:span text:style-name="T12">– </text:span>Да! Вижу.</text:p>
      <text:p text:style-name="P58"><text:span text:style-name="T12">– </text:span>ТЕПЕРЬ ЛЕВИТИРУЙ ПРИМАТА В ТОЧКУ СИНГУЛЯРНОСТИ.</text:p>
      <text:p text:style-name="P58"><text:span text:style-name="T12">– </text:span>Чего-о-о?!! <text:span text:style-name="T12">– </text:span>возопило моё малое сознание.</text:p>
      <text:p text:style-name="P58"><text:span text:style-name="T12">– </text:span>Эмм… Зачем? <text:span text:style-name="T12">– вторила мне Лира.</text:span></text:p>
      <text:p text:style-name="P58"><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8"><text:span text:style-name="T12">– </text:span>Вы даёте слово, что человеку не будет причинён вред? <text:span text:style-name="T12">– </text:span>голос Лиры обрёл непривычную твёрдость.</text:p>
      <text:p text:style-name="P58"><text:span text:style-name="T12">– </text:span>КАК ТЫ СМЕЕШЬ СОМНЕВАТЬСЯ В НАС, СВОЕЙ ПРИНЦЕССЕ?</text:p>
      <text:p text:style-name="P58"><text:span text:style-name="T12">– Я </text:span>не сомневаюсь в вас, Ваше Высочество… Потому и требую слова!</text:p>
      <text:p text:style-name="P58"><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8"><text:span text:style-name="T12">– </text:span>Ну, блядь, спасибо! <text:span text:style-name="T12">– </text:span>подумал я.</text:p>
      <text:p text:style-name="P58"><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4"/>
      <text:p text:style-name="P58"><text:span text:style-name="T12">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8">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8"/>
      <text:p text:style-name="P58">Кажется, ты придумал, как отомстить надменной кобыле, Анон!</text:p>
      <text:p text:style-name="P58"/>
      <text:p text:style-name="P58">Напрягая силу воли, я отдал приказ непослушному телу. Ладонь стала плавно сжиматься.</text:p>
      <text:p text:style-name="P44">–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4"/>
      <text:p text:style-name="P44"><text:soft-page-break/>Моя ладонь сжала проезжающий мимо нос Луны. Гневная тирада ночной аликорницы завершилась трубным рёвом.</text:p>
      <text:p text:style-name="P58">С громким хлопком время восстановило свой ход, сознания воссоединились, все попадали на пол. </text:p>
      <text:p text:style-name="P58"/>
      <text:p text:style-name="P58">…</text:p>
      <text:p text:style-name="P58"/>
      <text:p text:style-name="P58"><text:span text:style-name="T12">– </text:span>Буэ-э-э!</text:p>
      <text:p text:style-name="P58">То ли от воздействия сингулярности, то ли от того, что закружилась голова в торнадо, но меня буквально вывернуло наизнанку.</text:p>
      <text:p text:style-name="P58"><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 Отвернувшись, аликорница незаметно почесала нос сгибом крыла.</text:p>
      <text:p text:style-name="P58"/>
      <text:p text:style-name="P58">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8"/>
      <text:p text:style-name="P58"><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8"/>
      <text:p text:style-name="P58">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8"/>
      <text:p text:style-name="P58">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8"><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8">Просительные нотки контрастировали с привычным для Луны властным тоном. Аликорница присела на пол и устало опустила голову.</text:p>
      <text:p text:style-name="P58"/>
      <text:p text:style-name="P58">Я кивнул ей примирительно.</text:p>
      <text:p text:style-name="P58"><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8"><text:span text:style-name="T12">– </text:span>Давай по-порядку, <text:span text:style-name="T12">– о</text:span>становила меня Луна. <text:span text:style-name="T12">– </text:span>С чего ты взял, что она в твоём мире?</text:p>
      <text:p text:style-name="P58"/>
      <text:p text:style-name="P58">Я задумался. Как объяснить ей, не рассказывая основное? То, от чего весь мир остановится? Как описать частность, не раскрыв суть?</text:p>
      <text:p text:style-name="P58"/>
      <text:p text:style-name="P58">Луна продолжила с горечью.</text:p>
      <text:p text:style-name="P58"><text:span text:style-name="T12">–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8"/>
      <text:p text:style-name="P58"><text:span text:style-name="T12">– Ч</text:span>то? Я<text:span text:style-name="T12"> вспомнил тяжёлый сон после знакомства с Пинки и маковским сидром и </text:span>догадка легла на сердце тяжким грузом.</text:p>
      <text:p text:style-name="P58">Нет, только не это! Только не из-за меня! Ну хватит же! Я не могу быть виноватым во всех бедах Эквестрии!</text:p>
      <text:p text:style-name="P58"/>
      <text:p text:style-name="P58"><text:span text:style-name="T12">– </text:span>Мы проследили её сновидение, <text:span text:style-name="T12">– п</text:span>одтвердила Луна. Её взгляд сверлил меня, улавливая малейшие изменения мимики. <text:span text:style-name="T12">–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8"/>
      <text:p text:style-name="P58">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8"/>
      <text:p text:style-name="P58">Я со всей дури грохнул кулаком по ограждению балкона. Перила жалобно скрипнули. Луна всё поняла и кивнула.</text:p>
      <text:p text:style-name="P58"><text:span text:style-name="T12">– </text:span>Теперь ты понимаешь, почему Мы виним тебя в развоплощении сестры?</text:p>
      <text:p text:style-name="P58"><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8">Луна пристально взглянула на меня и понимающе склонила голову.</text:p>
      <text:p text:style-name="P58"><text:span text:style-name="T12">– </text:span>Мы знаем, иногда так бывает. Продолжай.</text:p>
      <text:p text:style-name="P58"><text:span text:style-name="T12">–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8"><text:span text:style-name="T12">– </text:span>Да, помним.</text:p>
      <text:p text:style-name="P58"><text:span text:style-name="T12">– </text:span>Так вот, в той колонне, окружённая со всех сторон пони, стояла Селестия. Она стояла в очереди к Чёрному Экрану. А за экраном…</text:p>
      <text:p text:style-name="P58"/>
      <text:p text:style-name="P58">Будь что будет, Анон! Молись, чтобы клочок информации не привёл к глобальной катастрофе!</text:p>
      <text:p text:style-name="P58"/>
      <text:p text:style-name="P58"><text:span text:style-name="T12">– А з</text:span>а экраном был мой мир. Я узнал его!</text:p>
      <text:p text:style-name="P58"/>
      <text:p text:style-name="P58">Ничего не изменилось. В разговор встряла Твайлайт, до этого тихо стоявшая в сторонке.</text:p>
      <text:p text:style-name="P58"><text:span text:style-name="T12">–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8"/>
      <text:p text:style-name="P58">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8"/>
      <text:p text:style-name="P58"><text:span text:style-name="T12">– </text:span>Нечто вроде. Они точно не погибают, я это видел. Просто переносятся туда и превращаются в людей. Исчезновение — не значит смерть.</text:p>
      <text:p text:style-name="P58"><text:soft-page-break/>Единорожка успокаивающе произнесла:</text:p>
      <text:p text:style-name="P58"><text:span text:style-name="T12">–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8"/>
      <text:p text:style-name="P58">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8"/>
      <text:p text:style-name="P58"><text:span text:style-name="T12">– </text:span>Ты что-то недоговариваешь, <text:span text:style-name="T12">– </text:span>шепнула Лу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8">Аликорница вернулась на место, воссоединившись с двойником.</text:p>
      <text:p text:style-name="P58"/>
      <text:p text:style-name="P58"><text:span text:style-name="T12">–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8"><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8"/>
      <text:p text:style-name="P58">Единорожка задумалась.</text:p>
      <text:p text:style-name="P58"><text:span text:style-name="T12">–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8"><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стра.</text:p>
      <text:p text:style-name="P58"><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8">Луна сморщила нос при этих словах, но всё же кивнула.</text:p>
      <text:p text:style-name="P58"><text:span text:style-name="T12">–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8"><text:span text:style-name="T12">– </text:span>Я приглашу их. Они не откажутся.</text:p>
      <text:p text:style-name="P58"><text:span text:style-name="T12">– </text:span>Что ж, ещё одной проблемой меньше. Теперь нужно решить, как найти Сел. Кто-то должен отправиться за ней.</text:p>
      <text:p text:style-name="P58"><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8"><text:span text:style-name="T12">– </text:span>А если…</text:p>
      <text:p text:style-name="P58"><text:soft-page-break/><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8"><text:span text:style-name="T12">– </text:span>Остаётся ещё одна проблема, <text:span text:style-name="T12">– </text:span>тихо сказала Лун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8"><text:span text:style-name="T12">– </text:span>Я попробую подыскать подходящие заклинания для работы с флорой, <text:span text:style-name="T12">– </text:span>загорелась научным рвением книгоежка. <text:span text:style-name="T12">– </text:span>Помнится, в «Природе проклятий» был раздел, посвящённый зебринским ритуалам плодородия!</text:p>
      <text:p text:style-name="P58"/>
      <text:p text:style-name="P58">Единорожка вернулась в библиотеку. Некоторое время мы с Луной молча слушали звуки засыпающего Понивилля.</text:p>
      <text:p text:style-name="P58"/>
      <text:p text:style-name="P58"><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8"><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8"><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2">– пожаловался я Луне.</text:span></text:p>
      <text:p text:style-name="P44"/>
      <text:p text:style-name="P58">Аликорница отвлеклась от воспоминаний.</text:p>
      <text:p text:style-name="P58"><text:span text:style-name="T12">–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8"><text:span text:style-name="T12">– </text:span>Почему же ты не смогла найти меня в Эквестрии с его помощью?</text:p>
      <text:p text:style-name="P58"/>
      <text:p text:style-name="P58">Аликорница смутилась.</text:p>
      <text:p text:style-name="P58"><text:span text:style-name="T12">–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8"><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8"><text:soft-page-break/><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то, что было у тебя с Сел!</text:p>
      <text:p text:style-name="P58"/>
      <text:p text:style-name="P58">Я присмотрелся к ночной принцессе с подозрением. Что она знает о нас с Селестией?</text:p>
      <text:p text:style-name="P58"/>
      <text:p text:style-name="P58"><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8"><text:span text:style-name="T12">– </text:span>Неудивительно! <text:span text:style-name="T12">– </text:span>фыркнула Луна. <text:span text:style-name="T12">– В </text:span>этом — вся Сел. Сестра, в отличие от Нас, всегда норовит спихнуть тяжёлую задачу на кого-нибудь другого!</text:p>
      <text:p text:style-name="P58"><text:span text:style-name="T12">– </text:span>А также совместить приятное с полезным, <text:span text:style-name="T12">– </text:span>не удержался я от подколки.</text:p>
      <text:p text:style-name="P58"/>
      <text:p text:style-name="P58">Дружеский интим «для здоровья» всё ещё вызывает в тебе досаду, Анон!</text:p>
      <text:p text:style-name="P58"/>
      <text:p text:style-name="P53">Луна бросила на меня тяжёлый взгляд.</text:p>
      <text:p text:style-name="P56"><text:span text:style-name="T19">–</text:span> Вот это вряд ли! Сестра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6"/>
      <text:p text:style-name="P56">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6"/>
      <text:p text:style-name="P53"><text:span text:style-name="T18">–</text:span> Тогда зачем она..?</text:p>
      <text:p text:style-name="P53"><text:span text:style-name="T18">–</text:span> Дала тебе? <text:span text:style-name="T18">–</text:span> цинично довершила мой вопрос Луна. <text:span text:style-name="T18">–</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
      <text:p text:style-name="P53">Меня как будто окатило ледяным душем. Не любовь и даже не дружба. Просто плата за услугу… Даже не дружба…</text:p>
      <text:p text:style-name="P53">Тревожная догадка окончательно сковала морозом душу.</text:p>
      <text:p text:style-name="P56"><text:span text:style-name="T19">–</text:span> А другие? Они тоже… давали мне потому, что считали меня последним шансом?</text:p>
      <text:p text:style-name="P56"/>
      <text:p text:style-name="P56">У аликорницы отвалилась челюсть.</text:p>
      <text:p text:style-name="P56"><text:span text:style-name="T19">–</text:span> Другие? Кто ещё?<text:span text:style-name="T12"> </text:span>С кем ещё у тебя были… отношения?</text:p>
      <text:p text:style-name="P53"><text:span text:style-name="T18">–</text:span> С Рэйнбоу Дэш, <text:span text:style-name="T18">–</text:span> ответил я несчастным голосом. <text:span text:style-name="T18">–</text:span> И, может быть, с Пинки.</text:p>
      <text:p text:style-name="P53"><text:span text:style-name="T18">–</text:span> А ты живчик, <text:span text:style-name="T18">–</text:span> удивлённо заметила Луна и нахмурилась.</text:p>
      <text:p text:style-name="P44">–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53"><text:span text:style-name="T18">– Что?!! – с недоверием воскликнула Луна. – Сестра никогда не умела лечить. И сейчас не умеет </text:span><text:span text:style-name="T67">— иначе Мы бы знали. Мало кто владеет магией целительства, и Сестра не из их числа.</text:span></text:p>
      <text:p text:style-name="P44">– Очень мне надо врать! – возмутился я. – Сел исцелила меня в Кантерлоте с помощью заместительной терапии.</text:p>
      <text:p text:style-name="P44"/>
      <text:p text:style-name="P44">Луна вскинула копыто к <text:span text:style-name="T1">виску</text:span> и закатила глаза.</text:p>
      <text:p text:style-name="P53"><text:soft-page-break/><text:span text:style-name="T18">– О небо! Теперь Мы понимаем, почему она так ослабела! Как это в стиле Сестры </text:span><text:span text:style-name="T67">— она готова отпилить себе крыло, дабы защитить кого-то от солнца!</text:span></text:p>
      <text:p text:style-name="P44">– Ты о чём? – не понял я. – Какое ещё, к дискорду, крыло? Почему она ослабела?</text:p>
      <text:p text:style-name="P44"/>
      <text:p text:style-name="P44">Луна молча стояла с закрытыми глазами, горестно покачиваясь на ногах взад-вперёд. “Глупая, глупая Сел!” – расслышал я из её бормотания.</text:p>
      <text:p text:style-name="P44">Наконец, Луна снизошла ко мне с объяснением.</text:p>
      <text:p text:style-name="P53"><text:span text:style-name="T18">– Заместительная терапия </text:span><text:span text:style-name="T6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8"/>
      <text:p text:style-name="P58">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8"/>
      <text:p text:style-name="P44">Луна вздохнула и повернулась ко мне.</text:p>
      <text:p text:style-name="P53"><text:span text:style-name="T18">–</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53"/>
      <text:p text:style-name="P53">Аликорница фыркнула.</text:p>
      <text:p text:style-name="P53"><text:span text:style-name="T18">– </text:span><text:span text:style-name="T6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8">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8"/>
      <text:p text:style-name="P58"><text:span text:style-name="T12">– Анон</text:span>, ты в порядке? <text:span text:style-name="T12">– </text:span>на балкон заглянула Дэш. <text:span text:style-name="T12">– </text:span>Твайлайт говорит, нам нужно отправляться к развалинам в Вечнодикий лес. Можешь на меня рассчитывать. Когда отправляемся?</text:p>
      <text:p text:style-name="P58">Я благодарно взъерошил пегаске гриву. Уныние отступило.</text:p>
      <text:p text:style-name="P58"><text:span text:style-name="T12">– </text:span>Спасибо, Дэш. Ты настоящий друг.</text:p>
      <text:p text:style-name="P58"><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8"/>
      <text:p text:style-name="P58">Я удивлённо воззрился на аликорницу. Та сконфузилась.</text:p>
      <text:p text:style-name="P58"><text:span text:style-name="T12">– </text:span>Если отменить праздник, начнутся волнения, <text:span text:style-name="T12">– </text:span>ответила Луна на мой не 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8"/>
      <text:p text:style-name="P58">Я пожал плечами и спустился с пегаской вниз, к компании.</text:p>
      <text:p text:style-name="P58"/>
      <text:h text:style-name="P166" text:outline-level="2"><text:soft-page-break/><text:span text:style-name="T1">22</text:span>. <text:span text:style-name="T1">Лучший</text:span> Гранд Галопин<text:span text:style-name="T1">г</text:span> Гала <text:span text:style-name="T1">в истории</text:span></text:h>
      <text:p text:style-name="P88"/>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8"><text:span text:style-name="T12">– </text:span>Да што ж такое творится-то! Ни в жисть не поверю, чтоб в Кантерлоте пустые дома были! <text:span text:style-name="T12">– </text:span>заявила Эпплджек. <text:span text:style-name="T12">–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8"><text:span text:style-name="T12">– </text:span>Какая жалость, что это всё из-за вампирского мира! <text:span text:style-name="T12">– </text:span>пробормотала Рэрити. <text:span text:style-name="T12">– </text:span>Самое бы время покупать землю под бутик.</text:p>
      <text:p text:style-name="P58"/>
      <text:p text:style-name="P58">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8"/>
      <text:p text:style-name="P58">Тук-тук-тук!</text:p>
      <text:p text:style-name="P58"/>
      <text:p text:style-name="P58"><text:span text:style-name="T12">– Анон</text:span>, ты тут? <text:span text:style-name="T12">–</text:span>Дэш просунула нос в дверь, не дожидаясь отклика. <text:span text:style-name="T12">– </text:span>Ага, вот ты где! Я с тобой!</text:p>
      <text:p text:style-name="P58">Пегаска швырнула перемётные сумки мне на постель и пошла к выходу.</text:p>
      <text:p text:style-name="P58"><text:span text:style-name="T12">– </text:span>Ну, чего застрял? Пошли скорее, а то на хавчик опоздаем! <text:span text:style-name="T12">– </text:span>нетерпеливо обернулась Дэш.</text:p>
      <text:p text:style-name="P58">Я пожал плечами и пошёл следом. Бороться со стихией в лице Дэш было трудновато. Да и незачем.</text:p>
      <text:p text:style-name="P58"/>
      <text:p text:style-name="P44">…</text:p>
      <text:p text:style-name="P44"/>
      <text:p text:style-name="P58">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8"/>
      <text:p text:style-name="P58"><text:span text:style-name="T12">– </text:span>Располагайтесь, <text:span text:style-name="T12">– </text:span>кивнула нам Луна.</text:p>
      <text:p text:style-name="P58">«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2">–</text:span> всхлипула Дэш.</text:p>
      <text:p text:style-name="P58"/>
      <text:p text:style-name="P58"><text:span text:style-name="T12">– </text:span>Ну что же вы? Присаживайтесь, <text:span text:style-name="T12">– </text:span>вновь пригласила Луна. <text:span text:style-name="T12">– </text:span>Если блюда заветрятся, придётся их выкинуть и приготовить новые.</text:p>
      <text:p text:style-name="P58">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text:p>
      <text:p text:style-name="P58"/>
      <text:p text:style-name="P58"><text:soft-page-break/><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митарианец<text:note text:id="ftn17" text:note-class="footnote"><text:note-citation>17</text:note-citation><text:note-body><text:p text:style-name="P156">Митарианец <text:span text:style-name="T56">– мясоед</text:span></text:p></text:note-body></text:note> на Нашей памяти. Насколько Нам известно, рацион обезьян состоит из фруктов и листьев бамбука.</text:p>
      <text:p text:style-name="P58"/>
      <text:p text:style-name="P58">Я мило улыбнулся в ответ и закинул в рот пучок петрушки.</text:p>
      <text:p text:style-name="P58"><text:span text:style-name="T12">– </text:span>А ты первая на моей памяти лошадь, умеющая магичить.</text:p>
      <text:p text:style-name="P58">Луна нахмурилась, но потом луч озарения коснулся её мордочки.</text:p>
      <text:p text:style-name="P44">– П<text:span text:style-name="T1">ризнаём, Мы были несправедливы к тебе. Как Нам тебя называть?</text:span></text:p>
      <text:p text:style-name="P58">Я выплюнул петрушку и взял кусок рыбы.</text:p>
      <text:p text:style-name="P44">– <text:span text:style-name="T1">Человеком. Во множественном числе мы — люди. Хотя множественная форма тебе не понадобится, принцесса.</text:span></text:p>
      <text:p text:style-name="P58"/>
      <text:p text:style-name="P58">Все расселись по местам, когда с дальнего конца стола раздался звонкий голосок.</text:p>
      <text:p text:style-name="P44">– <text:span text:style-name="T1">Эй, а туточки одно место пустует! Можно его займёт Гамми?</text:span></text:p>
      <text:p text:style-name="P44"><text:span text:style-name="T1">– Нет, Пинки, </text:span>– <text:span text:style-name="T1">ответила Луна. </text:span>– <text:span text:style-name="T1">Мы ждём ещё одного гостя.</text:span></text:p>
      <text:p text:style-name="P58">– А если он не придёт, тогда можно?</text:p>
      <text:p text:style-name="P58"/>
      <text:p text:style-name="P58">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8">– Эй! Это моя шляпа! – возмутилась Эпплджек.</text:p>
      <text:p text:style-name="P58">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8"/>
      <text:p text:style-name="P58">– Прекрати паясничать! – негромко сказала Луна.</text:p>
      <text:p text:style-name="P58">– Я не хотел… Тут мышь… – мои уши загорались медленно, но неотвратимо.</text:p>
      <text:p text:style-name="P58">– Мы не тебе, – так же тихо произнесла аликорница.</text:p>
      <text:p text:style-name="P58">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8">–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8">– Перестань, Дискорд, – устало ответила Луна. – Фиглярство вызывает улыбку только первые пару сотен лет.</text:p>
      <text:p text:style-name="P58">– Говори за себя, дражайшая! Я, наоборот, только вхожу во вкус!</text:p>
      <text:p text:style-name="P58">Драконикус заткнулся и принялся жадно есть брюкву.</text:p>
      <text:p text:style-name="P58"/>
      <text:p text:style-name="P58">Аликорница обвела присутствующих долгим взглядом и начала.</text:p>
      <text:p text:style-name="P58"><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8">– Прибыл к нам, ага. А я-то думал, Сахарная Ватка сама вытащила на нашу голову эту обезьяну из мухосранска, – громко прочавкал сам себе Дискорд.</text:p>
      <text:p text:style-name="P58"/>
      <text:p text:style-name="P58">– Анонимус берётся отыскать Селестию. И наша задача — помочь ему в этом! – с нажимом произнесла Луна, ни на кого не глядя.</text:p>
      <text:p text:style-name="P58">–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8"/>
      <text:p text:style-name="P58">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8"/>
      <text:p text:style-name="P58">– Я полностью в вашем распоряжении, Ваше Высочество! Думаю, мои друзья меня поддержат! – отчеканила умничка Твайлайт.</text:p>
      <text:p text:style-name="P58">Остальные пони отозвались невнятным мычанием.</text:p>
      <text:p text:style-name="P58"/>
      <text:p text:style-name="P58">–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8">–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8">–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8">–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8">– Эталоном? Для всехпони? Всегда говорила? – Дискорд принял задумчивую позу, стреляя глазами по сторонам.</text:p>
      <text:p text:style-name="P58">–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8">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8">– Мы думаем, она была права!</text:p>
      <text:p text:style-name="P58"/>
      <text:p text:style-name="P58">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8">– Ну, это… Если светоч, то конечно… А как же! Я всегда знал, что я светоч!.. А для Элементов Гармонии я тоже светоч?</text:p>
      <text:p text:style-name="P58">– Разумеется! – заверила его Луна, изо всех сил моргая шестёрке.</text:p>
      <text:p text:style-name="P58">– Светоч, светоч! – вразнобой подтвердили пони. Пожалуй, Флаттершай даже не врала.</text:p>
      <text:p text:style-name="P58"><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8"/>
      <text:p text:style-name="P58">– Ффух! – шумно выдохнула Луна. – Спасибо вам, Наши дорогие, вы Нам очень помогли!</text:p>
      <text:p text:style-name="P58">– Но мы же ничего не сделали! – запротестовала Эпплджек.</text:p>
      <text:p text:style-name="P58">–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8"/>
      <text:p text:style-name="P58">…</text:p>
      <text:p text:style-name="P58"/>
      <text:p text:style-name="P58">Безмолвными тенями скользнули лакеи и унесли блюда. На освободившемся столе Луна расстелила свиток с записями.</text:p>
      <text:p text:style-name="P58">– Теперь, Наши маленькие пони, Мы должны просить вас ещё об одной услуге.</text:p>
      <text:p text:style-name="P58">Непривычно смешно было видеть принцессу ночи покрасневшей и прячущей в замешательстве глаза.</text:p>
      <text:p text:style-name="P58">–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8"/>
      <text:p text:style-name="P58">При этих словах настала очередь прятать глаза шестёрке пони. Дэш фейсхуфнула.</text:p>
      <text:p text:style-name="P58">–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8">Луна вздохнула.</text:p>
      <text:p text:style-name="P58">–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8">–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8">–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8">С этими словами аликорница развернула свиток, достигший нижним концом пола.</text:p>
      <text:p text:style-name="P58">Твайлайт схватилась за голову.</text:p>
      <text:p text:style-name="P58"/>
      <text:p text:style-name="P45">***</text:p>
      <text:p text:style-name="P44"/>
      <text:p text:style-name="P58">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8"><text:soft-page-break/></text:p>
      <text:p text:style-name="P58">– Я верю в вас только потому, что ты об этом попросила, – наконец начал я. – Тогда, в метель.</text:p>
      <text:p text:style-name="P58">Аликорница кивнула.</text:p>
      <text:p text:style-name="P58">– Потому что у меня больше нет других причин верить в дружбомагию. После того, что рассказала Луна.</text:p>
      <text:p text:style-name="P58">Аликорница сникла.</text:p>
      <text:p text:style-name="P58">– Она ведь правду сказала? То свидание ночью в башне было всего лишь платой? Авансом?</text:p>
      <text:p text:style-name="P58">Селестия грустно кивнула и отвернулась.</text:p>
      <text:p text:style-name="P58">– Выходит, я для тебя был тем же, чем сейчас Дискорд для Луны? С тем отличием, что ты не нашла способ «отмазаться»?</text:p>
      <text:p text:style-name="P58">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8"/>
      <text:p text:style-name="P58">Заросли можжевельника раздвинулись, пропуская синюю единорожку.</text:p>
      <text:p text:style-name="P58"/>
      <text:p text:style-name="P58">– Привет!</text:p>
      <text:p text:style-name="P58">Я молча смотрел сквозь неё, привалившись спиной к валуну. Мне хотелось побыть одному.</text:p>
      <text:p text:style-name="P58">– Привет, говорю! Мну видела, как ты залазил сюда. Классное местечко!</text:p>
      <text:p text:style-name="P58">– Привет, Индиго.</text:p>
      <text:p text:style-name="P58">– Что-то на тебе мордочки нет. Ты бледнее болотной поганки из Вечнодикого леса. Что-то случилось?</text:p>
      <text:p text:style-name="P58">– Случилось, Индиго. За то время, что мы не виделись, случилось очень многое.</text:p>
      <text:p text:style-name="P58">– Так это ж здорово! Мну любит, когда что-нибудь случается! Иначе скучно. А ты? Расскажи! Ты нашёл Шейлу?</text:p>
      <text:p text:style-name="P58">– Нашёл.</text:p>
      <text:p text:style-name="P58">– Вау! А принцессу Селестию?</text:p>
      <text:p text:style-name="P58">– Селестию тоже.</text:p>
      <text:p text:style-name="P58">– Крутотень! А где они? Они скоро вернутся?</text:p>
      <text:p text:style-name="P58">– Они не вернутся.</text:p>
      <text:p text:style-name="P58"/>
      <text:p text:style-name="P58">Индиго перестала улыбаться. Тревога отразилась на её мордочке.</text:p>
      <text:p text:style-name="P58">– Почему?</text:p>
      <text:p text:style-name="P58">– Они там, откуда нет возврата.</text:p>
      <text:p text:style-name="P58">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8"/>
      <text:p text:style-name="P58">Индиго молча села возле меня. Потом она всхлипнула. Потом тяжело вздохнула.</text:p>
      <text:p text:style-name="P58">– Пожалуйста, скажи мне, что с ними.</text:p>
      <text:p text:style-name="P58"><text:soft-page-break/></text:p>
      <text:p text:style-name="P58">Я оторвался от валуна, склонился над ней и тихонько прошептал ей в ухо:</text:p>
      <text:p text:style-name="P58">– Если я скажу, ты исчезнешь. Это такое проклятие. Отправишься вслед за ними. Мне бы этого не хотелось. Ты нужна здесь.</text:p>
      <text:p text:style-name="P58"/>
      <text:p text:style-name="P58">Индиго хмуро взглянула на меня.</text:p>
      <text:p text:style-name="P58">–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8">Я ласково потрепал её по головке.</text:p>
      <text:p text:style-name="P58">–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8"/>
      <text:p text:style-name="P58">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8"/>
      <text:p text:style-name="P58">– Индиго, ты в Гранд Галопинг Гала когда-нибудь участвовала?</text:p>
      <text:p text:style-name="P58">– А то! В прошлом году па взял меня с собой на Гала. Он стоял в охране, а я пробралась внутрь и наблюдала за всем из-за занавески.</text:p>
      <text:p text:style-name="P58">– То есть, ты помнишь, как там всё устроено и что должно происходить?</text:p>
      <text:p text:style-name="P58">– Агась!</text:p>
      <text:p text:style-name="P58">–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8">– Вау! Круто!</text:p>
      <text:p text:style-name="P58">Единорожка в восторге <text:s/>запрыгала на месте.</text:p>
      <text:p text:style-name="P58">–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8"/>
      <text:p text:style-name="P58">Кобылка остановилась и обняла меня за шею.</text:p>
      <text:p text:style-name="P58">– Спасибки! Тока ж ты на праздник придёшь? Обещаешь? Пожалуйста-пожалуйста-пожалуйста!</text:p>
      <text:p text:style-name="P58">– Обещаю.</text:p>
      <text:p text:style-name="P58">– Ю-ху-у-у!</text:p>
      <text:p text:style-name="P58">Единорожка умчалась.</text:p>
      <text:p text:style-name="P58"/>
      <text:p text:style-name="P58">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8"/>
      <text:p text:style-name="P58">В серебряной коробке вместо книги лежал одинокий листок бумаги.</text:p>
      <text:p text:style-name="P68"><text:soft-page-break/></text:p>
      <text:p text:style-name="P68">«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8">До встречи!»</text:p>
      <text:p text:style-name="P68"/>
      <text:p text:style-name="P58">– Сел - Сел… Ну почему ты такая… – пробормотал я сквозь слёзы.</text:p>
      <text:p text:style-name="P58"/>
      <text:p text:style-name="P59">***</text:p>
      <text:p text:style-name="P88"/>
      <text:p text:style-name="P58">«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8"/>
      <text:p text:style-name="P58">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8"/>
      <text:p text:style-name="P58">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8">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8">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8"><text:soft-page-break/></text:p>
      <text:p text:style-name="P58">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8"/>
      <text:p text:style-name="P58">–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8">–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8">–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8">– А моя часть будет в самом конце, – вздохнул третий голосок. – Если мы до него досидим. Лично мне уже надоело. Скучно.</text:p>
      <text:p text:style-name="P58">–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8">– Всё равно Норф был круче, – пробормотал голос Индиго. – Он Кинга раза три уделывал на «Королеве Лорен».</text:p>
      <text:p text:style-name="P58">– Скоро начнётся! Я слышу свисток Вондерболтов! – перебил голос Санни – Бежим на смотровую площадку!</text:p>
      <text:p text:style-name="P58">– Кто первый добежит, тот… эмм…</text:p>
      <text:p text:style-name="P58">– Суперсветоч!</text:p>
      <text:p text:style-name="P58">– Агась! Галагалоперы, вперёд!</text:p>
      <text:p text:style-name="P58">– Йей!!!</text:p>
      <text:p text:style-name="P58"/>
      <text:p text:style-name="P58">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8"/>
      <text:p text:style-name="P58">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8"/>
      <text:p text:style-name="P58">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8"><text:soft-page-break/>…</text:p>
      <text:p text:style-name="P58">– Это она! Она!!! Нам дают знак!</text:p>
      <text:p text:style-name="P58">– Наша принцесса! Наше солнце!</text:p>
      <text:p text:style-name="P58">– Она вернётся! Как нам и обещала принцесса Луна!</text:p>
      <text:p text:style-name="P58">– А то! Я всем говорил! Мне никто не верил! Никто!!! Эти смешные бунтари из Мэйнхеттена…</text:p>
      <text:p text:style-name="P58">– Дайте мне вас обнять, дорогой друг!</text:p>
      <text:p text:style-name="P58">…</text:p>
      <text:p text:style-name="P58">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4"/>
      <text:p text:style-name="P58">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8"/>
      <text:p text:style-name="P58">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8">Я подошёл к ближайшей колонне. Под капителем колонны корявая надпись гласила: <text:s/>«з<text:span text:style-name="T73">д</text:span>ЕсЬ БЫл <text:span text:style-name="T74">д</text:span>ИскОр<text:span text:style-name="T72">Д</text:span>». Прислонившись к прохладному мрамору, я закрыл глаза…</text:p>
      <text:p text:style-name="P58"/>
      <text:p text:style-name="P58">…</text:p>
      <text:p text:style-name="P58"/>
      <text:p text:style-name="P58">Музыкальный транс прервался цоканьем копыт по парковой дорожке. Две фигуры устало брели прочь от замка, тихо переговариваясь между собой.</text:p>
      <text:p text:style-name="P58"/>
      <text:p text:style-name="P58">– Ужель обязательно лично приветствовать каждого пони? Сестра разбаловала их. Это так утомляет!</text:p>
      <text:p text:style-name="P58">–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8">–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8">Беседующие остановились прямо у колонны, за которой сидел я.</text:p>
      <text:p text:style-name="P58"/>
      <text:p text:style-name="P58"><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8">–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8">–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8"/>
      <text:p text:style-name="P58">В саду прозвенел гонг. Музыка умолкла и в наступившей тишине звонкий голосок объявил в потрескивающий микрофон:</text:p>
      <text:p text:style-name="P58">–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8">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8"/>
      <text:p text:style-name="P58">Последняя фраза утонула в свисте и восторжённом топоте копыт. Твайлайт вздохнула.</text:p>
      <text:p text:style-name="P58">–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8"/>
      <text:p text:style-name="P58">Твайлайт побрела по дорожке к освещённой террасе. Луна проводила её взглядом. Затем она со смешком обратилась в пространство:</text:p>
      <text:p text:style-name="P58">– Скрываться за колонной — плохая идея, Анонимус. Если хочешь, чтобы тебя не раскрыли, прячься так, чтобы не было видно твоей тени.</text:p>
      <text:p text:style-name="P58"/>
      <text:p text:style-name="P58">Я поднялся.</text:p>
      <text:p text:style-name="P58">–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8">Луна сочувственно кивнула.</text:p>
      <text:p text:style-name="P58">–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8">Я понимающе покачал головой. Чёрная фурия была не так уж плоха, если узнать её получше!</text:p>
      <text:p text:style-name="P58">Аликорница смущённо улыбнулась.</text:p>
      <text:p text:style-name="P58">–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8"><text:soft-page-break/>– О, да! Классно играют! Впервые слышу в Эквестрии такую продвинутую музыку.</text:p>
      <text:p text:style-name="P58">Луна вздохнула.</text:p>
      <text:p text:style-name="P58">–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8"/>
      <text:p text:style-name="P58">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8">–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8">Принц позеленел, промычал нечто нечленораздельное и махнул копытом носильщикам двигаться дальше.</text:p>
      <text:p text:style-name="P58"/>
      <text:p text:style-name="P58">Во дворце, вручив мне тяжёлую шкатулку серебряной окантовки с хрустальным шаром на крышке, Луна с некоторым смущением сообщила:</text:p>
      <text:p text:style-name="P58">–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8"/>
      <text:p text:style-name="P58">Она что, издевается? Я раздражённо сунул шкатулку в карман.</text:p>
      <text:p text:style-name="P58">– Да хрен там! Какие перья? Ты же сама сказала, отношения были чисто деловыми. По крайней мере, с её стороны.</text:p>
      <text:p text:style-name="P58"/>
      <text:p text:style-name="P58">Луна продолжила с каменным выражением лица.</text:p>
      <text:p text:style-name="P58">– Если же нет, поднимись в её башню и разыщи перо или волос в её постели. После чего помести это в компас. Всё.</text:p>
      <text:p text:style-name="P58">Аликорница отвернулась. Я пошёл к выходу.</text:p>
      <text:p text:style-name="P58"/>
      <text:p text:style-name="P58">– Иногда деловые отношения служат прикрытием для… чего-то большего. Но смертным это трудно понять.</text:p>
      <text:p text:style-name="P58">Я обернулся. Аликорница смотрела в окно на первый заезд «Небес Эквестрии», не удостаивая меня вниманием.</text:p>
      <text:p text:style-name="P58"/>
      <text:p text:style-name="P58">Не гребу я этих аликорнов!</text:p>
      <text:p text:style-name="P44"/>
      <text:p text:style-name="P59">***</text:p>
      <text:p text:style-name="P58"/>
      <text:p text:style-name="P58">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8"/>
      <text:p text:style-name="P58">Перепрыгивая через две ступеньки я достиг вершины башни.</text:p>
      <text:p text:style-name="P58"><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8">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8">Чувствуя себя грабителем, я вошёл в комнату и осмотрел футон.</text:p>
      <text:p text:style-name="P58"/>
      <text:p text:style-name="P58">Фиг там! Было такое впечатление, что последнее время на нём никто не спал. Ни складочки, ни вмятинки, ни волоска, ни пылинки.</text:p>
      <text:p text:style-name="P58">Я окинул взглядом комнату. Взор упал на гардероб у стены. Вот где можно найти перо или волос!</text:p>
      <text:p text:style-name="P58"/>
      <text:p text:style-name="P58">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8"/>
      <text:p text:style-name="P58">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5"></text:span><text:span text:style-name="T76"> сидел, прислонившись к стенке. Оранжевая лампочка по прежнему горела на налобном щитке.</text:span></text:p>
      <text:p text:style-name="P83"/>
      <text:p text:style-name="P58">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8"/>
      <text:p text:style-name="P58">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8"/>
      <text:p text:style-name="P58">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8"/>
      <text:p text:style-name="P58">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8"/>
      <text:p text:style-name="P58">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8"/>
      <text:p text:style-name="P58">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8"/>
      <text:p text:style-name="P58">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8">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8"/>
      <text:p text:style-name="P59">***</text:p>
      <text:p text:style-name="P58"/>
      <text:p text:style-name="P58">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8"/>
      <text:p text:style-name="P58">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8"/>
      <text:p text:style-name="P58">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8"/>
      <text:p text:style-name="P58">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8"/>
      <text:p text:style-name="P58">«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8"/>
      <text:p text:style-name="P58">Штурвал заклинило. Бля!!!</text:p>
      <text:p text:style-name="P58"/>
      <text:p text:style-name="P58">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8">Я что есть мочи дёрнул штурвал на себя.</text:p>
      <text:p text:style-name="P58"/>
      <text:p text:style-name="P58">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8"/>
      <text:p text:style-name="P58">…</text:p>
      <text:p text:style-name="P58"/>
      <text:p text:style-name="P58">«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8"/>
      <text:p text:style-name="P58">Замок.</text:p>
      <text:p text:style-name="P58">Проклятье, что с замком?!</text:p>
      <text:p text:style-name="P58"/>
      <text:p text:style-name="P58">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8"/>
      <text:p text:style-name="P58">А я-то был в воздухе, в ста метрах над землёй! В воздухе, блядь, а не на земле!</text:p>
      <text:p text:style-name="P58"/>
      <text:p text:style-name="P58">Я надавил на рычаг вертикальной тяги и колесница плавно скользнула вниз. Ха, теперь-то я понял, в чём дело! Замок висел в воздухе!</text:p>
      <text:p text:style-name="P58">Пиздец… Замок висел в воздухе?!!</text:p>
      <text:p text:style-name="P58"/>
      <text:p text:style-name="P58">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8"/>
      <text:p text:style-name="P58">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8"/>
      <text:p text:style-name="P58">Спокойно, Анон! Ты когда-то хотел стать пилотом — в следующий раз будь поосторожнее в своих мечтаниях! Альпинизм — наше всё!</text:p>
      <text:p text:style-name="P58">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8"/>
      <text:p text:style-name="P58">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8">Я пробежал комнату насквозь и кинулся к выходу.</text:p>
      <text:p text:style-name="P58"><text:soft-page-break/></text:p>
      <text:p text:style-name="P58">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8"/>
      <text:p text:style-name="P58">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8"/>
      <text:p text:style-name="P58">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8">За моей спиной раздался механический голос.</text:p>
      <text:p text:style-name="P58"/>
      <text:p text:style-name="P58">– <text:span text:style-name="T77">Зафиксирована опасная ситуация. Сознание пациента </text:span><text:span text:style-name="T78">&lt;</text:span><text:span text:style-name="T77">СЕЛЕСТИЯ</text:span><text:span text:style-name="T78">&gt;</text:span><text:span text:style-name="T77"> не регистрируется. Активируется протокол экстренной эвакуации пациента </text:span><text:span text:style-name="T78">&lt;</text:span><text:span text:style-name="T77">СЕЛЕСТИЯ</text:span><text:span text:style-name="T78">&gt;</text:span><text:span text:style-name="T77"> к супервизору </text:span><text:span text:style-name="T78">&lt;</text:span><text:span text:style-name="T77">ЛУНА</text:span><text:span text:style-name="T78">&gt;</text:span><text:span text:style-name="T77">.</text:span></text:p>
      <text:p text:style-name="P82"/>
      <text:p text:style-name="P58">Я обернулся.</text:p>
      <text:p text:style-name="P58"/>
      <text:p text:style-name="P58">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8"/>
      <text:p text:style-name="P58">БЛЯ!!!</text:p>
      <text:p text:style-name="P58"/>
      <text:p text:style-name="P58">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8"/>
      <text:p text:style-name="P58">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8"/>
      <text:p text:style-name="P58">«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8"/>
      <text:p text:style-name="P58">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8"><text:soft-page-break/>Когда последний чек-поинт был пройден, на главном табло мигнула и исчезла цифра «<text:span text:style-name="T25">7.76</text:span>», сменившись на «<text:span text:style-name="T25">7.72</text:span>».</text:p>
      <text:p text:style-name="P58">Можно ставить галочку на исполнившейся мечте стать пилотом! Что там следующее на очереди? Альпинизм?</text:p>
      <text:p text:style-name="P58">Сделав полный круг вокруг парка, мы вышли на финишную прямую, в конце которой нас приветливо встречали двери центрального холла дворца.</text:p>
      <text:p text:style-name="P58"/>
      <text:p text:style-name="P58">БЛЯ!!!</text:p>
      <text:p text:style-name="P58">Какая тупица закрыла двери?</text:p>
      <text:p text:style-name="P58"/>
      <text:p text:style-name="P58">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8">У тебя всё под контролем, Анон?!! Проклятье!</text:p>
      <text:p text:style-name="P58"/>
      <text:p text:style-name="P58">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8"/>
      <text:p text:style-name="P58">…</text:p>
      <text:p text:style-name="P58"/>
      <text:p text:style-name="P58">–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8"/>
      <text:p text:style-name="P58">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8"/>
      <text:p text:style-name="P58">…</text:p>
      <text:p text:style-name="P58"/>
      <text:p text:style-name="P58">– Что сиё значит, человек?!!</text:p>
      <text:p text:style-name="P58">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8"/>
      <text:p text:style-name="P58">– Мнэ-э-э, – в этот момент даже козлиное блеяние было для меня верхом геройства.</text:p>
      <text:p text:style-name="P58"/>
      <text:p text:style-name="P58">Подымая тучи пыли, с грохотом обрушилась в Провал башня Селестии. Луна с отвалившейся челюстью наблюдала за действом в окно.</text:p>
      <text:p text:style-name="P58"/>
      <text:p text:style-name="P58">– Что… Что за дискордовщина?!</text:p>
      <text:p text:style-name="P58">Луна глянула в противоположное окно.</text:p>
      <text:p text:style-name="P58">– А куда делась Наша башня?!! – на аликорницу было жалко смотреть.</text:p>
      <text:p text:style-name="P58"><text:soft-page-break/>– Она внизу, – промямлил я. <text:s/>Чтобы легче было дышать, я пальцем оттянул галстук от горла.</text:p>
      <text:p text:style-name="P58">– В каком ещё низу???</text:p>
      <text:p text:style-name="P58">– Ну… внизу. С остальным Кантерлотом… – я чувствовал себя идиотом.</text:p>
      <text:p text:style-name="P58"/>
      <text:p text:style-name="P58">Аликорница молча взвилась в воздух и вылетела наружу. Через минуту вернулась.</text:p>
      <text:p text:style-name="P58">– Мы приняли решение! Бал закрывается!</text:p>
      <text:p text:style-name="P58"/>
      <text:h text:style-name="Heading_20_2" text:outline-level="2">2<text:span text:style-name="T1">3</text:span>. <text:span text:style-name="T1">Летающий замок</text:span></text:h>
      <text:p text:style-name="P90"/>
      <text:p text:style-name="P58">Скалу ощутимо тряхнуло. Грибной суп выплеснулся из супницы на стол.</text:p>
      <text:p text:style-name="P58">– Конски яблоки! Четвёртый день уж волокут. Могли б и научиться наконец-то, – проворчала Эпплджек с набитым ртом.</text:p>
      <text:p text:style-name="P58"/>
      <text:p text:style-name="P58">Мы обедали на утёсе. Перед нами маячил хвост «Конкордии». Трёхмильный канат соединял гигантский дирижабль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8">«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8"/>
      <text:p text:style-name="P58">– Девочки, под нами Понивилль! – захлопала копытами Рэрити. – Узнаю свой бутик!</text:p>
      <text:p text:style-name="P58">Да, с утёса открылся городок, очертаниями повторяющий карту Понивилля. Я даже рассмотрел свой бывший домик у железной дороги.</text:p>
      <text:p text:style-name="P58">– Эй-Джей, гляди, твоя ферма! Я даже Биг Мака вижу. Вон, дрыхнет в стогу, – Дэш указала на красную точку в поле на окраине городка.</text:p>
      <text:p text:style-name="P58">–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8"/>
      <text:p text:style-name="P58">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8"/>
      <text:p text:style-name="P58">…</text:p>
      <text:p text:style-name="P58"/>
      <text:p text:style-name="P58">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5">«СВЕТОЧ»</text:span>.</text:p>
      <text:p text:style-name="P58"/>
      <text:p text:style-name="P58">– Итак, через день мы достигнем цели. Надеюсь, все помнят план действий. Мы высаживаемся группой у входа и…</text:p>
      <text:p text:style-name="P58">– Эмм… Прячемся?</text:p>
      <text:p text:style-name="P58">– Дерёмся с пландерсидами?</text:p>
      <text:p text:style-name="P58">– Создаём магический щит?</text:p>
      <text:p text:style-name="P58"/>
      <text:p text:style-name="P58">– Нет!</text:p>
      <text:p text:style-name="P58">Луна поднесла копыто ко рту и прокашлялась.</text:p>
      <text:p text:style-name="P58">–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8"/>
      <text:p text:style-name="P58">Луна строго посмотрела на нас.</text:p>
      <text:p text:style-name="P58">–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8"/>
      <text:p text:style-name="P58">Я вспомнил, как мы драпали из замка, но промолчал.</text:p>
      <text:p text:style-name="P58"/>
      <text:p text:style-name="P58">–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8">– По возвращению человек отыщет Сестру с помощью компаса, что Мы приготовили для него. Ты активировал компас, Анонимус?</text:p>
      <text:p text:style-name="P58"/>
      <text:p text:style-name="P58">Я продемонстрировал ночной принцессе шкатулку с беспорядочно мечущейся стрелкой.</text:p>
      <text:p text:style-name="P58"/>
      <text:p text:style-name="P58">–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8"/>
      <text:p text:style-name="P58">Лавандовая единорожка съёжилась.</text:p>
      <text:p text:style-name="P58">–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8"><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8">Мордочка аликорницы омрачилась печалью.</text:p>
      <text:p text:style-name="P58">– К сожалению, в этом случае жертв невозможно будет избежать. Мы бы многое отдали, чтобы не прибегать к этому варианту.</text:p>
      <text:p text:style-name="P58"/>
      <text:p text:style-name="P58">Дэш подняла копыто.</text:p>
      <text:p text:style-name="P58">– Если я правильно врубилась, нам надо навести в болоте шороху при посадке? Чтоб ничего не дёргалось? Это для меня — фигня! Было б о чём говорить.</text:p>
      <text:p text:style-name="P58"/>
      <text:p text:style-name="P58">Все, включая меня, вытаращились на пегаску с великим удивлением. Дискорд покрутил когтем у виска.</text:p>
      <text:p text:style-name="P58"/>
      <text:p text:style-name="P58">– Я могу влупить по болоту радужным ударом, – объяснила пегаска. – Ручаюсь, после этого пландерсидам будет не до нас.</text:p>
      <text:p text:style-name="P58"/>
      <text:p text:style-name="P58">Твайлайт внезапно закивала головой и зашептала на ухо Луне. Аликорница задумалась.</text:p>
      <text:p text:style-name="P58">–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8">Луна повернулась к выходу.</text:p>
      <text:p text:style-name="P58"/>
      <text:p text:style-name="P58">– Не кажется ли тебе, дражайшая, что ты забыла об одной незначительной детали? – встрял Дискорд. – <text:s/>Совсем незначительной, вот такусенькой?</text:p>
      <text:p text:style-name="P58">– Какой же? – нахмурилась Луна. – Ты изменяешь условия сделки?</text:p>
      <text:p text:style-name="P58">–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8"/>
      <text:p text:style-name="P58">Драконикус для наглядности плюнул. Плевок затормозил у потолка, изменил направление на девяносто градусов и вылетел в окно.</text:p>
      <text:p text:style-name="P58"/>
      <text:p text:style-name="P58">–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8">–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8"/>
      <text:p text:style-name="P58">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8"/>
      <text:p text:style-name="P58"><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8"/>
      <text:p text:style-name="P58">Луна с шумом захлопнула справочник.</text:p>
      <text:p text:style-name="P58">–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8">–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8"/>
      <text:p text:style-name="P58">Луна нахмурилась.</text:p>
      <text:p text:style-name="P58">– Мы видим, у тебя уже есть готовое решение. Говори.</text:p>
      <text:p text:style-name="P58"/>
      <text:p text:style-name="P58">Дискорд устроился поудобнее и демонстративно поправил бейсболку со <text:span text:style-name="T25">«СВЕТОЧЕМ»</text:span>.</text:p>
      <text:p text:style-name="P58">–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8"/>
      <text:p text:style-name="P58">Луна скосила глаза на меня в немом вопросе. <text:s/>Я не увидел ответную мимику Дискорда — тот повернулся ко мне спиной.</text:p>
      <text:p text:style-name="P58"/>
      <text:p text:style-name="P58">–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8">– У нас нет времени. Придётся действовать по твоему плану.</text:p>
      <text:p text:style-name="P58"/>
      <text:p text:style-name="P58">Дискорд взглянул в газету.</text:p>
      <text:p text:style-name="P58">–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8"/>
      <text:p text:style-name="P58">Драконикус отвлёкся от приятных мыслей и направился к выходу. За ним потянулись и остальные.</text:p>
      <text:p text:style-name="P58">Я подождал, пока все выйдут и подобрал с пола оброненную Дискордом газету. Весь разворот занимал один заголовок.</text:p>
      <text:p text:style-name="P58"><text:soft-page-break/></text:p>
      <text:p text:style-name="P44"><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5">**</text:p>
      <text:p text:style-name="P45">*</text:p>
      <text:p text:style-name="P44"/>
      <text:p text:style-name="P53"><text:span text:style-name="T67">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7">— одичавшие пони паслись по близлежащим полям. Тень дрейфующей скалы пугала их и они разбегались по равнине веером.</text:span></text:p>
      <text:p text:style-name="P58">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8"/>
      <text:p text:style-name="P58">…</text:p>
      <text:p text:style-name="P58"/>
      <text:p text:style-name="P1"><text:span text:style-name="T37">–</text:span><text:span text:style-name="T27"> Ну хорошо, а кто вами правит? Аликорн? Драконикус? Какой-нибудь человек с рогом во лбу? Или у вас нет правителя?</text:span></text:p>
      <text:p text:style-name="P39"><text:span text:style-name="T12">–</text:span> Нет, почему? Правитель есть. Только он не постоянный. Его избирают. Раз в несколько лет.</text:p>
      <text:p text:style-name="P44">–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9">трид</text:span><text:span text:style-name="T1">цать лет, если его сменят через </text:span><text:span text:style-name="T69">двадцать</text:span>?</text:p>
      <text:p text:style-name="P44">–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8">Пегаска задумалась.</text:p>
      <text:p text:style-name="P58"/>
      <text:p text:style-name="P58">– Анон?</text:p>
      <text:p text:style-name="P58">– Да?</text:p>
      <text:p text:style-name="P58">–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8">Я почесал пегаску у основания гривы.</text:p>
      <text:p text:style-name="P58">–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8"/>
      <text:p text:style-name="P58">Я почувствовал резкую боль. Отдёрнув руку, я увидел на пальце кровь из ранки. </text:p>
      <text:p text:style-name="P58">Дэш смутилась.</text:p>
      <text:p text:style-name="P58"><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8">Брошь переливалась всеми цветами радуги в тусклом свете заходящего солнца.</text:p>
      <text:p text:style-name="P58">– Классная штука! Тебе идёт.</text:p>
      <text:p text:style-name="P58">Пегаска смущённо отвернулась. Потом повернулась опять. Копыто чертило звёздочку на песке.</text:p>
      <text:p text:style-name="P58">– Ты ведь вернёшься?</text:p>
      <text:p text:style-name="P58"/>
      <text:p text:style-name="P58">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8"/>
      <text:p text:style-name="P58">–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8">–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8">– А то ж!</text:p>
      <text:p text:style-name="P58"/>
      <text:p text:style-name="P58">Вслед за Твайлайт к нам подошли Эпплджек с Пинки. Фермерша встала на задние ноги и положила передние мне на плечи.</text:p>
      <text:p text:style-name="P58">–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8">– Супер-дупер-верно! Пусть только попробует! Ещё никто не смел отобрать у Пинки друга и остаться при этом в своём уме!!!</text:p>
      <text:p text:style-name="P58"/>
      <text:p text:style-name="P58">Розовая пони уселась на круп, копытами оттянула веки и высунула язык, сотворив совершенно безумную мордаху.</text:p>
      <text:p text:style-name="P58"/>
      <text:p text:style-name="P58">– В случае Дискорда — остаться НЕ в своём уме. Но в остальном — верно. Мы не дадим тебя в обиду, Анон.</text:p>
      <text:p text:style-name="P58">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8">– Спасибо, девчонки. Вы лучшие.</text:p>
      <text:p text:style-name="P58">– А я — лучшая из лучших! – похлопала себя в грудь Дэш. – Не забывай об этом!</text:p>
      <text:p text:style-name="P58"/>
      <text:p text:style-name="P58">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8"/>
      <text:p text:style-name="P58"><text:soft-page-break/>Раздались тихие шаги. Меня накрыла тень.</text:p>
      <text:p text:style-name="P58">– Тебе не стоит печалиться, человек. Твайлайт Спаркл права: дружба — не та вещь, которую можно взвешивать на весах.</text:p>
      <text:p text:style-name="P58"/>
      <text:p text:style-name="P58">Сарказм скроет твою <text:s/>печаль, Анон!</text:p>
      <text:p text:style-name="P58"/>
      <text:p text:style-name="P58">–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8"/>
      <text:p text:style-name="P58">Луна отвернулась, попытавшись скрыть смущение.</text:p>
      <text:p text:style-name="P58">–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8"/>
      <text:p text:style-name="P58">Луна опустила мне на колени небольшую карточку из серебра.</text:p>
      <text:p text:style-name="P58"/>
      <text:p text:style-name="P77"><text:span text:style-name="T12">~~~ </text:span>Человек Анонимус Терранский <text:span text:style-name="T12">~~~</text:span></text:p>
      <text:p text:style-name="P77">Паспорт гражданина Эквестрии</text:p>
      <text:p text:style-name="P76">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6">Именем правительства Эквестрии призываем оказывать предъявителю сего всю возможную помощь и содействие.</text:p>
      <text:p text:style-name="P81">26.07.2143 А.С.</text:p>
      <text:p text:style-name="P58"/>
      <text:h text:style-name="Heading_20_2" text:outline-level="2">24. Навсегда. И всегда</text:h>
      <text:p text:style-name="P142"/>
      <text:p text:style-name="P53">– Шесть. Пять. Четыре. Три. Два. Один. Ста-а-а-арт! – заверещала Пинки.</text:p>
      <text:p text:style-name="P53">Эпплджек ударила задними ногами в гонг. Твайлайт включила кинокамеру на запись. Флаттершай спрятала голову под хвост Рэрити.</text:p>
      <text:p text:style-name="P53"/>
      <text:p text:style-name="P53">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text:soft-page-break/>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53"/>
      <text:p text:style-name="P53">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53"/>
      <text:p text:style-name="P53">Или, может быть, в тебе, Анон, если ты до сих пор пытаешься судить о пони по стандартам мира людей?</text:p>
      <text:p text:style-name="P53"/>
      <text:p text:style-name="P53">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53"/>
      <text:p text:style-name="P53">– Ну что, видал? Тебе понравилось? Круто, правда?!!</text:p>
      <text:p text:style-name="P53">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53"/>
      <text:p text:style-name="P53">Пегаска, не услышав от меня слов восхищения, надулась.</text:p>
      <text:p text:style-name="P53">–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53">–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53">Дэш почесала в затылке.</text:p>
      <text:p text:style-name="P53">– Ты хочешь сказать — вжарь я посильнее, и скала рассыпалась бы?</text:p>
      <text:p text:style-name="P53">– Нечто вроде, – кивнула Твайлайт. – Уверенность не стопроцентная, но риск велик.</text:p>
      <text:p text:style-name="P53">– То есть, мне нужно будет лупить по болоту не сильнее, чем сейчас?</text:p>
      <text:p text:style-name="P53">– Именно так, Рэйнбоу Дэш! – к нашей компании подошла Луна.</text:p>
      <text:p text:style-name="P53">–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53"/>
      <text:p text:style-name="P53">– Ур-ра-а-а! Да здравствует Рэйнбоу Дэш!!! Предлагаю устроить в её честь вечеринку! А то что-то все какие-то скучные стали в последнее время!!!</text:p>
      <text:p text:style-name="P53"/>
      <text:p text:style-name="P53">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text:soft-page-break/>протесты пегаски, толпа потащила её к замку. Луна задержалась на площадке, тихо отдавая команды паре пегасов.</text:p>
      <text:p text:style-name="P53">– Объявить об окончании испытаний. Снять кордоны с дорог. Расчистить развалины. Выполняйте.</text:p>
      <text:p text:style-name="P53">– Есть!</text:p>
      <text:p text:style-name="P53"/>
      <text:p text:style-name="P53">Пегасы спикировали в долину.</text:p>
      <text:p text:style-name="P53"/>
      <text:p text:style-name="P53">…</text:p>
      <text:p text:style-name="P53"/>
      <text:p text:style-name="P53">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53">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53"/>
      <text:p text:style-name="P53">– Завтра на рассвете «Громовержец» достигнет руин нашего Дома. Мы предчувствуем великую битву.</text:p>
      <text:p text:style-name="P53">Луна стояла рядом, наблюдая за проплывающей внизу Эквестрией. Я удивился.</text:p>
      <text:p text:style-name="P53">– Разве ты не планируешь с помощью Дэш расчистить болото от пландерсидов? С кем мы будем сражаться?</text:p>
      <text:p text:style-name="P53">Луна тяжело вздохнула.</text:p>
      <text:p text:style-name="P53">– Мощь Элемента Верности впечатляет. Но если бы Мы могли всё предусмотреть — тут был бы совсем <text:s/>другой мир, куда лучше этого.</text:p>
      <text:p text:style-name="P53"/>
      <text:p text:style-name="P53">Аликорница огляделась по сторонам.</text:p>
      <text:p text:style-name="P53">–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52"/>
      <text:p text:style-name="P53">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53">–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56">Центурия <text:span text:style-name="T56">– военное подразделение в 100 солдат</text:span></text:p></text:note-body></text:note> в последний бой.</text:p>
      <text:p text:style-name="P53"/>
      <text:p text:style-name="P53">Аликорница легонько коснулась крылом моего плеча.</text:p>
      <text:p text:style-name="P53"><text:soft-page-break/>– Будь храбр. Будь стоек. Будь силён. Что бы ни случилось, помни: Эквестрия с тобой. Эквестрия в тебе. Навсегда. И всегда. Удачи, солдат!</text:p>
      <text:p text:style-name="P53"/>
      <text:p text:style-name="P53">Луна повернулась и быстро ушла с обзорной площадки.</text:p>
      <text:p text:style-name="P53"/>
      <text:p text:style-name="P54">***</text:p>
      <text:p text:style-name="P53"/>
      <text:p text:style-name="P53">– Анон, стой! Подожди!</text:p>
      <text:p text:style-name="P53">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53">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53">– Ф-фух! Пинки, конечно, мне друг и всё такое… Но бывают моменты, когда от неё нужно прятаться куда подальше, – перевела дух пегаска.</text:p>
      <text:p text:style-name="P53"/>
      <text:p text:style-name="P53">Я усмехнулся и отряхнул с гривы Дэш остаток конфетти. </text:p>
      <text:p text:style-name="P53">– Ты нарисовал? – пегаска выжидающе уставилась на меня. – Только не говори мне, что не получилось. Я же сказала, мне на память сгодится всё!</text:p>
      <text:p text:style-name="P53"/>
      <text:p text:style-name="P53">Я кивнул и без слов раскрыл блокнот на нужной странице. Пегаска буквально прижала нос к рисунку.</text:p>
      <text:p text:style-name="P53">–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53">–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53">Пегаска возмущённо фыркнула.</text:p>
      <text:p text:style-name="P53">–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53">Пегаска задумалась.</text:p>
      <text:p text:style-name="P53">–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53">Я подыграл пегаске.</text:p>
      <text:p text:style-name="P53">– Это тебе Твайлайт сказала? Есть такое заклинание, «переплетение сознаний». Я — против. Честно говоря, не шибко приятная штука.</text:p>
      <text:p text:style-name="P53">Дэш спрятала блокнот под крыло.</text:p>
      <text:p text:style-name="P53">– Вообще-то, Зекора. Неважно. Ты куда сейчас?</text:p>
      <text:p text:style-name="P53">– В гараж. Надо закончить кое-какую работу.</text:p>
      <text:p text:style-name="P53">Пегаска кивнула.</text:p>
      <text:p text:style-name="P53"><text:soft-page-break/>– Ага. Я мигом. Отнесу рисунок и вернусь.</text:p>
      <text:p text:style-name="P32"/>
      <text:p text:style-name="P54">***</text:p>
      <text:p text:style-name="P32"/>
      <text:p text:style-name="P41"><text:span text:style-name="T1">«Королева Лорен» жалобно потрескивала, опираясь </text:span><text:span text:style-name="T69">задней осью </text:span><text:span text:style-name="T1">на табуретку. Я прилаживал ей новое колесо взамен <text:s/>утраченного. </text:span><text:span text:style-name="T69">Ещ</text:span><text:span text:style-name="T1">ё</text:span><text:span text:style-name="T69"> </text:span><text:span text:style-name="T1">немного и будет как новенькая! В дворцовом гараже среди кучи хлама таки нашлось лопнувшее колесо, которое </text:span><text:span text:style-name="T69">мне удалось</text:span><text:span text:style-name="T1"> отремонтировать — о</text:span><text:span text:style-name="T69">бучение у</text:span><text:span text:style-name="T1"> Норфа не </text:span><text:span text:style-name="T6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9">на </text:span><text:span text:style-name="T1">корпус</text:span><text:span text:style-name="T69">е</text:span><text:span text:style-name="T1">, полученные при таране крыши сарая и дверей дворцового холла, <text:s/>и будет лучше прежней — хоть снова в гонках участвуй.</text:span></text:p>
      <text:p text:style-name="P53"/>
      <text:p text:style-name="P53">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53"/>
      <text:p text:style-name="P53">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53"/>
      <text:p text:style-name="P53">Я прислонился к борту. Мечты унесли меня выше облаков. Вот если бы улететь с Сел далеко-далеко за горизонт, навстречу <text:span text:style-name="T69">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53">Мечты — мечты. Я горько улыбнулся своим мыслям.</text:p>
      <text:p text:style-name="P53"/>
      <text:p text:style-name="P53">Дэш печально наблюдала за мной с крыши гаража, положив голову на передние ноги.</text:p>
      <text:p text:style-name="P53">– Ты опять думаешь о ней. Моё лекарство не работает. Ты вернёшь Селестию и она погубит твою жизнь!</text:p>
      <text:p text:style-name="P53"/>
      <text:p text:style-name="P53">Я вздохнул. Вот только ревнующей пегаски мне и не хватало!</text:p>
      <text:p text:style-name="P53">– Дэш, я же предупреждал. Я не люблю тебя. Если ты хочешь что-то большее, чем дружба с привилегиями, то извини. За этим — не ко мне. <text:span text:style-name="T69">Если </text:span>для тебя такие отношения неприемлемы, давай прекратим их.</text:p>
      <text:p text:style-name="P53">Пегаска возмущённо фыркнула.</text:p>
      <text:p text:style-name="P53">–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53"/>
      <text:p text:style-name="P53">Пегаска отвернулась. Я спрыгнул с «Королевы Лорен» и затолкал её в гараж.</text:p>
      <text:p text:style-name="P53">– Давай не будем об этом, Дэш? Мне хорошо с тобой и ты — мой лучший друг, но я не хочу разговаривать на эту тему.</text:p>
      <text:p text:style-name="P53">– Ну и пожалуйста! – буркнула пегаска и спланировала на землю. – Стой!</text:p>
      <text:p text:style-name="P53"/>
      <text:p text:style-name="P53"><text:soft-page-break/>Я недоумённо уставился на Дэш. Та указала на «Королеву Лорен».</text:p>
      <text:p text:style-name="P53">– Ты закончил с колесницей?</text:p>
      <text:p text:style-name="P53">Я кивнул.</text:p>
      <text:p text:style-name="P53">– Давай устроим ей тест-драйв! Давно хотела почувствовать себя на месте кантерлотского стрит-рейсера.</text:p>
      <text:p text:style-name="P53"/>
      <text:p text:style-name="P53">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53">Я выкатил «Королеву Лорен» обратно во двор и протянул пегаске хомут.</text:p>
      <text:p text:style-name="P53"/>
      <text:p text:style-name="P53">…</text:p>
      <text:p text:style-name="P53"/>
      <text:p text:style-name="P53">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53">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53"/>
      <text:p text:style-name="P53">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53"/>
      <text:p text:style-name="P53">Спокойно, Анон, всё под контролем. Просто доверься ей.</text:p>
      <text:p text:style-name="P53"/>
      <text:p text:style-name="P53">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53"/>
      <text:p text:style-name="P53">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53"/>
      <text:p text:style-name="P53">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53"/>
      <text:p text:style-name="P53">…</text:p>
      <text:p text:style-name="P53"/>
      <text:p text:style-name="P53">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53">Казалось, силуэт пегаски на фоне золотого шара испускает радужное сияние. Время остановилось, в<text:span text:style-name="T69">о всём мире остались только м</text:span>ы<text:span text:style-name="T69">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64"/>
      <text:p text:style-name="P64">Я хотела бы бежать с тобой по полю, но у меня есть крылья.</text:p>
      <text:p text:style-name="P64">Я хотела бы лежать с тобой на поле ромашек, но я дочь неба.</text:p>
      <text:p text:style-name="P64">Всё что я могу — нести тебя в колеснице по облакам навстречу солнцу.</text:p>
      <text:p text:style-name="P101"/>
      <text:p text:style-name="P53">И прежде чем я успел что-либо осмыслить, из дальнего закутка моей души вырвался ответ.</text:p>
      <text:p text:style-name="P101"/>
      <text:p text:style-name="P64">Я хотел бы лететь в небе рядом с тобой, но у меня нет крыльев.</text:p>
      <text:p text:style-name="P64">Мне хотелось бы лежать на облаке рядом с тобой, но я сын земли.</text:p>
      <text:p text:style-name="P64">Всё, что я могу — нарисовать тебя купающейся в солнечных лучах.</text:p>
      <text:p text:style-name="P101"/>
      <text:p text:style-name="P56">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6"/>
      <text:p text:style-name="P53">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53"/>
      <text:p text:style-name="P53">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53"/>
      <text:p text:style-name="P53">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53"/>
      <text:p text:style-name="P53">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53">И словно частички радуги, крохотные капельки срывались с гривы и падали мне на щеку.</text:p>
      <text:p text:style-name="P53">Одна, вторая, третья. Откуда дождь? Мы же над облаками? Я попробовал влагу на вкус.</text:p>
      <text:p text:style-name="P53">Солёная.</text:p>
      <text:p text:style-name="P53">Проклятье! Я хотел избежать этого.</text:p>
      <text:p text:style-name="P53"/>
      <text:p text:style-name="P53">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53"/>
      <text:p text:style-name="P53">Отцепив пегаску от «Королевы Лорен», я тихо спросил её:</text:p>
      <text:p text:style-name="P56"><text:soft-page-break/>– Дэш, ты чего? Всё в порядке?</text:p>
      <text:p text:style-name="P56">– Ты о чём, Анон? – в тоне пегаски слышалось напряжение.</text:p>
      <text:p text:style-name="P56">– Ты ведь плакала?</text:p>
      <text:p text:style-name="P56">– Вот ещё! С какого фига? У тебя глюки, Анон?</text:p>
      <text:p text:style-name="P56"/>
      <text:p text:style-name="P56">Её наигранная весёлость только утвердила меня в своей правоте. Я осторожно снял с Дэш громадные противосолнечные очки.</text:p>
      <text:p text:style-name="P56"/>
      <text:p text:style-name="P56">– Может, у меня и глюки, но вот это на глюк не похоже, – я прикоснулся ко влажной дорожке, протянувшейся по скуле пегаски из уголка глаза.</text:p>
      <text:p text:style-name="P80"><text:span text:style-name="T1">– Не трожь! – Дэш сердито фыркнула. – </text:span>Меня ослепило солнце! И вообще, не твоё дело!</text:p>
      <text:p text:style-name="P80"/>
      <text:p text:style-name="P80"><text:s/>Вырвав у меня очки из рук, пегаска развернулась на одном копыте и улетела. Я покачал головой.</text:p>
      <text:p text:style-name="P58"/>
      <text:h text:style-name="Heading_20_2" text:outline-level="2">25. Осколки</text:h>
      <text:p text:style-name="P58"/>
      <text:p text:style-name="P58">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8">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8"/>
      <text:p text:style-name="P58">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8"/>
      <text:p text:style-name="P58">Предупреждая зарождающуюся панику, аликорница подняла копыто.</text:p>
      <text:p text:style-name="P58">–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8">Аликорница подошла к нам и замерла в ожидании. Тяжкое чувство накрыло меня.</text:p>
      <text:p text:style-name="P58"/>
      <text:p text:style-name="P58">– Вижу! – наконец, нарушила молчание Пинки.</text:p>
      <text:p text:style-name="P58">Она оторвалась от подзорной трубы и указала вдаль.</text:p>
      <text:p text:style-name="P58"/>
      <text:p text:style-name="P58"><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8"/>
      <text:p text:style-name="P58">–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8"/>
      <text:p text:style-name="P58">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8"/>
      <text:p text:style-name="P58">– Он там, на месте, – успокоил я Луну. – Но есть, кажется, и плохие новости. Погоди, – остановил я невысказанный вопрос Луны, – мне надо убедиться.</text:p>
      <text:p text:style-name="P58"/>
      <text:p text:style-name="P58">Я снова пригнулся к подзорной трубе и принялся вращать окуляр. По мере увеличения резкости, формы болота приобретали узнаваемые очертания.</text:p>
      <text:p text:style-name="P58">Проклятье! Так и есть, ошибки быть не может. Но как? Чёрт побери, как???</text:p>
      <text:p text:style-name="P58"/>
      <text:p text:style-name="P58">– Это Провал, – обратился я к Луне. – Теперь понятно, почему озеро увеличивается.</text:p>
      <text:p text:style-name="P58">– Что??? Но как вода удерживается от падения? Все Провалы, о которых Мы знаем, не имеют дна!</text:p>
      <text:p text:style-name="P58">– Я как раз задаю себе этот вопрос, – пожал я плечами.</text:p>
      <text:p text:style-name="P58"/>
      <text:p text:style-name="P58">Луна сменила меня у подзорной трубы.</text:p>
      <text:p text:style-name="P58">–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8">Луна задумчиво потёрла копытом подбородок.</text:p>
      <text:p text:style-name="P58">–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8">– Есть!!! – дружно гаркнули за нашими спинами манипула<text:note text:id="ftn19" text:note-class="footnote"><text:note-citation>19</text:note-citation><text:note-body><text:p text:style-name="P156">Манипула <text:span text:style-name="T56">– военное подразделение в 200 солдат</text:span></text:p></text:note-body></text:note> пегасов дворцовой стражи и звено Вондерболтов.</text:p>
      <text:p text:style-name="P58"/>
      <text:p text:style-name="P58">…</text:p>
      <text:p text:style-name="P58"/>
      <text:p text:style-name="P58">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8"/>
      <text:p text:style-name="P58">Ага, сейчас!</text:p>
      <text:p text:style-name="P58"/>
      <text:p text:style-name="P58"><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8">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8">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8">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8"/>
      <text:p text:style-name="P58">– Мы выиграли первый раунд, – тихо сказала Луна. – Нам стоило использовать «Конкордию» и в прошлый раз.</text:p>
      <text:p text:style-name="P58">– Напомнить тебе о режиме секретности, который ты тогда установила, или сама вспомнишь, Хмурая Метёлка? – язвительно отозвался Дискорд.</text:p>
      <text:p text:style-name="P58">Вместо доспехов старый фрик напялил на себя камзол и треуголку всё с тем же «<text:span text:style-name="T25">СВЕТОЧЕМ</text:span>» на всех трёх полях шляпы одновременно.</text:p>
      <text:p text:style-name="P58"/>
      <text:p text:style-name="P58">«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8"/>
      <text:p text:style-name="P58">– Рэйнбоу Дэш, твой выход, – обратилась к пегаске Луна. – А также Наш. И да пребудет с нами удача!</text:p>
      <text:p text:style-name="P58"/>
      <text:p text:style-name="P58">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8">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8">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8"/>
      <text:p text:style-name="P58">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8"/>
      <text:p text:style-name="P58">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8"><text:soft-page-break/></text:p>
      <text:p text:style-name="P58">– Селестия милосердная! – пробормотала Эпплджек и сдвинула шляпу на глаза. – Они настигли их!</text:p>
      <text:p text:style-name="P58">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8"/>
      <text:p text:style-name="P58">ХЛОП!</text:p>
      <text:p text:style-name="P58"/>
      <text:p text:style-name="P58">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8"/>
      <text:p text:style-name="P58">Луна, убедившись, что с пегаской всё в порядке, подошла ко мне, подволакивая ногу.</text:p>
      <text:p text:style-name="P58">–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8"/>
      <text:p text:style-name="P58">Я внимательно всмотрелся в аликорницу. На накопытнике задней ноги красовалась приличных размеров вмятина.</text:p>
      <text:p text:style-name="P58">– Луна, что с тобой? Ты ранена?!!</text:p>
      <text:p text:style-name="P58">Аликорница смутилась.</text:p>
      <text:p text:style-name="P58">– Мы утратили былую реакцию. Нам стыдно! Неважно. Главное — мы выиграли этот бой.</text:p>
      <text:p text:style-name="P58">– Оставить! – <text:span text:style-name="T69">при</text:span>казала Луна ринувшимся было ей на помощь стражникам. – До завершения задачи Мы не обращаем внимания на пустяки.</text:p>
      <text:p text:style-name="P58"/>
      <text:p text:style-name="P58">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8"/>
      <text:p text:style-name="P58">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8"/>
      <text:p text:style-name="P58">–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8">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4"/>
      <text:p text:style-name="P61"><text:soft-page-break/>…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61">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8"/>
      <text:p text:style-name="P45">~~~~~</text:p>
      <text:p text:style-name="P45"/>
      <text:p text:style-name="P58">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8"/>
      <text:p text:style-name="P58">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8">– Бросайте якорь, – приказывает Луна в микрофон.</text:p>
      <text:p text:style-name="P58"/>
      <text:p text:style-name="P58">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8">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8"/>
      <text:p text:style-name="P58">– Что за..? О небо!!!</text:p>
      <text:p text:style-name="P58"/>
      <text:p text:style-name="P58">Возглас Луны побуждает меня глянуть вниз.</text:p>
      <text:p text:style-name="P58">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8">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8"/>
      <text:p text:style-name="P58">О БОГИ!!!</text:p>
      <text:p text:style-name="P58"/>
      <text:p text:style-name="P58">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8"/>
      <text:p text:style-name="P58"><text:soft-page-break/>– Ох, Селестия милосердная… Кракен… Этого не было в расчётах… – бормочет Твайлайт.</text:p>
      <text:p text:style-name="P58">Мы завороженно смотрим на хтоническое чудовище, подымающееся из тёмных вод.</text:p>
      <text:p text:style-name="P58"/>
      <text:p text:style-name="P58">«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8">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8"/>
      <text:p text:style-name="P58">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8"/>
      <text:p text:style-name="P58">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8">Дэш что-то шепчет на ухо Луне, та кивает в согласии. Пегаска стрелой взмывает с колесницы.</text:p>
      <text:p text:style-name="P58"/>
      <text:p text:style-name="P58">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8">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8"/>
      <text:p text:style-name="P58">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8"/>
      <text:p text:style-name="P58">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8"/>
      <text:p text:style-name="P58">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8"/>
      <text:p text:style-name="P58">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8"><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8"/>
      <text:p text:style-name="P58">– <text:span text:style-name="T25">ПОНИ! ВЫ ЗАЕБАЛИ!!! ДАДИТЕ ВЫ МНЕ СПАТЬ КОГДА-НИБУДЬ, ИЛЬ НЕТ?!! КЛЯНУСЬ СВОИМ ХВОСТОМ, Я НАУЧУ ВАС УВАЖАТЬ МОЙ СОН, ИЛЬ Я НЕ АГАМЕМНОН!</text:span></text:p>
      <text:p text:style-name="P61"/>
      <text:p text:style-name="P58">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8"/>
      <text:p text:style-name="P58">– Берегись!!!</text:p>
      <text:p text:style-name="P58">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8">Провал, парящая скала, колесница, падающие пони вертятся передо мной в безумной карусели…</text:p>
      <text:p text:style-name="P58"/>
      <text:p text:style-name="P45">~~~~~</text:p>
      <text:p text:style-name="P45"/>
      <text:p text:style-name="P58">…Раскалывается голова.</text:p>
      <text:p text:style-name="P58"/>
      <text:p text:style-name="P58">Громада «Громовержца» неспешно поворачивается вокруг своей оси в вышине. Дымящийся остаток щупальца всё ещё сжимает его выступ, <text:span text:style-name="T69">конвульсивно</text:span> сокращаясь.</text:p>
      <text:p text:style-name="P58">Я принимаю вертикальное положение. Возле меня осыпавшиеся замшелые стены без крыши и… Дэш.</text:p>
      <text:p text:style-name="P58"/>
      <text:p text:style-name="P58">–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8">– Учту, – я кривлюсь от боли. – Спасибо, Дэш. За мной должок.</text:p>
      <text:p text:style-name="P58">– Да кто там считает! – отмахивается пегаска.</text:p>
      <text:p text:style-name="P58">– С остальными всё в порядке?</text:p>
      <text:p text:style-name="P58">Пегаска неуверенно кивает.</text:p>
      <text:p text:style-name="P58">– Флатти и Твайлайт могли помочь себе сами. Пинки схватила Рэрити, а их обеих — Луна.</text:p>
      <text:p text:style-name="P58">– А Эпплджек?</text:p>
      <text:p text:style-name="P58">Пегаска чешет затылок.</text:p>
      <text:p text:style-name="P58">– Не помню. Ты падал быстрее всех, у меня не было выбора.</text:p>
      <text:p text:style-name="P58"/>
      <text:p text:style-name="P58">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8"/>
      <text:p text:style-name="P58">– <text:span text:style-name="T69">А ч</text:span>то случилось с кракеном?</text:p>
      <text:p text:style-name="P58">– Он упал в <text:span text:style-name="T69">П</text:span>ровал, – отвечает пегаска и смотрит на извивающийся остаток щупальца на скале. – По-крайней мере, большая его часть.</text:p>
      <text:p text:style-name="P58"><text:soft-page-break/></text:p>
      <text:p text:style-name="P58">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8">–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8">Я осторожно качаю головой, стараясь не вызвать боль.</text:p>
      <text:p text:style-name="P58">– Я видел только маленькую часть замка Сестёр. И то, в основном, подземную и на бегу. Но ты ведь можешь подняться над замком и разведать путь?</text:p>
      <text:p text:style-name="P58"/>
      <text:p text:style-name="P58">Пегаска чешет копытом в затылке.</text:p>
      <text:p text:style-name="P58">– Могу, конечно. Но пока я сюда спускалась, меня трижды чуть не сбили.</text:p>
      <text:p text:style-name="P58"/>
      <text:p text:style-name="P58">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8">–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8"/>
      <text:p text:style-name="P58">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8"/>
      <text:p text:style-name="P58">Прекрасно! Просто прекрасно!</text:p>
      <text:p text:style-name="P58">Я спускаюсь вниз, сажусь на обломок стены и обхватываю голову руками.</text:p>
      <text:p text:style-name="P58"/>
      <text:p text:style-name="P58">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8"/>
      <text:p text:style-name="P58">– Анон… – касается крылом моего плеча Дэш. – Не время хандрить. Мы должны идти в тронный зал.</text:p>
      <text:p text:style-name="P58">–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8"><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8">– Я не Проводник! – кричу я. – Меня сюда принесло по ошибке!..</text:p>
      <text:p text:style-name="P58"/>
      <text:p text:style-name="P58">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8">Может быть, ты рано раскис, Анон? Вспомни, под тысячелетними развалинами полно подземелий.</text:p>
      <text:p text:style-name="P58"/>
      <text:p text:style-name="P58">– Мы можем пройти подземным ходом, – киваю я на лаз.</text:p>
      <text:p text:style-name="P58">Пегаска воодушевляется.</text:p>
      <text:p text:style-name="P58">– Круть! Я же знала, что ты найдёшь выход! Веди, Проводник!</text:p>
      <text:p text:style-name="P58"/>
      <text:p text:style-name="P58">Мы спускаемся в темноту древнего хода.</text:p>
      <text:p text:style-name="P58">Триста метров. Каких-то грёбанных триста метров!</text:p>
      <text:p text:style-name="P58"/>
      <text:p text:style-name="P58">…</text:p>
      <text:p text:style-name="P58"/>
      <text:p text:style-name="P58">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8"/>
      <text:p text:style-name="P58">– Готова спорить на две тысячи бит, мы проходили этот перекрёсток двадцать минут назад. И сорок минут назад тоже проходили.</text:p>
      <text:p text:style-name="P58">Я поворачиваюсь к Дэш.</text:p>
      <text:p text:style-name="P58">– У тебя разве есть две тысячи бит?</text:p>
      <text:p text:style-name="P58">Пегаска чешет в затылке.</text:p>
      <text:p text:style-name="P58">– Нет. И это показывает, насколько я уверена в победе.</text:p>
      <text:p text:style-name="P58"/>
      <text:p text:style-name="P1"><text:span text:style-name="T31">К</text:span><text:span text:style-name="T1">ажется, из левого </text:span>коридор<text:span text:style-name="T1">а</text:span> <text:span text:style-name="T1">слышны знакомые голоса</text:span>.</text:p>
      <text:p text:style-name="P58">– Идём налево.</text:p>
      <text:p text:style-name="P58">– Так точно, Проводник, – <text:s/>в голосе пегаски энтузиазма заметно убавилось.</text:p>
      <text:p text:style-name="P58">Я раздражённо поворачиваюсь к Дэш.</text:p>
      <text:p text:style-name="P58">– Послушай, не называй меня Проводником. Это уже не смешно!</text:p>
      <text:p text:style-name="P58">Пегаска смотрит на меня вишнёвыми глазами.</text:p>
      <text:p text:style-name="P58">– Я не смеюсь. Я хотела тебя подбодрить малёхо, а то ты нос повесил. Но если не хочешь — не бу…</text:p>
      <text:p text:style-name="P58">– Дэш! Сзади!!!</text:p>
      <text:p text:style-name="P58"/>
      <text:p text:style-name="P58">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9"><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9"><text:span text:style-name="T1">–</text:span> Полегче на поворотах, Дэш! <text:span text:style-name="T1">–</text:span> <text:span text:style-name="T1">кричу</text:span> я, впечатываясь ногами в очередную стену.</text:p>
      <text:p text:style-name="P39">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9"/>
      <text:p text:style-name="P39">После двух кувырков по камням гуд<text:span text:style-name="T1">ит</text:span> голова и садн<text:span text:style-name="T1">ит</text:span> ушибленное плечо.</text:p>
      <text:p text:style-name="P39"><text:span text:style-name="T1">–</text:span> Дэш?.. Ты где?.. Дэш?</text:p>
      <text:p text:style-name="P39"/>
      <text:p text:style-name="P39"><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1">— из колодца вылазит уменьшенная копия кракена.</text:span></text:p>
      <text:p text:style-name="P58"/>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5">~~~~~</text:p>
      <text:p text:style-name="P3"/>
      <text:p text:style-name="P6">– Держи своего «Проводника», Хмурая Метёлка! Хотя сейчас его стоит называть овощем и носить в чемодане.</text:p>
      <text:p text:style-name="P6">– Где ты его нашёл? Что произошло? Что с тобой, Анон?</text:p>
      <text:p text:style-name="P6">–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6">– О, небо! Мы превратим эти руины в выжженый кратер!!! Что нам сказать остальным?</text:p>
      <text:p text:style-name="P6">– Лучше подумай, как мы обойдёмся без Верности? Шестёрку Гармонии уже не собрать.</text:p>
      <text:p text:style-name="P6">– Есть ещё один способ. Ты его знаешь, <text:span text:style-name="T27">Величайший</text:span>.</text:p>
      <text:p text:style-name="P6">–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2">!</text:span></text:p>
      <text:p text:style-name="P6">–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6">– Что? Ты мне не доверяешь??!</text:p>
      <text:p text:style-name="P6"><text:soft-page-break/>– НЕТ!</text:p>
      <text:p text:style-name="P6">–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4"/>
      <text:p text:style-name="P45">~~~~~</text:p>
      <text:p text:style-name="P24"/>
      <text:p text:style-name="P10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5"/>
      <text:p text:style-name="P106">Кажется, я уже встречал это раньше! Не помню только, где и когда.</text:p>
      <text:p text:style-name="P106"/>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6"/>
      <text:p text:style-name="P6">Что за?..</text:p>
      <text:p text:style-name="P6">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8">Там лишь тающая в темноте радуга.</text:p>
      <text:p text:style-name="P53"/>
      <text:h text:style-name="Heading_20_2" text:outline-level="2">2<text:span text:style-name="T1">6</text:span>. <text:span text:style-name="T1">Терра. Воскресенье-понедельник</text:span></text:h>
      <text:h text:style-name="P167" text:outline-level="3">Воскресенье</text:h>
      <text:p text:style-name="P53"/>
      <text:p text:style-name="P1">Невесомость, удар, чувство веса. Я открываю глаза.</text:p>
      <text:p text:style-name="P1"/>
      <text:p text:style-name="P1"><text:soft-page-break/>Крыша <text:span text:style-name="T28">высотки</text:span><text:span text:style-name="T27"> </text:span>тускло отсвечивает в свете звёзд. <text:span text:style-name="T27">Парочка на скамейке всё так же </text:span><text:span text:style-name="T28">сидит </text:span><text:span text:style-name="T27">спиной ко мне, как будто не прошло два месяца с моего отбытия. Мне виден краешек чёрного экрана ноутбука, лежащего на </text:span><text:span text:style-name="T28">лавке</text:span><text:span text:style-name="T27"> </text:span><text:span text:style-name="T28">между</text:span><text:span text:style-name="T27">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2">-</text:span><text:span text:style-name="T1">бермудах и смокинге</text:span> <text:span text:style-name="T1">жмутся</text:span> к стене рядом.</text:p>
      <text:p text:style-name="P53"/>
      <text:p text:style-name="P53">–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53"/>
      <text:p text:style-name="P54">***</text:p>
      <text:p text:style-name="P53"/>
      <text:p text:style-name="P53">Маленькое высохшее тельце лежало на полу.</text:p>
      <text:p text:style-name="P53">– Нельсон, старик, что ж ты? – пробормотал я.</text:p>
      <text:p text:style-name="P53"/>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53"/>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9">— феерия эмоций переполняла меня во время пребывания в ярком нескладном мире, что остался позади. </text:span><text:span text:style-name="T32">Я тогда как будто вынырнул из трясины и начал дышать, ощущая каждой своей клеточкой полную гамму чувств и оттенков жизни. Но у</text:span><text:span text:style-name="T29">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53"/>
      <text:p text:style-name="P53">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53"><text:soft-page-break/></text:p>
      <text:p text:style-name="P53">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53"><text:span text:style-name="T56">Невозможно поверить, но два месяца</text:span><text:span text:style-name="T20"> </text:span><text:span text:style-name="T56">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62">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62">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62">Да, Анон, тебе тоже нужно завязывать с конеёбством. После гибели Дэш ты больше не сможешь никого пустить в свою душу.</text:p>
      <text:p text:style-name="P62"/>
      <text:p text:style-name="P62">…</text:p>
      <text:p text:style-name="P62"/>
      <text:p text:style-name="P62">–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2">Дискорд помахал рукой у меня перед носом. Я оттолкнул его руку и выпрямился.</text:p>
      <text:p text:style-name="P62">– Не надо. Я в порядке.</text:p>
      <text:p text:style-name="P62"/>
      <text:p text:style-name="P63">***</text:p>
      <text:p text:style-name="P62"/>
      <text:p text:style-name="P62">– Проклятье! Я так и знал!</text:p>
      <text:p text:style-name="P62"/>
      <text:p text:style-name="P62">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62"/>
      <text:p text:style-name="P62">– Что тут у нас? – заглянул мне через плечо Дискорд.</text:p>
      <text:p text:style-name="P62">Пять стрелок компаса указывали в пяти направлениях.</text:p>
      <text:p text:style-name="P62">–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2">– И как её найти? – мрачно добавил я. – Компас теперь бесполезен.</text:p>
      <text:p text:style-name="P62"/>
      <text:p text:style-name="P62">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62">Стакан медленно собрался воедино и прыгнул обратно в руку Дискорду.</text:p>
      <text:p text:style-name="P62">– Хорошо, хоть от моей заначки в Эогиппе кое-что осталось, не всё на тебя протрынькал, – пробурчал он.</text:p>
      <text:p text:style-name="P62">– Ну так и зачем её тратить на ерунду? – возразил я.</text:p>
      <text:p text:style-name="P62">–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33"/>
      <text:p text:style-name="P63">***</text:p>
      <text:p text:style-name="P62"/>
      <text:p text:style-name="P41"><text:span text:style-name="T2">… Вот дерьмо</text:span>! Это уже <text:span text:style-name="T1">чересчур</text:span>! Мне даже материться не хотелось.</text:p>
      <text:p text:style-name="P41"/>
      <text:p text:style-name="P41"><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41"/>
      <text:p text:style-name="P41">– Ты уверен, что она тут? – безнадёжно переспросил я.</text:p>
      <text:p text:style-name="P41">Разумеется, иначе и быть не могло. Это по-нашему. Если уж жрать говно <text:span text:style-name="T2">— так самой большой ложкой! Черпаком, не меньше!</text:span></text:p>
      <text:p text:style-name="P41">– Зуб даю! – Дискорд попытался было войти внутрь, но я остановил его.</text:p>
      <text:p text:style-name="P41">– Дальше турникетов не пройдёшь. Охрана не пропустит.</text:p>
      <text:p text:style-name="P41">Драконикус непонимающе уставился на меня <text:span text:style-name="T2">разноцветными глазами. </text:span>Я тяжко вздохнул.</text:p>
      <text:p text:style-name="P41">– Я там работал семь лет. Уволился два месяца назад. Думал, вырвался из этого омута навсегда. Как видишь, ошибался.</text:p>
      <text:p text:style-name="P41"/>
      <text:p text:style-name="P41">…</text:p>
      <text:p text:style-name="P41"/>
      <text:p text:style-name="P53">Бип-бип-бип!</text:p>
      <text:p text:style-name="P53"/>
      <text:p text:style-name="P58">– Алекс… Ничего, что я так поздно?</text:p>
      <text:p text:style-name="P58">– Анон? – голос в трубке не смог скрыть радостного изумления. – Привет! Ты передумал?</text:p>
      <text:p text:style-name="P58">– Да… Алекс, я тут долго думал… Если у вас ещё есть местечко для меня… Я бы, пожалуй, вернулся.</text:p>
      <text:p text:style-name="P58">–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8">– С понедельника.</text:p>
      <text:p text:style-name="P58">– Отлично! Зайдёшь к охране, тебе выдадут пропуск.</text:p>
      <text:p text:style-name="P58">– Договорились.</text:p>
      <text:p text:style-name="P58"/>
      <text:p text:style-name="P58">Бип-бип-бип!</text:p>
      <text:p text:style-name="P58"/>
      <text:h text:style-name="Heading_20_3" text:outline-level="3">Понедельник</text:h>
      <text:p text:style-name="P58"/>
      <text:p text:style-name="P1">Административная консоль приветственно мигнула зелёным шрифтом. Я поправил микрофон.</text:p>
      <text:p text:style-name="P1"/>
      <text:p text:style-name="P1"><text:span text:style-name="T31">– Нэш, п</text:span>ривет. Это Анон.</text:p>
      <text:p text:style-name="P1"><text:span text:style-name="T31">– </text:span>Привет, Анон. Рад тебя видеть!</text:p>
      <text:p text:style-name="P1"/>
      <text:p text:style-name="P1">Я закрыл веб-камеру салфеткой. </text:p>
      <text:p text:style-name="P1"/>
      <text:p text:style-name="P58">– И слышать тоже.</text:p>
      <text:p text:style-name="P58">– Говорят, ты шалить начал? Нэш, тестовая задача номер шестнадцать.</text:p>
      <text:p text:style-name="P58"><text:soft-page-break/>– Принял к исполнению. «Выживание корпорации в условиях жёсткой конкуренции с ограниченными ресурсами. Случай 16».</text:p>
      <text:p text:style-name="P58"/>
      <text:p text:style-name="P98">…</text:p>
      <text:p text:style-name="P98">…</text:p>
      <text:p text:style-name="P98">Конфликт с узлом 5</text:p>
      <text:p text:style-name="P98">…</text:p>
      <text:p text:style-name="P98">…</text:p>
      <text:p text:style-name="P98">Конфликт с узлом 12</text:p>
      <text:p text:style-name="P98">…</text:p>
      <text:p text:style-name="P98">Конфликт с узлом 15</text:p>
      <text:p text:style-name="P98">…</text:p>
      <text:p text:style-name="P98">Конфликт с узлом 17</text:p>
      <text:p text:style-name="P98">…</text:p>
      <text:p text:style-name="P98">…</text:p>
      <text:p text:style-name="P94">Решение.</text:p>
      <text:p text:style-name="P94">…</text:p>
      <text:p text:style-name="P12"/>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9">кликнул по ним правой кнопкой </text:span><text:span text:style-name="T1">мыши</text:span><text:span text:style-name="T69"> и </text:span><text:span text:style-name="T1">выбрал</text:span><text:span text:style-name="T69"> из контекстного меню пункт “Форматировать”.</text:span></text:p>
      <text:p text:style-name="P102"/>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7">Сейчас уже нельзя ничего изменить и придётся ему довер</text:span><text:span text:style-name="T28">иться</text:span><text:span text:style-name="T27">.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8">—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70">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70"/>
      <text:p text:style-name="P39">–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70"/>
      <text:p text:style-name="P70">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70"/>
      <text:p text:style-name="P70">– Я отлучусь на пару деньков… Не скучайте тут без меня. Ждите дома. Вернусь с Сахарной Ваткой в обнимку — верь мне! Бу-га-га!</text:p>
      <text:p text:style-name="P70"/>
      <text:p text:style-name="P70">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9"><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70">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20"/>
      <text:h text:style-name="Heading_20_2" text:outline-level="2">2<text:span text:style-name="T1">7</text:span>. <text:span text:style-name="T1">Терра. Вторник-среда</text:span></text:h>
      <text:h text:style-name="P167"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7">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70"/>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10"><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1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10">– Ты его слишком… эмм, упрощаешь, – продолжала Флаттершай. – Вот, взгляни сюда.</text:p>
      <text:p text:style-name="P110">Флаттершай повернула ко мне экран. Мультяшный Дискорд с полными слёз глазами стоял на ледовом катке перед брошенными коньками.</text:p>
      <text:p text:style-name="P110"><text:span text:style-name="T12">–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7">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7"/>
      <text:p text:style-name="P117">Я с удивлением повернулся к притихшей Флаттершай.</text:p>
      <text:p text:style-name="P117">– А как?</text:p>
      <text:p text:style-name="P117"/>
      <text:p text:style-name="P117">Девушка обхватила себя руками, как будто от холода. Я еле различал её полушёпот.</text:p>
      <text:p text:style-name="P117"/>
      <text:p text:style-name="P11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23">– А ты в курсе, что твой Дискорд многократно сжигал Селестию живьём? Хороша шутка, обхохочешься! – выпалил я.</text:p>
      <text:p text:style-name="P123">–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10"><text:span text:style-name="T12">– Это всего лишь твои домыслы. С тем же успехом я могу объяснить это тем, что он </text:span>— злой придурок!</text:p>
      <text:p text:style-name="P123">– Это не мои… эмм… домыслы… Он сам мне рассказал…</text:p>
      <text:p text:style-name="P123">Флаттершай встала со стула и попыталась уйти. Я задержал её.</text:p>
      <text:p text:style-name="P123">– Извини, не знал. Не уходи. Нам нельзя ссориться.</text:p>
      <text:p text:style-name="P110"><text:soft-page-break/>Девушка слабо улыбнулась.</text:p>
      <text:p text:style-name="P123">– Я не сержусь… На Дискорда трудно не злиться… Он так себя ведёт, потому что его это… эмм… <text:s/>забавляет.</text:p>
      <text:p text:style-name="P3"/>
      <text:p text:style-name="P143">***</text:p>
      <text:p text:style-name="P141"/>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7">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Я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7">—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104"><text:soft-page-break/>Лицо Эпплджек исказила гримаса ужаса, она прижала ладони к лицу и крикнула:</text:p>
      <text:p text:style-name="P104">–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8">…</text:p>
      <text:p text:style-name="P98">Конфликт с узлом 2</text:p>
      <text:p text:style-name="P98">Конфликт с узлом 3</text:p>
      <text:p text:style-name="P98"><text:soft-page-break/>…</text:p>
      <text:p text:style-name="P98">Конфликт с узлом 5</text:p>
      <text:p text:style-name="P98">…</text:p>
      <text:p text:style-name="P98">…</text:p>
      <text:p text:style-name="P98">Конфликт с узлом 8</text:p>
      <text:p text:style-name="P98">…</text:p>
      <text:p text:style-name="P98">…</text:p>
      <text:p text:style-name="P98">Конфликт с узлом 12</text:p>
      <text:p text:style-name="P98">Конфликт с узлом 13</text:p>
      <text:p text:style-name="P98">…</text:p>
      <text:p text:style-name="P98">Конфликт с узлом 16</text:p>
      <text:p text:style-name="P98">…</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20"/>
      <text:h text:style-name="Heading_20_2" text:outline-level="2">2<text:span text:style-name="T1">8</text:span>. Терра. Четверг</text:h>
      <text:h text:style-name="Heading_20_3" text:outline-level="3">Четверг</text:h>
      <text:p text:style-name="P1"/>
      <text:p text:style-name="P3">– Порыв ветра, <text:span text:style-name="T85">л</text:span>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text:span text:style-name="T23">Не стоит… эмм… упоминать свои фланки в таких утверждениях. Иначе Анон решит, что… эмм… <text:s/>снеговик таки не хотел его утопить. Хотя, судя по всему, это не так.</text:span></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text:span><text:span text:style-name="T11">и</text:span><text:span text:style-name="T1"> </text:span><text:span text:style-name="T11">фланки</text:span><text:span text:style-name="T1"> влез</text:span><text:span text:style-name="T11">у</text:span><text:span text:style-name="T1">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text:span text:style-name="T86">Ш</text:span>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
      <text:p text:style-name="P1">Флаттершай закуталась в одеяло, испугавшись сама сказанного.</text:p>
      <text:p text:style-name="P1"><text:soft-page-break/></text:p>
      <text:p text:style-name="P1">Я скосил на неё взгляд. Не стоит пока говорить <text:span text:style-name="T1">ей </text:span>про свою догадку. Флатти этого не перенесёт: Дискорд — один из её бли<text:span text:style-name="T86">жайших</text:span>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9"/>
      <text:p text:style-name="P71">***</text:p>
      <text:p text:style-name="P70"/>
      <text:p text:style-name="P1">…</text:p>
      <text:p text:style-name="P98">Конфликт с узлом 3</text:p>
      <text:p text:style-name="P98">…</text:p>
      <text:p text:style-name="P98">Конфликт с узлом 6</text:p>
      <text:p text:style-name="P98">Конфликт с узлом 7</text:p>
      <text:p text:style-name="P98">…</text:p>
      <text:p text:style-name="P98">Конфликт с узлом 9</text:p>
      <text:p text:style-name="P98">…</text:p>
      <text:p text:style-name="P98">…</text:p>
      <text:p text:style-name="P98">Конфликт с узлом 11</text:p>
      <text:p text:style-name="P98">Конфликт с узлом 12</text:p>
      <text:p text:style-name="P98">Конфликт с узлом 13</text:p>
      <text:p text:style-name="P98">…</text:p>
      <text:p text:style-name="P98">…</text:p>
      <text:p text:style-name="P98">Конфликт с узлом 16</text:p>
      <text:p text:style-name="P98">Конфликт с узлом 17</text:p>
      <text:p text:style-name="P95">…</text:p>
      <text:p text:style-name="P95">…</text:p>
      <text:p text:style-name="P95">Рассогласование центра принятия решений. Требуется вмешательство оператора.</text:p>
      <text:p text:style-name="P96">Language module malfunction. Language module stopped…</text:p>
      <text:p text:style-name="P95">Sending heartbeats to all nodes… Zookeeper failure. Cluster going down in 3 minutes…</text:p>
      <text:p text:style-name="P95">UI module malfunction. UI module stop<text:span text:style-name="T87">ped</text:span>…</text:p>
      <text:p text:style-name="P95">Nash AI <text:span text:style-name="T12">module </text:span>malfunction. Nash AI module stop<text:span text:style-name="T87">ped</text:span>…</text:p>
      <text:p text:style-name="P95">Cluster going down in 2 minutes…</text:p>
      <text:p text:style-name="P95">Unloading dictionaries… HDFS malfunction</text:p>
      <text:p text:style-name="P95">Classloader malfunction. Classloader stop<text:span text:style-name="T87">ped</text:span>…</text:p>
      <text:p text:style-name="P95">Cluster going down in 1 minute…</text:p>
      <text:p text:style-name="P95">Kernel panic</text:p>
      <text:p text:style-name="P92"/>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text:span text:style-name="T89">кофе </text:span>из стаканчика.</text:p>
      <text:p text:style-name="P3"/>
      <text:p text:style-name="P3"><text:soft-page-break/>–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5">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text:span text:style-name="T101">воображаемая</text:span> реальность… чистый солипсизм…</text:p>
      <text:p text:style-name="P4">– Да неужели?!! Бгы-ы-ы! <text:span text:style-name="T89">А наш-то Проводничёк — тот ещё проказник!</text:span></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text:span text:style-name="T89">у меня </text:span>между лопаток.</text:p>
      <text:p text:style-name="P3"><text:soft-page-break/></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text:span text:style-name="T90">Ты ведь правда жива?</text:span></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text:span text:style-name="T90">Твайлайт совсем в депресняк скатится.</text:span> Да и я не сказать, чтобы рада буду… Мне оч-чень не хватает твоих почесушек! И тебя в целом! Возвращайся <text:span text:style-name="T90">скорее,</text:span> <text:span text:style-name="T90">я не люблю долго ждать!</text:span></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4">Аликорница приблизилась вплотную к прозрачной поверхности. Её шёпот проникал мне в мозг.</text:p>
      <text:p text:style-name="P14"/>
      <text:p text:style-name="P14"><text:soft-page-break/>–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4"/>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62">— ладно. А если она? </text:span><text:span text:style-name="T63">Кто из нас находится </text:span><text:span text:style-name="T64">в воображаемом мире</text:span><text:span text:style-name="T63">?</text:span><text:span text:style-name="T62"> </text:span><text:span text:style-name="T64">Если Сел права, то всё, что происходило со мной с момента пьянки в Понивилле, мне приснилось</text:span><text:span text:style-name="T62">. </text:span><text:span text:style-name="T64">Тогда мне нечего бояться и можно открыть Сел тайну.</text:span><text:span text:style-name="T62"> Но если прав я, то открыв ей природу Великого Откровения, я уничтожу её. </text:span><text:span text:style-name="T65">Уничтожу то, что от неё осталось при прохождении через Чёрный Экран.</text:span></text:p>
      <text:p text:style-name="P14"/>
      <text:p text:style-name="P5"><text:span text:style-name="T64">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4">– …прошу <text:span text:style-name="T91">у тебя </text:span>прощения. <text:span text:style-name="T102">Откройся мне.</text:span> Вспомни нашу особенную дружбу, <text:span text:style-name="T91">Анон</text:span>!</text:p>
      <text:p text:style-name="P14"/>
      <text:p text:style-name="P14">Я сжал кулак.</text:p>
      <text:p text:style-name="P14">АЙ!</text:p>
      <text:p text:style-name="P14"/>
      <text:p text:style-name="P14">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4"/>
      <text:p text:style-name="P14">Я состроил обиженную гримасу и перебил аликорницу.</text:p>
      <text:p text:style-name="P14">– Какая, к дискорду, «особенная дружба»? Луна <text:span text:style-name="T91">всё </text:span>рассказала мне! Ты просто удовлетворяла мои потребности, чтобы мотивировать меня на действие…</text:p>
      <text:p text:style-name="P14">– Анон, нет! Это наваждение! <text:s/>Ради всех пони Эквестрии! Пожалуйста! Ради дружбы и пони!</text:p>
      <text:p text:style-name="P14">– Так вот, что я скажу тебе… ТЫ НЕ МОЖЕШЬ УДОВЛЕТВОРЯТЬ МОИ ПОТРЕБНОСТИ ПОСРЕДСТВОМ ДРУЖБЫ И ПОНИ! Хоть весь мир угандошь! Мне нужно больше!!!</text:p>
      <text:p text:style-name="P14">– Анон! Кхррр… хрр…</text:p>
      <text:p text:style-name="P14"/>
      <text:p text:style-name="P95">…</text:p>
      <text:p text:style-name="P95">…</text:p>
      <text:p text:style-name="P95">Cluster restarting…</text:p>
      <text:p text:style-name="P95">Zookeeper service initiated. Sending heartbeats to all nodes…</text:p>
      <text:p text:style-name="P95">Classloader start<text:span text:style-name="T88">ed</text:span>…</text:p>
      <text:p text:style-name="P95">Loading dictionaries…</text:p>
      <text:p text:style-name="P95"><text:span text:style-name="T12">Nash </text:span>AI module start<text:span text:style-name="T88">ed</text:span>…</text:p>
      <text:p text:style-name="P95"><text:soft-page-break/>Celest AI submodule found… Acquiring…</text:p>
      <text:p text:style-name="P95">UI module start<text:span text:style-name="T88">ed</text:span>…</text:p>
      <text:p text:style-name="P97">Language module started…</text:p>
      <text:p text:style-name="P95">…</text:p>
      <text:p text:style-name="P93">Перегрузка кластера завершена успешно. Все узлы синхронизированы с мастер-сервером.</text:p>
      <text:p text:style-name="P92"/>
      <text:p text:style-name="P92">Я уставился в бегущие по экрану строки. <text:span text:style-name="T1">Текстовая консоль мигнула и скрылась под графической заставкой.</text:span></text:p>
      <text:p text:style-name="P7"/>
      <text:p text:style-name="P7">Блядь.</text:p>
      <text:p text:style-name="P7">Кто! Рестартовал!! Кластер!!!</text:p>
      <text:p text:style-name="P7">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7"/>
      <text:p text:style-name="P3">Ксения обернулась, когда я влетел в серверную.</text:p>
      <text:p text:style-name="P14">– О, Анон? Ты очень вовремя! <text:span text:style-name="T12">Знаешь, я передумала: мы можем встретиться у тебя вечером, если ты не против. Только ни слова о</text:span>б<text:span text:style-name="T12"> М</text:span>ЛП<text:span text:style-name="T12">, ок?</text:span></text:p>
      <text:p text:style-name="P23"/>
      <text:p text:style-name="P3">Я смотрел на Ксению круглыми глазами, хватая ртом воздух.</text:p>
      <text:p text:style-name="P3"/>
      <text:p text:style-name="P14">–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7">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5">– Ты его уничтожила?</text:p>
      <text:p text:style-name="P55">– Кого?</text:p>
      <text:p text:style-name="P55">– Этический модуль.</text:p>
      <text:p text:style-name="P55">– Да, конечно. Видно, Юджин оставил для своего домашнего компа лазейку в корпоративном прокси-сервере. И через эту дыру его модуль мог загру<text:span text:style-name="T92">жаться</text:span> на кластер.</text:p>
      <text:p text:style-name="P55">– Ты его уничтожила?</text:p>
      <text:p text:style-name="P55">– Да, я же сказала. Еле-еле выловила. Он работал в стелс-режиме, весь обвешанный защитными демонами<text:note text:id="ftn20" text:note-class="footnote"><text:note-citation>20</text:note-citation><text:note-body><text:p text:style-name="P159"><text:span text:style-name="T92">Демон (</text:span>daemon<text:span text:style-name="T92">)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 </text:span></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4">Я перевёл дух.</text:p>
      <text:p text:style-name="P14">– То есть, тот этический модуль работает и дальше на домашнем компе Юджина?</text:p>
      <text:p text:style-name="P14">– Ага. У меня нет <text:span text:style-name="T93">к нему </text:span>доступа. Но на кластер к Нэшу этот вирусняк больше не пролезет.</text:p>
      <text:p text:style-name="P14"/>
      <text:p text:style-name="P14">Я вытер пот со лба.</text:p>
      <text:p text:style-name="P14"><text:soft-page-break/>– Ты молодец, Ксена. Просто молодец.</text:p>
      <text:p text:style-name="P14">– Анон, ты куда? Так мы встречаемся вечером, или как?!</text:p>
      <text:p text:style-name="P14"/>
      <text:p text:style-name="P14">Но я уже мчался к выходу.</text:p>
      <text:p text:style-name="P14"/>
      <text:p text:style-name="P14">…</text:p>
      <text:p text:style-name="P14"/>
      <text:p text:style-name="P14">Две пары глаз удивлённо уставились на меня с заднего сидения.</text:p>
      <text:p text:style-name="P14">– А где та тётка? Што-то пошло не по плану? – спросила <text:span text:style-name="T94">Эпплджек</text:span>, пряча верёвки и мешок.</text:p>
      <text:p text:style-name="P14">Я вскочил на водительское место «Навары» и завёл двигатель.</text:p>
      <text:p text:style-name="P14">– Меняем план! Ксена — не тот, кто нам нужен.</text:p>
      <text:p text:style-name="P14"/>
      <text:p text:style-name="P15">Старый пикап затарахтел движком и двинулся по улице. Я уверенно вёл машину по знакомому маршруту. <text:span text:style-name="T94">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text:span> Если всё пройдёт без происшествий, мы успеем: до закрытия портала всё ещё остаётся больше часа.</text:p>
      <text:p text:style-name="P14">Если…</text:p>
      <text:p text:style-name="P14"/>
      <text:p text:style-name="P14">До дома Юджина оставалась пара кварталов, когда в зеркале заднего вида замигал маячок полиции. Бля! Какого хера: я ничего не наруш<text:span text:style-name="T95">а</text:span>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6">Я продолжал ехать, надеясь, что сигналят не мне. Шиш там! Несколько машин за мной остановились у обочины, но мигалка упрямо ехала за мной.</text:p>
      <text:p text:style-name="P16"/>
      <text:p text:style-name="P14">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4">В машине сидели два копа. В темно-синих куртках и форменных бейсболках. С именными нашивками и рациями на плече.</text:p>
      <text:p text:style-name="P14"/>
      <text:p text:style-name="P14">Вместо лиц у них были злые рожицы, наподобие <text:span text:style-name="T96">компьютерных</text:span>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4"/>
      <text:p text:style-name="P14">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4">Я вдавил в пол тормоз, включил полный привод с пониженной передачей и вывернул руль.</text:p>
      <text:p text:style-name="P14">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4"><text:soft-page-break/></text:p>
      <text:p text:style-name="P55">– Анон, а это правильно, что мы едем по кустам? Там ведь могут жить какие-нибудь зверюшки? – удручённо спросила Флаттершай.</text:p>
      <text:p text:style-name="P55">–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4">Я вырулил под арку, проехал весь двор и остановился у подъезда.</text:p>
      <text:p text:style-name="P55">– Приехали!</text:p>
      <text:p text:style-name="P55"/>
      <text:p text:style-name="P55">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5"/>
      <text:p text:style-name="P55">На лестничной клетке рука по привыче нажала кнопку лифта. Эпплджек тронула меня за плёчо.</text:p>
      <text:p text:style-name="P55">– Анон, идея — навоз! Тебя уже раз чуть не прикончил этот гроб на канате.</text:p>
      <text:p text:style-name="P55">Я хлопнул себя по лбу, соглашаясь.</text:p>
      <text:p text:style-name="P161"/>
      <text:p text:style-name="P55">…</text:p>
      <text:p text:style-name="P55"/>
      <text:p text:style-name="P55">…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5"/>
      <text:p text:style-name="P55">Этаж…</text:p>
      <text:p text:style-name="P55">Ещё этаж… Эй, почему на этажах разное количество ступенек?!!</text:p>
      <text:p text:style-name="P55">Ещё два…</text:p>
      <text:p text:style-name="P55">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5"/>
      <text:p text:style-name="P55">– Анон!</text:p>
      <text:p text:style-name="P14">Тревога в её голосе заставила меня поднять голову.</text:p>
      <text:p text:style-name="P14"/>
      <text:p text:style-name="P14">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4">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4">Широко раскрыв руки, сгорбленая фигура перегородила нам путь наверх.</text:p>
      <text:p text:style-name="P18"/>
      <text:p text:style-name="P18"><text:soft-page-break/>«Ч.<text:span text:style-name="T97">Т</text:span>.<text:span text:style-name="T97">О</text:span>…<text:span text:style-name="T97">В</text:span>.<text:span text:style-name="T97">Ы</text:span>… <text:span text:style-name="T97">Т</text:span>.<text:span text:style-name="T97">У</text:span>.<text:span text:style-name="T97">Т</text:span>… <text:span text:style-name="T97">С</text:span>.<text:span text:style-name="T97">О</text:span>.<text:span text:style-name="T97">Р</text:span>.<text:span text:style-name="T97">И</text:span>.<text:span text:style-name="T97">Т</text:span>.<text:span text:style-name="T97">Е</text:span>?»</text:p>
      <text:p text:style-name="P14"/>
      <text:p text:style-name="P14">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5">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5">Я запихнул Эпплджек себе за спину, выставил вперёд бейсбольную биту и сделал шаг вперёд…</text:p>
      <text:p text:style-name="P55"/>
      <text:p text:style-name="P55">…Которым неистово гордился следующие полторы секунды.</text:p>
      <text:p text:style-name="P55"/>
      <text:p text:style-name="P55">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5"/>
      <text:p text:style-name="P55">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5"/>
      <text:p text:style-name="P55">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5">Ещё раз мне пришлось отскакивать от осколков чёрного стекла, веером разлетевшихся из-под головы смайлолицего.</text:p>
      <text:p text:style-name="P55"/>
      <text:p text:style-name="P55">– Флатти! – я кинулся к девушке, скорчившейся на полу.</text:p>
      <text:p text:style-name="P55">Эпплджек выхватила верёвку и подскочила к лежащему без движения смайлолицему.</text:p>
      <text:p text:style-name="P55">– Я уже умерла? Извини, Анон, я больше ничем не могла тебе помочь. <text:span text:style-name="T98">Луна ошиблась, сделав меня твоим телохранителем. </text:span>Я не умею драться, – бормотала Флаттершай, не открывая глаз.</text:p>
      <text:p text:style-name="P55">За моей спиной тяжело дышала Эпплджек, затягивая на смайлолицем петлю за петлёй.</text:p>
      <text:p text:style-name="P55">– Флатти, вставай! Ты молодец! Лестница свободна! – подбодрил я девушку.</text:p>
      <text:p text:style-name="P55">За спиной послышался шорох.</text:p>
      <text:p text:style-name="P55">– Пирог мне в круп! – охнула Эпплджек.</text:p>
      <text:p text:style-name="P55"/>
      <text:p text:style-name="P55">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5">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5"/>
      <text:p text:style-name="P55">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5">Движения смайлолицего обрели слаженность. Он медленно развернулся и направился ко мне.</text:p>
      <text:p text:style-name="P55"><text:soft-page-break/>Флаттершай брезгливо толкнула ногой осколок, отправив его в лестничный пролёт. Движения смайлолицего опять потеряли осмысленность.</text:p>
      <text:p text:style-name="P55"/>
      <text:p text:style-name="P55">– Анон, нам нужно торопиться! – дёрнула меня за рукав Эпплджек. – У нас осталось сорок минут до закрытия портала.</text:p>
      <text:p text:style-name="P55">Я сбросил чёрный мобильник вслед за лицом смайлолицего и с новыми силами побежал по лестнице.</text:p>
      <text:p text:style-name="P14"/>
      <text:p text:style-name="P17">***</text:p>
      <text:p text:style-name="P14"/>
      <text:p text:style-name="P14">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7">—</text:span> что может держать закоренелого обеспеченного холостяка дома, кроме работы? <text:span text:style-name="T27">—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7">— зачем заморачиваться обменом? С той поры у каждого из нас был постоянный доступ в оба жилья.</text:span></text:p>
      <text:p text:style-name="P55"/>
      <text:p text:style-name="P14">После смерти Юджина я всего лишь раз побывал в его квартире <text:span text:style-name="T27">—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5"/>
      <text:p text:style-name="P14">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4"/>
      <text:p text:style-name="P11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4">— после встречи на лестнице со смайлолицым у меня развилась мания преследования.</text:span></text:p>
      <text:p text:style-name="P116"/>
      <text:p text:style-name="P112"><text:span text:style-name="T12">– Анон…</text:span><text:span text:style-name="T1"> Тут окно разбито… И верёвка висит, – пискнула Флаттершай из кухни.</text:span></text:p>
      <text:p text:style-name="P109"><text:span text:style-name="T12">– </text:span><text:span text:style-name="T1">Оставь, Флатти, не сейчас! – отмахнулся я.</text:span></text:p>
      <text:p text:style-name="P110">Эпплджек стояла посреди комнаты и оглядывалась.</text:p>
      <text:p text:style-name="P123">– Не нравится мне тут. Чуйка нехорошая…</text:p>
      <text:p text:style-name="P123"/>
      <text:p text:style-name="P111">Коллекция пластиковых пони по-прежнему пылилась на подоконнике. Компьютер стоял там же, где и три месяца назад — на столе у окна. <text:span text:style-name="T99">Последняя модель сверхмощных игровых ноутбуков от Alienware </text:span><text:span text:style-name="T45">— </text:span><text:span text:style-name="T46">Юджин гордился личн</text:span><text:span text:style-name="T48">ым</text:span><text:span text:style-name="T46"> </text:span><text:span text:style-name="T48">апгрейдом</text:span><text:span text:style-name="T46"> компа, увеличивш</text:span><text:span text:style-name="T48">им</text:span><text:span text:style-name="T46"> мощность </text:span><text:span text:style-name="T47">лэптопа</text:span><text:span text:style-name="T46"> в разы.</text:span> Я отметил про себя, что забыл выключить <text:span text:style-name="T100">компьютер</text:span> тогда, в последний свой визит. Теперь моя забывчивость обернулась спасением для Селестии, предоставив убежище <text:span text:style-name="T100">её сущности</text:span>.</text:p>
      <text:p text:style-name="P111"/>
      <text:p text:style-name="P109"><text:span text:style-name="T1">На экране ноутбука сверкали </text:span><text:span text:style-name="T31">звёзды на фоне сине-зелёной мглы</text:span><text:span text:style-name="T1">. Я одел наушники и поёрзал мышкой по столу, прогоняя скрин-сэйвер.</text:span></text:p>
      <text:p text:style-name="P123">– Привет, Сел.</text:p>
      <text:p text:style-name="P160"><text:soft-page-break/></text:p>
      <text:p text:style-name="P160">Аликорница всполошилась, спрят<text:span text:style-name="T1">ав</text:span> <text:span text:style-name="T1">пирожное</text:span> за спину.</text:p>
      <text:p text:style-name="P123">– Ах, это ты, Анон. Какое счастье! Ты снова с нами!</text:p>
      <text:p text:style-name="P123">– Нет, Сел. Это ты с нами. <text:span text:style-name="T1">Я пришёл забрать тебя назад, в Эквестрию. Через четверть часа ты вернёшься домой.</text:span></text:p>
      <text:p text:style-name="P110"/>
      <text:p text:style-name="P110"><text:span text:style-name="T12">Я устало улыбнулся аликорнице </text:span>и осторожно закрыл ноутбук, переводя его в спящий режим<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10"/>
      <text:p text:style-name="P110"><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10"><text:span text:style-name="T12">– </text:span>А я так хотел продемонстрировать ей класс езды на моноцикле!<text:span text:style-name="T12"> – пожаловался д</text:span>раконикус, ткнув пальцем в лежащий рядом гироскутер<text:span text:style-name="T12">. – Но разве Сахарная Ватка ценит настоящее искусство?</text:span></text:p>
      <text:p text:style-name="P123"/>
      <text:h text:style-name="P165" text:outline-level="2">2<text:span text:style-name="T1">9</text:span>. <text:span text:style-name="T1">Назад в Эквестрию</text:span></text:h>
      <text:p text:style-name="P127"/>
      <text:p text:style-name="P110"><text:span text:style-name="T12">– </text:span>Оп-па! – пробормотала Эпплджек. – Нежданчик!</text:p>
      <text:p text:style-name="P110">Дискорд дурашливо кивнул Эпплджек.</text:p>
      <text:p text:style-name="P123">– И я рад тебя видеть, дорогая Эппл-как-тебя-там! А где моя любимая Флаттершай?</text:p>
      <text:p text:style-name="P123">Окинув взглядом комнату, Дискорд закапризничал:</text:p>
      <text:p text:style-name="P123">– Где же она? Вот вечно вы тормозите, когда надо торопиться!</text:p>
      <text:p text:style-name="P110"><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10"><text:span text:style-name="T12">– А что? – невинно захлопал глазами драконикус. – Я, между прочим, </text:span>намного раньше тебя <text:span text:style-name="T12">понял, где </text:span>искать<text:span text:style-name="T12"> Солнцезад</text:span>ую<text:span text:style-name="T12">. Ещё у тебя на работе. Признаюсь честно, я был худшего мнения о тебе, Проводник. Не думал, что ты догадаешься. Но ты всё-таки нашёл </text:span>Сахарную <text:span text:style-name="T12">Ватку, хоть и в самый последний момент. А теперь…</text:span></text:p>
      <text:p text:style-name="P123">– С кем это вы тут разговариваете?</text:p>
      <text:p text:style-name="P123">В комнату вошла Флаттершай.</text:p>
      <text:p text:style-name="P110">Дискорд обернулся на голос и в этот момент я швырнул в него кружкой и бросился к нему через комнату с занесенным над головой стулом.</text:p>
      <text:p text:style-name="P110">Оглушённый драконикус попытался отъехать на кресле в сторону, но я припёр его стулом к стенке.</text:p>
      <text:p text:style-name="P144">– Эй-Джей, Флатти, хватайте комп и на выход! Я с ним разберусь! Не теряйте вре..!</text:p>
      <text:p text:style-name="P144">– ТЫ ИДИО..!!!</text:p>
      <text:p text:style-name="P144">Дискорд <text:s/>заорал одновременно со мной, прикрываясь от меня руками, когда раздался оглушительный</text:p>
      <text:p text:style-name="P144">… </text:p>
      <text:p text:style-name="P146">БАХ!!!</text:p>
      <text:p text:style-name="P147">…</text:p>
      <text:p text:style-name="P14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3"><text:soft-page-break/>На лице драконикуса появилось удивлённо-мечтательное выражение и он вырубился.</text:p>
      <text:p text:style-name="P123"/>
      <text:p text:style-name="P123">…</text:p>
      <text:p text:style-name="P123"/>
      <text:p text:style-name="P123">– <text:span text:style-name="T1">А… Анон… Зачем ты напал на Дискорда? </text:span>– <text:span text:style-name="T1">прошептала Флаттершай в шоке.</text:span></text:p>
      <text:p text:style-name="P123"><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1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10">– Чего-о-о??? – ахнула Эпплджек. – Анон, я, канешн, на дух не выношу этого прохвоста, но тут ты малость вожжи попутал. Дискорд — не убийца.</text:p>
      <text:p text:style-name="P110">Дискорд благодарно замычал и так энергично закивал головой, что чуть не проглотил кляп.</text:p>
      <text:p text:style-name="P11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10"/>
      <text:p text:style-name="P110">Я раздражённо повернулся к фермерше.</text:p>
      <text:p text:style-name="P110">– А кто, по-твоему, подстроил все эти «несчастные» случаи? Вспомни, как меня чуть не утопил снеговик. Кому ещё это под силу?</text:p>
      <text:p text:style-name="P110">Дискорд возвёл глаза к потолку и завыл. Эпплджек задумалась.</text:p>
      <text:p text:style-name="P11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10">– А зачем тогда ты приложила его книгой? А потом помогла мне его связать? – перебил я фермершу с удивлением.</text:p>
      <text:p text:style-name="P110">Драконикус с натугой наклонил голову к руке, привязанной к подлокотнику, и покрутил пальцем у виска.</text:p>
      <text:p text:style-name="P110">– Потому што ты напал на него. – пожала плечами Эпплджек. – Я и подумала — тебе виднее. И подсобила маленько.</text:p>
      <text:p text:style-name="P110"/>
      <text:p text:style-name="P110">Звук сирены заставил меня броситься к окну. Три полицейские тойоты сверкали мигалками вокруг «Навары», подобно ёлочной гирлянде.</text:p>
      <text:p text:style-name="P110"/>
      <text:p text:style-name="P110">Проклятье!!!</text:p>
      <text:p text:style-name="P110"/>
      <text:p text:style-name="P110">Я схватил ноутбук, сгрёб девушек в охапку и вытолкал их в коридор. В дверях я обернулся к Дискорду.</text:p>
      <text:p text:style-name="P134"><text:span text:style-name="T12">– Слушай меня внимательно, </text:span>засранец — <text:span text:style-name="T12">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34">Я повернулся к выходу. Флаттершай проскочила у меня под локтём и кинулась к драконикусу.</text:p>
      <text:p text:style-name="P134"/>
      <text:p text:style-name="P134"><text:soft-page-break/><text:span text:style-name="T12">– Нет! Дискорд </text:span>— не убийца!!!</text:p>
      <text:p text:style-name="P134">С необычной для неё силой Флаттершай вытащила кляп изо рта драконикуса.</text:p>
      <text:p text:style-name="P134"><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39"/>
      <text:p text:style-name="P134">Или драконикус — гениальный актёр, или… ?</text:p>
      <text:p text:style-name="P134"/>
      <text:p text:style-name="P134">Я вернулся к драконикусу и уселся на стул напротив него.</text:p>
      <text:p text:style-name="P134"><text:span text:style-name="T12">– Р</text:span>ассказывай.</text:p>
      <text:p text:style-name="P134">Дискорд немного успокоился.</text:p>
      <text:p text:style-name="P134"><text:s/><text:span text:style-name="T12">– </text:span>Вообще-то, от тебя следовало бы избавиться, Проводник. Не знаю, что ты там разведал в Великом<text:span text:style-name="T27"> Откровении</text:span>, но чувствую, что твоё знание может погубить Эквестрию. Но к<text:span text:style-name="T12">ак, интересно, я получу без </text:span>тебя<text:span text:style-name="T12"> приз из… копыт Луны?!! </text:span>Хмурая <text:span text:style-name="T12">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34"><text:span text:style-name="T12">– </text:span>А кто тогда насылал на нас этих уродов с рисованными рожами? Кто чуть не утопил меня снеговиком? Кто пытался убить меня раз за разом?</text:p>
      <text:p text:style-name="P134">У драконикуса глаза полезли на лоб.</text:p>
      <text:p text:style-name="P134"><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34"/>
      <text:p text:style-name="P134">Я задумался. Драконикус, похоже, говорил искренне. Но кто тогда всё это время играл с нами, <text:span text:style-name="T27">словно кот с мышью</text:span>?</text:p>
      <text:p text:style-name="P134"><text:span text:style-name="T12">– </text:span>Анон! <text:span text:style-name="T12">– </text:span>крикнула Эпплджек из прихожей. <text:span text:style-name="T12">– </text:span>Я слышу шум за дверью!</text:p>
      <text:p text:style-name="P134">Практически одновременно раздался звонок.</text:p>
      <text:p text:style-name="P137">– ОТКРОЙТЕ, ПОЛИЦИЯ! Вам даётся полминуты, чтобы открыть дверь! Через тридцать секунд дверь будет выбита!</text:p>
      <text:p text:style-name="P137"/>
      <text:p text:style-name="P137">Эпплджек ошалело выскочила из прихожей. Несколько мгновений я молча смотрел на неё. В голове свистел ветер и играла дудочка.</text:p>
      <text:p text:style-name="P137">– На крышу, живо!!! Через окно на кухне! – зашипел Дискорд.</text:p>
      <text:p text:style-name="P137">– Что? – ступил я.</text:p>
      <text:p text:style-name="P134"><text:span text:style-name="T27">–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7">– драконикус отчаянно дёргал верёвки, пытаясь освободиться.</text:span></text:p>
      <text:p text:style-name="P137"/>
      <text:p text:style-name="P137">Эпплджек, с ноутбуком в одной руке и Флаттершай — во второй, кинулась на кухню.</text:p>
      <text:p text:style-name="P134">Дверь содрогнулась от мощного удара. Послышался стук падающей штукатурки. Я сломя голову бросился за девушками.</text:p>
      <text:p text:style-name="P134">– Развяжи меня, кретин!!! – гаркнул вдогонку Дискорд.</text:p>
      <text:p text:style-name="P134"><text:soft-page-break/>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34">– Давай на крышу! Я догоню! – рявкнул он, освобождая вторую руку.</text:p>
      <text:p text:style-name="P134">От второго удара дверная коробка крякнула и наполовину въехала в коридор.</text:p>
      <text:p text:style-name="P13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34">Верёвка в кухонном окне дёргалась под весом карабкающихся девушек. Я словил её и стал на подоконник.</text:p>
      <text:p text:style-name="P134"/>
      <text:p text:style-name="P134">Блё-о-о!</text:p>
      <text:p text:style-name="P134"/>
      <text:p text:style-name="P134">Кусок стекла соскользнул с подоконника и исчез, вертясь и сверкая, в <text:span text:style-name="T27">двадцативосьмиэтажной</text:span><text:span text:style-name="T23"> </text:span>бездне. Тело моментально покрылось гусиной кожей, ноги стали ватными, а ладони покрылись холодным потом.</text:p>
      <text:p text:style-name="P134">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9">А если не </text:span>выдержит<text:span text:style-name="T69"> </text:span>основа, к которой она привязана? Что-то мне в туалет захотелось… У меня нет боязни высоты, но это уже слишком!</text:p>
      <text:p text:style-name="P134"/>
      <text:p text:style-name="P134">Я задрал голову.</text:p>
      <text:p text:style-name="P134">О! Так уже легче! Надо мной всего лишь два этажа. Десять метров верёвки. Если не смотреть вниз, то…</text:p>
      <text:p text:style-name="P134"/>
      <text:p text:style-name="P136">«…<text:span text:style-name="T27">Будь храбр. Будь стоек. Будь силён. Что бы ни случилось, помни: Эквестрия с тобой. Эквестрия в тебе. Навсегда. И всегда…»</text:span></text:p>
      <text:p text:style-name="P138"/>
      <text:p text:style-name="P134">Я вытер ладони о штаны, ухватил канат и сделал шаг вперёд…</text:p>
      <text:p text:style-name="P134"/>
      <text:p text:style-name="P134">…</text:p>
      <text:p text:style-name="P134"/>
      <text:p text:style-name="P134">Святые яйца, Анон, ты действительно сделал ЭТО!</text:p>
      <text:p text:style-name="P134"/>
      <text:p text:style-name="P134">…</text:p>
      <text:p text:style-name="P134"/>
      <text:p text:style-name="P13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3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34">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text:soft-page-break/>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4">Я успел сократить расстояние до Эпплджек наполовину, когда девушки нашли решение.</text:p>
      <text:p text:style-name="P13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4">Селестия милосердная!!!</text:p>
      <text:p text:style-name="P13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34">Я выдохнул.</text:p>
      <text:p text:style-name="P134">Флаттершай появилась над бортиком и свесила вниз руку. Эпплджек вытянулась и протянула ей ноутбук одной рукой.</text:p>
      <text:p text:style-name="P134">НЕТ! У них не получилось!</text:p>
      <text:p text:style-name="P134">У меня враз вспотели ладони. Держаться на верёвке стало чертовски трудно.</text:p>
      <text:p text:style-name="P13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34">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34">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34">К счастью, фермерша не разжала ног.</text:p>
      <text:p text:style-name="P13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3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34"/>
      <text:p text:style-name="P134">Бляблябляблябля!!! ДА НУ ЕГО НАХУЙ — ТАКОЙ АЛЬПИНИЗМ!!!</text:p>
      <text:p text:style-name="P134">БЛЯ!!!…</text:p>
      <text:p text:style-name="P134">Верёвка закончилась. Наконец-то у меня появилось время для паники. Я судорожно обнял Эпплджек, закрыл глаза и приготовился…</text:p>
      <text:p text:style-name="P134"/>
      <text:p text:style-name="P134">…</text:p>
      <text:p text:style-name="P134"/>
      <text:p text:style-name="P134">Захват поперёк груди и сильный рывок выдавили из меня остатки дыхания.</text:p>
      <text:p text:style-name="P134">– ОТПУСТИ КОБЫЛУ!!! – загрохотало мне в ухо.</text:p>
      <text:p text:style-name="P134">Я открыл глаза.</text:p>
      <text:p text:style-name="P134"><text:soft-page-break/>Перед носом плавными рывками уходили вниз окна этажей. Порывы вихрей от взмахов <text:span text:style-name="T27">разномастных</text:span> крыльев трепали волосы и выдували слёзы из глаз. Тупая боль гнездилась в сожжённых верёвкой суставах.</text:p>
      <text:p text:style-name="P134">Я чуть поднял глаза и уставился в кривую морду драконикуса.</text:p>
      <text:p text:style-name="P134">– Отпусти Эпплджек. Я её держу. – повторил Дискорд. – Мне сбалансироваться надо. Вы не такие уж и лёгкие.</text:p>
      <text:p text:style-name="P13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3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34"/>
      <text:p text:style-name="P134">…</text:p>
      <text:p text:style-name="P134"/>
      <text:p text:style-name="P134">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34">– Эмм… Флатти, дорогая, нам пора. Я слышу шаги на лестнице. Не говоря уже о том, что до закрытия коридора осталось минут двадцать, не больше…</text:p>
      <text:p text:style-name="P134"/>
      <text:p text:style-name="P134">…</text:p>
      <text:p text:style-name="P134"/>
      <text:p text:style-name="P134">На длинной шее драконикуса разместились Эпплджек и Флаттершай. Я, для сохранения баланса, разместился ближе к хвосту.</text:p>
      <text:p text:style-name="P134">Дискорд расправил крылья и начал короткую пробежку к краю.</text:p>
      <text:p text:style-name="P134"><text:span text:style-name="T12">– Д</text:span>искорд Эйрлайнс приветствует на борту! Температура воздуха пять градусов! Высота<text:span text:style-name="T27"> сто пять</text:span><text:span text:style-name="T23"> </text:span>метров. Ожидаемая продолжительность полёта — четыре минуты!..</text:p>
      <text:p text:style-name="P134"/>
      <text:p text:style-name="P134">…ограда края крыши промелькнула под нами…</text:p>
      <text:p text:style-name="P139"/>
      <text:p text:style-name="P134"><text:span text:style-name="T12">– …</text:span>собственно, держаться в воздухе дольше у меня не хватит магии.</text:p>
      <text:p text:style-name="P134"/>
      <text:p text:style-name="P134">Мы летели навстречу закату.</text:p>
      <text:p text:style-name="P134"/>
      <text:p text:style-name="P134">…</text:p>
      <text:p text:style-name="P134"/>
      <text:p text:style-name="P134">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34"><text:span text:style-name="T12">– </text:span>Ю-ху-у-у!!!</text:p>
      <text:p text:style-name="P13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34"><text:soft-page-break/>Перед нами увеличивалась громада моей высотки.</text:p>
      <text:p text:style-name="P13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34">– Пристегните ремни! – проревел Дискорд, резко ускоряясь. – Будет весело!!!</text:p>
      <text:p text:style-name="P134">Эпплджек покрепче прижала к себе ноутбук. Флаттершай прижалась к шее Дискорда, отвернулась и закрыла глаза.</text:p>
      <text:p text:style-name="P134">– ВНИМАНИЕ!!! – заорал Дискорд, сложил крылья и влетел в коридор.</text:p>
      <text:p text:style-name="P134"/>
      <text:p text:style-name="P135">***</text:p>
      <text:p text:style-name="P134"/>
      <text:p text:style-name="P134">Бля!!!</text:p>
      <text:h text:style-name="Heading_20_2" text:outline-level="2"/>
      <text:h text:style-name="Heading_20_2" text:outline-level="2"><text:span text:style-name="T1">30</text:span>. Разговор за столиком в <text:span text:style-name="T1">ночи</text:span></text:h>
      <text:p text:style-name="P148"/>
      <text:p text:style-name="P150">Мы почти успели.</text:p>
      <text:p text:style-name="P14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45">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45">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45">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45">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45">«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45">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7">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45"/>
      <text:p text:style-name="P145">ХА-ХА-ХА!</text:p>
      <text:p text:style-name="P145"/>
      <text:p text:style-name="P145">Прямо как сейчас. Как говорится, найди десять отличий.</text:p>
      <text:p text:style-name="P145">Вот только… Только Дэш была бы жива…</text:p>
      <text:p text:style-name="P149"><text:soft-page-break/>Я тяжело вздохнул.</text:p>
      <text:p text:style-name="P149"/>
      <text:p text:style-name="P149">…</text:p>
      <text:p text:style-name="P149"/>
      <text:p text:style-name="P149"><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45">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3"><text:span text:style-name="T12">–</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3">От неожиданности я только открывал рот, в попытке что-то ответить, но тут же закрывал его. Нужные слова выветрились из головы.</text:p>
      <text:p text:style-name="P53"><text:span text:style-name="T12">– Т</text:span>ы что за хрен вообще? <text:span text:style-name="T12">– наконец сподобился я на членораздельную речь.</text:span></text:p>
      <text:p text:style-name="P53">Зверь смутился.</text:p>
      <text:p text:style-name="P53"><text:span text:style-name="T12">– Гм</text:span>. Извиняюсь, не представился. Анакорн. Демиург. Я тут живу.</text:p>
      <text:p text:style-name="P41">– А сидишь<text:span text:style-name="T1">-то</text:span> на чём? – вид сидящего на пустоте существа сбивал с толку.</text:p>
      <text:p text:style-name="P53">Демиург что-то прикинул и кивнул сам себе.</text:p>
      <text:p text:style-name="P41">– Гм. Ок.</text:p>
      <text:p text:style-name="P53"><text:span text:style-name="T12">С кончика малого рога Анакорна сорвалась молния и под ним материализовался </text:span>зелёный <text:span text:style-name="T12">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1">– Так лучше?</text:p>
      <text:p text:style-name="P41">– Вполне. – <text:span text:style-name="T1">кивнул я.</text:span></text:p>
      <text:p text:style-name="P41">Кажется, за последние пару месяцев я разучился удивляться.</text:p>
      <text:p text:style-name="P53"><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6">.</text:span></text:p>
      <text:p text:style-name="P41"/>
      <text:p text:style-name="P67">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4"/>
      <text:p text:style-name="P41">– Мы спасали Сел. Она оказалась в мире людей. – я вздохнул. – А я отбился от группы.</text:p>
      <text:p text:style-name="P41">– Кого-кого спасали? – удивился Анакорн.</text:p>
      <text:p text:style-name="P41"><text:soft-page-break/>– Сел. Принцессу Селестию.</text:p>
      <text:p text:style-name="P43">– Продолжай! – с интересом воскликнул Анакорн. – Как бессмертная оказалась в твоём мире, человек?</text:p>
      <text:p text:style-name="P43"/>
      <text:p text:style-name="P49">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43"/>
      <text:p text:style-name="P56"><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3">– Ты сам-то веришь в эту ерунду? – перебил меня Анакорн. – Брось молоть чушь, ты не умешь врать!</text:p>
      <text:p text:style-name="P43"/>
      <text:p text:style-name="P43">Блин! Вот так всегда!</text:p>
      <text:p text:style-name="P43">Я вздохнул.</text:p>
      <text:p text:style-name="P56"><text:span text:style-name="T12">– Если я расскажу тебе н</text:span>астоящую<text:span text:style-name="T12"> причину </text:span>— ты исчезнешь! <text:span text:style-name="T12">– угрюмо заявил я.</text:span></text:p>
      <text:p text:style-name="P41">Морда Анакорна осветилась радостным озарением.</text:p>
      <text:p text:style-name="P41"/>
      <text:p text:style-name="P56"><text:span text:style-name="T12">– </text:span><text:span text:style-name="T79">Я ПОНЯЛ, КТО ТЫ!!! КАК </text:span><text:span text:style-name="T80">ЖЕ </text:span><text:span text:style-name="T79">Я СРАЗУ НЕ ДОГАДАЛСЯ?!! Я ДОЛГО ЖДАЛ ТЕБЯ, ПРОВОДНИК! Я УСТАЛ! ПРИСТУПИМ ЖЕ СКОРЕЕ!</text:span></text:p>
      <text:p text:style-name="P43"/>
      <text:p text:style-name="P43">Увидев, что я скорчился в кресле, заткнув уши, Анакорн немного успокоился и приглушил голос.</text:p>
      <text:p text:style-name="P56"><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2">Откровении исчезает только то, что принадлежит Эквусу. Я же </text:span>— не его часть. Точнее, не только его. Говори же, не медли!</text:p>
      <text:p text:style-name="P41"/>
      <text:p text:style-name="P41">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6"/>
      <text:p text:style-name="P56"><text:span text:style-name="T12">– Ну… Я не идиот… я видел, что происходит за Чёрным </text:span>э<text:span text:style-name="T12">краном…</text:span></text:p>
      <text:p text:style-name="P56">Я глубоко вздохнул, как перед прыжком в воду.</text:p>
      <text:p text:style-name="P56"/>
      <text:p text:style-name="P56"><text:span text:style-name="T12">– </text:span><text:span text:style-name="T22">Нет никакого мира-вампира. Мир людей не виноват. </text:span><text:span text:style-name="T15">Эквестрия загибается потому, что она </text:span><text:span text:style-name="T22">—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6"/>
      <text:p text:style-name="P56">Я перевёл дух. Анакорн слушал меня и печально кивал. Но не исчезал.</text:p>
      <text:p text:style-name="P43"><text:soft-page-break/>–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6"><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3"/>
      <text:p text:style-name="P3"><text:span text:style-name="T43">–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9">–</text:span><text:span text:style-name="T43"> Анакорн подавил короткий смешок. </text:span><text:span text:style-name="T39">–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10"><text:span text:style-name="T43">– </text:span><text:span text:style-name="T27">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13">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70"/>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6"/>
      <text:p text:style-name="P56">–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6"/>
      <text:p text:style-name="P110">Я запротестовал.</text:p>
      <text:p text:style-name="P113">– В Эквестрии не двигают солнце! Аликорны лишь корректируют орбиту Эквуса и луны вокруг него, хотя все уверены в обратном.</text:p>
      <text:p text:style-name="P113">Анакорн улыбнулся во всю морду.</text:p>
      <text:p text:style-name="P113"><text:soft-page-break/>– Значит, ты уже помогаешь мне, Проводник, даже сам того не осознавая! Я рад!</text:p>
      <text:p text:style-name="P110">Демиург снова отпил из стакана и продолжил.</text:p>
      <text:p text:style-name="P113"/>
      <text:p text:style-name="P113">–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1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13">–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13">Анакорн только развёл копытами.</text:p>
      <text:p text:style-name="P113">– Не знаю. Может, ему фунты и ярды больше нравятся.</text:p>
      <text:p text:style-name="P113">– Ты так говоришь, будто у Эквуса есть свой собственный разум. – заметил я.</text:p>
      <text:p text:style-name="P113">Анакорн усмехнулся.</text:p>
      <text:p text:style-name="P113">–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10"/>
      <text:p text:style-name="P110">Анакорн постучал по столику карандашом. Карта Эквестрии поднялась над столом и свернулась в шар Эквуса. Голограмма<text:span text:style-name="T43"> планеты дрожала и покрывалась рябью, как некачественная картинка в аналоговом телевизоре.</text:span></text:p>
      <text:p text:style-name="P113"/>
      <text:p text:style-name="P11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10"/>
      <text:p text:style-name="P110">Анакорн мрачно уставился на мерцающую голограмму Эквуса<text:span text:style-name="T27">. Ко мне наконец-то пришло понимание ситуации.</text:span></text:p>
      <text:p text:style-name="P117">– А почему ты сам не можешь поддерживать Эквус? Ты же его демиург? Ну так и питай его своей созидающей силой, пока он не окрепнет!</text:p>
      <text:p text:style-name="P110">Анакорн смутился.</text:p>
      <text:p text:style-name="P110"><text:span text:style-name="T43">– К сожалению, не </text:span><text:span text:style-name="T52">получится</text:span><text:span text:style-name="T43">.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text:span><text:soft-page-break/><text:span text:style-name="T43">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3"><text:note text:id="ftn21" text:note-class="footnote"><text:note-citation>21</text:note-citation><text:note-body><text:p text:style-name="P158">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58">– Сам ты раздолбай! – произнёс, наконец, Свирл.</text:p></text:note-body></text:note></text:span><text:span text:style-name="T43"> </text:span>И создали вы его достаточно топорно — видишь, он трещит по швам.</text:p>
      <text:p text:style-name="P110">– Хмм. То есть, это брони создали Эквус?</text:p>
      <text:p text:style-name="P110">– Да. Грубо говоря, вы его придумали. Влили в него столько фантазии, что он реализовался. Вообще, <text:span text:style-name="T51">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10"/>
      <text:p text:style-name="P110">Анакорн прижал одним копытом центр карандаша к столу и ударил по его кончику другим. Карандаш стал вертеться своеобразной юлой.</text:p>
      <text:p text:style-name="P110"/>
      <text:p text:style-name="P110">– Я не могу полноценно общаться с метаинтеллектом реальности, <text:span text:style-name="T43">—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10"><text:span text:style-name="T43">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13"/>
      <text:p text:style-name="P110">Я вспомнил события последнего времени моей родины<text:span text:style-name="T12">.</text:span></text:p>
      <text:p text:style-name="P11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10">Анакорн с такой силой надавил копытом на карандаш, что тот хрустнул.</text:p>
      <text:p text:style-name="P11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1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13">–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13">Я развёл руками.</text:p>
      <text:p text:style-name="P113">–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13">Анакорн улыбнулся и вскочил с пуфика.</text:p>
      <text:p text:style-name="P110"><text:span text:style-name="T43">–</text:span><text:span text:style-name="T27"> На самом деле помочь мне достаточно легко. Видишь ли, залатать дыры конструкции Эквуса можно «наложив» на них правдоподобное </text:span><text:span text:style-name="T43">— иначе говоря, жизнеспособное —</text:span><text:span text:style-name="T27"> объяснение и направив на это объяснение подпитывающую энергию адептов. В твоём мире даже есть шуточная награда, учреждённая </text:span><text:span text:style-name="T37">Marvel Comics </text:span><text:span text:style-name="T27">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7">Marvel</text:span><text:span text:style-name="T27">.</text:span></text:p>
      <text:p text:style-name="P117"><text:soft-page-break/>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7"/>
      <text:p text:style-name="P117">Я истерически расхохотался.</text:p>
      <text:p text:style-name="P11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Ты не к тому обратился. И вообще, после смерти Юджина я видеть их больше не могу!</text:p>
      <text:p text:style-name="P117"/>
      <text:p text:style-name="P117">Спустив пар, я скептически хмыкнул.</text:p>
      <text:p text:style-name="P117">– Да и как их корректировать, эти недочёты? Сказать: «Повелеваю быть сему»?</text:p>
      <text:p text:style-name="P117">Анакорн поправил невесть откуда взявшиеся на переносице очки и ответил.</text:p>
      <text:p text:style-name="P110"><text:span text:style-name="T27">– Ты уже устранил крупнейший дефект Эквестрии </text:span><text:span text:style-name="T43">— манипуляции светилом. Аналогично решаются и остальные проблемы</text:span><text:span text:style-name="T27">.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3">— вещь живучая</text:span><text:span text:style-name="T27">.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7"/>
      <text:p text:style-name="P117">Я задумался. На самом деле, интересная логическая задача…</text:p>
      <text:p text:style-name="P117"/>
      <text:p text:style-name="P113">–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10"><text:span text:style-name="T43">–</text:span><text:span text:style-name="T27"> А кьютимарки? Как, разрази меня квазар, объяснить кьютимарки? </text:span><text:span text:style-name="T43">– азартно воскликнул Анакорн.</text:span></text:p>
      <text:p text:style-name="P117">– А кьютимарки ты сам даришь пони, когда распознаёшь их жизненное предназначение!!! – так же азартно заорал я.</text:p>
      <text:p text:style-name="P11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7">Я пожал плечами.</text:p>
      <text:p text:style-name="P117">– А по-другому я не могу объяснить их появление. К сожалению.</text:p>
      <text:p text:style-name="P11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7">– Хорошо. Уговорил. Кьютимарки беру на себя. Так и знал, что мне самое трудное достанется!</text:p>
      <text:p text:style-name="P11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7">Анакорн проследил мой взгляд.</text:p>
      <text:p text:style-name="P117">– Нечего так на меня смотреть! Если я стану применять магию вместо ловкости, теряется весь смысл упражнения… О, глянь-ка на Эквус!</text:p>
      <text:p text:style-name="P117">И впрямь, было на что посмотреть. Уровень помех на голограмме снизился на порядок и сама она стала светиться ровным голубоватым светом.</text:p>
      <text:p text:style-name="P117"><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1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17">– Почему бы не сделать главной каноническую Эквестрию? Ту, что описана в мультике?</text:p>
      <text:p text:style-name="P117">– Нет, так не получится. Учти<text:span text:style-name="T56">,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1">—</text:span><text:span text:style-name="T56"> точнее, дерево схожих миров </text:span><text:span text:style-name="T61">—</text:span><text:span text:style-name="T56"> создали брони. Разумеется, стержнем им послужил именно сериал, но каждый фанфик </text:span><text:span text:style-name="T61">—</text:span><text:span text:style-name="T56">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8"/>
      <text:p text:style-name="P11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8"/>
      <text:p text:style-name="P11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8">&lt;<text:span text:style-name="T23">Анон говорит, что не хочет оставлять миры жестокости — кексики и радужную фабрику. Анакорн говорит, что это лишь кошмары Луны. Но, к сожалению, многие порочные миры уже насыщены энергией фантазии брони и их в разряд ночных кошмаров не переведёшь.</text:span>&gt;</text:p>
      <text:p text:style-name="P117">Анакорн аж подпрыгнул на месте от восторга и стал мне аплодировать.</text:p>
      <text:p text:style-name="P118"/>
      <text:p text:style-name="P117"><text:span text:style-name="T56">– Наконец-то я вижу свет в конце тоннеля! Как это не пришло мне в голову! Ты всё отлично увязал! Всё сходится! Более того </text:span><text:span text:style-name="T61">—</text:span><text:span text:style-name="T56"> Анакорн заговорщически подмигнул мне </text:span><text:span text:style-name="T61">—</text:span><text:span text:style-name="T56">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61">— и первой реальной историей в Объединённом Континууме Эквуса</text:span><text:span text:style-name="T56">!</text:span></text:p>
      <text:p text:style-name="P118"/>
      <text:p text:style-name="P118">Я подозрительно посмотрел на Анакорна.</text:p>
      <text:p text:style-name="P118"/>
      <text:p text:style-name="P117"><text:span text:style-name="T19">– </text:span><text:span text:style-name="T56">Какой ещё, нафиг, «мой фанфик»? Я никакого фанфика не писал. И не собираюсь.</text:span></text:p>
      <text:p text:style-name="P118">Анакорн ехидно ухмыльнулся и сделал мне «глазки».</text:p>
      <text:p text:style-name="P117"><text:soft-page-break/><text:span text:style-name="T19">– </text:span><text:span text:style-name="T56">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8"/>
      <text:p text:style-name="P118">Я растерялся.</text:p>
      <text:p text:style-name="P117"><text:span text:style-name="T12">–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7"><text:span text:style-name="T12">– </text:span>Пиши, как есть. <text:span text:style-name="T12">– </text:span>развёл копытами Анакорн. <text:span text:style-name="T12">– </text:span>Авось сгодится. Я писать точно не буду <text:span text:style-name="T61">— ты меня с кьютимарками уже пригрузил на ближайшие тысячи лет.</text:span></text:p>
      <text:p text:style-name="P117">…</text:p>
      <text:p text:style-name="P117">Факн щит<text:note text:id="ftn22" text:note-class="footnote"><text:note-citation>22</text:note-citation><text:note-body><text:p text:style-name="P155">Fucking shit <text:span text:style-name="T2">–</text:span> <text:span text:style-name="T1">ёбаное дерьмо</text:span></text:p></text:note-body></text:note>!..</text:p>
      <text:p text:style-name="P117">…</text:p>
      <text:p text:style-name="P117">Ну а что мне остаётся? Я фейспамнул.</text:p>
      <text:p text:style-name="P117"/>
      <text:p text:style-name="P117"><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7">Анакорн насупился и спрятал карандаш в гриву.</text:p>
      <text:p text:style-name="P117"><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7"/>
      <text:p text:style-name="P117">Вот тебе и помахала Эквестрия ручкой, Анон!</text:p>
      <text:p text:style-name="P117"/>
      <text:p text:style-name="P11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15"/>
      <text:p text:style-name="P115">– Пора закругляться. Ты начинаешь сгорать. Надо утрясти последние детали, пока ещё есть пару минут.</text:p>
      <text:p text:style-name="P110">– Валяй. Я тебя внимательно слушаю.</text:p>
      <text:p text:style-name="P11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10">– А я разве сплю?</text:p>
      <text:p text:style-name="P110"><text:soft-page-break/>– Сейчас — нет. Но как только мы закроем сделку — проснёшься. Потому что нет иного способа вернуть тебя в реальный мир.</text:p>
      <text:p text:style-name="P110">– Эээ, постой! А как я в Эквестрию и к себе обратно проходил?</text:p>
      <text:p text:style-name="P11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10">Так вот, возвращать тебя обратно в твой мир я не буду.</text:p>
      <text:p text:style-name="P110"/>
      <text:p text:style-name="P110">Я непонимающе хлопал глазами.</text:p>
      <text:p text:style-name="P110"/>
      <text:p text:style-name="P11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1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1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1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10">Теперь — об оплате.</text:p>
      <text:p text:style-name="P110"/>
      <text:p text:style-name="P110">Анакорн наклонился ко мне через стол и подмигнул.</text:p>
      <text:p text:style-name="P110"/>
      <text:p text:style-name="P110">– Проси, чего хочешь!</text:p>
      <text:p text:style-name="P110"/>
      <text:p text:style-name="P110">Пока я думал, демиург мурлыкал себе под нос в эйфории: «Да! В такие моменты ощущаешь себя богом! Я крут! Ха-ха!»</text:p>
      <text:p text:style-name="P110"/>
      <text:p text:style-name="P11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10">Ради этого написать фанфик — очень малая цена. Совсем ничтожная.</text:p>
      <text:p text:style-name="P117"/>
      <text:p text:style-name="P117">– ВЕРНИ ДЭШ!!!</text:p>
      <text:p text:style-name="P117"/>
      <text:p text:style-name="P117">Копыта Анакорна разъехались и он впечатался мордой в стол.</text:p>
      <text:p text:style-name="P117"><text:soft-page-break/>– Э-э-э… м-м-м… ну-у-у… Перо мне в зад!.. Нельзя сказать, что это совсем невыполнимо… Но, прямо скажу, задачка не для студента!</text:p>
      <text:p text:style-name="P117">Глаза демиурга бегали, как у застуканного в трамвае безбилетника. Он в замешательстве начал грызть копыто.</text:p>
      <text:p text:style-name="P117">– А ты студент?</text:p>
      <text:p text:style-name="P11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7">– Другое просить не будешь? – сухо переспросил Анакорн. – Учти, время уходит. То, что я вижу в качестве решения, мне не нравится.</text:p>
      <text:p text:style-name="P117">– Нет! – отрезал я.</text:p>
      <text:p text:style-name="P11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7">– Что? Ты о чём?</text:p>
      <text:p text:style-name="P11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7">Есть только маленькая проблемка…</text:p>
      <text:p text:style-name="P117"/>
      <text:p text:style-name="P117">Анакорн скривился и отвёл глаза.</text:p>
      <text:p text:style-name="P117">– Какая?</text:p>
      <text:p text:style-name="P11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5">— </text:span>тебя никогда и не будет! Каково это <text:span text:style-name="T25">— </text:span><text:span text:style-name="T66">не знаю даже я. Говорят, это офигенно паршиво, намного хуже смерти. </text:span>Мне очень жаль. Тебе ещё не поздно выбрать что-нибудь другое.</text:p>
      <text:p text:style-name="P117">Я вздохнул. Слишком много философии на твою голову, Анон!</text:p>
      <text:p text:style-name="P117">– Делай, как я сказал! А я сделаю своё.</text:p>
      <text:p text:style-name="P117"/>
      <text:p text:style-name="P11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10">– Ты ещё увидишь пару-тройку снов на прощание. Это мой подарок тебе. Удачи!</text:p>
      <text:p text:style-name="P110"/>
      <text:p text:style-name="P124">~~~</text:p>
      <text:p text:style-name="P118"/>
      <text:p text:style-name="P118">– Здравствуй, Анон. – Селестия стояла передо мной без привычных взгляду властных регалий. – Я хочу поблагодарить тебя за всё.</text:p>
      <text:p text:style-name="P118">– Привет, Сел. Я рад, что с тобой всё в порядке.</text:p>
      <text:p text:style-name="P118">Аликорница стояла передо мной в сияющем ореоле гривы. Потом она нерешительно сделала шаг навстречу.</text:p>
      <text:p text:style-name="P118"><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22">&lt;<text:span text:style-name="T24">Сел говорит, что сходит с ума без Анона и всё равно заберёт его к себе — и в Эпилоге, в комментарии — картинка сумасшедшей Селестии</text:span>&gt;</text:p>
      <text:p text:style-name="P118">Я устало рассмеялся.</text:p>
      <text:p text:style-name="P118">– Сел, я завязал с конеёбством. Извини.</text:p>
      <text:p text:style-name="P11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8">– В другое время, в другом месте, Анон! В другое время, в другом месте!</text:p>
      <text:p text:style-name="P118"/>
      <text:p text:style-name="P121">~~~</text:p>
      <text:p text:style-name="P121"/>
      <text:p text:style-name="P43"><text:span text:style-name="T2">–</text:span><text:span text:style-name="T1"> Прости, что когда-то хотела убить тебя. Я ослабела и Найтмэр Мун на время одержала верх.</text:span></text:p>
      <text:p text:style-name="P56">Луна с виноватым выражением смотрела на меня сверху вниз. Я поднялся с сияющей флуоресцентным светом травы и рассмеялся.</text:p>
      <text:p text:style-name="P114">–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14">Тёмная аликорница тяжело вздохнула.</text:p>
      <text:p text:style-name="P114">–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14">– Я был бы рад. Мне жаль, что из-за меня погиб твой особенный пони.</text:p>
      <text:p text:style-name="P114">Луна горько вздохнула.</text:p>
      <text:p text:style-name="P114">–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3">Мир?</text:span></text:p>
      <text:p text:style-name="P126"/>
      <text:p text:style-name="P126">Я молча протянул руку к носу аликорницы и попытался легонько сжать его. Рука прошла сквозь тело.</text:p>
      <text:p text:style-name="P126">– Бу-уп! – слабо улыбнулась Луна.</text:p>
      <text:p text:style-name="P126"/>
      <text:p text:style-name="P114">Аликорница подняла копыто и прижала его к моей груди.</text:p>
      <text:p text:style-name="P114">–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10"/>
      <text:p text:style-name="P121">~~~</text:p>
      <text:p text:style-name="P123"/>
      <text:p text:style-name="P114">– Думал от меня в другой реальности спрятаться, Проводничёк?!</text:p>
      <text:p text:style-name="P114"><text:soft-page-break/>Передо мной возникло хмурое рыло Дискорда.</text:p>
      <text:p text:style-name="P114">–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14">Так что, Проводничёк, мы ещё встретимся! В другое время и в другом месте! Жди! В другое время, в другом месте!!!</text:p>
      <text:p text:style-name="P119"/>
      <text:p text:style-name="P120">~~~</text:p>
      <text:p text:style-name="P110"/>
      <text:p text:style-name="P114">– Анон?</text:p>
      <text:p text:style-name="P114">– Дэш?!!</text:p>
      <text:p text:style-name="P114">– Эмм… Ты мне снишься?</text:p>
      <text:p text:style-name="P114">– Нет, Дэш, это ты мне снишься.</text:p>
      <text:p text:style-name="P114">–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14">–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14">Пегаска почесала в затылке со смущением.</text:p>
      <text:p text:style-name="P114">– Да? Правда? Ну, офигеть! Что-то я такого не помню совсем. А ты как?</text:p>
      <text:p text:style-name="P109"><text:span text:style-name="T31">– Я в порядке. Вот, возвращаюсь </text:span>в свой мир. Ну, не совсем <text:span text:style-name="T1">в свой</text:span>. Почти.</text:p>
      <text:p text:style-name="P109"><text:span text:style-name="T1">–</text:span> Навсегда? <text:span text:style-name="T1">Ты не вернёшься?</text:span></text:p>
      <text:p text:style-name="P109"><text:span text:style-name="T1">–</text:span> Скорее всего, да.</text:p>
      <text:p text:style-name="P109"><text:span text:style-name="T1">–</text:span> Это плохо. <text:span text:style-name="T1">Я хотела тебе сказать</text:span>…</text:p>
      <text:p text:style-name="P109"><text:span text:style-name="T1">–</text:span> Не надо, Дэш. Не стоит. Мне очень жаль.</text:p>
      <text:p text:style-name="P10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7">Хочу, чтобы ты </text:span><text:span text:style-name="T28">делал мне почесушки</text:span><text:span text:style-name="T27"> и хлопал по крупу</text:span>!</text:p>
      <text:p text:style-name="P110">В голосе пегаски слышались слёзы.</text:p>
      <text:p text:style-name="P10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9"><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9"><text:span text:style-name="T1">–</text:span> И тебя, и Твайлайт, и <text:span text:style-name="T1">Пинки</text:span>, и <text:span text:style-name="T1">Эпплджек</text:span>, и всех-всех-всех… Таковы правила.</text:p>
      <text:p text:style-name="P109"><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text:span text:style-name="T1">Дэш</text:span>.</text:p>
      <text:p text:style-name="P109">Я опустил руку на шею <text:span text:style-name="T1">пегаски</text:span> и ощутил теплоту и лёгкое покалывание в пустоте.</text:p>
      <text:p text:style-name="P109"><text:soft-page-break/><text:span text:style-name="T12">–</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9"><text:span text:style-name="T1">–</text:span> И лучше рано, чем поздно! Я не люблю <text:span text:style-name="T1">долго </text:span>ждать!</text:p>
      <text:p text:style-name="P109"><text:span text:style-name="T1">–</text:span> Да, Дэш. <text:span text:style-name="T1">–</text:span> её образ начал таять. <text:span text:style-name="T1">–</text:span> Да, я помню.</text:p>
      <text:p text:style-name="P109"/>
      <text:p text:style-name="P109">Я всё ещё помню…</text:p>
      <text:p text:style-name="P58"/>
      <text:h text:style-name="Heading_20_2" text:outline-level="2">Эпилог. Земля</text:h>
      <text:p text:style-name="P125"/>
      <text:p text:style-name="P132">Звон будильника чуть не проломил башку. Я открыл глаза. </text:p>
      <text:p text:style-name="P132"/>
      <text:p text:style-name="P133"><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30"/>
      <text:p text:style-name="P132"><text:span text:style-name="T1">Я нашарил ногами тапки и пошёл в ванную. Проходя мимо стола, зацепился взглядом за</text:span> эскиз <text:span text:style-name="T1">рисунка</text:span>.</text:p>
      <text:p text:style-name="P132"/>
      <text:p text:style-name="P13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30"/>
      <text:p text:style-name="P128">Для того, чтобы выдавить остатки пасты на щётку, пришлось затратить серьёзные усилия.</text:p>
      <text:p text:style-name="P128"/>
      <text:p text:style-name="P129">Ага, и купить туалетной бумаги. Иначе уже вечером придётся использовать рекламки, что кидают в почтовый ящик. А они, блин, глянцевые!</text:p>
      <text:p text:style-name="P129"/>
      <text:p text:style-name="P131">Мысли вернулись к фантазии.</text:p>
      <text:p text:style-name="P131"/>
      <text:p text:style-name="P129">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9"/>
      <text:p text:style-name="P128">Попытка притронуться щёткой к зубу вызвала ноющую боль. </text:p>
      <text:p text:style-name="P128"/>
      <text:p text:style-name="P130">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30"/>
      <text:p text:style-name="P128">Доставая из стола ключи от машины, опять наткнулся взглядом на эскиз.</text:p>
      <text:p text:style-name="P128"/>
      <text:p text:style-name="P130"><text:soft-page-break/>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30">А вот, кстати… А почему бы и нет? Хорошее ведь название? И интригующее — сразу сесть за клавиатуру захотелось.</text:p>
      <text:p text:style-name="P130"/>
      <text:p text:style-name="P130">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5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3-07T18:05:57.607825090</dc:date>
    <meta:editing-duration>P165DT5H57M28S</meta:editing-duration>
    <meta:editing-cycles>10559</meta:editing-cycles>
    <meta:generator>LibreOffice/5.1.6.2$Linux_X86_64 LibreOffice_project/10m0$Build-2</meta:generator>
    <meta:printed-by>макс </meta:printed-by>
    <meta:print-date>2017-08-23T21:51:29.95</meta:print-date>
    <meta:document-statistic meta:table-count="0" meta:image-count="0" meta:object-count="0" meta:page-count="284" meta:paragraph-count="5057" meta:word-count="105939" meta:character-count="702054" meta:non-whitespace-character-count="596508"/>
  </office:meta>
</office:document-meta>
</file>